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" manifest:full-path="Pictures/TablePreview1.svm"/>
  <manifest:file-entry manifest:media-type="" manifest:full-path="Pictures/TablePreview2.svm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80/settings.xml"/>
  <manifest:file-entry manifest:media-type="text/xml" manifest:full-path="Object 80/content.xml"/>
  <manifest:file-entry manifest:media-type="text/xml" manifest:full-path="Object 80/styles.xml"/>
  <manifest:file-entry manifest:media-type="application/vnd.oasis.opendocument.presentation" manifest:version="1.2" manifest:full-path="Object 80/"/>
  <manifest:file-entry manifest:media-type="text/xml" manifest:full-path="meta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81/settings.xml"/>
  <manifest:file-entry manifest:media-type="text/xml" manifest:full-path="Object 81/content.xml"/>
  <manifest:file-entry manifest:media-type="text/xml" manifest:full-path="Object 81/styles.xml"/>
  <manifest:file-entry manifest:media-type="application/vnd.oasis.opendocument.presentation" manifest:version="1.2" manifest:full-path="Object 81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4/settings.xml"/>
  <manifest:file-entry manifest:media-type="text/xml" manifest:full-path="Object 84/content.xml"/>
  <manifest:file-entry manifest:media-type="application/vnd.oasis.opendocument.formula" manifest:version="1.2" manifest:full-path="Object 84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version="1.2" manifest:full-path="Object 85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86/settings.xml"/>
  <manifest:file-entry manifest:media-type="text/xml" manifest:full-path="Object 86/content.xml"/>
  <manifest:file-entry manifest:media-type="application/vnd.oasis.opendocument.formula" manifest:version="1.2" manifest:full-path="Object 86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application/vnd.sun.star.oleobject" manifest:full-path="Object 89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application/vnd.sun.star.oleobject" manifest:full-path="Object 53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application/vnd.sun.star.oleobject" manifest:full-path="Object 56"/>
  <manifest:file-entry manifest:media-type="application/vnd.sun.star.oleobject" manifest:full-path="Object 57"/>
  <manifest:file-entry manifest:media-type="application/vnd.sun.star.oleobject" manifest:full-path="Object 58"/>
  <manifest:file-entry manifest:media-type="text/xml" manifest:full-path="content.xml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" manifest:full-path="ObjectReplacements/Object 40"/>
  <manifest:file-entry manifest:media-type="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80"/>
  <manifest:file-entry manifest:media-type="" manifest:full-path="ObjectReplacements/Object 4"/>
  <manifest:file-entry manifest:media-type="" manifest:full-path="ObjectReplacements/Object 81"/>
  <manifest:file-entry manifest:media-type="" manifest:full-path="ObjectReplacements/Object 5"/>
  <manifest:file-entry manifest:media-type="" manifest:full-path="ObjectReplacements/Object 82"/>
  <manifest:file-entry manifest:media-type="" manifest:full-path="ObjectReplacements/Object 10"/>
  <manifest:file-entry manifest:media-type="" manifest:full-path="ObjectReplacements/Object 6"/>
  <manifest:file-entry manifest:media-type="" manifest:full-path="ObjectReplacements/Object 83"/>
  <manifest:file-entry manifest:media-type="" manifest:full-path="ObjectReplacements/Object 7"/>
  <manifest:file-entry manifest:media-type="" manifest:full-path="ObjectReplacements/Object 84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85"/>
  <manifest:file-entry manifest:media-type="" manifest:full-path="ObjectReplacements/Object 12"/>
  <manifest:file-entry manifest:media-type="" manifest:full-path="ObjectReplacements/Object 9"/>
  <manifest:file-entry manifest:media-type="" manifest:full-path="ObjectReplacements/Object 86"/>
  <manifest:file-entry manifest:media-type="" manifest:full-path="ObjectReplacements/Object 13"/>
  <manifest:file-entry manifest:media-type="" manifest:full-path="ObjectReplacements/Object 87"/>
  <manifest:file-entry manifest:media-type="" manifest:full-path="ObjectReplacements/Object 14"/>
  <manifest:file-entry manifest:media-type="" manifest:full-path="ObjectReplacements/Object 88"/>
  <manifest:file-entry manifest:media-type="" manifest:full-path="ObjectReplacements/Object 15"/>
  <manifest:file-entry manifest:media-type="" manifest:full-path="ObjectReplacements/Object 89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55"/>
  <manifest:file-entry manifest:media-type="" manifest:full-path="ObjectReplacements/Object 56"/>
  <manifest:file-entry manifest:media-type="" manifest:full-path="ObjectReplacements/Object 57"/>
  <manifest:file-entry manifest:media-type="" manifest:full-path="ObjectReplacements/Object 58"/>
  <manifest:file-entry manifest:media-type="" manifest:full-path="ObjectReplacements/Object 59"/>
  <manifest:file-entry manifest:media-type="" manifest:full-path="ObjectReplacements/Object 90"/>
  <manifest:file-entry manifest:media-type="" manifest:full-path="ObjectReplacements/Object 91"/>
  <manifest:file-entry manifest:media-type="" manifest:full-path="ObjectReplacements/Object 92"/>
  <manifest:file-entry manifest:media-type="" manifest:full-path="ObjectReplacements/Object 93"/>
  <manifest:file-entry manifest:media-type="" manifest:full-path="ObjectReplacements/Object 20"/>
  <manifest:file-entry manifest:media-type="" manifest:full-path="ObjectReplacements/Object 94"/>
  <manifest:file-entry manifest:media-type="" manifest:full-path="ObjectReplacements/Object 21"/>
  <manifest:file-entry manifest:media-type="" manifest:full-path="ObjectReplacements/Object 95"/>
  <manifest:file-entry manifest:media-type="" manifest:full-path="ObjectReplacements/Object 22"/>
  <manifest:file-entry manifest:media-type="" manifest:full-path="ObjectReplacements/Object 96"/>
  <manifest:file-entry manifest:media-type="" manifest:full-path="ObjectReplacements/Object 23"/>
  <manifest:file-entry manifest:media-type="" manifest:full-path="ObjectReplacements/Object 100"/>
  <manifest:file-entry manifest:media-type="" manifest:full-path="ObjectReplacements/Object 97"/>
  <manifest:file-entry manifest:media-type="" manifest:full-path="ObjectReplacements/Object 24"/>
  <manifest:file-entry manifest:media-type="" manifest:full-path="ObjectReplacements/Object 101"/>
  <manifest:file-entry manifest:media-type="" manifest:full-path="ObjectReplacements/Object 98"/>
  <manifest:file-entry manifest:media-type="" manifest:full-path="ObjectReplacements/Object 25"/>
  <manifest:file-entry manifest:media-type="" manifest:full-path="ObjectReplacements/Object 102"/>
  <manifest:file-entry manifest:media-type="" manifest:full-path="ObjectReplacements/Object 99"/>
  <manifest:file-entry manifest:media-type="" manifest:full-path="ObjectReplacements/Object 26"/>
  <manifest:file-entry manifest:media-type="" manifest:full-path="ObjectReplacements/Object 103"/>
  <manifest:file-entry manifest:media-type="" manifest:full-path="ObjectReplacements/Object 27"/>
  <manifest:file-entry manifest:media-type="" manifest:full-path="ObjectReplacements/Object 104"/>
  <manifest:file-entry manifest:media-type="" manifest:full-path="ObjectReplacements/Object 28"/>
  <manifest:file-entry manifest:media-type="" manifest:full-path="ObjectReplacements/Object 105"/>
  <manifest:file-entry manifest:media-type="" manifest:full-path="ObjectReplacements/Object 29"/>
  <manifest:file-entry manifest:media-type="" manifest:full-path="ObjectReplacements/Object 106"/>
  <manifest:file-entry manifest:media-type="" manifest:full-path="ObjectReplacements/Object 107"/>
  <manifest:file-entry manifest:media-type="" manifest:full-path="ObjectReplacements/Object 108"/>
  <manifest:file-entry manifest:media-type="" manifest:full-path="ObjectReplacements/Object 109"/>
  <manifest:file-entry manifest:media-type="" manifest:full-path="ObjectReplacements/Object 60"/>
  <manifest:file-entry manifest:media-type="" manifest:full-path="ObjectReplacements/Object 61"/>
  <manifest:file-entry manifest:media-type="" manifest:full-path="ObjectReplacements/Object 62"/>
  <manifest:file-entry manifest:media-type="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" manifest:full-path="ObjectReplacements/Object 67"/>
  <manifest:file-entry manifest:media-type="" manifest:full-path="ObjectReplacements/Object 68"/>
  <manifest:file-entry manifest:media-type="" manifest:full-path="ObjectReplacements/Object 6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110"/>
  <manifest:file-entry manifest:media-type="" manifest:full-path="ObjectReplacements/Object 34"/>
  <manifest:file-entry manifest:media-type="" manifest:full-path="ObjectReplacements/Object 111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Object 70"/>
  <manifest:file-entry manifest:media-type="" manifest:full-path="ObjectReplacements/Object 71"/>
  <manifest:file-entry manifest:media-type="" manifest:full-path="ObjectReplacements/Object 72"/>
  <manifest:file-entry manifest:media-type="" manifest:full-path="ObjectReplacements/Object 73"/>
  <manifest:file-entry manifest:media-type="" manifest:full-path="ObjectReplacements/Object 74"/>
  <manifest:file-entry manifest:media-type="" manifest:full-path="ObjectReplacements/Object 75"/>
  <manifest:file-entry manifest:media-type="" manifest:full-path="ObjectReplacements/Object 76"/>
  <manifest:file-entry manifest:media-type="" manifest:full-path="ObjectReplacements/Object 77"/>
  <manifest:file-entry manifest:media-type="" manifest:full-path="ObjectReplacements/Object 78"/>
  <manifest:file-entry manifest:media-type="" manifest:full-path="ObjectReplacements/Object 79"/>
  <manifest:file-entry manifest:media-type="application/vnd.sun.star.oleobject" manifest:full-path="Object 90"/>
  <manifest:file-entry manifest:media-type="application/vnd.sun.star.oleobject" manifest:full-path="Object 91"/>
  <manifest:file-entry manifest:media-type="application/vnd.sun.star.oleobject" manifest:full-path="Object 92"/>
  <manifest:file-entry manifest:media-type="application/vnd.sun.star.oleobject" manifest:full-path="Object 93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application/vnd.sun.star.oleobject" manifest:full-path="Object 94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application/vnd.sun.star.oleobject" manifest:full-path="Object 95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application/vnd.sun.star.oleobject" manifest:full-path="Object 96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application/vnd.sun.star.oleobject" manifest:full-path="Object 100"/>
  <manifest:file-entry manifest:media-type="application/vnd.sun.star.oleobject" manifest:full-path="Object 97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application/vnd.sun.star.oleobject" manifest:full-path="Object 101"/>
  <manifest:file-entry manifest:media-type="application/vnd.sun.star.oleobject" manifest:full-path="Object 98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application/vnd.sun.star.oleobject" manifest:full-path="Object 102"/>
  <manifest:file-entry manifest:media-type="application/vnd.sun.star.oleobject" manifest:full-path="Object 99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103/settings.xml"/>
  <manifest:file-entry manifest:media-type="text/xml" manifest:full-path="Object 103/content.xml"/>
  <manifest:file-entry manifest:media-type="application/vnd.oasis.opendocument.formula" manifest:version="1.2" manifest:full-path="Object 103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application/vnd.sun.star.oleobject" manifest:full-path="Object 104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application/vnd.sun.star.oleobject" manifest:full-path="Object 105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vnd.sun.star.oleobject" manifest:full-path="Object 106"/>
  <manifest:file-entry manifest:media-type="application/vnd.sun.star.oleobject" manifest:full-path="Object 107"/>
  <manifest:file-entry manifest:media-type="application/vnd.sun.star.oleobject" manifest:full-path="Object 108"/>
  <manifest:file-entry manifest:media-type="application/vnd.sun.star.oleobject" manifest:full-path="Object 109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image/png" manifest:full-path="Thumbnails/thumbnail.png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application/vnd.sun.star.oleobject" manifest:full-path="Object 66"/>
  <manifest:file-entry manifest:media-type="application/vnd.sun.star.oleobject" manifest:full-path="Object 67"/>
  <manifest:file-entry manifest:media-type="text/xml" manifest:full-path="styles.xml"/>
  <manifest:file-entry manifest:media-type="application/vnd.sun.star.oleobject" manifest:full-path="Object 68"/>
  <manifest:file-entry manifest:media-type="text/xml" manifest:full-path="Object 69/content.xml"/>
  <manifest:file-entry manifest:media-type="application/x-openoffice-gdimetafile;windows_formatname=&quot;GDIMetaFile&quot;" manifest:full-path="Object 69/ObjectReplacements/Object 1"/>
  <manifest:file-entry manifest:media-type="application/x-openoffice-gdimetafile;windows_formatname=&quot;GDIMetaFile&quot;" manifest:full-path="Object 69/ObjectReplacements/Object 2"/>
  <manifest:file-entry manifest:media-type="application/x-openoffice-gdimetafile;windows_formatname=&quot;GDIMetaFile&quot;" manifest:full-path="Object 69/ObjectReplacements/Object 3"/>
  <manifest:file-entry manifest:media-type="text/xml" manifest:full-path="Object 69/settings.xml"/>
  <manifest:file-entry manifest:media-type="text/xml" manifest:full-path="Object 69/Object 1/settings.xml"/>
  <manifest:file-entry manifest:media-type="text/xml" manifest:full-path="Object 69/Object 1/content.xml"/>
  <manifest:file-entry manifest:media-type="application/vnd.oasis.opendocument.formula" manifest:version="1.2" manifest:full-path="Object 69/Object 1/"/>
  <manifest:file-entry manifest:media-type="text/xml" manifest:full-path="Object 69/Object 2/settings.xml"/>
  <manifest:file-entry manifest:media-type="text/xml" manifest:full-path="Object 69/Object 2/content.xml"/>
  <manifest:file-entry manifest:media-type="application/vnd.oasis.opendocument.formula" manifest:version="1.2" manifest:full-path="Object 69/Object 2/"/>
  <manifest:file-entry manifest:media-type="text/xml" manifest:full-path="Object 69/Object 3/settings.xml"/>
  <manifest:file-entry manifest:media-type="text/xml" manifest:full-path="Object 69/Object 3/content.xml"/>
  <manifest:file-entry manifest:media-type="application/vnd.oasis.opendocument.formula" manifest:version="1.2" manifest:full-path="Object 69/Object 3/"/>
  <manifest:file-entry manifest:media-type="text/xml" manifest:full-path="Object 69/styles.xml"/>
  <manifest:file-entry manifest:media-type="application/vnd.oasis.opendocument.presentation" manifest:version="1.2" manifest:full-path="Object 6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110/settings.xml"/>
  <manifest:file-entry manifest:media-type="text/xml" manifest:full-path="Object 110/content.xml"/>
  <manifest:file-entry manifest:media-type="text/xml" manifest:full-path="Object 110/styles.xml"/>
  <manifest:file-entry manifest:media-type="application/vnd.oasis.opendocument.presentation" manifest:version="1.2" manifest:full-path="Object 110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application/vnd.sun.star.oleobject" manifest:full-path="Object 111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application/vnd.sun.star.oleobject" manifest:full-path="Object 70"/>
  <manifest:file-entry manifest:media-type="application/vnd.sun.star.oleobject" manifest:full-path="Object 71"/>
  <manifest:file-entry manifest:media-type="application/vnd.sun.star.oleobject" manifest:full-path="Object 72"/>
  <manifest:file-entry manifest:media-type="application/vnd.sun.star.oleobject" manifest:full-path="Object 73"/>
  <manifest:file-entry manifest:media-type="application/vnd.sun.star.oleobject" manifest:full-path="Object 74"/>
  <manifest:file-entry manifest:media-type="text/xml" manifest:full-path="Object 75/content.xml"/>
  <manifest:file-entry manifest:media-type="application/x-openoffice-gdimetafile;windows_formatname=&quot;GDIMetaFile&quot;" manifest:full-path="Object 75/ObjectReplacements/Object 1"/>
  <manifest:file-entry manifest:media-type="text/xml" manifest:full-path="Object 75/settings.xml"/>
  <manifest:file-entry manifest:media-type="text/xml" manifest:full-path="Object 75/Object 1/settings.xml"/>
  <manifest:file-entry manifest:media-type="text/xml" manifest:full-path="Object 75/Object 1/content.xml"/>
  <manifest:file-entry manifest:media-type="application/vnd.oasis.opendocument.formula" manifest:version="1.2" manifest:full-path="Object 75/Object 1/"/>
  <manifest:file-entry manifest:media-type="text/xml" manifest:full-path="Object 75/styles.xml"/>
  <manifest:file-entry manifest:media-type="application/vnd.oasis.opendocument.presentation" manifest:version="1.2" manifest:full-path="Object 75/"/>
  <manifest:file-entry manifest:media-type="application/vnd.sun.star.oleobject" manifest:full-path="Object 76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ole-draw-aspect="1" style:protect="size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6" style:family="graphic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>
      <style:graphic-properties draw:stroke="none" draw:fill="solid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13" style:family="graphic">
      <style:graphic-properties draw:visible-area-left="0cm" draw:visible-area-top="0cm" draw:visible-area-width="1.728cm" draw:visible-area-height="1.164cm" draw:ole-draw-aspect="1"/>
    </style:style>
    <style:style style:name="gr14" style:family="graphic">
      <style:graphic-properties draw:visible-area-left="0cm" draw:visible-area-top="0cm" draw:visible-area-width="3.42cm" draw:visible-area-height="0.669cm" draw:ole-draw-aspect="1"/>
    </style:style>
    <style:style style:name="gr15" style:family="graphic">
      <style:graphic-properties draw:visible-area-left="0cm" draw:visible-area-top="0cm" draw:visible-area-width="3.492cm" draw:visible-area-height="0.67cm" draw:ole-draw-aspect="1"/>
    </style:style>
    <style:style style:name="gr16" style:family="graphic">
      <style:graphic-properties draw:visible-area-left="0cm" draw:visible-area-top="0cm" draw:visible-area-width="1.833cm" draw:visible-area-height="0.669cm" draw:ole-draw-aspect="1"/>
    </style:style>
    <style:style style:name="gr17" style:family="graphic">
      <style:graphic-properties draw:visible-area-left="0cm" draw:visible-area-top="0cm" draw:visible-area-width="1.199cm" draw:visible-area-height="0.599cm" draw:ole-draw-aspect="1"/>
    </style:style>
    <style:style style:name="gr18" style:family="graphic">
      <style:graphic-properties draw:visible-area-left="0cm" draw:visible-area-top="0cm" draw:visible-area-width="1.023cm" draw:visible-area-height="0.599cm" draw:ole-draw-aspect="1"/>
    </style:style>
    <style:style style:name="gr19" style:family="graphic">
      <style:graphic-properties draw:visible-area-left="0cm" draw:visible-area-top="0cm" draw:visible-area-width="2.187cm" draw:visible-area-height="1.164cm" draw:ole-draw-aspect="1"/>
    </style:style>
    <style:style style:name="gr20" style:family="graphic">
      <style:graphic-properties draw:ole-draw-aspect="1"/>
    </style:style>
    <style:style style:name="gr21" style:family="graphic">
      <style:graphic-properties draw:visible-area-left="0cm" draw:visible-area-top="0cm" draw:visible-area-width="2.928cm" draw:visible-area-height="1.093cm" draw:ole-draw-aspect="1"/>
    </style:style>
    <style:style style:name="gr22" style:family="graphic">
      <style:graphic-properties draw:visible-area-left="0cm" draw:visible-area-top="0cm" draw:visible-area-width="2.15cm" draw:visible-area-height="0.528cm" draw:ole-draw-aspect="1"/>
    </style:style>
    <style:style style:name="gr23" style:family="graphic">
      <style:graphic-properties draw:visible-area-left="0cm" draw:visible-area-top="0cm" draw:visible-area-width="2.222cm" draw:visible-area-height="0.529cm" draw:ole-draw-aspect="1"/>
    </style:style>
    <style:style style:name="gr24" style:family="graphic">
      <style:graphic-properties draw:visible-area-left="0cm" draw:visible-area-top="0cm" draw:visible-area-width="2.187cm" draw:visible-area-height="0.529cm" draw:ole-draw-aspect="1"/>
    </style:style>
    <style:style style:name="gr25" style:family="graphic">
      <style:graphic-properties draw:visible-area-left="0cm" draw:visible-area-top="0cm" draw:visible-area-width="2.363cm" draw:visible-area-height="0.529cm" draw:ole-draw-aspect="1"/>
    </style:style>
    <style:style style:name="gr26" style:family="graphic">
      <style:graphic-properties draw:visible-area-left="0cm" draw:visible-area-top="0cm" draw:visible-area-width="139.7cm" draw:visible-area-height="26.247cm" draw:ole-draw-aspect="1"/>
    </style:style>
    <style:style style:name="gr27" style:family="graphic">
      <style:graphic-properties draw:visible-area-left="0cm" draw:visible-area-top="0cm" draw:visible-area-width="2.222cm" draw:visible-area-height="0.635cm" draw:ole-draw-aspect="1"/>
    </style:style>
    <style:style style:name="gr28" style:family="graphic">
      <style:graphic-properties draw:visible-area-left="0cm" draw:visible-area-top="0cm" draw:visible-area-width="2.54cm" draw:visible-area-height="0.635cm" draw:ole-draw-aspect="1"/>
    </style:style>
    <style:style style:name="gr29" style:family="graphic">
      <style:graphic-properties draw:visible-area-left="0cm" draw:visible-area-top="0cm" draw:visible-area-width="1.163cm" draw:visible-area-height="0.669cm" draw:ole-draw-aspect="1"/>
    </style:style>
    <style:style style:name="gr30" style:family="graphic">
      <style:graphic-properties draw:visible-area-left="0cm" draw:visible-area-top="0cm" draw:visible-area-width="3.032cm" draw:visible-area-height="1.198cm" draw:ole-draw-aspect="1"/>
    </style:style>
    <style:style style:name="gr31" style:family="graphic">
      <style:graphic-properties draw:visible-area-left="0cm" draw:visible-area-top="0cm" draw:visible-area-width="1.515cm" draw:visible-area-height="1.022cm" draw:ole-draw-aspect="1"/>
    </style:style>
    <style:style style:name="gr32" style:family="graphic">
      <style:graphic-properties draw:visible-area-left="0cm" draw:visible-area-top="0cm" draw:visible-area-width="1.587cm" draw:visible-area-height="1.058cm" draw:ole-draw-aspect="1"/>
    </style:style>
    <style:style style:name="gr33" style:family="graphic">
      <style:graphic-properties draw:visible-area-left="0cm" draw:visible-area-top="0cm" draw:visible-area-width="2.822cm" draw:visible-area-height="0.599cm" draw:ole-draw-aspect="1"/>
    </style:style>
    <style:style style:name="gr34" style:family="graphic">
      <style:graphic-properties draw:visible-area-left="0cm" draw:visible-area-top="0cm" draw:visible-area-width="2.751cm" draw:visible-area-height="0.599cm" draw:ole-draw-aspect="1"/>
    </style:style>
    <style:style style:name="gr35" style:family="graphic">
      <style:graphic-properties draw:visible-area-left="0cm" draw:visible-area-top="0cm" draw:visible-area-width="5.009cm" draw:visible-area-height="1.199cm" draw:ole-draw-aspect="1"/>
    </style:style>
    <style:style style:name="gr36" style:family="graphic">
      <style:graphic-properties draw:visible-area-left="0cm" draw:visible-area-top="0cm" draw:visible-area-width="4.48cm" draw:visible-area-height="2.398cm" draw:ole-draw-aspect="1"/>
    </style:style>
    <style:style style:name="gr37" style:family="graphic">
      <style:graphic-properties draw:visible-area-left="0cm" draw:visible-area-top="0cm" draw:visible-area-width="4.515cm" draw:visible-area-height="2.469cm" draw:ole-draw-aspect="1"/>
    </style:style>
    <style:style style:name="gr38" style:family="graphic">
      <style:graphic-properties draw:visible-area-left="0cm" draw:visible-area-top="0cm" draw:visible-area-width="1.834cm" draw:visible-area-height="0.635cm" draw:ole-draw-aspect="1"/>
    </style:style>
    <style:style style:name="gr39" style:family="graphic">
      <style:graphic-properties draw:visible-area-left="0cm" draw:visible-area-top="0cm" draw:visible-area-width="1.658cm" draw:visible-area-height="0.635cm" draw:ole-draw-aspect="1"/>
    </style:style>
    <style:style style:name="gr40" style:family="graphic">
      <style:graphic-properties draw:visible-area-left="0cm" draw:visible-area-top="0cm" draw:visible-area-width="3.42cm" draw:visible-area-height="1.163cm" draw:ole-draw-aspect="1"/>
    </style:style>
    <style:style style:name="gr41" style:family="graphic">
      <style:graphic-properties draw:visible-area-left="0cm" draw:visible-area-top="0cm" draw:visible-area-width="1.974cm" draw:visible-area-height="1.974cm" draw:ole-draw-aspect="1"/>
    </style:style>
    <style:style style:name="gr42" style:family="graphic">
      <style:graphic-properties draw:visible-area-left="0cm" draw:visible-area-top="0cm" draw:visible-area-width="0.916cm" draw:visible-area-height="0.528cm" draw:ole-draw-aspect="1"/>
    </style:style>
    <style:style style:name="gr43" style:family="graphic">
      <style:graphic-properties draw:visible-area-left="0cm" draw:visible-area-top="0cm" draw:visible-area-width="6.138cm" draw:visible-area-height="0.67cm" draw:ole-draw-aspect="1"/>
    </style:style>
    <style:style style:name="gr44" style:family="graphic">
      <style:graphic-properties draw:visible-area-left="0cm" draw:visible-area-top="0cm" draw:visible-area-width="8.995cm" draw:visible-area-height="1.411cm" draw:ole-draw-aspect="1"/>
    </style:style>
    <style:style style:name="gr45" style:family="graphic">
      <style:graphic-properties draw:visible-area-left="0cm" draw:visible-area-top="0cm" draw:visible-area-width="11.006cm" draw:visible-area-height="1.411cm" draw:ole-draw-aspect="1"/>
    </style:style>
    <style:style style:name="gr46" style:family="graphic">
      <style:graphic-properties draw:visible-area-left="0cm" draw:visible-area-top="0cm" draw:visible-area-width="11.253cm" draw:visible-area-height="1.411cm" draw:ole-draw-aspect="1"/>
    </style:style>
    <style:style style:name="gr47" style:family="graphic">
      <style:graphic-properties draw:visible-area-left="0cm" draw:visible-area-top="0cm" draw:visible-area-width="2.644cm" draw:visible-area-height="0.634cm" draw:ole-draw-aspect="1"/>
    </style:style>
    <style:style style:name="pr1" style:family="presentation" style:parent-style-name="Звичайний-notes">
      <style:graphic-properties draw:fill-color="#ffffff" fo:min-height="11.43cm"/>
    </style:style>
    <style:style style:name="co1" style:family="table-column">
      <style:table-column-properties style:column-width="2.049cm" style:use-optimal-column-width="false"/>
    </style:style>
    <style:style style:name="co2" style:family="table-column">
      <style:table-column-properties style:column-width="2.05cm" style:use-optimal-column-width="false"/>
    </style:style>
    <style:style style:name="co3" style:family="table-column">
      <style:table-column-properties style:column-width="2.053cm" style:use-optimal-column-width="false"/>
    </style:style>
    <style:style style:name="co4" style:family="table-column">
      <style:table-column-properties style:column-width="2.054cm" style:use-optimal-column-width="false"/>
    </style:style>
    <style:style style:name="ro1" style:family="table-row">
      <style:table-row-properties style:row-height="1.547cm"/>
    </style:style>
    <style:style style:name="ro2" style:family="table-row">
      <style:table-row-properties style:row-height="1.55cm"/>
    </style:style>
    <style:style style:name="ro3" style:family="table-row">
      <style:table-row-properties style:row-height="1.922cm"/>
    </style:style>
    <style:style style:name="ro4" style:family="table-row">
      <style:table-row-properties style:row-height="1.923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46cm" fo:margin-bottom="0cm" fo:text-align="center" fo:text-indent="0cm"/>
    </style:style>
    <style:style style:name="P6" style:family="paragraph">
      <style:paragraph-properties fo:margin-left="0.952cm" fo:margin-right="0cm" fo:line-height="100%" fo:text-indent="-0.952cm"/>
    </style:style>
    <style:style style:name="T1" style:family="text">
      <style:text-properties fo:font-family="'Times New Roman'" style:font-family-generic="roman" style:font-pitch="variable" fo:font-size="36pt" fo:text-shadow="1pt 1pt" style:font-size-asian="36pt" style:font-size-complex="36pt"/>
    </style:style>
    <style:style style:name="T2" style:family="text">
      <style:text-properties fo:font-family="'Times New Roman'" style:font-family-generic="roman" style:font-pitch="variable" fo:font-size="24pt" fo:text-shadow="1pt 1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family="'Times New Roman'" style:font-family-generic="roman" style:font-pitch="variable" fo:font-size="24pt" fo:language="en" fo:country="US" style:font-size-asian="24pt" style:font-size-complex="24pt"/>
    </style:style>
    <style:style style:name="T4" style:family="text">
      <style:text-properties fo:font-family="'Times New Roman'" style:font-family-generic="roman" style:font-pitch="variable" fo:font-size="24pt" fo:language="ru" fo:country="RU" style:font-size-asian="24pt" style:font-size-complex="24pt"/>
    </style:style>
    <style:style style:name="T5" style:family="text">
      <style:text-properties fo:font-family="'Times New Roman'" style:font-family-generic="roman" style:font-pitch="variable" fo:font-size="24pt" fo:language="ru" fo:country="RU" fo:font-style="italic" style:font-size-asian="24pt" style:font-style-asian="italic" style:font-size-complex="24pt" style:font-style-complex="italic"/>
    </style:style>
    <style:style style:name="T6" style:family="text">
      <style:text-properties fo:font-family="Symbol" style:font-family-generic="roman" style:font-pitch="variable" style:font-charset="x-symbol" fo:font-size="24pt" fo:language="ru" fo:country="RU" style:font-size-asian="24pt" style:font-size-complex="24pt"/>
    </style:style>
    <style:style style:name="T7" style:family="text">
      <style:text-properties fo:font-family="'Times New Roman'" style:font-family-generic="roman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8" style:family="text">
      <style:text-properties style:text-position="-25% 58%" fo:font-family="'Times New Roman'" style:font-family-generic="roman" style:font-pitch="variable" fo:font-size="24pt" fo:language="ru" fo:country="RU" fo:font-style="italic" style:font-size-asian="24pt" style:font-style-asian="italic" style:font-size-complex="24pt" style:font-style-complex="italic"/>
    </style:style>
    <style:style style:name="T9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0" style:family="text">
      <style:text-properties style:text-position="-25% 58%" fo:font-family="'Times New Roman'" style:font-family-generic="roman" style:font-pitch="variable" fo:font-size="24pt" fo:language="ru" fo:country="RU" style:font-size-asian="24pt" style:font-size-complex="24pt"/>
    </style:style>
    <style:style style:name="T11" style:family="text">
      <style:text-properties fo:font-family="Symbol" style:font-family-generic="roman" style:font-pitch="variable" style:font-charset="x-symbol" fo:font-size="24pt" style:font-size-asian="24pt" style:font-size-complex="24pt"/>
    </style:style>
    <style:style style:name="T12" style:family="text">
      <style:text-properties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family="Symbol" style:font-family-generic="roman" style:font-pitch="variable" style:font-charset="x-symbol" fo:font-size="24pt" fo:language="ru" fo:country="RU" fo:font-style="italic" style:font-size-asian="24pt" style:font-style-asian="italic" style:font-size-complex="24pt" style:font-style-complex="italic"/>
    </style:style>
    <style:style style:name="T14" style:family="text">
      <style:text-properties style:text-position="30% 58%" fo:font-family="'Times New Roman'" style:font-family-generic="roman" style:font-pitch="variable" fo:font-size="24pt" fo:language="ru" fo:country="RU" style:font-size-asian="24pt" style:font-size-complex="24pt"/>
    </style:style>
    <style:style style:name="T15" style:family="text">
      <style:text-properties fo:font-family="'Times New Roman'" style:font-family-generic="roman" style:font-pitch="variable" fo:font-size="24pt" fo:language="ru" fo:country="RU" fo:text-shadow="1pt 1pt" style:text-underline-style="solid" style:text-underline-width="auto" style:text-underline-color="font-color" style:font-size-asian="24pt" style:font-size-complex="24pt"/>
    </style:style>
    <style:style style:name="T16" style:family="text">
      <style:text-properties fo:font-family="'Times New Roman'" style:font-family-generic="roman" style:font-pitch="variable" fo:font-size="24pt" fo:language="en" fo:country="US" fo:text-shadow="1pt 1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family="'Times New Roman'" style:font-family-generic="roman" style:font-pitch="variable" fo:font-size="24pt" fo:language="ru" fo:country="RU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fo:font-family="'Times New Roman'" style:font-family-generic="roman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position="-25% 58%" fo:font-family="'Times New Roman'" style:font-family-generic="roman" style:font-pitch="variable" fo:font-size="24pt" fo:language="en" fo:country="US" style:font-size-asian="24pt" style:font-size-complex="24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family="'Times New Roman'" style:font-family-generic="roman" style:font-pitch="variable" fo:font-size="24pt" fo:language="ru" fo:country="RU" style:text-underline-style="solid" style:text-underline-width="auto" style:text-underline-color="font-color" style:font-size-asian="24pt" style:font-size-complex="24pt"/>
    </style:style>
    <style:style style:name="T23" style:family="text">
      <style:text-properties fo:font-family="Symbol" style:font-family-generic="roman" style:font-pitch="variable" style:font-charset="x-symbol" fo:font-size="24pt" fo:language="ru" fo:country="RU" fo:font-weight="bold" style:font-size-asian="24pt" style:font-weight-asian="bold" style:font-size-complex="24pt" style:font-weight-complex="bold"/>
    </style:style>
    <style:style style:name="T24" style:family="text">
      <style:text-properties fo:font-family="'Times New Roman'" style:font-family-generic="roman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25" style:family="text">
      <style:text-properties fo:font-family="'Times New Roman'" style:font-family-generic="roman" style:font-pitch="variable" fo:font-size="24pt" fo:language="ru" fo:country="RU" fo:font-weight="bold" style:font-size-asian="24pt" style:font-weight-asian="bold" style:font-size-complex="24pt" style:font-weight-complex="bold"/>
    </style:style>
    <style:style style:name="T26" style:family="text">
      <style:text-properties fo:font-family="'Times New Roman'" style:font-family-generic="roman" style:font-pitch="variable" fo:font-size="24pt" fo:language="ru" fo:country="RU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style:text-position="30% 58%" fo:font-family="'Times New Roman'" style:font-family-generic="roman" style:font-pitch="variable" fo:font-size="24pt" fo:language="ru" fo:country="RU" fo:font-style="italic" style:font-size-asian="24pt" style:font-style-asian="italic" style:font-size-complex="24pt" style:font-style-complex="italic"/>
    </style:style>
    <style:style style:name="T28" style:family="text">
      <style:text-properties fo:font-family="Symbol" style:font-family-generic="roman" style:font-pitch="variable" style:font-charset="x-symbol" fo:font-size="24pt" fo:font-style="italic" style:font-size-asian="24pt" style:font-style-asian="italic" style:font-size-complex="24pt" style:font-style-complex="italic"/>
    </style:style>
    <style:style style:name="T29" style:family="text">
      <style:text-properties style:text-position="30% 58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25% 58%" fo:font-family="'Times New Roman'" style:font-family-generic="roman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31" style:family="text">
      <style:text-properties style:text-position="-25% 58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32" style:family="text">
      <style:text-properties fo:font-family="Symbol" style:font-family-generic="roman" style:font-pitch="variable" style:font-charset="x-symbol" fo:font-size="24pt" fo:language="ru" fo:country="RU" fo:text-shadow="1pt 1pt" style:text-underline-style="solid" style:text-underline-width="auto" style:text-underline-color="font-color" style:font-size-asian="24pt" style:font-size-complex="24pt"/>
    </style:style>
    <style:style style:name="T33" style:family="text">
      <style:text-properties fo:font-family="'Times New Roman'" style:font-family-generic="roman" style:font-pitch="variable" fo:font-size="24pt" fo:language="en" fo:country="US" fo:font-style="italic" fo:text-shadow="1pt 1pt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4" style:family="text">
      <style:text-properties fo:font-family="Symbol" style:font-family-generic="roman" style:font-pitch="variable" style:font-charset="x-symbol" fo:font-size="24pt" fo:language="en" fo:country="US" fo:font-style="italic" style:font-size-asian="24pt" style:font-style-asian="italic" style:font-size-complex="24pt" style:font-style-complex="italic"/>
    </style:style>
    <style:style style:name="T35" style:family="text">
      <style:text-properties style:text-position="30% 58%" fo:font-family="'Times New Roman'" style:font-family-generic="roman" style:font-pitch="variable" fo:font-size="24pt" fo:language="en" fo:country="US" style:font-size-asian="24pt" style:font-size-complex="24pt"/>
    </style:style>
    <style:style style:name="T36" style:family="text">
      <style:text-properties fo:font-family="Symbol" style:font-family-generic="roman" style:font-pitch="variable" style:font-charset="x-symbol" fo:font-size="24pt" fo:text-shadow="1pt 1pt" style:text-underline-style="solid" style:text-underline-width="auto" style:text-underline-color="font-color" style:font-size-asian="24pt" style:font-size-complex="24pt"/>
    </style:style>
    <style:style style:name="T37" style:family="text">
      <style:text-properties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38" style:family="text">
      <style:text-properties fo:font-family="'Times New Roman'" style:font-family-generic="roman" style:font-pitch="variable" fo:font-size="24pt" style:text-underline-style="solid" style:text-underline-width="auto" style:text-underline-color="font-color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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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">
        <style:list-level-properties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Звичайний">
        <office:forms form:automatic-focus="false" form:apply-design-mode="false"/>
        <draw:custom-shape draw:style-name="gr1" draw:text-style-name="P2" draw:layer="layout" svg:width="18.904cm" svg:height="1.785cm" svg:x="3.25cm" svg:y="8.326cm">
          <text:list text:style-name="L1">
            <text:list-header>
              <text:p text:style-name="P1"><text:span text:style-name="T1">Элементы теории матричных игр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Звичайний">
        <office:forms form:automatic-focus="false" form:apply-design-mode="false"/>
        <draw:custom-shape draw:style-name="gr1" draw:text-style-name="P2" draw:layer="layout" svg:width="5.269cm" svg:height="1.277cm" svg:x="10.103cm" svg:y="0.322cm">
          <text:list text:style-name="L1">
            <text:list-header>
              <text:p text:style-name="P1"><text:span text:style-name="T2">Опреде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17.533cm" svg:x="0.243cm" svg:y="2.042cm">
          <text:list text:style-name="L2">
            <text:list-item>
              <text:p text:style-name="P3"><text:span text:style-name="T3"><text:s/></text:span><text:span text:style-name="T4">процесс принятия решений в конфликтных ситуациях…</text:span></text:p>
            </text:list-item>
            <text:list-item>
              <text:p text:style-name="P3"><text:span text:style-name="T3"><text:s/></text:span><text:span text:style-name="T4">игры </text:span><text:span text:style-name="T3">2</text:span><text:span text:style-name="T4"> (парные) и </text:span><text:span text:style-name="T5">n </text:span><text:span text:style-name="T6"></text:span><text:span text:style-name="T4"> 3 лиц. </text:span></text:p>
            </text:list-item>
            <text:list-item>
              <text:p text:style-name="P3"><text:span text:style-name="T3"><text:s/></text:span><text:span text:style-name="T4">участники игры - </text:span><text:span text:style-name="T5">игроки</text:span><text:span text:style-name="T4">. </text:span></text:p>
            </text:list-item>
          </text:list>
          <text:list text:style-name="L1">
            <text:list-header>
              <text:p text:style-name="P3"><text:span text:style-name="T3"/></text:p>
              <text:p text:style-name="P3"><text:span text:style-name="T4">Игра состоит из последовательности действий (</text:span><text:span text:style-name="T5">ходов</text:span><text:span text:style-name="T4">), среди кот. могут быть как </text:span><text:span text:style-name="T5">личные</text:span><text:span text:style-name="T4"> ходы, так и случайные. Выбор личных ходов основан на </text:span><text:span text:style-name="T5">стратегии</text:span><text:span text:style-name="T4"> игрока. </text:span></text:p>
              <text:p text:style-name="P3"><text:span text:style-name="T7"/></text:p>
              <text:p text:style-name="P3"><text:span text:style-name="T5">Стратегия</text:span><text:span text:style-name="T4"> игрока – это набор правил для определения варианта действий, используемых при выборе каж. личного хода.</text:span></text:p>
              <text:p text:style-name="P3"><text:span text:style-name="T3"/></text:p>
              <text:p text:style-name="P3"><text:span text:style-name="T4">Результат ходов игроков оценивается </text:span><text:span text:style-name="T5">платежными функциями</text:span><text:span text:style-name="T4"> участников игры, кот. можно интерпретировать как их выигрыши. <text:s text:c="3"/></text:span></text:p>
              <text:p text:style-name="P3"><text:span text:style-name="T3"/></text:p>
              <text:p text:style-name="P3"><text:span text:style-name="T4">Если сумма выигрышей всех игроков = 0, то такую игру наз. </text:span><text:span text:style-name="T5">игрой с нулевой суммой</text:span><text:span text:style-name="T4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Звичайний">
        <office:forms form:automatic-focus="false" form:apply-design-mode="false"/>
        <draw:custom-shape draw:style-name="gr1" draw:text-style-name="P2" draw:layer="layout" svg:width="5.269cm" svg:height="1.277cm" svg:x="10.103cm" svg:y="0.322cm">
          <text:list text:style-name="L1">
            <text:list-header>
              <text:p text:style-name="P1"><text:span text:style-name="T2">Опреде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659cm" svg:height="16.797cm" svg:x="0.243cm" svg:y="2.183cm">
          <text:list text:style-name="L1">
            <text:list-header>
              <text:p text:style-name="P3"><text:span text:style-name="T4">Стратегия игрока является </text:span><text:span text:style-name="T7">opt</text:span><text:span text:style-name="T4">, если при </text:span><text:span text:style-name="T5">многократном</text:span><text:span text:style-name="T4"> повторении игры его средний выигрыш </text:span><text:span text:style-name="T3">max</text:span><text:span text:style-name="T4">.</text:span></text:p>
              <text:p text:style-name="P3"><text:span text:style-name="T3"/></text:p>
              <text:p text:style-name="P3"><text:span text:style-name="T4">Будем считать, что игроки ведут себя разумно (без риска и азарта)… </text:span></text:p>
              <text:p text:style-name="P3"><text:span text:style-name="T7"/></text:p>
              <text:p text:style-name="P3"><text:span text:style-name="T5">Матричная игра</text:span><text:span text:style-name="T4"> – это парная игра, в кот. заданы: </text:span></text:p>
              <text:p text:style-name="P3"><text:span text:style-name="T4">{1, …, </text:span><text:span text:style-name="T5">m</text:span><text:span text:style-name="T4">} – мн. стратегий 1 игрока, </text:span></text:p>
              <text:p text:style-name="P3"><text:span text:style-name="T4">{1, …, </text:span><text:span text:style-name="T5">n</text:span><text:span text:style-name="T4">} – мн. стратегий 2 игрока, </text:span></text:p>
              <text:p text:style-name="P3"><text:span text:style-name="T3"/></text:p>
            </text:list-header>
          </text:list>
          <text:list text:style-name="L3">
            <text:list-header>
              <text:p text:style-name="P3"><text:span text:style-name="T6"></text:span><text:span text:style-name="T4"> </text:span><text:span text:style-name="T4">пары стратегий </text:span><text:span text:style-name="T5">i</text:span><text:span text:style-name="T6"></text:span><text:span text:style-name="T4">{1,…,</text:span><text:span text:style-name="T5">m</text:span><text:span text:style-name="T4">} и </text:span><text:span text:style-name="T5">j</text:span><text:span text:style-name="T6"></text:span><text:span text:style-name="T4">{1,…,</text:span><text:span text:style-name="T5">n</text:span><text:span text:style-name="T4">} определен выигрыш </text:span><text:span text:style-name="T3">1</text:span><text:span text:style-name="T4"> игрока </text:span><text:span text:style-name="T3">=</text:span><text:span text:style-name="T4"> </text:span><text:span text:style-name="T5">a</text:span><text:span text:style-name="T8">ij</text:span><text:span text:style-name="T4">. </text:span></text:p>
            </text:list-header>
          </text:list>
          <text:list text:style-name="L1">
            <text:list-header>
              <text:p text:style-name="P3"><text:span text:style-name="T3">Mat</text:span><text:span text:style-name="T4"> </text:span><text:span text:style-name="T5">A=</text:span><text:span text:style-name="T4">(</text:span><text:span text:style-name="T5">a</text:span><text:span text:style-name="T8">ij</text:span><text:span text:style-name="T4">,</text:span><text:span text:style-name="T5"> i=</text:span><text:span text:style-name="T4">1,…,</text:span><text:span text:style-name="T5">m</text:span><text:span text:style-name="T4">,</text:span><text:span text:style-name="T5"> j=</text:span><text:span text:style-name="T4">1,…,</text:span><text:span text:style-name="T5">n</text:span><text:span text:style-name="T4">) наз</text:span><text:span text:style-name="T3">.</text:span><text:span text:style-name="T4"> </text:span><text:span text:style-name="T5">платежной</text:span><text:span text:style-name="T4">.</text:span></text:p>
              <text:p text:style-name="P3"><text:span text:style-name="T3"/></text:p>
            </text:list-header>
          </text:list>
          <text:list text:style-name="L4">
            <text:list-item>
              <text:p text:style-name="P3"><text:span text:style-name="T4"><text:s/></text:span><text:span text:style-name="T4">цель 1-го игрока – </text:span><text:span text:style-name="T3">max</text:span><text:span text:style-name="T4"> своего выигрыша, </text:span></text:p>
            </text:list-item>
            <text:list-item>
              <text:p text:style-name="P3"><text:span text:style-name="T4"><text:s/></text:span><text:span text:style-name="T4">цель 2-го игрока – </text:span><text:span text:style-name="T3">min</text:span><text:span text:style-name="T4"> выигрыша 1-го игрока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Звичайний">
        <office:forms form:automatic-focus="false" form:apply-design-mode="false"/>
        <draw:custom-shape draw:style-name="gr1" draw:text-style-name="P2" draw:layer="layout" svg:width="9.32cm" svg:height="1.277cm" svg:x="8.077cm" svg:y="0.322cm">
          <text:list text:style-name="L1">
            <text:list-header>
              <text:p text:style-name="P1"><text:span text:style-name="T2">Принцип осторожности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3.449cm" svg:x="0.243cm" svg:y="1.98cm">
          <text:list text:style-name="L1">
            <text:list-header>
              <text:p text:style-name="P3"><text:span text:style-name="T4">Предположим, что 2-й игрок знает все ходы 1-го игрока заранее. Тогда на каждый ход 1-го игрока </text:span><text:span text:style-name="T5">i</text:span><text:span text:style-name="T4"> он отвечает лучшей стратегией </text:span><text:span text:style-name="T5">j</text:span><text:span text:style-name="T4">(</text:span><text:span text:style-name="T5">i</text:span><text:span text:style-name="T4">):</text:span><text:span text:style-name="T5"> a</text:span><text:span text:style-name="T8">i</text:span><text:span text:style-name="T10">,</text:span><text:span text:style-name="T8">j</text:span><text:span text:style-name="T10">(</text:span><text:span text:style-name="T8">i</text:span><text:span text:style-name="T10">)</text:span><text:span text:style-name="T5"> </text:span><text:span text:style-name="T6"></text:span><text:span text:style-name="T5"> a</text:span><text:span text:style-name="T8">ij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1.937cm" svg:height="1.847cm" svg:x="6.765cm" svg:y="5.9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2" draw:layer="layout" svg:width="14.753cm" svg:height="1.417cm" svg:x="0.252cm" svg:y="7.766cm">
          <text:list text:style-name="L1">
            <text:list-header>
              <text:p text:style-name="P3"><text:span text:style-name="T4">Лучшая чистая стратегия </text:span><text:span text:style-name="T3">1 </text:span><text:span text:style-name="T4">игрока </text:span><text:span text:style-name="T6"></text:span><text:span text:style-name="T4"> </text:span><text:span text:style-name="T5">i</text:span><text:span text:style-name="T10">0</text:span><text:span text:style-name="T4">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8.392cm" svg:height="1.847cm" svg:x="8.537cm" svg:y="9.3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2" draw:layer="layout" svg:width="24.959cm" svg:height="2.293cm" svg:x="0.3cm" svg:y="11.527cm">
          <text:list text:style-name="L1">
            <text:list-header>
              <text:p text:style-name="P3"><text:span text:style-name="T9">С др. стороны, если предположить, что 1-й игрок отвечает на </text:span><text:span text:style-name="T11"></text:span><text:span text:style-name="T9"> стратегию </text:span><text:span text:style-name="T12">j</text:span><text:span text:style-name="T9"> 2-го игрока своей лучшей стратегией </text:span><text:span text:style-name="T12">i</text:span><text:span text:style-name="T9">(</text:span><text:span text:style-name="T12">j</text:span><text:span text:style-name="T9">), то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2.246cm" svg:height="1.773cm" svg:x="6.57cm" svg:y="14.32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0.473cm" svg:height="1.852cm" svg:x="7.541cm" svg:y="16.51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Звичайний">
        <office:forms form:automatic-focus="false" form:apply-design-mode="false"/>
        <draw:custom-shape draw:style-name="gr1" draw:text-style-name="P2" draw:layer="layout" svg:width="9.32cm" svg:height="1.277cm" svg:x="8.077cm" svg:y="0.322cm">
          <text:list text:style-name="L1">
            <text:list-header>
              <text:p text:style-name="P1"><text:span text:style-name="T2">Принцип осторожности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10.561cm" svg:x="0.243cm" svg:y="2.381cm">
          <text:list text:style-name="L1">
            <text:list-header>
              <text:p text:style-name="P3"><text:span text:style-name="T4">Стратегии </text:span><text:span text:style-name="T5">i</text:span><text:span text:style-name="T10">0</text:span><text:span text:style-name="T4"> и </text:span><text:span text:style-name="T5">j</text:span><text:span text:style-name="T10">0</text:span><text:span text:style-name="T4"> определяются игроками по </text:span><text:span text:style-name="T5">принципу осторожности</text:span><text:span text:style-name="T4">, т.к. каж. игрок при выборе хода учитывает самый плохой для себя вариант развития событий. </text:span></text:p>
              <text:p text:style-name="P3"><text:span text:style-name="T5"/></text:p>
            </text:list-header>
          </text:list>
          <text:list text:style-name="L5">
            <text:list-item>
              <text:p text:style-name="P3"><text:span text:style-name="T5"><text:s/></text:span><text:span text:style-name="T13"></text:span><text:span text:style-name="T14">0</text:span><text:span text:style-name="T4"> – </text:span><text:span text:style-name="T5">нижняя цена игры</text:span></text:p>
            </text:list-item>
            <text:list-item>
              <text:p text:style-name="P3"><text:span text:style-name="T5"><text:s/></text:span><text:span text:style-name="T13"></text:span><text:span text:style-name="T14">0</text:span><text:span text:style-name="T4"> – </text:span><text:span text:style-name="T5">верхняя цена</text:span><text:span text:style-name="T7"> </text:span><text:span text:style-name="T5">игры</text:span></text:p>
            </text:list-item>
          </text:list>
          <text:list text:style-name="L1">
            <text:list-header>
              <text:p text:style-name="P3"><text:span text:style-name="T4"/></text:p>
              <text:p text:style-name="P3"><text:span text:style-name="T4"><text:s/></text:span><text:span text:style-name="T4">Если 1 игрок придерживается принципа осторожности, то его выигрыш </text:span><text:span text:style-name="T6"></text:span><text:span text:style-name="T4"> </text:span><text:span text:style-name="T13"></text:span><text:span text:style-name="T14">0</text:span><text:span text:style-name="T4">. Если 2 игрок придерживается принципа осторожности, то выигрыш 1 игрока </text:span><text:span text:style-name="T6"></text:span><text:span text:style-name="T4"> </text:span><text:span text:style-name="T13"></text:span><text:span text:style-name="T14">0</text:span><text:span text:style-name="T4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Звичайний">
        <office:forms form:automatic-focus="false" form:apply-design-mode="false"/>
        <draw:custom-shape draw:style-name="gr1" draw:text-style-name="P2" draw:layer="layout" svg:width="10.369cm" svg:height="1.277cm" svg:x="7.557cm" svg:y="0.322cm">
          <text:list text:style-name="L1">
            <text:list-header>
              <text:p text:style-name="P1"><text:span text:style-name="T15">Лемма о </text:span><text:span text:style-name="T16">minmax</text:span><text:span text:style-name="T15"> и </text:span><text:span text:style-name="T16">maxmin</text:span><text:span text:style-name="T15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1.277cm" svg:x="0.243cm" svg:y="2.381cm">
          <text:list text:style-name="L1">
            <text:list-header>
              <text:p text:style-name="P3"><text:span text:style-name="T17">Лемма.</text:span><text:span text:style-name="T4"> </text:span><text:span text:style-name="T13"></text:span><text:span text:style-name="T5"> функции f(x, y), x</text:span><text:span text:style-name="T13"></text:span><text:span text:style-name="T5">X, y</text:span><text:span text:style-name="T13"></text:span><text:span text:style-name="T5">Y справедливо неравенство: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3.798cm" svg:height="1.865cm" svg:x="5.702cm" svg:y="3.92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2" draw:layer="layout" svg:width="9.38cm" svg:height="1.277cm" svg:x="0.244cm" svg:y="6.125cm">
          <text:list text:style-name="L1">
            <text:list-header>
              <text:p text:style-name="P3"><text:span text:style-name="T18">Доказательство</text:span><text:span text:style-name="T19">.</text:span><text:span text:style-name="T9"> Пусть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9.657cm" svg:height="1.865cm" svg:x="0.3cm" svg:y="7.86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1.769cm" svg:height="1.866cm" svg:x="12.731cm" svg:y="7.80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2" draw:layer="layout" svg:width="0.955cm" svg:height="1.277cm" svg:x="10.849cm" svg:y="7.924cm">
          <text:list text:style-name="L1">
            <text:list-header>
              <text:p text:style-name="P3"><text:span text:style-name="T9">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602cm" svg:height="1.277cm" svg:x="0.245cm" svg:y="9.723cm">
          <text:list text:style-name="L1">
            <text:list-header>
              <text:p text:style-name="P3"><text:span text:style-name="T9">Тогд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4.778cm" svg:height="1.901cm" svg:x="0.322cm" svg:y="11.3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2" draw:layer="layout" svg:width="24.857cm" svg:height="4.465cm" svg:x="0.243cm" svg:y="14.124cm">
          <text:list text:style-name="L6">
            <text:list-item>
              <text:p text:style-name="P3"><text:span text:style-name="T4"><text:s/></text:span><text:span text:style-name="T13"></text:span><text:span text:style-name="T14">0</text:span><text:span text:style-name="T4"> </text:span><text:span text:style-name="T6"></text:span><text:span text:style-name="T4"> </text:span><text:span text:style-name="T13"></text:span><text:span text:style-name="T14">0</text:span><text:span text:style-name="T4"> </text:span></text:p>
            </text:list-item>
            <text:list-item>
              <text:p text:style-name="P3"><text:span text:style-name="T4"><text:s/></text:span><text:span text:style-name="T4">случай </text:span><text:span text:style-name="T13"></text:span><text:span text:style-name="T14">0</text:span><text:span text:style-name="T4"> = </text:span><text:span text:style-name="T13"></text:span><text:span text:style-name="T14">0</text:span><text:span text:style-name="T4"> удовлетворяет обоих игроков, и выбор стратегий </text:span><text:span text:style-name="T7">i</text:span><text:span text:style-name="T20">0</text:span><text:span text:style-name="T3">, </text:span><text:span text:style-name="T7">j</text:span><text:span text:style-name="T20">0</text:span><text:span text:style-name="T4">, на которых достигается =, является </text:span><text:span text:style-name="T3">opt</text:span><text:span text:style-name="T4"> (решением </text:span><text:span text:style-name="T3">mat</text:span><text:span text:style-name="T4"> игры в чистых стратегиях).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1.098cm" svg:y1="13.525cm" svg:x2="24.302cm" svg:y2="13.525cm">
          <text:p/>
        </draw:lin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Звичайний">
        <office:forms form:automatic-focus="false" form:apply-design-mode="false"/>
        <draw:custom-shape draw:style-name="gr1" draw:text-style-name="P2" draw:layer="layout" svg:width="6.314cm" svg:height="1.277cm" svg:x="9.596cm" svg:y="0.322cm">
          <text:list text:style-name="L1">
            <text:list-header>
              <text:p text:style-name="P1"><text:span text:style-name="T15">Седловая точка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902cm" svg:height="1.417cm" svg:x="0.198cm" svg:y="1.923cm">
          <text:list text:style-name="L1">
            <text:list-header>
              <text:p text:style-name="P3"><text:span text:style-name="T5">Седловой точкой</text:span><text:span text:style-name="T4"> </text:span><text:span text:style-name="T3">mat</text:span><text:span text:style-name="T4"> </text:span><text:span text:style-name="T5">A</text:span><text:span text:style-name="T4"> наз</text:span><text:span text:style-name="T3">.</text:span><text:span text:style-name="T4"> пара номеров строка-столбец (</text:span><text:span text:style-name="T5">i</text:span><text:span text:style-name="T10">0</text:span><text:span text:style-name="T4">,</text:span><text:span text:style-name="T5"> j</text:span><text:span text:style-name="T10">0</text:span><text:span text:style-name="T4">) 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0.442cm" svg:height="1.561cm" svg:x="7.501cm" svg:y="3.32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6" draw:text-style-name="P2" draw:layer="layout" svg:width="11.221cm" svg:height="1.277cm" svg:x="5.522cm" svg:y="5.653cm">
          <text:list text:style-name="L1">
            <text:list-header>
              <text:p text:style-name="P3"><text:span text:style-name="T3">min</text:span><text:span text:style-name="T4"> в строке </text:span><text:span text:style-name="T3">&amp; max </text:span><text:span text:style-name="T4">в столбце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1.099cm" svg:y1="5.524cm" svg:x2="11.099cm" svg:y2="4.925cm">
          <text:p/>
        </draw:line>
        <draw:frame draw:layer="layout" svg:width="8.197cm" svg:height="4.643cm" svg:x="2.5cm" svg:y="8.925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1">
                <text:list text:style-name="L7">
                  <text:list-header>
                    <text:p text:style-name="P5"><text:span text:style-name="T21">-1</text:span></text:p>
                  </text:list-header>
                </text:list>
              </table:table-cell>
              <table:table-cell table:style-name="ce2">
                <text:list text:continue-numbering="true" text:style-name="L7">
                  <text:list-header>
                    <text:p text:style-name="P5"><text:span text:style-name="T21">2</text:span></text:p>
                  </text:list-header>
                </text:list>
              </table:table-cell>
              <table:table-cell table:style-name="ce3">
                <text:list text:continue-numbering="true" text:style-name="L7">
                  <text:list-header>
                    <text:p text:style-name="P5"><text:span text:style-name="T21">0</text:span></text:p>
                  </text:list-header>
                </text:list>
              </table:table-cell>
              <table:table-cell table:style-name="ce4">
                <text:list text:continue-numbering="true" text:style-name="L7">
                  <text:list-header>
                    <text:p text:style-name="P5"><text:span text:style-name="T21">4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7">
                  <text:list-header>
                    <text:p text:style-name="P5"><text:span text:style-name="T21">3</text:span></text:p>
                  </text:list-header>
                </text:list>
              </table:table-cell>
              <table:table-cell table:style-name="ce6">
                <text:list text:continue-numbering="true" text:style-name="L7">
                  <text:list-header>
                    <text:p text:style-name="P5"><text:span text:style-name="T21">2</text:span></text:p>
                  </text:list-header>
                </text:list>
              </table:table-cell>
              <table:table-cell table:style-name="ce7">
                <text:list text:continue-numbering="true" text:style-name="L7">
                  <text:list-header>
                    <text:p text:style-name="P5"><text:span text:style-name="T21">-2</text:span></text:p>
                  </text:list-header>
                </text:list>
              </table:table-cell>
              <table:table-cell table:style-name="ce8">
                <text:list text:continue-numbering="true" text:style-name="L7">
                  <text:list-header>
                    <text:p text:style-name="P5"><text:span text:style-name="T21">0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7">
                  <text:list-header>
                    <text:p text:style-name="P5"><text:span text:style-name="T21">8</text:span></text:p>
                  </text:list-header>
                </text:list>
              </table:table-cell>
              <table:table-cell table:style-name="ce10">
                <text:list text:continue-numbering="true" text:style-name="L7">
                  <text:list-header>
                    <text:p text:style-name="P5"><text:span text:style-name="T21">0</text:span></text:p>
                  </text:list-header>
                </text:list>
              </table:table-cell>
              <table:table-cell table:style-name="ce11">
                <text:list text:continue-numbering="true" text:style-name="L7">
                  <text:list-header>
                    <text:p text:style-name="P5"><text:span text:style-name="T21">0</text:span></text:p>
                  </text:list-header>
                </text:list>
              </table:table-cell>
              <table:table-cell table:style-name="ce12">
                <text:list text:continue-numbering="true" text:style-name="L7">
                  <text:list-header>
                    <text:p text:style-name="P5"><text:span text:style-name="T21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10.265cm" svg:height="3.844cm" svg:x="13.101cm" svg:y="9.525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13">
                <text:list text:style-name="L7">
                  <text:list-header>
                    <text:p text:style-name="P5"><text:span text:style-name="T21">1</text:span></text:p>
                  </text:list-header>
                </text:list>
              </table:table-cell>
              <table:table-cell table:style-name="ce14">
                <text:list text:continue-numbering="true" text:style-name="L7">
                  <text:list-header>
                    <text:p text:style-name="P5"><text:span text:style-name="T21">4</text:span></text:p>
                  </text:list-header>
                </text:list>
              </table:table-cell>
              <table:table-cell table:style-name="ce15">
                <text:list text:continue-numbering="true" text:style-name="L7">
                  <text:list-header>
                    <text:p text:style-name="P5"><text:span text:style-name="T21">-5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5"><text:span text:style-name="T21">6</text:span></text:p>
                  </text:list-header>
                </text:list>
              </table:table-cell>
              <table:table-cell table:style-name="ce17">
                <text:list text:continue-numbering="true" text:style-name="L7">
                  <text:list-header>
                    <text:p text:style-name="P5"><text:span text:style-name="T21">9</text:span></text:p>
                  </text:list-header>
                </text:list>
              </table:table-cell>
            </table:table-row>
            <table:table-row table:style-name="ro4">
              <table:table-cell table:style-name="ce18">
                <text:list text:continue-numbering="true" text:style-name="L7">
                  <text:list-header>
                    <text:p text:style-name="P5"><text:span text:style-name="T21">4</text:span></text:p>
                  </text:list-header>
                </text:list>
              </table:table-cell>
              <table:table-cell table:style-name="ce19">
                <text:list text:continue-numbering="true" text:style-name="L7">
                  <text:list-header>
                    <text:p text:style-name="P5"><text:span text:style-name="T21">0</text:span></text:p>
                  </text:list-header>
                </text:list>
              </table:table-cell>
              <table:table-cell table:style-name="ce20">
                <text:list text:continue-numbering="true" text:style-name="L7">
                  <text:list-header>
                    <text:p text:style-name="P5"><text:span text:style-name="T21">3</text:span></text:p>
                  </text:list-header>
                </text:list>
              </table:table-cell>
              <table:table-cell table:style-name="ce21">
                <text:list text:continue-numbering="true" text:style-name="L7">
                  <text:list-header>
                    <text:p text:style-name="P5"><text:span text:style-name="T21">-6</text:span></text:p>
                  </text:list-header>
                </text:list>
              </table:table-cell>
              <table:table-cell table:style-name="ce22">
                <text:list text:continue-numbering="true" text:style-name="L7">
                  <text:list-header>
                    <text:p text:style-name="P5"><text:span text:style-name="T21">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Звичайний">
        <office:forms form:automatic-focus="false" form:apply-design-mode="false"/>
        <draw:custom-shape draw:style-name="gr3" draw:text-style-name="P2" draw:layer="layout" svg:width="24.659cm" svg:height="3.309cm" svg:x="0.441cm" svg:y="1.923cm">
          <text:list text:style-name="L1">
            <text:list-header>
              <text:p text:style-name="P3"><text:span text:style-name="T17">Теорема.</text:span><text:span text:style-name="T4"> </text:span><text:span text:style-name="T5">Необходимым и достаточным условием </text:span><text:span text:style-name="T7">=</text:span><text:span text:style-name="T5"> нижней и верхней цен игры является </text:span><text:span text:style-name="T13"></text:span><text:span text:style-name="T5"> седловой точки в платежной </text:span><text:span text:style-name="T7">mat</text:span><text:span text:style-name="T5"> A.</text:span></text:p>
              <text:p text:style-name="P3"><text:span text:style-name="T22">Доказательство.</text:span><text:span text:style-name="T4"> </text:span><text:span text:style-name="T23"></text:span><text:span text:style-name="T24">)</text:span><text:span text:style-name="T3"> </text:span><text:span text:style-name="T4">Пусть </text:span><text:span text:style-name="T13"></text:span><text:span text:style-name="T14">0</text:span><text:span text:style-name="T4"> = </text:span><text:span text:style-name="T13"></text:span><text:span text:style-name="T14">0</text:span><text:span text:style-name="T4">. По </text:span><text:span text:style-name="T3">def</text:span><text:span text:style-name="T4">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3.758cm" svg:height="1.971cm" svg:x="0.578cm" svg:y="5.72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13.922cm" svg:height="1.971cm" svg:x="0.498cm" svg:y="7.3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15.57cm" svg:height="1.887cm" svg:x="5.076cm" svg:y="9.06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8" draw:text-style-name="P4" draw:layer="layout" svg:x1="14.9cm" svg:y1="6.324cm" svg:x2="16.298cm" svg:y2="7.086cm">
          <text:p/>
        </draw:line>
        <draw:line draw:style-name="gr8" draw:text-style-name="P4" draw:layer="layout" svg:x1="14.9cm" svg:y1="8.687cm" svg:x2="16.298cm" svg:y2="7.889cm">
          <text:p/>
        </draw:line>
        <draw:line draw:style-name="gr8" draw:text-style-name="P4" draw:layer="layout" svg:x1="16.298cm" svg:y1="7.889cm" svg:x2="16.298cm" svg:y2="8.286cm">
          <text:p/>
        </draw:line>
        <draw:line draw:style-name="gr8" draw:text-style-name="P4" draw:layer="layout" svg:x1="16.298cm" svg:y1="7.085cm" svg:x2="16.298cm" svg:y2="6.486cm">
          <text:p/>
        </draw:line>
        <draw:line draw:style-name="gr8" draw:text-style-name="P4" draw:layer="layout" svg:x1="16.298cm" svg:y1="6.487cm" svg:x2="16.902cm" svg:y2="7.488cm">
          <text:p/>
        </draw:line>
        <draw:line draw:style-name="gr8" draw:text-style-name="P4" draw:layer="layout" svg:x1="16.902cm" svg:y1="7.488cm" svg:x2="16.298cm" svg:y2="8.286cm">
          <text:p/>
        </draw:line>
        <draw:frame draw:style-name="gr4" draw:layer="layout" svg:width="6.182cm" svg:height="1.641cm" svg:x="17.701cm" svg:y="6.64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" draw:text-style-name="P2" draw:layer="layout" svg:width="10.12cm" svg:height="1.277cm" svg:x="7.699cm" svg:y="0.322cm">
          <text:list text:style-name="L1">
            <text:list-header>
              <text:p text:style-name="P1"><text:span text:style-name="T15">Теорема о седловой точке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5.914cm" svg:height="1.417cm" svg:x="0.241cm" svg:y="11.562cm">
          <text:list text:style-name="L3">
            <text:list-header>
              <text:p text:style-name="P3"><text:span text:style-name="T23"></text:span><text:span text:style-name="T25">)</text:span><text:span text:style-name="T4"> Пусть (</text:span><text:span text:style-name="T5">i</text:span><text:span text:style-name="T10">0</text:span><text:span text:style-name="T4">,</text:span><text:span text:style-name="T5"> j</text:span><text:span text:style-name="T10">0</text:span><text:span text:style-name="T4">) – седловая точка. По </text:span><text:span text:style-name="T3">def</text:span><text:span text:style-name="T4"> 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1.506cm" svg:height="1.887cm" svg:x="2.13cm" svg:y="13.0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" draw:text-style-name="P2" draw:layer="layout" svg:width="5.59cm" svg:height="1.277cm" svg:x="0.25cm" svg:y="14.781cm">
          <text:list text:style-name="L1">
            <text:list-header>
              <text:p text:style-name="P3"><text:span text:style-name="T9">С др. стороны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0.218cm" svg:height="1.887cm" svg:x="7.483cm" svg:y="14.77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" draw:text-style-name="P2" draw:layer="layout" svg:width="1.336cm" svg:height="1.277cm" svg:x="17.85cm" svg:y="14.764cm">
          <text:list text:style-name="L3">
            <text:list-header>
              <text:p text:style-name="P3"><text:span text:style-name="T11">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4.42cm" svg:height="1.971cm" svg:x="5.411cm" svg:y="16.55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Звичайний">
        <office:forms form:automatic-focus="false" form:apply-design-mode="false"/>
        <draw:custom-shape draw:style-name="gr1" draw:text-style-name="P2" draw:layer="layout" svg:width="15.938cm" svg:height="1.277cm" svg:x="4.795cm" svg:y="0.322cm">
          <text:list text:style-name="L1">
            <text:list-header>
              <text:p text:style-name="P1"><text:span text:style-name="T15">Решение </text:span><text:span text:style-name="T16">mat</text:span><text:span text:style-name="T15"> игр в смешанных стратегиях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4.879cm" svg:height="1.277cm" svg:x="0.238cm" svg:y="1.923cm">
          <text:list text:style-name="L1">
            <text:list-header>
              <text:p text:style-name="P3"><text:span text:style-name="T4">Не всякая </text:span><text:span text:style-name="T3">mat</text:span><text:span text:style-name="T4"> имеет седловую точку…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3.382cm" svg:height="1.477cm" svg:x="16.1cm" svg:y="1.82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3" draw:text-style-name="P2" draw:layer="layout" svg:width="24.857cm" svg:height="2.293cm" svg:x="0.243cm" svg:y="3.241cm">
          <text:list text:style-name="L1">
            <text:list-header>
              <text:p text:style-name="P3"><text:span text:style-name="T12">Смешанная стратегия</text:span><text:span text:style-name="T9"> – это вероятностное распределение на мн. чистых стратегий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5.813cm" svg:height="2.681cm" svg:x="4.088cm" svg:y="5.34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15.752cm" svg:height="2.906cm" svg:x="4.348cm" svg:y="8.09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" draw:text-style-name="P2" draw:layer="layout" svg:width="23.873cm" svg:height="2.573cm" svg:x="0.267cm" svg:y="11.183cm">
          <text:list text:style-name="L1">
            <text:list-header>
              <text:p text:style-name="P3"><text:span text:style-name="T5">p</text:span><text:span text:style-name="T8">i</text:span><text:span text:style-name="T4"> – вероятность использования 1-м игроком чистой стратегии </text:span><text:span text:style-name="T5">i</text:span><text:span text:style-name="T4">, </text:span></text:p>
              <text:p text:style-name="P3"><text:span text:style-name="T5">q</text:span><text:span text:style-name="T8">j</text:span><text:span text:style-name="T4"> – вероятность использования 2-м игроком чистой стратегии </text:span><text:span text:style-name="T5">j</text:span><text:span text:style-name="T4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4.659cm" svg:height="3.309cm" svg:x="0.441cm" svg:y="14.226cm">
          <text:list text:style-name="L1">
            <text:list-header>
              <text:p text:style-name="P3"><text:span text:style-name="T19">Применение смешанных стратегий – это чередование чистых стратегий согласно их вероятностям при многократном повторении игры.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Звичайний">
        <office:forms form:automatic-focus="false" form:apply-design-mode="false"/>
        <draw:custom-shape draw:style-name="gr1" draw:text-style-name="P2" draw:layer="layout" svg:width="9.32cm" svg:height="1.277cm" svg:x="8.121cm" svg:y="0.322cm">
          <text:list text:style-name="L1">
            <text:list-header>
              <text:p text:style-name="P1"><text:span text:style-name="T2">Принцип осторожности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2.293cm" svg:x="0.243cm" svg:y="1.98cm">
          <text:list text:style-name="L3">
            <text:list-header>
              <text:p text:style-name="P3"><text:span text:style-name="T6"></text:span><text:span text:style-name="T4"> </text:span><text:span text:style-name="T4">пары смеш. стратегий (</text:span><text:span text:style-name="T5">p</text:span><text:span text:style-name="T4">,</text:span><text:span text:style-name="T5"> q</text:span><text:span text:style-name="T4">) определим </text:span><text:span text:style-name="T26">платежную функцию</text:span><text:span text:style-name="T4"> как мат. ожидание величины выигрыша 1-го игрока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7.522cm" svg:height="2.377cm" svg:x="8.939cm" svg:y="4.32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3" draw:text-style-name="P2" draw:layer="layout" svg:width="24.857cm" svg:height="2.293cm" svg:x="0.243cm" svg:y="7.514cm">
          <text:list text:style-name="L1">
            <text:list-header>
              <text:p text:style-name="P3"><text:span text:style-name="T19">Принцип осторожности</text:span><text:span text:style-name="T9"> в данном сл. приводит к определению след. характеристик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6.65cm" svg:height="1.562cm" svg:x="4.899cm" svg:y="10.28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7.055cm" svg:height="1.561cm" svg:x="13.212cm" svg:y="10.257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6.716cm" svg:height="1.562cm" svg:x="4.868cm" svg:y="12.28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7.121cm" svg:height="1.561cm" svg:x="13.181cm" svg:y="12.25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" draw:text-style-name="P2" draw:layer="layout" svg:width="23.126cm" svg:height="1.277cm" svg:x="0.187cm" svg:y="13.855cm">
          <text:list text:style-name="L1">
            <text:list-header>
              <text:p text:style-name="P3"><text:span text:style-name="T4">где </text:span><text:span text:style-name="T13"></text:span><text:span text:style-name="T4"> </text:span><text:span text:style-name="T6"></text:span><text:span text:style-name="T4"> </text:span><text:span text:style-name="T5">нижняя</text:span><text:span text:style-name="T4">, а </text:span><text:span text:style-name="T13"></text:span><text:span text:style-name="T4"> </text:span><text:span text:style-name="T6"></text:span><text:span text:style-name="T4"> </text:span><text:span text:style-name="T5">верхняя цены игры в смеш. стратегиях</text:span><text:span text:style-name="T4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Звичайний">
        <office:forms form:automatic-focus="false" form:apply-design-mode="false"/>
        <draw:custom-shape draw:style-name="gr1" draw:text-style-name="P2" draw:layer="layout" svg:width="8.901cm" svg:height="1.277cm" svg:x="8.331cm" svg:y="0.322cm">
          <text:list text:style-name="L1">
            <text:list-header>
              <text:p text:style-name="P1"><text:span text:style-name="T2">Теорема Фон Неймана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659cm" svg:height="6.357cm" svg:x="0.243cm" svg:y="2.165cm">
          <text:list text:style-name="L1">
            <text:list-header>
              <text:p text:style-name="P6"><text:span text:style-name="T17">Теорема.</text:span><text:span text:style-name="T4"> </text:span><text:span text:style-name="T5">В </text:span><text:span text:style-name="T13"></text:span><text:span text:style-name="T5"> </text:span><text:span text:style-name="T7">mat</text:span><text:span text:style-name="T5"> игре </text:span><text:span text:style-name="T13"></text:span><text:span text:style-name="T5"> пара смеш. стратегий (p</text:span><text:span text:style-name="T27">*</text:span><text:span text:style-name="T5">, q</text:span><text:span text:style-name="T27">*</text:span><text:span text:style-name="T5">):</text:span><text:span text:style-name="T4"> </text:span></text:p>
            </text:list-header>
          </text:list>
          <text:list text:style-name="L8">
            <text:list-item>
              <text:p text:style-name="P3"><text:span text:style-name="T5"><text:s/></text:span><text:span text:style-name="T5">E</text:span><text:span text:style-name="T4">(</text:span><text:span text:style-name="T5">p</text:span><text:span text:style-name="T4">,</text:span><text:span text:style-name="T5"> q</text:span><text:span text:style-name="T27">*</text:span><text:span text:style-name="T4">)</text:span><text:span text:style-name="T5"> </text:span><text:span text:style-name="T6"></text:span><text:span text:style-name="T5"> E</text:span><text:span text:style-name="T4">(</text:span><text:span text:style-name="T5">p</text:span><text:span text:style-name="T27">*</text:span><text:span text:style-name="T4">,</text:span><text:span text:style-name="T5"> q</text:span><text:span text:style-name="T27">*</text:span><text:span text:style-name="T4">)</text:span><text:span text:style-name="T5"> </text:span><text:span text:style-name="T6"></text:span><text:span text:style-name="T5"> E</text:span><text:span text:style-name="T4">(</text:span><text:span text:style-name="T5">p</text:span><text:span text:style-name="T27">*</text:span><text:span text:style-name="T4">,</text:span><text:span text:style-name="T5"> q</text:span><text:span text:style-name="T4">),</text:span><text:span text:style-name="T5"> <text:s/>p </text:span><text:span text:style-name="T6"></text:span><text:span text:style-name="T5"> P</text:span><text:span text:style-name="T4">,</text:span><text:span text:style-name="T5"> q </text:span><text:span text:style-name="T6"></text:span><text:span text:style-name="T5"> Q</text:span><text:span text:style-name="T4">;</text:span></text:p>
            </text:list-item>
            <text:list-item>
              <text:p text:style-name="P3"><text:span text:style-name="T5"><text:s/></text:span><text:span text:style-name="T13"></text:span><text:span text:style-name="T5"> </text:span><text:span text:style-name="T5">= </text:span><text:span text:style-name="T13"></text:span><text:span text:style-name="T5"> = </text:span><text:span text:style-name="T13"></text:span><text:span text:style-name="T5"> = E</text:span><text:span text:style-name="T4">(</text:span><text:span text:style-name="T5">p</text:span><text:span text:style-name="T27">*</text:span><text:span text:style-name="T4">,</text:span><text:span text:style-name="T5"> q</text:span><text:span text:style-name="T27">*</text:span><text:span text:style-name="T4">) </text:span><text:span text:style-name="T6"></text:span><text:span text:style-name="T4"> </text:span><text:span text:style-name="T5">цена игры</text:span><text:span text:style-name="T4">. </text:span></text:p>
            </text:list-item>
          </text:list>
          <text:list text:style-name="L1">
            <text:list-header>
              <text:p text:style-name="P6"><text:span text:style-name="T22">Доказательство.</text:span><text:span text:style-name="T4"> Сформулируем задачи 1 и 2 игроков в виде задач</text:span></text:p>
              <text:p text:style-name="P6"><text:span text:style-name="T4">ЛП. Добавив достаточно большое число ко всем элементам </text:span></text:p>
              <text:p text:style-name="P6"><text:span text:style-name="T4">платежной матрицы </text:span><text:span text:style-name="T6"></text:span><text:span text:style-name="T4"> </text:span><text:span text:style-name="T13"></text:span><text:span text:style-name="T5"> </text:span><text:span text:style-name="T4">&gt; 0. Задача </text:span><text:span text:style-name="T3">1-</text:span><text:span text:style-name="T4">го игрока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4.431cm" svg:height="1.561cm" svg:x="10.469cm" svg:y="8.40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14.363cm" svg:height="1.83cm" svg:x="0.401cm" svg:y="10.001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6.716cm" svg:height="1.627cm" svg:x="16.184cm" svg:y="10.00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1" draw:text-style-name="P2" draw:layer="layout" svg:width="4.549cm" svg:height="1.277cm" svg:x="0.25cm" svg:y="11.981cm">
          <text:list text:style-name="L1">
            <text:list-header>
              <text:p text:style-name="P3"><text:span text:style-name="T9">Обозначим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4.771cm" svg:height="2.236cm" svg:x="5.001cm" svg:y="11.637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1" draw:text-style-name="P2" draw:layer="layout" svg:width="10.327cm" svg:height="1.277cm" svg:x="9.972cm" svg:y="11.937cm">
          <text:list text:style-name="L1">
            <text:list-header>
              <text:p text:style-name="P3"><text:span text:style-name="T9">Разделив на </text:span><text:span text:style-name="T28"></text:span><text:span text:style-name="T9">(</text:span><text:span text:style-name="T12">p</text:span><text:span text:style-name="T9">), получим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2.1cm" svg:y1="12.325cm" svg:x2="12.1cm" svg:y2="11.527cm">
          <text:p/>
        </draw:line>
        <draw:frame draw:style-name="gr4" draw:layer="layout" svg:width="3.629cm" svg:height="1.83cm" svg:x="20.47cm" svg:y="12.04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layer="layout" svg:width="9.212cm" svg:height="2.236cm" svg:x="5.49cm" svg:y="14.12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1" draw:text-style-name="P2" draw:layer="layout" svg:width="3.55cm" svg:height="2.293cm" svg:x="1.246cm" svg:y="15.24cm">
          <text:list text:style-name="L1">
            <text:list-header>
              <text:p text:style-name="P3"><text:span text:style-name="T9">Задача 1</text:span></text:p>
              <text:p text:style-name="P3"><text:span text:style-name="T9">игрок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4.771cm" svg:height="1.83cm" svg:x="5.53cm" svg:y="16.69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10" draw:text-style-name="P2" draw:layer="layout" svg:width="0.401cm" svg:height="4.198cm" svg:x="4.899cm" svg:y="14.327cm">
          <text:p/>
          <draw:enhanced-geometry svg:viewBox="0 0 21600 21600" draw:glue-points="21600 0 0 10800 21600 21600" draw:text-areas="13800 ?f9 21600 ?f10" draw:type="left-brace" draw:modifiers="1800 106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Звичайний">
        <office:forms form:automatic-focus="false" form:apply-design-mode="false"/>
        <draw:custom-shape draw:style-name="gr1" draw:text-style-name="P2" draw:layer="layout" svg:width="14.769cm" svg:height="1.277cm" svg:x="5.41cm" svg:y="0.322cm">
          <text:list text:style-name="L1">
            <text:list-header>
              <text:p text:style-name="P1"><text:span text:style-name="T2">Доказательство теоремы Фон Неймана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4.229cm" svg:height="1.561cm" svg:x="7.1cm" svg:y="2.36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4.635cm" svg:height="2.372cm" svg:x="3.263cm" svg:y="3.753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9.278cm" svg:height="2.302cm" svg:x="14.023cm" svg:y="2.12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4.837cm" svg:height="1.897cm" svg:x="14.063cm" svg:y="4.69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0" draw:text-style-name="P2" draw:layer="layout" svg:width="0.401cm" svg:height="4.198cm" svg:x="13.463cm" svg:y="2.359cm">
          <text:p/>
          <draw:enhanced-geometry svg:viewBox="0 0 21600 21600" draw:glue-points="21600 0 0 10800 21600 21600" draw:text-areas="13800 ?f9 21600 ?f10" draw:type="left-brace" draw:modifiers="1800 106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layer="layout" svg:width="6.196cm" svg:height="1.277cm" svg:x="0.699cm" svg:y="2.218cm">
          <text:list text:style-name="L1">
            <text:list-header>
              <text:p text:style-name="P3"><text:span text:style-name="T9">Задача 2 игрок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3.656cm" svg:height="1.277cm" svg:x="0.243cm" svg:y="7.329cm">
          <text:list text:style-name="L1">
            <text:list-header>
              <text:p text:style-name="P3"><text:span text:style-name="T4">Пусть </text:span><text:span text:style-name="T5">u</text:span><text:span text:style-name="T27">*</text:span><text:span text:style-name="T4"> и </text:span><text:span text:style-name="T5">v</text:span><text:span text:style-name="T27">*</text:span><text:span text:style-name="T4"> </text:span><text:span text:style-name="T6"></text:span><text:span text:style-name="T4"> </text:span><text:span text:style-name="T3">opt</text:span><text:span text:style-name="T4"> реш</text:span><text:span text:style-name="T3">. </text:span><text:span text:style-name="T4">дв. задач </text:span><text:span text:style-name="T6">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3.898cm" svg:height="2.368cm" svg:x="14.702cm" svg:y="6.84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layer="layout" svg:width="3.695cm" svg:height="2.443cm" svg:x="20.007cm" svg:y="6.773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" draw:text-style-name="P2" draw:layer="layout" svg:width="18.223cm" svg:height="1.277cm" svg:x="0.303cm" svg:y="9.693cm">
          <text:list text:style-name="L1">
            <text:list-header>
              <text:p text:style-name="P3"><text:span text:style-name="T4">Согласно принципу дополняющей нежесткости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7.66cm" svg:height="2.439cm" svg:x="0.498cm" svg:y="10.892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layer="layout" svg:width="7.528cm" svg:height="2.571cm" svg:x="9.172cm" svg:y="10.89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3" draw:text-style-name="P2" draw:layer="layout" svg:width="24.659cm" svg:height="1.277cm" svg:x="0.243cm" svg:y="13.295cm">
          <text:list text:style-name="L1">
            <text:list-header>
              <text:p text:style-name="P3"><text:span text:style-name="T9">Просуммируем последние = по </text:span><text:span text:style-name="T12">j</text:span><text:span text:style-name="T9"> и по</text:span><text:span text:style-name="T12"> i</text:span><text:span text:style-name="T9"> и разделим на </text:span><text:span text:style-name="T12">f</text:span><text:span text:style-name="T9">(</text:span><text:span text:style-name="T12">u</text:span><text:span text:style-name="T29">*</text:span><text:span text:style-name="T9">)</text:span><text:span text:style-name="T11"></text:span><text:span text:style-name="T28"></text:span><text:span text:style-name="T9">(</text:span><text:span text:style-name="T12">v</text:span><text:span text:style-name="T29">*</text:span><text:span text:style-name="T9">)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8.736cm" svg:height="2.231cm" svg:x="8.365cm" svg:y="15.496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Звичайний">
        <office:forms form:automatic-focus="false" form:apply-design-mode="false"/>
        <draw:custom-shape draw:style-name="gr1" draw:text-style-name="P2" draw:layer="layout" svg:width="14.769cm" svg:height="1.277cm" svg:x="5.41cm" svg:y="0.322cm">
          <text:list text:style-name="L1">
            <text:list-header>
              <text:p text:style-name="P1"><text:span text:style-name="T2">Доказательство теоремы Фон Неймана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4.771cm" svg:height="1.83cm" svg:x="0.697cm" svg:y="2.324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layer="layout" svg:width="4.837cm" svg:height="1.896cm" svg:x="6.862cm" svg:y="2.32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1" draw:text-style-name="P2" draw:layer="layout" svg:width="0.955cm" svg:height="1.277cm" svg:x="5.539cm" svg:y="2.262cm">
          <text:list text:style-name="L1">
            <text:list-header>
              <text:p text:style-name="P3"><text:span text:style-name="T9">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36cm" svg:height="1.277cm" svg:x="11.906cm" svg:y="2.245cm">
          <text:list text:style-name="L3">
            <text:list-header>
              <text:p text:style-name="P3"><text:span text:style-name="T11">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1.237cm" svg:height="2.509cm" svg:x="2.099cm" svg:y="3.72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layer="layout" svg:width="21.771cm" svg:height="2.439cm" svg:x="1.834cm" svg:y="6.451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1" draw:text-style-name="P2" draw:layer="layout" svg:width="7.246cm" svg:height="1.277cm" svg:x="0.443cm" svg:y="8.564cm">
          <text:list text:style-name="L3">
            <text:list-header>
              <text:p text:style-name="P3"><text:span text:style-name="T11"></text:span><text:span text:style-name="T9"> </text:span><text:span text:style-name="T9">утв. 1 доказано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8.716cm" svg:height="1.277cm" svg:x="0.313cm" svg:y="9.763cm">
          <text:list text:style-name="L1">
            <text:list-header>
              <text:p text:style-name="P3"><text:span text:style-name="T9">Из </text:span><text:span text:style-name="T11"></text:span><text:span text:style-name="T9"> <text:s text:c="2"/></text:span><text:span text:style-name="T12">E</text:span><text:span text:style-name="T9">(</text:span><text:span text:style-name="T12">p</text:span><text:span text:style-name="T9">,</text:span><text:span text:style-name="T12"> q</text:span><text:span text:style-name="T29">*</text:span><text:span text:style-name="T9">) </text:span><text:span text:style-name="T11"></text:span><text:span text:style-name="T12"> E</text:span><text:span text:style-name="T9">(</text:span><text:span text:style-name="T12">p</text:span><text:span text:style-name="T29">*</text:span><text:span text:style-name="T9">,</text:span><text:span text:style-name="T12"> q</text:span><text:span text:style-name="T29">*</text:span><text:span text:style-name="T9">) </text:span><text:span text:style-name="T11"></text:span><text:span text:style-name="T12"> E</text:span><text:span text:style-name="T9">(</text:span><text:span text:style-name="T12">p</text:span><text:span text:style-name="T29">*</text:span><text:span text:style-name="T9">,</text:span><text:span text:style-name="T12"> q</text:span><text:span text:style-name="T9">),</text:span><text:span text:style-name="T12"> p </text:span><text:span text:style-name="T11"></text:span><text:span text:style-name="T12"> P</text:span><text:span text:style-name="T9">,</text:span><text:span text:style-name="T12"> q </text:span><text:span text:style-name="T11"></text:span><text:span text:style-name="T12"> Q</text:span><text:span text:style-name="T9"> <text:s/></text:span><text:span text:style-name="T11">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4.649cm" svg:height="1.627cm" svg:x="5.252cm" svg:y="11.395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layer="layout" svg:width="14.984cm" svg:height="1.222cm" svg:x="5.133cm" svg:y="13.101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3" draw:text-style-name="P2" draw:layer="layout" svg:width="24.461cm" svg:height="3.309cm" svg:x="0.441cm" svg:y="14.724cm">
          <text:list text:style-name="L1">
            <text:list-header>
              <text:p text:style-name="P3"><text:span text:style-name="T4">С др. стор. (по лемме о </text:span><text:span text:style-name="T3">maxmin </text:span><text:span text:style-name="T4">и </text:span><text:span text:style-name="T3">minmax</text:span><text:span text:style-name="T4">) </text:span><text:span text:style-name="T13"></text:span><text:span text:style-name="T5"> </text:span><text:span text:style-name="T6"></text:span><text:span text:style-name="T5"> </text:span><text:span text:style-name="T13"></text:span><text:span text:style-name="T4"> </text:span><text:span text:style-name="T6"></text:span></text:p>
              <text:p text:style-name="P3"><text:span text:style-name="T4"><text:s/></text:span></text:p>
              <text:p text:style-name="P3"><text:span text:style-name="T5"><text:s text:c="29"/></text:span><text:span text:style-name="T13"></text:span><text:span text:style-name="T5"> </text:span><text:span text:style-name="T5">= </text:span><text:span text:style-name="T13"></text:span><text:span text:style-name="T4">(</text:span><text:span text:style-name="T5">p</text:span><text:span text:style-name="T27">*</text:span><text:span text:style-name="T4">)</text:span><text:span text:style-name="T5"> = E</text:span><text:span text:style-name="T4">(</text:span><text:span text:style-name="T5">p</text:span><text:span text:style-name="T27">*</text:span><text:span text:style-name="T4">,</text:span><text:span text:style-name="T5"> q</text:span><text:span text:style-name="T27">*</text:span><text:span text:style-name="T4">)</text:span><text:span text:style-name="T5"> = </text:span><text:span text:style-name="T13"></text:span><text:span text:style-name="T5"> = </text:span><text:span text:style-name="T13"></text:span><text:span text:style-name="T4">(</text:span><text:span text:style-name="T5">q</text:span><text:span text:style-name="T27">*</text:span><text:span text:style-name="T4">)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Звичайний">
        <office:forms form:automatic-focus="false" form:apply-design-mode="false"/>
        <draw:custom-shape draw:style-name="gr1" draw:text-style-name="P2" draw:layer="layout" svg:width="12.635cm" svg:height="1.277cm" svg:x="6.477cm" svg:y="0.322cm">
          <text:list text:style-name="L1">
            <text:list-header>
              <text:p text:style-name="P1"><text:span text:style-name="T2">Методы решение матричных игр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15.325cm" svg:x="0.243cm" svg:y="2.743cm">
          <text:list text:style-name="L1">
            <text:list-header>
              <text:p text:style-name="P3"><text:span text:style-name="T4">Если платежная </text:span><text:span text:style-name="T3">mat</text:span><text:span text:style-name="T4"> имеет седловую точку, то решение игры </text:span><text:span text:style-name="T6"></text:span><text:span text:style-name="T4"> в чистых стратегиях, кот</text:span><text:span text:style-name="T3">.</text:span><text:span text:style-name="T4"> определяется седловой точкой </text:span><text:span text:style-name="T3">mat</text:span><text:span text:style-name="T4">. </text:span></text:p>
              <text:p text:style-name="P3"><text:span text:style-name="T4"/></text:p>
              <text:p text:style-name="P3"><text:span text:style-name="T4">Предположим, что седловой точки в платежной </text:span><text:span text:style-name="T3">mat</text:span><text:span text:style-name="T4"> нет. </text:span></text:p>
              <text:p text:style-name="P3"><text:span text:style-name="T4">Тогда </text:span><text:span text:style-name="T3">mat</text:span><text:span text:style-name="T4"> игру следует решать в смешанных стратегиях.</text:span></text:p>
              <text:p text:style-name="P3"><text:span text:style-name="T4"/></text:p>
              <text:p text:style-name="P3"><text:span text:style-name="T4">Строка </text:span><text:span text:style-name="T5">i</text:span><text:span text:style-name="T4"> </text:span><text:span text:style-name="T5">доминирует</text:span><text:span text:style-name="T4"> строку</text:span><text:span text:style-name="T25"> </text:span><text:span text:style-name="T5">k</text:span><text:span text:style-name="T4">, если </text:span><text:span text:style-name="T5">a</text:span><text:span text:style-name="T8">ij</text:span><text:span text:style-name="T5"> </text:span><text:span text:style-name="T6"></text:span><text:span text:style-name="T5"> a</text:span><text:span text:style-name="T8">kj</text:span><text:span text:style-name="T4">, </text:span><text:span text:style-name="T6"></text:span><text:span text:style-name="T4"> </text:span><text:span text:style-name="T5">j </text:span><text:span text:style-name="T4">и </text:span><text:span text:style-name="T6"></text:span><text:span text:style-name="T4"> такой столбец <text:s/></text:span><text:span text:style-name="T7">d</text:span><text:span text:style-name="T4">, что </text:span><text:span text:style-name="T5">a</text:span><text:span text:style-name="T30">id</text:span><text:span text:style-name="T8"> </text:span><text:span text:style-name="T5">&gt; a</text:span><text:span text:style-name="T30">kd</text:span></text:p>
              <text:p text:style-name="P3"><text:span text:style-name="T8"/></text:p>
              <text:p text:style-name="P3"><text:span text:style-name="T4">Столбец </text:span><text:span text:style-name="T5">j</text:span><text:span text:style-name="T4"> </text:span><text:span text:style-name="T5">доминирует</text:span><text:span text:style-name="T4"> столбец </text:span><text:span text:style-name="T5">k</text:span><text:span text:style-name="T4">, если </text:span><text:span text:style-name="T5">a</text:span><text:span text:style-name="T8">ij</text:span><text:span text:style-name="T5"> </text:span><text:span text:style-name="T6"></text:span><text:span text:style-name="T5"> a</text:span><text:span text:style-name="T8">ik</text:span><text:span text:style-name="T4">, </text:span><text:span text:style-name="T6"></text:span><text:span text:style-name="T4"> </text:span><text:span text:style-name="T5">i</text:span><text:span text:style-name="T4"> и </text:span><text:span text:style-name="T6"></text:span><text:span text:style-name="T4"> такая строка </text:span><text:span text:style-name="T7">d</text:span><text:span text:style-name="T4">, что </text:span><text:span text:style-name="T5">a</text:span><text:span text:style-name="T30">dj</text:span><text:span text:style-name="T5"> &lt; a</text:span><text:span text:style-name="T30">dk</text:span></text:p>
              <text:p text:style-name="P3"><text:span text:style-name="T8"/></text:p>
              <text:p text:style-name="P3"><text:span text:style-name="T4">Подмн. доминируемых строк и столбцов могут быть исключены из платежной </text:span><text:span text:style-name="T3">mat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Звичайний">
        <office:forms form:automatic-focus="false" form:apply-design-mode="false"/>
        <draw:custom-shape draw:style-name="gr1" draw:text-style-name="P2" draw:layer="layout" svg:width="8.105cm" svg:height="1.277cm" svg:x="8.769cm" svg:y="0.322cm">
          <text:list text:style-name="L1">
            <text:list-header>
              <text:p text:style-name="P1"><text:span text:style-name="T2">Активные стратегии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16.061cm" svg:x="0.243cm" svg:y="1.98cm">
          <text:list text:style-name="L1">
            <text:list-header>
              <text:p text:style-name="P3"><text:span text:style-name="T4">Чистая стратегия </text:span><text:span text:style-name="T5">i</text:span><text:span text:style-name="T4"> является </text:span><text:span text:style-name="T5">активной</text:span><text:span text:style-name="T4">, если она используется в некоторой </text:span><text:span text:style-name="T3">opt</text:span><text:span text:style-name="T4"> стратегии с </text:span><text:span text:style-name="T3">&gt;0</text:span><text:span text:style-name="T4"> вероятностью. Другими словами, если </text:span><text:span text:style-name="T6"></text:span><text:span text:style-name="T4"> </text:span><text:span text:style-name="T3">opt</text:span><text:span text:style-name="T4"> стратегия </text:span><text:span text:style-name="T5">p</text:span><text:span text:style-name="T4"> (</text:span><text:span text:style-name="T5">q</text:span><text:span text:style-name="T4">) такая, что </text:span><text:span text:style-name="T5">p</text:span><text:span text:style-name="T8">i</text:span><text:span text:style-name="T5"> &gt;</text:span><text:span text:style-name="T4"> 0 (</text:span><text:span text:style-name="T5">q</text:span><text:span text:style-name="T8">j</text:span><text:span text:style-name="T5"> &gt; </text:span><text:span text:style-name="T4">0), то чистая стратегия </text:span><text:span text:style-name="T5">i</text:span><text:span text:style-name="T4"> (</text:span><text:span text:style-name="T5">j</text:span><text:span text:style-name="T4">) является </text:span><text:span text:style-name="T5">активной</text:span><text:span text:style-name="T4"> для </text:span><text:span text:style-name="T3">1</text:span><text:span text:style-name="T4"> (</text:span><text:span text:style-name="T3">2</text:span><text:span text:style-name="T4">) игрока.</text:span></text:p>
              <text:p text:style-name="P3"><text:span text:style-name="T4"/></text:p>
              <text:p text:style-name="P3"><text:span text:style-name="T17">Теорема</text:span><text:span text:style-name="T4"> (об активных стратегиях). </text:span><text:span text:style-name="T5">Если один игрок придерживается </text:span><text:span text:style-name="T7">opt</text:span><text:span text:style-name="T5"> стратегии, то его соперник достигает цены игры </text:span><text:span text:style-name="T13"></text:span><text:span text:style-name="T5">, применяя любую свою смешанную стратегию, в которой используются только активные стратегии.</text:span><text:span text:style-name="T4"> </text:span></text:p>
              <text:p text:style-name="P3"><text:span text:style-name="T4"/></text:p>
              <text:p text:style-name="P3"><text:span text:style-name="T22">Доказательство.</text:span><text:span text:style-name="T4"> Пусть 1 игрок использует </text:span><text:span text:style-name="T3">opt </text:span><text:span text:style-name="T4">ст</text:span><text:span text:style-name="T3">.</text:span><text:span text:style-name="T4"> </text:span><text:span text:style-name="T5">p</text:span><text:span text:style-name="T27">*</text:span><text:span text:style-name="T4">, а </text:span><text:span text:style-name="T3">2</text:span><text:span text:style-name="T4"> </text:span><text:span text:style-name="T13"></text:span><text:span text:style-name="T4"> смеш</text:span><text:span text:style-name="T3">. </text:span><text:span text:style-name="T4">ст</text:span><text:span text:style-name="T3">.</text:span><text:span text:style-name="T4"> </text:span><text:span text:style-name="T5">q</text:span><text:span text:style-name="T4">, в кот</text:span><text:span text:style-name="T3">.</text:span><text:span text:style-name="T4"> </text:span><text:span text:style-name="T5">q</text:span><text:span text:style-name="T8">j</text:span><text:span text:style-name="T5"> &gt;</text:span><text:span text:style-name="T4"> 0, </text:span><text:span text:style-name="T5">j </text:span><text:span text:style-name="T6"></text:span><text:span text:style-name="T5"> J</text:span><text:span text:style-name="T13"></text:span><text:span text:style-name="T4">, где </text:span><text:span text:style-name="T5">J</text:span><text:span text:style-name="T13"></text:span><text:span text:style-name="T5"> </text:span><text:span text:style-name="T13"></text:span><text:span text:style-name="T4"> подмн</text:span><text:span text:style-name="T3">.</text:span><text:span text:style-name="T4"> активных ст</text:span><text:span text:style-name="T3">.</text:span><text:span text:style-name="T4"> </text:span><text:span text:style-name="T3">2</text:span><text:span text:style-name="T4"> игрока. Необходимо доказать, что цена игры </text:span><text:span text:style-name="T13"></text:span><text:span text:style-name="T5"> = E</text:span><text:span text:style-name="T4">(</text:span><text:span text:style-name="T5">p</text:span><text:span text:style-name="T27">*</text:span><text:span text:style-name="T4">,</text:span><text:span text:style-name="T5"> q</text:span><text:span text:style-name="T4">). </text:span></text:p>
              <text:p text:style-name="P3"><text:span text:style-name="T4">Пусть </text:span><text:span text:style-name="T13"></text:span><text:span text:style-name="T8">j</text:span><text:span text:style-name="T5"> = E</text:span><text:span text:style-name="T4">(</text:span><text:span text:style-name="T5">p</text:span><text:span text:style-name="T27">*</text:span><text:span text:style-name="T4">,</text:span><text:span text:style-name="T5"> q</text:span><text:span text:style-name="T27">j</text:span><text:span text:style-name="T4">), где </text:span><text:span text:style-name="T5">q</text:span><text:span text:style-name="T27">j</text:span><text:span text:style-name="T5"> </text:span><text:span text:style-name="T4">= (0, …, 0, 1, 0, …, 0). Очевидно, </text:span><text:span text:style-name="T13"></text:span><text:span text:style-name="T8">j</text:span><text:span text:style-name="T5"> </text:span><text:span text:style-name="T6"></text:span><text:span text:style-name="T5"> </text:span><text:span text:style-name="T13"></text:span><text:span text:style-name="T4">, </text:span></text:p>
            </text:list-header>
          </text:list>
          <text:list text:style-name="L3">
            <text:list-header>
              <text:p text:style-name="P3"><text:span text:style-name="T6"></text:span><text:span text:style-name="T4"> </text:span><text:span text:style-name="T5">j</text:span><text:span text:style-name="T4">. Покажем, что для активной ст. </text:span><text:span text:style-name="T5">j</text:span><text:span text:style-name="T4"> <text:s/></text:span><text:span text:style-name="T13"></text:span><text:span text:style-name="T8">j</text:span><text:span text:style-name="T5"> = </text:span><text:span text:style-name="T13"></text:span><text:span text:style-name="T4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Звичайний">
        <office:forms form:automatic-focus="false" form:apply-design-mode="false"/>
        <draw:custom-shape draw:style-name="gr1" draw:text-style-name="P2" draw:layer="layout" svg:width="8.105cm" svg:height="1.277cm" svg:x="8.769cm" svg:y="0.322cm">
          <text:list text:style-name="L1">
            <text:list-header>
              <text:p text:style-name="P1"><text:span text:style-name="T2">Активные стратегии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1.277cm" svg:x="0.243cm" svg:y="1.98cm">
          <text:list text:style-name="L1">
            <text:list-header>
              <text:p text:style-name="P3"><text:span text:style-name="T4">По </text:span><text:span text:style-name="T3">def</text:span><text:span text:style-name="T4"> цены игры имеем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5.188cm" svg:height="1.901cm" svg:x="5.106cm" svg:y="3.585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layer="layout" svg:width="13.714cm" svg:height="1.9cm" svg:x="5.834cm" svg:y="5.927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layer="layout" svg:width="12.704cm" svg:height="1.901cm" svg:x="2.099cm" svg:y="8.224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layer="layout" svg:width="4.635cm" svg:height="1.288cm" svg:x="17.268cm" svg:y="8.237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11" draw:text-style-name="P2" draw:layer="layout" svg:width="1.6cm" svg:height="0.798cm" svg:x="15.302cm" svg:y="8.524cm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2.422cm" svg:height="1.417cm" svg:x="0.659cm" svg:y="10.764cm">
          <text:list text:style-name="L3">
            <text:list-header>
              <text:p text:style-name="P3"><text:span text:style-name="T11"></text:span><text:span text:style-name="T9"> </text:span><text:span text:style-name="T11"></text:span><text:span text:style-name="T9"> </text:span><text:span text:style-name="T12">j </text:span><text:span text:style-name="T11"></text:span><text:span text:style-name="T12"> J</text:span><text:span text:style-name="T28"></text:span><text:span text:style-name="T9"> имеет место </text:span><text:span text:style-name="T28"></text:span><text:span text:style-name="T31">j</text:span><text:span text:style-name="T12"> = </text:span><text:span text:style-name="T28"></text:span><text:span text:style-name="T12">.</text:span><text:span text:style-name="T9"> Из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5.447cm" svg:height="1.9cm" svg:x="4.895cm" svg:y="13.225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1" draw:text-style-name="P2" draw:layer="layout" svg:width="1.336cm" svg:height="1.277cm" svg:x="16.558cm" svg:y="10.724cm">
          <text:list text:style-name="L3">
            <text:list-header>
              <text:p text:style-name="P3"><text:span text:style-name="T11">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3.091cm" svg:height="1.9cm" svg:x="13.3cm" svg:y="10.826cm"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Звичайний">
        <office:forms form:automatic-focus="false" form:apply-design-mode="false"/>
        <draw:custom-shape draw:style-name="gr1" draw:text-style-name="P2" draw:layer="layout" svg:width="6.619cm" svg:height="1.277cm" svg:x="9.511cm" svg:y="0.304cm">
          <text:list text:style-name="L1">
            <text:list-header>
              <text:p text:style-name="P1"><text:span text:style-name="T15">Решение игр </text:span><text:span text:style-name="T16">2</text:span><text:span text:style-name="T32"></text:span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5.4cm" svg:height="0.001cm" svg:x="0cm" svg:y="8.943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99cm" svg:height="2.911cm" svg:x="0.6cm" svg:y="1.812cm">
          <draw:object-ole draw:class-id="00000000-0000-0000-0000-000000000000"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1" draw:text-style-name="P2" draw:layer="layout" svg:width="7.982cm" svg:height="1.277cm" svg:x="5.45cm" svg:y="2.655cm">
          <text:list text:style-name="L1">
            <text:list-header>
              <text:p text:style-name="P3"><text:span text:style-name="T9">Седловой точки нет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5.235cm" svg:height="1.442cm" svg:x="10.067cm" svg:y="4.485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3" draw:text-style-name="P2" draw:layer="layout" svg:width="24.857cm" svg:height="4.325cm" svg:x="0.243cm" svg:y="6.544cm">
          <text:list text:style-name="L1">
            <text:list-header>
              <text:p text:style-name="P3"><text:span text:style-name="T4">В силу теоремы об активных стратегиях, если 1 игрок использует </text:span><text:span text:style-name="T3">opt</text:span><text:span text:style-name="T4"> стратегию, то </text:span><text:span text:style-name="T3">2</text:span><text:span text:style-name="T4"> достигает цены игры при любой своей смеш. стратегии, в которой используются только активные чистые стратегии, например при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9.516cm" svg:height="1.442cm" svg:x="7.986cm" svg:y="11.082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12" draw:text-style-name="P2" draw:layer="layout" svg:width="25.4cm" svg:height="0.001cm" svg:x="0cm" svg:y="9.221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8.603cm" svg:height="1.636cm" svg:x="8.299cm" svg:y="13.454cm">
          <draw:object-ole draw:class-id="00000000-0000-0000-0000-000000000000"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12" draw:text-style-name="P2" draw:layer="layout" svg:width="25.4cm" svg:height="0.001cm" svg:x="0cm" svg:y="9.221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8.603cm" svg:height="1.605cm" svg:x="8.299cm" svg:y="15.117cm">
          <draw:object-ole draw:class-id="00000000-0000-0000-0000-000000000000"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12" draw:text-style-name="P2" draw:layer="layout" svg:width="25.4cm" svg:height="0.001cm" svg:x="0cm" svg:y="9.221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3cm" svg:height="1.548cm" svg:x="8.202cm" svg:y="16.576cm">
          <draw:object-ole draw:class-id="00000000-0000-0000-0000-000000000000"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10" draw:text-style-name="P2" draw:layer="layout" svg:width="0.697cm" svg:height="4.198cm" svg:x="7.602cm" svg:y="13.9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Звичайний">
        <office:forms form:automatic-focus="false" form:apply-design-mode="false"/>
        <draw:custom-shape draw:style-name="gr1" draw:text-style-name="P2" draw:layer="layout" svg:width="8.995cm" svg:height="1.277cm" svg:x="8.33cm" svg:y="0.304cm">
          <text:list text:style-name="L1">
            <text:list-header>
              <text:p text:style-name="P1"><text:span text:style-name="T15">Решение игр </text:span><text:span text:style-name="T16">2</text:span><text:span text:style-name="T32"></text:span><text:span text:style-name="T33">n</text:span><text:span text:style-name="T16"> </text:span><text:span text:style-name="T15">и</text:span><text:span text:style-name="T16"> </text:span><text:span text:style-name="T33">m</text:span><text:span text:style-name="T32"></text:span><text:span text:style-name="T1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8.653cm" svg:height="1.277cm" svg:x="0.247cm" svg:y="1.98cm">
          <text:list text:style-name="L1">
            <text:list-header>
              <text:p text:style-name="P3"><text:span text:style-name="T4">Рассм</text:span><text:span text:style-name="T3">.</text:span><text:span text:style-name="T4"> игру </text:span><text:span text:style-name="T3">2</text:span><text:span text:style-name="T6"></text:span><text:span text:style-name="T7">n</text:span><text:span text:style-name="T4"> и найдем </text:span><text:span text:style-name="T3">opt</text:span><text:span text:style-name="T4"> смеш</text:span><text:span text:style-name="T3">.</text:span><text:span text:style-name="T4"> стр</text:span><text:span text:style-name="T3">.</text:span><text:span text:style-name="T4"> </text:span><text:span text:style-name="T3">1</text:span><text:span text:style-name="T4"> игрока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5.234cm" svg:height="1.442cm" svg:x="18.865cm" svg:y="1.883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layer="layout" svg:width="9.886cm" svg:height="1.711cm" svg:x="7.898cm" svg:y="3.537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ustom-shape draw:style-name="gr1" draw:text-style-name="P2" draw:layer="layout" svg:width="3.956cm" svg:height="1.277cm" svg:x="0.251cm" svg:y="5.212cm">
          <text:list text:style-name="L1">
            <text:list-header>
              <text:p text:style-name="P3"><text:span text:style-name="T9">Положим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0.769cm" svg:height="1.265cm" svg:x="4.33cm" svg:y="5.261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custom-shape draw:style-name="gr1" draw:text-style-name="P2" draw:layer="layout" svg:width="4.351cm" svg:height="1.277cm" svg:x="15.455cm" svg:y="5.177cm">
          <text:list text:style-name="L1">
            <text:list-header>
              <text:p text:style-name="P3"><text:span text:style-name="T4">и </text:span><text:span text:style-name="T7">f</text:span><text:span text:style-name="T3">(</text:span><text:span text:style-name="T7">x</text:span><text:span text:style-name="T3">)=</text:span><text:span text:style-name="T34"></text:span><text:span text:style-name="T3">(</text:span><text:span text:style-name="T7">p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5.628cm" svg:height="1.277cm" svg:x="0.247cm" svg:y="6.579cm">
          <text:list text:style-name="L1">
            <text:list-header>
              <text:p text:style-name="P3"><text:span text:style-name="T9">Тогда по теореме об активных стратегиях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6.668cm" svg:height="2.086cm" svg:x="4.388cm" svg:y="8.039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custom-shape draw:style-name="gr10" draw:text-style-name="P2" draw:layer="layout" svg:width="0.6cm" svg:height="6.399cm" draw:transform="rotate (1.5707963267949) translate (9.648cm 9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2.139cm" svg:height="1.415cm" svg:x="11.902cm" svg:y="9.909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3" draw:text-style-name="P2" draw:layer="layout" svg:width="24.857cm" svg:height="1.277cm" svg:x="0.243cm" svg:y="11.055cm">
          <text:list text:style-name="L1">
            <text:list-header>
              <text:p text:style-name="P3"><text:span text:style-name="T4">Получаем з. </text:span><text:span text:style-name="T3">max</text:span><text:span text:style-name="T4"> миноранты семейства лин</text:span><text:span text:style-name="T3">.</text:span><text:span text:style-name="T4"> ф</text:span><text:span text:style-name="T3">.</text:span><text:span text:style-name="T4"> в (0, 1)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6.491cm" svg:height="1.716cm" svg:x="9.499cm" svg:y="12.726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custom-shape draw:style-name="gr1" draw:text-style-name="P2" draw:layer="layout" svg:width="4.608cm" svg:height="1.277cm" svg:x="0.245cm" svg:y="14.38cm">
          <text:list text:style-name="L1">
            <text:list-header>
              <text:p text:style-name="P3"><text:span text:style-name="T9">Поскольку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5.473cm" svg:height="1.442cm" svg:x="4.546cm" svg:y="14.301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custom-shape draw:style-name="gr1" draw:text-style-name="P2" draw:layer="layout" svg:width="15.044cm" svg:height="1.277cm" svg:x="9.854cm" svg:y="14.38cm">
          <text:list text:style-name="L1">
            <text:list-header>
              <text:p text:style-name="P3"><text:span text:style-name="T4">и миноранта семейства лин. ф. вогнута,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2.293cm" svg:x="0.243cm" svg:y="15.725cm">
          <text:list text:style-name="L1">
            <text:list-header>
              <text:p text:style-name="P3"><text:span text:style-name="T4">непрерывна и кусочно-линейная, то ее </text:span><text:span text:style-name="T3">max</text:span><text:span text:style-name="T4"> на (0, 1) достигается в </text:span><text:span text:style-name="T3">1</text:span><text:span text:style-name="T4"> из внутренних точек излома и может быть найден за время</text:span><text:span text:style-name="T3"> </text:span><text:span text:style-name="T7">O</text:span><text:span text:style-name="T3">(</text:span><text:span text:style-name="T7">n</text:span><text:span text:style-name="T35">2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Звичайний">
        <office:forms form:automatic-focus="false" form:apply-design-mode="false"/>
        <draw:custom-shape draw:style-name="gr1" draw:text-style-name="P2" draw:layer="layout" svg:width="8.995cm" svg:height="1.277cm" svg:x="8.33cm" svg:y="0.304cm">
          <text:list text:style-name="L1">
            <text:list-header>
              <text:p text:style-name="P1"><text:span text:style-name="T15">Решение игр </text:span><text:span text:style-name="T16">2</text:span><text:span text:style-name="T32"></text:span><text:span text:style-name="T33">n</text:span><text:span text:style-name="T16"> </text:span><text:span text:style-name="T15">и</text:span><text:span text:style-name="T16"> </text:span><text:span text:style-name="T33">m</text:span><text:span text:style-name="T32"></text:span><text:span text:style-name="T1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91cm" svg:height="1.277cm" svg:x="0.248cm" svg:y="2.183cm">
          <text:list text:style-name="L1">
            <text:list-header>
              <text:p text:style-name="P3"><text:span text:style-name="T4">Пусть </text:span><text:span text:style-name="T3">max</text:span><text:span text:style-name="T4"> миноранты достигается на пересечении прямых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2.5cm" svg:height="1.279cm" svg:x="0.397cm" svg:y="3.647cm">
          <draw:object-ole draw:class-id="00000000-0000-0000-0000-000000000000"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8" draw:layer="layout" svg:width="2.403cm" svg:height="1.415cm" svg:x="4.097cm" svg:y="3.603cm">
          <draw:object-ole draw:class-id="00000000-0000-0000-0000-000000000000" xlink:href="./Object 67" xlink:type="simple" xlink:show="embed" xlink:actuate="onLoad"/>
          <draw:image xlink:href="./ObjectReplacements/Object 67" xlink:type="simple" xlink:show="embed" xlink:actuate="onLoad"/>
        </draw:frame>
        <draw:custom-shape draw:style-name="gr1" draw:text-style-name="P2" draw:layer="layout" svg:width="0.955cm" svg:height="1.277cm" svg:x="2.937cm" svg:y="3.453cm">
          <text:list text:style-name="L1">
            <text:list-header>
              <text:p text:style-name="P3"><text:span text:style-name="T9">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84cm" svg:height="6.357cm" svg:x="0.455cm" svg:y="5.525cm">
          <text:list text:style-name="L1">
            <text:list-header>
              <text:p text:style-name="P3"><text:span text:style-name="T4">Тогда для </text:span></text:p>
              <text:p text:style-name="P3"><text:span text:style-name="T4">решения игры </text:span></text:p>
              <text:p text:style-name="P3"><text:span text:style-name="T4">достаточно </text:span></text:p>
              <text:p text:style-name="P3"><text:span text:style-name="T4">рассмотреть</text:span></text:p>
              <text:p text:style-name="P3"><text:span text:style-name="T3">mat</text:span><text:span text:style-name="T4"> игру </text:span><text:span text:style-name="T3">2</text:span><text:span text:style-name="T6"></text:span><text:span text:style-name="T3">2</text:span></text:p>
              <text:p text:style-name="P3"><text:span text:style-name="T4">с</text:span><text:span text:style-name="T3"> m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6.2cm" svg:height="3.286cm" svg:x="0.3cm" svg:y="12.726cm">
          <draw:object-ole draw:class-id="00000000-0000-0000-0000-000000000000"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0" draw:layer="layout" svg:width="18.402cm" svg:height="15.549cm" svg:x="6.698cm" svg:y="3.378cm"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Звичайний">
        <office:forms form:automatic-focus="false" form:apply-design-mode="false"/>
        <draw:custom-shape draw:style-name="gr1" draw:text-style-name="P2" draw:layer="layout" svg:width="10.188cm" svg:height="1.277cm" svg:x="7.732cm" svg:y="0.304cm">
          <text:list text:style-name="L1">
            <text:list-header>
              <text:p text:style-name="P1"><text:span text:style-name="T15">Пример решения игры </text:span><text:span text:style-name="T16">2</text:span><text:span text:style-name="T32"></text:span><text:span text:style-name="T33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layer="layout" svg:width="7.501cm" svg:height="2.769cm" svg:x="0.6cm" svg:y="2.752cm">
          <draw:object-ole draw:class-id="00000000-0000-0000-0000-000000000000"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2" draw:layer="layout" svg:width="5.697cm" svg:height="1.406cm" svg:x="0.697cm" svg:y="6.324cm">
          <draw:object-ole draw:class-id="00000000-0000-0000-0000-000000000000"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3" draw:layer="layout" svg:width="6.001cm" svg:height="1.429cm" svg:x="0.697cm" svg:y="7.695cm">
          <draw:object-ole draw:class-id="00000000-0000-0000-0000-000000000000"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4" draw:layer="layout" svg:width="6.098cm" svg:height="1.468cm" svg:x="0.697cm" svg:y="9.058cm">
          <draw:object-ole draw:class-id="00000000-0000-0000-0000-000000000000"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5" draw:layer="layout" svg:width="6.398cm" svg:height="1.438cm" svg:x="0.697cm" svg:y="10.486cm">
          <draw:object-ole draw:class-id="00000000-0000-0000-0000-000000000000"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0" draw:layer="layout" svg:width="16.999cm" svg:height="12.034cm" svg:x="8.101cm" svg:y="2.924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6" draw:layer="layout" svg:width="14.191cm" svg:height="2.487cm" svg:x="5.512cm" svg:y="15.725cm">
          <draw:object-ole draw:class-id="00000000-0000-0000-0000-000000000000"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Звичайний">
        <office:forms form:automatic-focus="false" form:apply-design-mode="false"/>
        <draw:custom-shape draw:style-name="gr1" draw:text-style-name="P2" draw:layer="layout" svg:width="10.4cm" svg:height="1.277cm" svg:x="7.643cm" svg:y="0.304cm">
          <text:list text:style-name="L1">
            <text:list-header>
              <text:p text:style-name="P1"><text:span text:style-name="T2">Пример решения игры 3</text:span><text:span text:style-name="T36"></text:span><text:span text:style-name="T2">3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6.068cm" svg:height="3.89cm" svg:x="0.833cm" svg:y="2.125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custom-shape draw:style-name="gr1" draw:text-style-name="P2" draw:layer="layout" svg:width="14.815cm" svg:height="2.293cm" svg:x="8.699cm" svg:y="2.783cm">
          <text:list text:style-name="L1">
            <text:list-header>
              <text:p text:style-name="P3"><text:span text:style-name="T4">взяв </text:span><text:span text:style-name="T5">q</text:span><text:span text:style-name="T14">1</text:span><text:span text:style-name="T4">= (1,0,0), </text:span><text:span text:style-name="T5">q</text:span><text:span text:style-name="T14">2</text:span><text:span text:style-name="T4">= (0,1,0) и</text:span><text:span text:style-name="T5"> q</text:span><text:span text:style-name="T14">3</text:span><text:span text:style-name="T4">= (0,0,1), </text:span></text:p>
              <text:p text:style-name="P3"><text:span text:style-name="T4">получим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6.1cm" svg:height="3.854cm" svg:x="8.202cm" svg:y="5.124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custom-shape draw:style-name="gr1" draw:text-style-name="P2" draw:layer="layout" svg:width="12.63cm" svg:height="2.433cm" svg:x="0.409cm" svg:y="8.039cm">
          <text:list text:style-name="L1">
            <text:list-header>
              <text:p text:style-name="P3"><text:span text:style-name="T4">Выразим </text:span><text:span text:style-name="T7">p</text:span><text:span text:style-name="T10">3</text:span><text:span text:style-name="T4">= 1– </text:span><text:span text:style-name="T7">p</text:span><text:span text:style-name="T10">1</text:span><text:span text:style-name="T4">– </text:span><text:span text:style-name="T7">p</text:span><text:span text:style-name="T10">2</text:span><text:span text:style-name="T4"> и запишем </text:span></text:p>
              <text:p text:style-name="P3"><text:span text:style-name="T4">задачу </text:span><text:span text:style-name="T3">1</text:span><text:span text:style-name="T4"> игрока: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4.402cm" svg:height="4.202cm" svg:x="7.501cm" svg:y="10.125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custom-shape draw:style-name="gr3" draw:text-style-name="P2" draw:layer="layout" svg:width="24.857cm" svg:height="3.589cm" svg:x="0.243cm" svg:y="15.125cm">
          <text:list text:style-name="L1">
            <text:list-header>
              <text:p text:style-name="P3"><text:span text:style-name="T4">Пусть </text:span><text:span text:style-name="T7">D</text:span><text:span text:style-name="T4"> = {(</text:span><text:span text:style-name="T7">p</text:span><text:span text:style-name="T10">1</text:span><text:span text:style-name="T4">, </text:span><text:span text:style-name="T7">p</text:span><text:span text:style-name="T10">2</text:span><text:span text:style-name="T4">) | 0 ≤ </text:span><text:span text:style-name="T7">p</text:span><text:span text:style-name="T10">1</text:span><text:span text:style-name="T4"> + </text:span><text:span text:style-name="T7">p</text:span><text:span text:style-name="T10">2</text:span><text:span text:style-name="T4"> ≤ 1; </text:span><text:span text:style-name="T7">p</text:span><text:span text:style-name="T10">1</text:span><text:span text:style-name="T4">, </text:span><text:span text:style-name="T7">p</text:span><text:span text:style-name="T10">2</text:span><text:span text:style-name="T4"> ≥ 0} </text:span><text:span text:style-name="T6"></text:span><text:span text:style-name="T4"> доп. область. Определим в </text:span><text:span text:style-name="T7">D</text:span><text:span text:style-name="T4"> подобласти, где </text:span><text:span text:style-name="T3">max</text:span><text:span text:style-name="T4"> зн</text:span><text:span text:style-name="T3">.</text:span><text:span text:style-name="T4"> принимает </text:span><text:span text:style-name="T3">1</text:span><text:span text:style-name="T4"> из величин </text:span></text:p>
              <text:p text:style-name="P3"><text:span text:style-name="T7">f</text:span><text:span text:style-name="T30">i</text:span><text:span text:style-name="T4">, </text:span><text:span text:style-name="T7">i</text:span><text:span text:style-name="T4"> =1,2,3. Для этого рассмотрим следующие случаи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Звичайний">
        <office:forms form:automatic-focus="false" form:apply-design-mode="false"/>
        <draw:custom-shape draw:style-name="gr1" draw:text-style-name="P2" draw:layer="layout" svg:width="10.4cm" svg:height="1.277cm" svg:x="7.643cm" svg:y="0.304cm">
          <text:list text:style-name="L1">
            <text:list-header>
              <text:p text:style-name="P1"><text:span text:style-name="T2">Пример решения игры 3</text:span><text:span text:style-name="T36"></text:span><text:span text:style-name="T2">3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461cm" svg:height="13.713cm" svg:x="0.441cm" svg:y="2.364cm">
          <text:list text:style-name="L1">
            <text:list-header>
              <text:p text:style-name="P3"><text:span text:style-name="T4">а) Сравним </text:span><text:span text:style-name="T7">f</text:span><text:span text:style-name="T10">1</text:span><text:span text:style-name="T4"> и </text:span><text:span text:style-name="T7">f</text:span><text:span text:style-name="T10">3</text:span><text:span text:style-name="T4">. Если </text:span><text:span text:style-name="T7">f</text:span><text:span text:style-name="T10">1</text:span><text:span text:style-name="T4"> = </text:span><text:span text:style-name="T7">f</text:span><text:span text:style-name="T10">3</text:span><text:span text:style-name="T4">, то 7</text:span><text:span text:style-name="T7">p</text:span><text:span text:style-name="T10">2</text:span><text:span text:style-name="T4"> – 4 = 11</text:span><text:span text:style-name="T7">p</text:span><text:span text:style-name="T10">2</text:span><text:span text:style-name="T4"> – 6 </text:span><text:span text:style-name="T6"></text:span><text:span text:style-name="T4"> </text:span><text:span text:style-name="T7">p</text:span><text:span text:style-name="T10">2</text:span><text:span text:style-name="T4"> = 1/2. </text:span></text:p>
              <text:p text:style-name="P3"><text:span text:style-name="T4">В области </text:span><text:span text:style-name="T7">D</text:span><text:span text:style-name="T10">1</text:span><text:span text:style-name="T4"> = {(</text:span><text:span text:style-name="T7">p</text:span><text:span text:style-name="T10">1</text:span><text:span text:style-name="T4">, </text:span><text:span text:style-name="T7">p</text:span><text:span text:style-name="T10">2</text:span><text:span text:style-name="T4">) | </text:span><text:span text:style-name="T7">p</text:span><text:span text:style-name="T10">2</text:span><text:span text:style-name="T4"> </text:span><text:span text:style-name="T6"></text:span><text:span text:style-name="T4"> [1/2, 1], </text:span><text:span text:style-name="T7">p</text:span><text:span text:style-name="T10">1</text:span><text:span text:style-name="T4"> </text:span><text:span text:style-name="T6"></text:span><text:span text:style-name="T4"> [0, 1 – </text:span><text:span text:style-name="T7">p</text:span><text:span text:style-name="T10">2</text:span><text:span text:style-name="T4">]} <text:s text:c="4"/></text:span><text:span text:style-name="T7">f</text:span><text:span text:style-name="T10">1</text:span><text:span text:style-name="T4"> ≤ </text:span><text:span text:style-name="T7">f</text:span><text:span text:style-name="T10">3</text:span><text:span text:style-name="T4"> </text:span></text:p>
              <text:p text:style-name="P3"><text:span text:style-name="T4">В области </text:span><text:span text:style-name="T7">D</text:span><text:span text:style-name="T10">2</text:span><text:span text:style-name="T4"> = {(</text:span><text:span text:style-name="T7">p</text:span><text:span text:style-name="T10">1</text:span><text:span text:style-name="T4">, </text:span><text:span text:style-name="T7">p</text:span><text:span text:style-name="T10">2</text:span><text:span text:style-name="T4">) | </text:span><text:span text:style-name="T7">p</text:span><text:span text:style-name="T10">2</text:span><text:span text:style-name="T4"> </text:span><text:span text:style-name="T6"></text:span><text:span text:style-name="T4"> [0, 1/2], </text:span><text:span text:style-name="T7">p</text:span><text:span text:style-name="T10">1</text:span><text:span text:style-name="T4"> </text:span><text:span text:style-name="T6"></text:span><text:span text:style-name="T4"> [0, 1 – </text:span><text:span text:style-name="T7">p</text:span><text:span text:style-name="T10">2</text:span><text:span text:style-name="T4">]} <text:s text:c="4"/></text:span><text:span text:style-name="T7">f</text:span><text:span text:style-name="T10">1</text:span><text:span text:style-name="T4"> ≥ </text:span><text:span text:style-name="T7">f</text:span><text:span text:style-name="T10">3</text:span><text:span text:style-name="T4"> </text:span></text:p>
              <text:p text:style-name="P3"><text:span text:style-name="T3"/></text:p>
              <text:p text:style-name="P3"><text:span text:style-name="T4">б) Сравним </text:span><text:span text:style-name="T7">f</text:span><text:span text:style-name="T10">1</text:span><text:span text:style-name="T4"> и </text:span><text:span text:style-name="T7">f</text:span><text:span text:style-name="T10">2</text:span><text:span text:style-name="T4">. Если </text:span><text:span text:style-name="T7">f</text:span><text:span text:style-name="T10">1</text:span><text:span text:style-name="T4"> = </text:span><text:span text:style-name="T7">f</text:span><text:span text:style-name="T10">2</text:span><text:span text:style-name="T4">, то 2</text:span><text:span text:style-name="T7">p</text:span><text:span text:style-name="T10">1</text:span><text:span text:style-name="T4"> + 7</text:span><text:span text:style-name="T7">p</text:span><text:span text:style-name="T10">2</text:span><text:span text:style-name="T4"> – 4 = 5 – 2</text:span><text:span text:style-name="T7">p</text:span><text:span text:style-name="T10">1</text:span><text:span text:style-name="T4"> – 9</text:span><text:span text:style-name="T7">p</text:span><text:span text:style-name="T10">2</text:span><text:span text:style-name="T4"> <text:s/></text:span><text:span text:style-name="T6"></text:span><text:span text:style-name="T4"> 4</text:span><text:span text:style-name="T7">p</text:span><text:span text:style-name="T10">1</text:span><text:span text:style-name="T4"> + 16</text:span><text:span text:style-name="T7">p</text:span><text:span text:style-name="T10">2</text:span><text:span text:style-name="T4"> = 9</text:span></text:p>
              <text:p text:style-name="P3"><text:span text:style-name="T4"/></text:p>
              <text:p text:style-name="P3"><text:span text:style-name="T4">Если (</text:span><text:span text:style-name="T7">p</text:span><text:span text:style-name="T10">1</text:span><text:span text:style-name="T4">, </text:span><text:span text:style-name="T7">p</text:span><text:span text:style-name="T10">2</text:span><text:span text:style-name="T4">)</text:span><text:span text:style-name="T6"></text:span><text:span text:style-name="T7">R</text:span><text:span text:style-name="T10">1</text:span><text:span text:style-name="T4">={(</text:span><text:span text:style-name="T7">p</text:span><text:span text:style-name="T10">1</text:span><text:span text:style-name="T4">, </text:span><text:span text:style-name="T7">p</text:span><text:span text:style-name="T10">2</text:span><text:span text:style-name="T4">) | </text:span><text:span text:style-name="T7">p</text:span><text:span text:style-name="T10">1</text:span><text:span text:style-name="T6"></text:span><text:span text:style-name="T4"> [0,7/12], </text:span><text:span text:style-name="T7">p</text:span><text:span text:style-name="T10">2</text:span><text:span text:style-name="T6"></text:span><text:span text:style-name="T4">[(9 – 4</text:span><text:span text:style-name="T7">p</text:span><text:span text:style-name="T10">1</text:span><text:span text:style-name="T4">)/16,1 – </text:span><text:span text:style-name="T7">p</text:span><text:span text:style-name="T10">1</text:span><text:span text:style-name="T4">]},</text:span></text:p>
              <text:p text:style-name="P3"><text:span text:style-name="T4">то </text:span><text:span text:style-name="T7">f</text:span><text:span text:style-name="T10">2</text:span><text:span text:style-name="T4"> ≤ </text:span><text:span text:style-name="T7">f</text:span><text:span text:style-name="T10">1</text:span><text:span text:style-name="T4">. </text:span></text:p>
              <text:p text:style-name="P3"><text:span text:style-name="T4"/></text:p>
              <text:p text:style-name="P3"><text:span text:style-name="T4">В случае (</text:span><text:span text:style-name="T7">p</text:span><text:span text:style-name="T10">1</text:span><text:span text:style-name="T4">, </text:span><text:span text:style-name="T7">p</text:span><text:span text:style-name="T10">2</text:span><text:span text:style-name="T4">)</text:span><text:span text:style-name="T6"></text:span><text:span text:style-name="T7">R</text:span><text:span text:style-name="T10">2</text:span><text:span text:style-name="T4">={(</text:span><text:span text:style-name="T7">p</text:span><text:span text:style-name="T10">1</text:span><text:span text:style-name="T4">,</text:span><text:span text:style-name="T7">p</text:span><text:span text:style-name="T10">2</text:span><text:span text:style-name="T4">) | </text:span><text:span text:style-name="T7">p</text:span><text:span text:style-name="T10">1</text:span><text:span text:style-name="T6"></text:span><text:span text:style-name="T4">[0,7/12], </text:span><text:span text:style-name="T7">p</text:span><text:span text:style-name="T10">2</text:span><text:span text:style-name="T6"></text:span><text:span text:style-name="T4">[0,(9 – 4</text:span><text:span text:style-name="T7">p</text:span><text:span text:style-name="T10">1</text:span><text:span text:style-name="T4">)16]; </text:span></text:p>
              <text:p text:style-name="P3"><text:span text:style-name="T7">p</text:span><text:span text:style-name="T10">1</text:span><text:span text:style-name="T4"> </text:span><text:span text:style-name="T6"></text:span><text:span text:style-name="T4"> [7/12, 1], </text:span><text:span text:style-name="T7">p</text:span><text:span text:style-name="T10">2</text:span><text:span text:style-name="T4"> </text:span><text:span text:style-name="T6"></text:span><text:span text:style-name="T4"> [0, 1 – </text:span><text:span text:style-name="T7">p</text:span><text:span text:style-name="T10">1</text:span><text:span text:style-name="T4">]} имеем </text:span><text:span text:style-name="T7">f</text:span><text:span text:style-name="T10">2</text:span><text:span text:style-name="T4"> ≥ </text:span><text:span text:style-name="T7">f</text:span><text:span text:style-name="T10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Звичайний">
        <office:forms form:automatic-focus="false" form:apply-design-mode="false"/>
        <draw:custom-shape draw:style-name="gr1" draw:text-style-name="P2" draw:layer="layout" svg:width="10.4cm" svg:height="1.277cm" svg:x="7.643cm" svg:y="0.304cm">
          <text:list text:style-name="L1">
            <text:list-header>
              <text:p text:style-name="P1"><text:span text:style-name="T2">Пример решения игры 3</text:span><text:span text:style-name="T36"></text:span><text:span text:style-name="T2">3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layer="layout" svg:width="23.6cm" svg:height="14.446cm" svg:x="0.9cm" svg:y="2.015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custom-shape draw:style-name="gr1" draw:text-style-name="P2" draw:layer="layout" svg:width="0.985cm" svg:height="1.417cm" svg:x="5.463cm" svg:y="5.38cm">
          <text:list text:style-name="L1">
            <text:list-header>
              <text:p text:style-name="P3"><text:span text:style-name="T7">f</text:span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5.499cm" svg:y1="6.526cm" svg:x2="4.701cm" svg:y2="7.523cm">
          <text:p/>
        </draw:line>
        <draw:custom-shape draw:style-name="gr1" draw:text-style-name="P2" draw:layer="layout" svg:width="0.985cm" svg:height="1.417cm" svg:x="3.518cm" svg:y="13.657cm">
          <text:list text:style-name="L1">
            <text:list-header>
              <text:p text:style-name="P3"><text:span text:style-name="T7">f</text:span><text:span text:style-name="T20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4.101cm" svg:y1="13.726cm" svg:x2="4.101cm" svg:y2="12.523cm">
          <text:p/>
        </draw:line>
        <draw:custom-shape draw:style-name="gr1" draw:text-style-name="P2" draw:layer="layout" svg:width="0.985cm" svg:height="1.417cm" svg:x="16.694cm" svg:y="4.326cm">
          <text:list text:style-name="L1">
            <text:list-header>
              <text:p text:style-name="P3"><text:span text:style-name="T7">f</text:span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6.699cm" svg:y1="5.525cm" svg:x2="15.698cm" svg:y2="6.526cm">
          <text:p/>
        </draw:line>
        <draw:custom-shape draw:style-name="gr1" draw:text-style-name="P2" draw:layer="layout" svg:width="0.985cm" svg:height="1.417cm" svg:x="12.893cm" svg:y="9.525cm">
          <text:list text:style-name="L1">
            <text:list-header>
              <text:p text:style-name="P3"><text:span text:style-name="T7">f</text:span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3.701cm" svg:y1="10.191cm" svg:x2="15.099cm" svg:y2="10.191cm">
          <text:p/>
        </draw:lin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Звичайний">
        <office:forms form:automatic-focus="false" form:apply-design-mode="false"/>
        <draw:custom-shape draw:style-name="gr1" draw:text-style-name="P2" draw:layer="layout" svg:width="10.4cm" svg:height="1.277cm" svg:x="7.643cm" svg:y="0.304cm">
          <text:list text:style-name="L1">
            <text:list-header>
              <text:p text:style-name="P1"><text:span text:style-name="T2">Пример решения игры 3</text:span><text:span text:style-name="T36"></text:span><text:span text:style-name="T2">3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13.573cm" svg:x="0.243cm" svg:y="2.686cm">
          <text:list text:style-name="L1">
            <text:list-header>
              <text:p text:style-name="P3"><text:span text:style-name="T4">в) Сравним </text:span><text:span text:style-name="T7">f</text:span><text:span text:style-name="T10">2</text:span><text:span text:style-name="T4"> и </text:span><text:span text:style-name="T7">f</text:span><text:span text:style-name="T10">3</text:span><text:span text:style-name="T4">. Если </text:span><text:span text:style-name="T7">f</text:span><text:span text:style-name="T10">2</text:span><text:span text:style-name="T4"> = </text:span><text:span text:style-name="T7">f</text:span><text:span text:style-name="T10">3</text:span><text:span text:style-name="T4">, то 5 – 2</text:span><text:span text:style-name="T7">p</text:span><text:span text:style-name="T10">1</text:span><text:span text:style-name="T4"> – 9</text:span><text:span text:style-name="T7">p</text:span><text:span text:style-name="T10">2</text:span><text:span text:style-name="T4"> <text:s/>= 2</text:span><text:span text:style-name="T7">p</text:span><text:span text:style-name="T10">1</text:span><text:span text:style-name="T4"> + 11</text:span><text:span text:style-name="T7">p</text:span><text:span text:style-name="T10">2</text:span><text:span text:style-name="T4"> – 6 </text:span><text:span text:style-name="T6"></text:span><text:span text:style-name="T4"> 4</text:span><text:span text:style-name="T7">p</text:span><text:span text:style-name="T10">1</text:span><text:span text:style-name="T4"> + 20</text:span><text:span text:style-name="T7">p</text:span><text:span text:style-name="T10">2</text:span><text:span text:style-name="T4"> = 11. Значит, </text:span></text:p>
              <text:p text:style-name="P3"><text:span text:style-name="T3"/></text:p>
              <text:p text:style-name="P3"><text:span text:style-name="T4">Если (</text:span><text:span text:style-name="T7">p</text:span><text:span text:style-name="T10">1</text:span><text:span text:style-name="T4">,</text:span><text:span text:style-name="T7">p</text:span><text:span text:style-name="T10">2</text:span><text:span text:style-name="T4">)</text:span><text:span text:style-name="T6"></text:span><text:span text:style-name="T7">S</text:span><text:span text:style-name="T10">1</text:span><text:span text:style-name="T4">={(</text:span><text:span text:style-name="T7">p</text:span><text:span text:style-name="T10">1</text:span><text:span text:style-name="T4">,</text:span><text:span text:style-name="T7">p</text:span><text:span text:style-name="T10">2</text:span><text:span text:style-name="T4">) | </text:span><text:span text:style-name="T7">p</text:span><text:span text:style-name="T10">1</text:span><text:span text:style-name="T6"></text:span><text:span text:style-name="T4">[0,9/16], </text:span><text:span text:style-name="T7">p</text:span><text:span text:style-name="T10">2</text:span><text:span text:style-name="T6"></text:span><text:span text:style-name="T4">[(11 – 4</text:span><text:span text:style-name="T7">p</text:span><text:span text:style-name="T10">1</text:span><text:span text:style-name="T4">)/20, 1 – </text:span><text:span text:style-name="T7">p</text:span><text:span text:style-name="T10">1</text:span><text:span text:style-name="T4">]},</text:span></text:p>
              <text:p text:style-name="P3"><text:span text:style-name="T4">то </text:span><text:span text:style-name="T7">f</text:span><text:span text:style-name="T10">2</text:span><text:span text:style-name="T4"> ≤ </text:span><text:span text:style-name="T7">f</text:span><text:span text:style-name="T10">3</text:span><text:span text:style-name="T4">. </text:span></text:p>
              <text:p text:style-name="P3"><text:span text:style-name="T3"/></text:p>
              <text:p text:style-name="P3"><text:span text:style-name="T4">В случае (</text:span><text:span text:style-name="T7">p</text:span><text:span text:style-name="T10">1</text:span><text:span text:style-name="T4">,</text:span><text:span text:style-name="T7">p</text:span><text:span text:style-name="T10">2</text:span><text:span text:style-name="T4">)</text:span><text:span text:style-name="T6"></text:span><text:span text:style-name="T7">S</text:span><text:span text:style-name="T10">2</text:span><text:span text:style-name="T4">={(</text:span><text:span text:style-name="T7">p</text:span><text:span text:style-name="T10">1</text:span><text:span text:style-name="T4">,</text:span><text:span text:style-name="T7">p</text:span><text:span text:style-name="T10">2</text:span><text:span text:style-name="T4">) | </text:span><text:span text:style-name="T7">p</text:span><text:span text:style-name="T10">1</text:span><text:span text:style-name="T6"></text:span><text:span text:style-name="T4">[0,9/16], </text:span><text:span text:style-name="T7">p</text:span><text:span text:style-name="T10">2</text:span><text:span text:style-name="T6"></text:span><text:span text:style-name="T4">[0,(11– 4</text:span><text:span text:style-name="T7">p</text:span><text:span text:style-name="T10">1</text:span><text:span text:style-name="T4">)/20];</text:span></text:p>
              <text:p text:style-name="P3"><text:span text:style-name="T7">p</text:span><text:span text:style-name="T10">1</text:span><text:span text:style-name="T4"> </text:span><text:span text:style-name="T6"></text:span><text:span text:style-name="T4"> [9/16, 1], </text:span><text:span text:style-name="T7">p</text:span><text:span text:style-name="T10">2</text:span><text:span text:style-name="T4"> </text:span><text:span text:style-name="T6"></text:span><text:span text:style-name="T4"> [0, 1 – </text:span><text:span text:style-name="T7">p</text:span><text:span text:style-name="T10">1</text:span><text:span text:style-name="T4">} имеем </text:span><text:span text:style-name="T7">f</text:span><text:span text:style-name="T10">2</text:span><text:span text:style-name="T4"> ≥ </text:span><text:span text:style-name="T7">f</text:span><text:span text:style-name="T10">3</text:span></text:p>
              <text:p text:style-name="P3"><text:span text:style-name="T4"/></text:p>
              <text:p text:style-name="P3"><text:span text:style-name="T4">Итак, область </text:span><text:span text:style-name="T7">D</text:span><text:span text:style-name="T4"> делится прямыми </text:span><text:span text:style-name="T7">p</text:span><text:span text:style-name="T10">2</text:span><text:span text:style-name="T4">= 1/2, 4</text:span><text:span text:style-name="T7">p</text:span><text:span text:style-name="T10">1</text:span><text:span text:style-name="T4">+16</text:span><text:span text:style-name="T7">p</text:span><text:span text:style-name="T10">2</text:span><text:span text:style-name="T4">=9 и </text:span></text:p>
              <text:p text:style-name="P3"><text:span text:style-name="T4">4</text:span><text:span text:style-name="T7">p</text:span><text:span text:style-name="T10">1</text:span><text:span text:style-name="T4">+20</text:span><text:span text:style-name="T7">p</text:span><text:span text:style-name="T10">2</text:span><text:span text:style-name="T4">=11 на 6 подобластей </text:span><text:span text:style-name="T7">K</text:span><text:span text:style-name="T20">j</text:span><text:span text:style-name="T4">, </text:span><text:span text:style-name="T7">j</text:span><text:span text:style-name="T4"> = 1, …, 6 </text:span><text:span text:style-name="T6"></text:span></text:p>
            </text:list-header>
          </text:list>
          <text:list text:style-name="L3">
            <text:list-header>
              <text:p text:style-name="P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Звичайний">
        <office:forms form:automatic-focus="false" form:apply-design-mode="false"/>
        <draw:custom-shape draw:style-name="gr1" draw:text-style-name="P2" draw:layer="layout" svg:width="10.4cm" svg:height="1.277cm" svg:x="7.643cm" svg:y="0.304cm">
          <text:list text:style-name="L1">
            <text:list-header>
              <text:p text:style-name="P1"><text:span text:style-name="T2">Пример решения игры 3</text:span><text:span text:style-name="T36"></text:span><text:span text:style-name="T2">3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layer="layout" svg:width="24.404cm" svg:height="13.793cm" svg:x="0.498cm" svg:y="1.526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ustom-shape draw:style-name="gr1" draw:text-style-name="P2" draw:layer="layout" svg:width="16.543cm" svg:height="3.729cm" svg:x="4.038cm" svg:y="15.324cm">
          <text:list text:style-name="L1">
            <text:list-header>
              <text:p text:style-name="P3"><text:span text:style-name="T4">- если (</text:span><text:span text:style-name="T7">p</text:span><text:span text:style-name="T10">1</text:span><text:span text:style-name="T4">, </text:span><text:span text:style-name="T7">p</text:span><text:span text:style-name="T10">2</text:span><text:span text:style-name="T4">) </text:span><text:span text:style-name="T37"></text:span><text:span text:style-name="T3"> </text:span><text:span text:style-name="T7">K</text:span><text:span text:style-name="T10">2</text:span><text:span text:style-name="T4"> </text:span><text:span text:style-name="T6"></text:span><text:span text:style-name="T4"> </text:span><text:span text:style-name="T7">K</text:span><text:span text:style-name="T10">3</text:span><text:span text:style-name="T4">, то </text:span><text:span text:style-name="T3">min</text:span><text:span text:style-name="T4">{</text:span><text:span text:style-name="T7">f</text:span><text:span text:style-name="T10">1</text:span><text:span text:style-name="T4">, </text:span><text:span text:style-name="T7">f</text:span><text:span text:style-name="T10">2</text:span><text:span text:style-name="T4">, </text:span><text:span text:style-name="T7">f</text:span><text:span text:style-name="T10">3</text:span><text:span text:style-name="T4">} = </text:span><text:span text:style-name="T7">f</text:span><text:span text:style-name="T10">1</text:span><text:span text:style-name="T4">;</text:span></text:p>
              <text:p text:style-name="P3"><text:span text:style-name="T4">- если (</text:span><text:span text:style-name="T7">p</text:span><text:span text:style-name="T10">1</text:span><text:span text:style-name="T4">, </text:span><text:span text:style-name="T7">p</text:span><text:span text:style-name="T10">2</text:span><text:span text:style-name="T4">) </text:span><text:span text:style-name="T37"></text:span><text:span text:style-name="T3"> </text:span><text:span text:style-name="T7">K</text:span><text:span text:style-name="T10">1</text:span><text:span text:style-name="T4"> </text:span><text:span text:style-name="T6"></text:span><text:span text:style-name="T4"> </text:span><text:span text:style-name="T7">K</text:span><text:span text:style-name="T10">4</text:span><text:span text:style-name="T4">, то </text:span><text:span text:style-name="T3">min</text:span><text:span text:style-name="T4">{</text:span><text:span text:style-name="T7">f</text:span><text:span text:style-name="T10">1</text:span><text:span text:style-name="T4">, </text:span><text:span text:style-name="T7">f</text:span><text:span text:style-name="T10">2</text:span><text:span text:style-name="T4">, </text:span><text:span text:style-name="T7">f</text:span><text:span text:style-name="T10">3</text:span><text:span text:style-name="T4">} = </text:span><text:span text:style-name="T7">f</text:span><text:span text:style-name="T10">2</text:span><text:span text:style-name="T4">;</text:span></text:p>
              <text:p text:style-name="P3"><text:span text:style-name="T4">- если (</text:span><text:span text:style-name="T7">p</text:span><text:span text:style-name="T10">1</text:span><text:span text:style-name="T4">, </text:span><text:span text:style-name="T7">p</text:span><text:span text:style-name="T10">2</text:span><text:span text:style-name="T4">) </text:span><text:span text:style-name="T37"></text:span><text:span text:style-name="T3"> </text:span><text:span text:style-name="T7">K</text:span><text:span text:style-name="T10">5</text:span><text:span text:style-name="T4"> </text:span><text:span text:style-name="T6"></text:span><text:span text:style-name="T4"> </text:span><text:span text:style-name="T7">K</text:span><text:span text:style-name="T10">6</text:span><text:span text:style-name="T4">, то </text:span><text:span text:style-name="T3">min</text:span><text:span text:style-name="T4">{</text:span><text:span text:style-name="T7">f</text:span><text:span text:style-name="T10">1</text:span><text:span text:style-name="T4">, </text:span><text:span text:style-name="T7">f</text:span><text:span text:style-name="T10">2</text:span><text:span text:style-name="T4">, </text:span><text:span text:style-name="T7">f</text:span><text:span text:style-name="T10">3</text:span><text:span text:style-name="T4">} = </text:span><text:span text:style-name="T7">f</text:span><text:span text:style-name="T10">3</text:span><text:span text:style-name="T4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85cm" svg:height="1.417cm" svg:x="5.463cm" svg:y="4.123cm">
          <text:list text:style-name="L1">
            <text:list-header>
              <text:p text:style-name="P3"><text:span text:style-name="T7">f</text:span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85cm" svg:height="1.417cm" svg:x="3.518cm" svg:y="12.255cm">
          <text:list text:style-name="L1">
            <text:list-header>
              <text:p text:style-name="P3"><text:span text:style-name="T7">f</text:span><text:span text:style-name="T20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4.101cm" svg:y1="12.324cm" svg:x2="4.101cm" svg:y2="11.125cm">
          <text:p/>
        </draw:line>
        <draw:line draw:style-name="gr7" draw:text-style-name="P4" draw:layer="layout" svg:x1="5.499cm" svg:y1="5.323cm" svg:x2="4.899cm" svg:y2="5.927cm">
          <text:p/>
        </draw:lin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Звичайний">
        <office:forms form:automatic-focus="false" form:apply-design-mode="false"/>
        <draw:custom-shape draw:style-name="gr1" draw:text-style-name="P2" draw:layer="layout" svg:width="10.4cm" svg:height="1.277cm" svg:x="7.643cm" svg:y="0.304cm">
          <text:list text:style-name="L1">
            <text:list-header>
              <text:p text:style-name="P1"><text:span text:style-name="T2">Пример решения игры 3</text:span><text:span text:style-name="T36"></text:span><text:span text:style-name="T2">3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4.602cm" svg:height="1.6cm" svg:x="0.3cm" svg:y="1.923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3" draw:text-style-name="P2" draw:layer="layout" svg:width="24.857cm" svg:height="1.277cm" svg:x="0.243cm" svg:y="3.325cm">
          <text:list text:style-name="L1">
            <text:list-header>
              <text:p text:style-name="P3"><text:span text:style-name="T4">Т.к. лин. ф. принимает экстремальные зн. на границе области, то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7.908cm" svg:height="4.63cm" svg:x="3.7cm" svg:y="4.895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4" draw:layer="layout" svg:width="22.605cm" svg:height="4.758cm" svg:x="1.296cm" svg:y="9.569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4" draw:layer="layout" svg:width="24.902cm" svg:height="4.643cm" svg:x="0.3cm" svg:y="14.085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Звичайний">
        <office:forms form:automatic-focus="false" form:apply-design-mode="false"/>
        <draw:custom-shape draw:style-name="gr1" draw:text-style-name="P2" draw:layer="layout" svg:width="10.4cm" svg:height="1.277cm" svg:x="7.643cm" svg:y="0.304cm">
          <text:list text:style-name="L1">
            <text:list-header>
              <text:p text:style-name="P1"><text:span text:style-name="T2">Пример решения игры 3</text:span><text:span text:style-name="T36"></text:span><text:span text:style-name="T2">3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1.277cm" svg:x="0.243cm" svg:y="1.98cm">
          <text:list text:style-name="L1">
            <text:list-header>
              <text:p text:style-name="P3"><text:span text:style-name="T9">Нижняя цена игры, по т. об акт. стр. является ценой игры, =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4.711cm" svg:height="2.196cm" svg:x="0.697cm" svg:y="3.92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4" draw:layer="layout" svg:width="4.833cm" svg:height="2.125cm" svg:x="19.068cm" svg:y="4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11" draw:text-style-name="P2" draw:layer="layout" svg:width="1.804cm" svg:height="1.2cm" svg:x="16.298cm" svg:y="4.524cm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4.857cm" svg:height="2.293cm" svg:x="0.243cm" svg:y="6.782cm">
          <text:list text:style-name="L1">
            <text:list-header>
              <text:p text:style-name="P3"><text:span text:style-name="T4">Чтобы найти </text:span><text:span text:style-name="T3">opt</text:span><text:span text:style-name="T4"> смеш</text:span><text:span text:style-name="T3">.</text:span><text:span text:style-name="T4"> стратегию </text:span><text:span text:style-name="T3">2</text:span><text:span text:style-name="T4"> игрока достаточно еще раз воспользоваться теоремой об активных стратегиях. Получим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4.825cm" svg:height="2.196cm" svg:x="10.186cm" svg:y="9.556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custom-shape draw:style-name="gr3" draw:text-style-name="P2" draw:layer="layout" svg:width="24.659cm" svg:height="3.309cm" svg:x="0.441cm" svg:y="12.581cm">
          <text:list text:style-name="L1">
            <text:list-header>
              <text:p text:style-name="P3"><text:span text:style-name="T4">Для решения </text:span><text:span text:style-name="T3">mat</text:span><text:span text:style-name="T4"> игры с произвольными </text:span><text:span text:style-name="T5">n</text:span><text:span text:style-name="T4"> и </text:span><text:span text:style-name="T5">m</text:span><text:span text:style-name="T4"> можно применять как метод ЛП (см. теорему Фон Неймана), так и итеративный метод Брауна-Робинсон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Звичайний">
        <office:forms form:automatic-focus="false" form:apply-design-mode="false"/>
        <draw:custom-shape draw:style-name="gr1" draw:text-style-name="P2" draw:layer="layout" svg:width="14.226cm" svg:height="1.277cm" svg:x="5.73cm" svg:y="0.322cm">
          <text:list text:style-name="L1">
            <text:list-header>
              <text:p text:style-name="P1"><text:span text:style-name="T15">Итеративный метод Брауна-Робинсон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4.857cm" svg:height="3.309cm" svg:x="0.243cm" svg:y="2.024cm">
          <text:list text:style-name="L1">
            <text:list-header>
              <text:p text:style-name="P3"><text:span text:style-name="T9">Идея метода заключается в поочередном выборе каждой стороной наилучшей чистой стратегии против наблюдаемого эмпирического распределения чистых стратегий противника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857cm" svg:height="2.293cm" svg:x="0.243cm" svg:y="5.64cm">
          <text:list text:style-name="L1">
            <text:list-header>
              <text:p text:style-name="P3"><text:span text:style-name="T9">На 1 шаге противники выбирают произвольные чистые стратегии. Пусть на первых </text:span><text:span text:style-name="T12">N</text:span><text:span text:style-name="T9"> шагах последовательно выбирались стратегии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layer="layout" svg:width="4.498cm" svg:height="1.283cm" svg:x="0.401cm" svg:y="8.123cm">
          <draw:object-ole draw:class-id="00000000-0000-0000-0000-000000000000"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8" draw:layer="layout" svg:width="5.402cm" svg:height="1.336cm" svg:x="6.099cm" svg:y="8.07cm">
          <draw:object-ole draw:class-id="00000000-0000-0000-0000-000000000000" xlink:href="./Object 90" xlink:type="simple" xlink:show="embed" xlink:actuate="onLoad"/>
          <draw:image xlink:href="./ObjectReplacements/Object 90" xlink:type="simple" xlink:show="embed" xlink:actuate="onLoad"/>
        </draw:frame>
        <draw:custom-shape draw:style-name="gr1" draw:text-style-name="P2" draw:layer="layout" svg:width="0.955cm" svg:height="1.277cm" svg:x="5.023cm" svg:y="8.061cm">
          <text:list text:style-name="L1">
            <text:list-header>
              <text:p text:style-name="P3"><text:span text:style-name="T9">и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2.698cm" svg:height="1.605cm" svg:x="0.6cm" svg:y="9.525cm">
          <draw:object-ole draw:class-id="00000000-0000-0000-0000-000000000000"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1" draw:text-style-name="P2" draw:layer="layout" svg:width="21.119cm" svg:height="1.277cm" svg:x="3.315cm" svg:y="9.604cm">
          <text:list text:style-name="L1">
            <text:list-header>
              <text:p text:style-name="P3"><text:span text:style-name="T9">– </text:span><text:span text:style-name="T9">кол. шагов, на кот. 1 и 2 игроками выбирались стр. </text:span><text:span text:style-name="T12">i </text:span><text:span text:style-name="T9">и </text:span><text:span text:style-name="T12">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layer="layout" svg:width="6.601cm" svg:height="2.584cm" svg:x="9.397cm" svg:y="10.927cm">
          <draw:object-ole draw:class-id="00000000-0000-0000-0000-000000000000"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31" draw:layer="layout" svg:width="3.4cm" svg:height="2.328cm" svg:x="2.099cm" svg:y="13.591cm">
          <draw:object-ole draw:class-id="00000000-0000-0000-0000-000000000000"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32" draw:layer="layout" svg:width="3.602cm" svg:height="2.403cm" svg:x="2.095cm" svg:y="16.122cm">
          <draw:object-ole draw:class-id="00000000-0000-0000-0000-000000000000"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33" draw:layer="layout" svg:width="7.598cm" svg:height="1.632cm" svg:x="10.901cm" svg:y="14.124cm">
          <draw:object-ole draw:class-id="00000000-0000-0000-0000-000000000000"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34" draw:layer="layout" svg:width="7.598cm" svg:height="1.68cm" svg:x="10.901cm" svg:y="15.924cm">
          <draw:object-ole draw:class-id="00000000-0000-0000-0000-000000000000"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8" draw:text-style-name="P4" draw:layer="layout" svg:x1="6.301cm" svg:y1="13.727cm" svg:x2="8.299cm" svg:y2="15.527cm">
          <text:p/>
        </draw:line>
        <draw:line draw:style-name="gr8" draw:text-style-name="P4" draw:layer="layout" svg:x1="5.9cm" svg:y1="18.124cm" svg:x2="8.299cm" svg:y2="16.528cm">
          <text:p/>
        </draw:line>
        <draw:line draw:style-name="gr8" draw:text-style-name="P4" draw:layer="layout" svg:x1="8.299cm" svg:y1="16.528cm" svg:x2="8.299cm" svg:y2="17.127cm">
          <text:p/>
        </draw:line>
        <draw:line draw:style-name="gr8" draw:text-style-name="P4" draw:layer="layout" svg:x1="8.299cm" svg:y1="15.526cm" svg:x2="8.299cm" svg:y2="14.723cm">
          <text:p/>
        </draw:line>
        <draw:line draw:style-name="gr8" draw:text-style-name="P4" draw:layer="layout" svg:x1="8.299cm" svg:y1="14.724cm" svg:x2="9.701cm" svg:y2="15.928cm">
          <text:p/>
        </draw:line>
        <draw:line draw:style-name="gr8" draw:text-style-name="P4" draw:layer="layout" svg:x1="9.701cm" svg:y1="15.928cm" svg:x2="8.299cm" svg:y2="17.127cm">
          <text:p/>
        </draw:lin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Звичайний">
        <office:forms form:automatic-focus="false" form:apply-design-mode="false"/>
        <draw:custom-shape draw:style-name="gr1" draw:text-style-name="P2" draw:layer="layout" svg:width="14.226cm" svg:height="1.277cm" svg:x="5.73cm" svg:y="0.322cm">
          <text:list text:style-name="L1">
            <text:list-header>
              <text:p text:style-name="P1"><text:span text:style-name="T15">Итеративный метод Брауна-Робинсон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005cm" svg:height="1.277cm" svg:x="0.251cm" svg:y="2.055cm">
          <text:list text:style-name="L1">
            <text:list-header>
              <text:p text:style-name="P3"><text:span text:style-name="T9">На шаге (</text:span><text:span text:style-name="T12">N+</text:span><text:span text:style-name="T9">1) выбираются такие чистые стратегии, что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layer="layout" svg:width="11.002cm" svg:height="2.624cm" svg:x="7.298cm" svg:y="3.523cm">
          <draw:object-ole draw:class-id="00000000-0000-0000-0000-000000000000"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36" draw:layer="layout" svg:width="8.802cm" svg:height="4.705cm" svg:x="1.698cm" svg:y="9.124cm">
          <draw:object-ole draw:class-id="00000000-0000-0000-0000-000000000000"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37" draw:layer="layout" svg:width="8.599cm" svg:height="4.683cm" svg:x="11.902cm" svg:y="9.124cm">
          <draw:object-ole draw:class-id="00000000-0000-0000-0000-000000000000"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8" draw:layer="layout" svg:width="4.198cm" svg:height="1.424cm" svg:x="3.7cm" svg:y="16.325cm">
          <draw:object-ole draw:class-id="00000000-0000-0000-0000-000000000000"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39" draw:layer="layout" svg:width="3.881cm" svg:height="1.455cm" svg:x="9.419cm" svg:y="16.325cm">
          <draw:object-ole draw:class-id="00000000-0000-0000-0000-000000000000"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40" draw:layer="layout" svg:width="7.002cm" svg:height="2.386cm" svg:x="15.699cm" svg:y="15.941cm">
          <draw:object-ole draw:class-id="00000000-0000-0000-0000-000000000000"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4" draw:layer="layout" svg:width="10.2cm" svg:height="1.778cm" svg:x="7.501cm" svg:y="6.526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Звичайний">
        <office:forms form:automatic-focus="false" form:apply-design-mode="false"/>
        <draw:custom-shape draw:style-name="gr1" draw:text-style-name="P2" draw:layer="layout" svg:width="19.979cm" svg:height="1.277cm" svg:x="2.865cm" svg:y="0.322cm">
          <text:list text:style-name="L1">
            <text:list-header>
              <text:p text:style-name="P1"><text:span text:style-name="T15">Пример решения </text:span><text:span text:style-name="T16">mat </text:span><text:span text:style-name="T15">игры методом Брауна-Робинсон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1" draw:layer="layout" svg:width="4.299cm" svg:height="4.299cm" svg:x="0.6cm" svg:y="2.324cm">
          <draw:object-ole draw:class-id="00000000-0000-0000-0000-000000000000"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1" draw:text-style-name="P2" draw:layer="layout" svg:width="2.928cm" svg:height="1.277cm" svg:x="6.848cm" svg:y="3.14cm">
          <text:list text:style-name="L1">
            <text:list-header>
              <text:p text:style-name="P3"><text:span text:style-name="T38">Шаг 1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layer="layout" svg:width="2.5cm" svg:height="1.429cm" svg:x="10.2cm" svg:y="3.082cm">
          <draw:object-ole draw:class-id="00000000-0000-0000-0000-000000000000"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43" draw:layer="layout" svg:width="13.498cm" svg:height="1.477cm" svg:x="7.003cm" svg:y="4.648cm">
          <draw:object-ole draw:class-id="00000000-0000-0000-0000-000000000000"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1" draw:text-style-name="P2" draw:layer="layout" svg:width="2.928cm" svg:height="1.277cm" svg:x="0.502cm" svg:y="7.457cm">
          <text:list text:style-name="L1">
            <text:list-header>
              <text:p text:style-name="P3"><text:span text:style-name="T38">Шаг 2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" draw:layer="layout" svg:width="18.503cm" svg:height="2.884cm" svg:x="4cm" svg:y="7.245cm">
          <draw:object-ole draw:class-id="00000000-0000-0000-0000-000000000000" xlink:href="./Object 107" xlink:type="simple" xlink:show="embed" xlink:actuate="onLoad"/>
          <draw:image xlink:href="./ObjectReplacements/Object 107" xlink:type="simple" xlink:show="embed" xlink:actuate="onLoad"/>
        </draw:frame>
        <draw:custom-shape draw:style-name="gr1" draw:text-style-name="P2" draw:layer="layout" svg:width="2.928cm" svg:height="1.277cm" svg:x="0.502cm" svg:y="10.654cm">
          <text:list text:style-name="L1">
            <text:list-header>
              <text:p text:style-name="P3"><text:span text:style-name="T38">Шаг 3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45" draw:layer="layout" svg:width="21.405cm" svg:height="2.721cm" svg:x="3.497cm" svg:y="10.526cm">
          <draw:object-ole draw:class-id="00000000-0000-0000-0000-000000000000" xlink:href="./Object 108" xlink:type="simple" xlink:show="embed" xlink:actuate="onLoad"/>
          <draw:image xlink:href="./ObjectReplacements/Object 108" xlink:type="simple" xlink:show="embed" xlink:actuate="onLoad"/>
        </draw:frame>
        <draw:custom-shape draw:style-name="gr1" draw:text-style-name="P2" draw:layer="layout" svg:width="2.928cm" svg:height="1.277cm" svg:x="0.502cm" svg:y="13.926cm">
          <text:list text:style-name="L1">
            <text:list-header>
              <text:p text:style-name="P3"><text:span text:style-name="T38">Шаг 4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layer="layout" svg:width="21.603cm" svg:height="2.685cm" svg:x="3.497cm" svg:y="13.829cm">
          <draw:object-ole draw:class-id="00000000-0000-0000-0000-000000000000" xlink:href="./Object 109" xlink:type="simple" xlink:show="embed" xlink:actuate="onLoad"/>
          <draw:image xlink:href="./ObjectReplacements/Object 109" xlink:type="simple" xlink:show="embed" xlink:actuate="onLoad"/>
        </draw:frame>
        <draw:custom-shape draw:style-name="gr11" draw:text-style-name="P2" draw:layer="layout" svg:width="0.198cm" svg:height="0.203cm" svg:x="11.902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198cm" svg:height="0.203cm" svg:x="12.502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199cm" svg:height="0.203cm" svg:x="13.101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7.142cm" svg:height="9.524cm" svg:x="5.953cm" svg:y="1.93cm" draw:page-number="3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Звичайний">
        <draw:custom-shape draw:style-name="gr1" draw:text-style-name="P2" draw:layer="layout" svg:width="19.979cm" svg:height="1.277cm" svg:x="2.865cm" svg:y="0.322cm">
          <text:list text:style-name="L1">
            <text:list-header>
              <text:p text:style-name="P1"><text:span text:style-name="T15">Пример решения </text:span><text:span text:style-name="T16">mat </text:span><text:span text:style-name="T15">игры методом Брауна-Робинсон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20.603cm" svg:height="15.597cm" svg:x="2.297cm" svg:y="1.52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draw:style-name="gr47" draw:layer="layout" svg:width="5.6cm" svg:height="1.367cm" svg:x="9.9cm" svg:y="17.392cm">
          <draw:object-ole draw:class-id="00000000-0000-0000-0000-000000000000"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1" draw:text-style-name="P2" draw:layer="layout" svg:width="9.134cm" svg:height="1.277cm" svg:x="0.449cm" svg:y="17.383cm">
          <text:list text:style-name="L1">
            <text:list-header>
              <text:p text:style-name="P3"><text:span text:style-name="T9">Остановка по критерию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056cm" svg:height="1.277cm" svg:x="15.905cm" svg:y="17.383cm">
          <text:list text:style-name="L1">
            <text:list-header>
              <text:p text:style-name="P3"><text:span text:style-name="T9">не корректна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вичайни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Звичайни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вичайний-notes" style:family="presentation">
      <style:graphic-properties draw:stroke="none" draw:fill="none">
        <text:list-style style:name="Звичайни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вичайни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graphic-properties>
        <text:list-style style:name="Звичайний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вичайний-outline3" style:family="presentation" style:parent-style-name="Звичайни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вичайний-outline4" style:family="presentation" style:parent-style-name="Звичайни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5" style:family="presentation" style:parent-style-name="Звичайни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6" style:family="presentation" style:parent-style-name="Звичайни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7" style:family="presentation" style:parent-style-name="Звичайни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8" style:family="presentation" style:parent-style-name="Звичайни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9" style:family="presentation" style:parent-style-name="Звичайни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вичайни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Звичайни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2.86cm" svg:height="3.985cm" svg:x="1.27cm" svg:y="0.358cm" presentation:class="title" presentation:placeholder="true">
        <draw:text-box/>
      </draw:frame>
      <draw:frame presentation:style-name="Звичайний-outline1" draw:layer="backgroundobjects" svg:width="22.86cm" svg:height="16.057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page-thumbnail presentation:style-name="Звичайний-title" draw:layer="backgroundobjects" svg:width="0cm" svg:height="0cm" svg:x="0cm" svg:y="1.93cm" presentation:class="page"/>
        <draw:frame presentation:style-name="Звичайни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Слайд 1</dc:title>
    <meta:initial-creator>Adil I. Erzin</meta:initial-creator>
    <meta:creation-date>2009-01-05T06:40:21</meta:creation-date>
    <dc:creator>Адиль</dc:creator>
    <dc:date>2011-03-31T05:05:27</dc:date>
    <meta:editing-cycles>52</meta:editing-cycles>
    <meta:editing-duration>PT11H7M13S</meta:editing-duration>
    <meta:document-statistic meta:object-count="341"/>
    <meta:generator>LibreOffice/3.4$Unix LibreOffice_project/340m1$Build-502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row>
                <msubsup>
                  <mi>α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sup>
                <mo stretchy="false">=</mo>
                <msub>
                  <mi>a</mi>
                  <mrow>
                    <mstyle mathsize="8pt">
                      <mrow>
                        <mrow>
                          <mi>i</mi>
                          <mi>,</mi>
                          <mi>j</mi>
                          <mo stretchy="false">(</mo>
                          <mi>i</mi>
                          <mo stretchy="false">)</mo>
                        </mrow>
                      </mrow>
                    </mstyle>
                  </mrow>
                </msub>
              </mrow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row>
                            <mn>1</mn>
                            <mo stretchy="false">≤</mo>
                            <mi>j</mi>
                          </mrow>
                          <mo stretchy="false">≤</mo>
                          <mi>n</mi>
                        </mrow>
                      </mrow>
                    </mrow>
                  </mstyle>
                </mrow>
              </munder>
            </mrow>
            <msub>
              <mi>a</mi>
              <mrow>
                <mstyle mathsize="8pt">
                  <mrow>
                    <mrow>
                      <mstyle mathvariant="italic">
                        <mrow>
                          <mtext>ij</mtext>
                        </mrow>
                      </mstyle>
                    </mrow>
                  </mrow>
                </mstyle>
              </mrow>
            </msub>
            <mi>,</mi>
            <mi/>
            <mrow>
              <mi>i</mi>
              <mo stretchy="false">=</mo>
              <mn>1,</mn>
            </mrow>
            <mtext>.</mtext>
            <mtext>.</mtext>
            <mtext>.</mtext>
            <mi>,</mi>
            <mi>m</mi>
          </mrow>
        </mrow>
      </mstyle>
      <mrow/>
    </mrow>
    <annotation encoding="StarMath 5.0"> size 12{α rSub { size 8{i} }  rSup { size 8{0} } =a rSub { size 8{i,j \( i \) } } = {"min"}  cSub { size 8{1 &lt;= j &lt;= n} } a rSub { size 8{ ital "ij"} } ,~i=1, "."  "."  "." ,m} {}</annotation>
  </semantics>
</math>
</file>

<file path=Object 10/content.xml><?xml version="1.0" encoding="utf-8"?>
<math xmlns="http://www.w3.org/1998/Math/MathML">
  <semantics>
    <mrow>
      <mstyle mathsize="12pt">
        <mrow>
          <mrow>
            <mrow>
              <msup>
                <mi>α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p>
              <mo stretchy="false">=</mo>
              <munder>
                <mrow>
                  <mtext>max</mtext>
                </mrow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under>
            </mrow>
            <munder>
              <mrow>
                <mtext>min</mtext>
              </mrow>
              <mrow>
                <mstyle mathsize="8pt">
                  <mrow>
                    <mrow>
                      <mi>j</mi>
                    </mrow>
                  </mrow>
                </mstyle>
              </mrow>
            </munder>
            <mrow>
              <msub>
                <mi>a</mi>
                <mrow>
                  <mstyle mathsize="8pt">
                    <mrow>
                      <mrow>
                        <mstyle mathvariant="italic">
                          <mrow>
                            <mtext>ij</mtext>
                          </mrow>
                        </mstyle>
                      </mrow>
                    </mrow>
                  </mstyle>
                </mrow>
              </msub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under>
            </mrow>
            <mrow>
              <msub>
                <mi>a</mi>
                <mrow>
                  <mstyle mathsize="8pt">
                    <mrow>
                      <mrow>
                        <msub>
                          <mi>i</mi>
                          <mrow>
                            <mstyle mathsize="6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i>,</mi>
                        <mi>j</mi>
                      </mrow>
                    </mrow>
                  </mstyle>
                </mrow>
              </msub>
              <mo stretchy="false">≤</mo>
              <msub>
                <mi>a</mi>
                <mrow>
                  <msub>
                    <mi>i</mi>
                    <mrow>
                      <mstyle mathsize="6pt">
                        <mrow>
                          <mrow>
                            <mn>0</mn>
                          </mrow>
                        </mrow>
                      </mstyle>
                    </mrow>
                  </msub>
                  <mi>,</mi>
                  <msub>
                    <mi>j</mi>
                    <mrow>
                      <mstyle mathsize="6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ub>
            </mrow>
          </mrow>
        </mrow>
      </mstyle>
      <mrow/>
    </mrow>
    <annotation encoding="StarMath 5.0"> size 12{α rSup { size 8{0} } = {"max"}  cSub { size 8{i} }  {"min"}  cSub { size 8{j} } a rSub { size 8{ ital "ij"} } = {"min"}  cSub { size 8{j} } a rSub { size 8{i rSub { size 6{0} } ,j} }  &lt;= a rSub {i rSub { size 6{0} } ,j rSub { size 6{0} } } } {}</annotation>
  </semantics>
</math>
</file>

<file path=Object 103/content.xml><?xml version="1.0" encoding="utf-8"?>
<math xmlns="http://www.w3.org/1998/Math/MathML">
  <semantics>
    <mrow>
      <mstyle mathsize="12pt">
        <mrow>
          <mrow>
            <mrow>
              <msup>
                <mi>β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p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under>
            </mrow>
            <mrow>
              <mrow>
                <munder>
                  <mo stretchy="false">∑</mo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under>
                <mrow>
                  <msub>
                    <mi>a</mi>
                    <mrow>
                      <mstyle mathsize="8pt">
                        <mrow>
                          <mrow>
                            <mstyle mathvariant="italic">
                              <mrow>
                                <mtext>ij</mtext>
                              </mrow>
                            </mstyle>
                          </mrow>
                        </mrow>
                      </mstyle>
                    </mrow>
                  </msub>
                  <msubsup>
                    <mi>p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subsup>
                </mrow>
              </mrow>
              <mo stretchy="false">=</mo>
              <mrow>
                <munder>
                  <mo stretchy="false">∑</mo>
                  <mrow>
                    <mi>i</mi>
                  </mrow>
                </munder>
                <mrow>
                  <msub>
                    <mi>a</mi>
                    <mrow>
                      <mstyle mathsize="8pt">
                        <mrow>
                          <mrow>
                            <mstyle mathvariant="italic">
                              <mrow>
                                <msub>
                                  <mtext>ij</mtext>
                                  <mrow>
                                    <mstyle mathsize="6pt">
                                      <mrow>
                                        <mrow>
                                          <mrow>
                                            <mi>N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style>
                          </mrow>
                        </mrow>
                      </mstyle>
                    </mrow>
                  </msub>
                  <msubsup>
                    <mi>p</mi>
                    <mrow>
                      <mi>i</mi>
                    </mrow>
                    <mrow>
                      <mi>N</mi>
                    </mrow>
                  </msubsup>
                </mrow>
              </mrow>
            </mrow>
          </mrow>
        </mrow>
      </mstyle>
      <mrow/>
    </mrow>
    <annotation encoding="StarMath 5.0"> size 12{β rSup { size 8{N} } = {"min"}  cSub { size 8{j} }  Sum cSub { size 8{i} }  {a rSub { size 8{ ital "ij"} } p rSub { size 8{i} }  rSup { size 8{N} } } = Sum cSub {i}  {a rSub { size 8{ ital "ij" rSub { size 6{N+1} } } } p rSub {i}  rSup {N} } } {}</annotation>
  </semantics>
</math>
</file>

<file path=Object 11/content.xml><?xml version="1.0" encoding="utf-8"?>
<math xmlns="http://www.w3.org/1998/Math/MathML">
  <semantics>
    <mrow>
      <mstyle mathsize="12pt">
        <mrow>
          <mrow>
            <mrow>
              <msup>
                <mi>β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p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under>
            </mrow>
            <munder>
              <mrow>
                <mtext>max</mtext>
              </mrow>
              <mrow>
                <mstyle mathsize="8pt">
                  <mrow>
                    <mrow>
                      <mi>i</mi>
                    </mrow>
                  </mrow>
                </mstyle>
              </mrow>
            </munder>
            <mrow>
              <msub>
                <mi>a</mi>
                <mrow>
                  <mstyle mathsize="8pt">
                    <mrow>
                      <mrow>
                        <mstyle mathvariant="italic">
                          <mrow>
                            <mtext>ij</mtext>
                          </mrow>
                        </mstyle>
                      </mrow>
                    </mrow>
                  </mstyle>
                </mrow>
              </msub>
              <mo stretchy="false">=</mo>
              <munder>
                <mrow>
                  <mtext>max</mtext>
                </mrow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under>
            </mrow>
            <mrow>
              <msub>
                <mi>a</mi>
                <mrow>
                  <mstyle mathsize="8pt">
                    <mrow>
                      <mrow>
                        <mi>i</mi>
                        <mi>,</mi>
                        <msub>
                          <mi>j</mi>
                          <mrow>
                            <mstyle mathsize="6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</mrow>
                  </mstyle>
                </mrow>
              </msub>
              <mo stretchy="false">≥</mo>
              <msub>
                <mi>a</mi>
                <mrow>
                  <msub>
                    <mi>i</mi>
                    <mrow>
                      <mstyle mathsize="6pt">
                        <mrow>
                          <mrow>
                            <mn>0</mn>
                          </mrow>
                        </mrow>
                      </mstyle>
                    </mrow>
                  </msub>
                  <mi>,</mi>
                  <msub>
                    <mi>j</mi>
                    <mrow>
                      <mstyle mathsize="6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ub>
            </mrow>
          </mrow>
        </mrow>
      </mstyle>
      <mrow/>
    </mrow>
    <annotation encoding="StarMath 5.0"> size 12{β rSup { size 8{0} } = {"min"}  cSub { size 8{j} }  {"max"}  cSub { size 8{i} } a rSub { size 8{ ital "ij"} } = {"max"}  cSub { size 8{i} } a rSub { size 8{i,j rSub { size 6{0} } } }  &gt;= a rSub {i rSub { size 6{0} } ,j rSub { size 6{0} } } } {}</annotation>
  </semantics>
</math>
</file>

<file path=Object 1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pr1" style:family="presentation" style:parent-style-name="Звичайний-notes">
      <style:graphic-properties draw:fill-color="#ffffff" fo:min-height="11.4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/>
    </style:style>
    <style:style style:name="T1" style:family="text">
      <style:text-properties fo:font-family="'Times New Roman'" style:font-family-generic="roman" style:font-pitch="variable" fo:language="en" fo:country="US"/>
    </style:style>
    <style:style style:name="T2" style:family="text">
      <style:text-properties fo:font-family="Symbol" style:font-family-generic="roman" style:font-pitch="variable" style:font-charset="x-symbol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line draw:style-name="gr1" draw:text-style-name="P1" draw:layer="layout" svg:x1="4.299cm" svg:y1="15.505cm" svg:x2="4.299cm" svg:y2="3.303cm">
          <text:p/>
        </draw:line>
        <draw:line draw:style-name="gr1" draw:text-style-name="P1" draw:layer="layout" svg:x1="4.299cm" svg:y1="17.105cm" svg:x2="21.299cm" svg:y2="17.105cm">
          <text:p/>
        </draw:line>
        <draw:line draw:style-name="gr2" draw:text-style-name="P1" draw:layer="layout" svg:x1="4.299cm" svg:y1="13.904cm" svg:x2="19.698cm" svg:y2="13.904cm">
          <text:p/>
        </draw:line>
        <draw:line draw:style-name="gr2" draw:text-style-name="P1" draw:layer="layout" svg:x1="4.299cm" svg:y1="12.303cm" svg:x2="19.698cm" svg:y2="12.303cm">
          <text:p/>
        </draw:line>
        <draw:line draw:style-name="gr2" draw:text-style-name="P1" draw:layer="layout" svg:x1="4.299cm" svg:y1="10.702cm" svg:x2="19.698cm" svg:y2="10.702cm">
          <text:p/>
        </draw:line>
        <draw:line draw:style-name="gr2" draw:text-style-name="P1" draw:layer="layout" svg:x1="4.299cm" svg:y1="9.102cm" svg:x2="19.698cm" svg:y2="9.102cm">
          <text:p/>
        </draw:line>
        <draw:line draw:style-name="gr2" draw:text-style-name="P1" draw:layer="layout" svg:x1="4.299cm" svg:y1="7.501cm" svg:x2="19.698cm" svg:y2="7.501cm">
          <text:p/>
        </draw:line>
        <draw:line draw:style-name="gr2" draw:text-style-name="P1" draw:layer="layout" svg:x1="4.299cm" svg:y1="5.9cm" svg:x2="19.698cm" svg:y2="5.9cm">
          <text:p/>
        </draw:line>
        <draw:custom-shape draw:style-name="gr3" draw:text-style-name="P3" draw:layer="layout" svg:width="1.298cm" svg:height="1.023cm" svg:x="2.702cm" svg:y="13.309cm">
          <text:list text:style-name="L1">
            <text:list-header>
              <text:p text:style-name="P2"><text:span text:style-name="T1">1,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298cm" svg:height="1.023cm" svg:x="2.702cm" svg:y="11.708cm">
          <text:list text:style-name="L1">
            <text:list-header>
              <text:p text:style-name="P2"><text:span text:style-name="T1">1,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298cm" svg:height="1.023cm" svg:x="2.706cm" svg:y="10.107cm">
          <text:list text:style-name="L1">
            <text:list-header>
              <text:p text:style-name="P2"><text:span text:style-name="T1">2,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298cm" svg:height="1.023cm" svg:x="2.702cm" svg:y="8.506cm">
          <text:list text:style-name="L1">
            <text:list-header>
              <text:p text:style-name="P2"><text:span text:style-name="T1">2,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298cm" svg:height="1.023cm" svg:x="2.702cm" svg:y="6.906cm">
          <text:list text:style-name="L1">
            <text:list-header>
              <text:p text:style-name="P2"><text:span text:style-name="T1">2,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298cm" svg:height="1.023cm" svg:x="2.702cm" svg:y="5.305cm">
          <text:list text:style-name="L1">
            <text:list-header>
              <text:p text:style-name="P2"><text:span text:style-name="T1">2,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4.299cm" svg:y1="17.105cm" svg:x2="4.299cm" svg:y2="15.505cm">
          <text:p/>
        </draw:line>
        <draw:line draw:style-name="gr5" draw:text-style-name="P1" draw:layer="layout" svg:x1="5.296cm" svg:y1="16.704cm" svg:x2="5.296cm" svg:y2="17.502cm">
          <text:p/>
        </draw:line>
        <draw:line draw:style-name="gr5" draw:text-style-name="P1" draw:layer="layout" svg:x1="6.297cm" svg:y1="16.704cm" svg:x2="6.297cm" svg:y2="17.502cm">
          <text:p/>
        </draw:line>
        <draw:line draw:style-name="gr5" draw:text-style-name="P1" draw:layer="layout" svg:x1="7.298cm" svg:y1="16.704cm" svg:x2="7.298cm" svg:y2="17.502cm">
          <text:p/>
        </draw:line>
        <draw:line draw:style-name="gr5" draw:text-style-name="P1" draw:layer="layout" svg:x1="8.299cm" svg:y1="16.704cm" svg:x2="8.299cm" svg:y2="17.502cm">
          <text:p/>
        </draw:line>
        <draw:line draw:style-name="gr5" draw:text-style-name="P1" draw:layer="layout" svg:x1="9.3cm" svg:y1="16.704cm" svg:x2="9.3cm" svg:y2="17.502cm">
          <text:p/>
        </draw:line>
        <draw:line draw:style-name="gr5" draw:text-style-name="P1" draw:layer="layout" svg:x1="10.301cm" svg:y1="16.704cm" svg:x2="10.301cm" svg:y2="17.502cm">
          <text:p/>
        </draw:line>
        <draw:line draw:style-name="gr5" draw:text-style-name="P1" draw:layer="layout" svg:x1="11.293cm" svg:y1="16.704cm" svg:x2="11.293cm" svg:y2="17.502cm">
          <text:p/>
        </draw:line>
        <draw:line draw:style-name="gr5" draw:text-style-name="P1" draw:layer="layout" svg:x1="12.294cm" svg:y1="16.704cm" svg:x2="12.294cm" svg:y2="17.502cm">
          <text:p/>
        </draw:line>
        <draw:line draw:style-name="gr5" draw:text-style-name="P1" draw:layer="layout" svg:x1="13.295cm" svg:y1="16.704cm" svg:x2="13.295cm" svg:y2="17.502cm">
          <text:p/>
        </draw:line>
        <draw:line draw:style-name="gr5" draw:text-style-name="P1" draw:layer="layout" svg:x1="14.296cm" svg:y1="16.704cm" svg:x2="14.296cm" svg:y2="17.502cm">
          <text:p/>
        </draw:line>
        <draw:line draw:style-name="gr5" draw:text-style-name="P1" draw:layer="layout" svg:x1="15.297cm" svg:y1="16.704cm" svg:x2="15.297cm" svg:y2="17.502cm">
          <text:p/>
        </draw:line>
        <draw:line draw:style-name="gr5" draw:text-style-name="P1" draw:layer="layout" svg:x1="16.298cm" svg:y1="16.704cm" svg:x2="16.298cm" svg:y2="17.502cm">
          <text:p/>
        </draw:line>
        <draw:custom-shape draw:style-name="gr3" draw:text-style-name="P3" draw:layer="layout" svg:width="0.82cm" svg:height="1.023cm" svg:x="4.855cm" svg:y="17.489cm">
          <text:list text:style-name="L1">
            <text:list-header>
              <text:p text:style-name="P4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5.856cm" svg:y="17.507cm">
          <text:list text:style-name="L1">
            <text:list-header>
              <text:p text:style-name="P4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6.923cm" svg:y="17.507cm">
          <text:list text:style-name="L1">
            <text:list-header>
              <text:p text:style-name="P4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7.858cm" svg:y="17.507cm">
          <text:list text:style-name="L1">
            <text:list-header>
              <text:p text:style-name="P4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8.859cm" svg:y="17.507cm">
          <text:list text:style-name="L1">
            <text:list-header>
              <text:p text:style-name="P4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9.855cm" svg:y="17.507cm">
          <text:list text:style-name="L1">
            <text:list-header>
              <text:p text:style-name="P4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10.856cm" svg:y="17.507cm">
          <text:list text:style-name="L1">
            <text:list-header>
              <text:p text:style-name="P4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11.857cm" svg:y="17.507cm">
          <text:list text:style-name="L1">
            <text:list-header>
              <text:p text:style-name="P4"><text:span text:style-name="T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12.858cm" svg:y="17.507cm">
          <text:list text:style-name="L1">
            <text:list-header>
              <text:p text:style-name="P4"><text:span text:style-name="T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137cm" svg:height="1.023cm" svg:x="13.701cm" svg:y="17.507cm">
          <text:list text:style-name="L1">
            <text:list-header>
              <text:p text:style-name="P4"><text:span text:style-name="T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137cm" svg:height="1.023cm" svg:x="14.698cm" svg:y="17.507cm">
          <text:list text:style-name="L1">
            <text:list-header>
              <text:p text:style-name="P4"><text:span text:style-name="T1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137cm" svg:height="1.023cm" svg:x="15.699cm" svg:y="17.507cm">
          <text:list text:style-name="L1">
            <text:list-header>
              <text:p text:style-name="P4"><text:span text:style-name="T1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397cm" svg:height="0.397cm" svg:x="5.102cm" svg:y="10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7cm" svg:x="6.10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7cm" svg:x="7.104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7cm" svg:x="8.101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6cm" svg:x="9.102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7cm" svg:x="10.103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7cm" svg:x="11.104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7cm" svg:x="12.105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7cm" svg:x="13.101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7cm" svg:x="13.904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7cm" svg:x="14.905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97cm" svg:height="0.396cm" svg:x="15.901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cm" svg:y1="10.701cm" svg:x2="6.301cm" svg:y2="6.702cm">
          <text:p/>
        </draw:line>
        <draw:line draw:style-name="gr5" draw:text-style-name="P1" draw:layer="layout" svg:x1="6.301cm" svg:y1="6.703cm" svg:x2="7.298cm" svg:y2="13.503cm">
          <text:p/>
        </draw:line>
        <draw:line draw:style-name="gr5" draw:text-style-name="P1" draw:layer="layout" svg:x1="7.298cm" svg:y1="13.503cm" svg:x2="8.299cm" svg:y2="12.903cm">
          <text:p/>
        </draw:line>
        <draw:line draw:style-name="gr5" draw:text-style-name="P1" draw:layer="layout" svg:x1="8.299cm" svg:y1="12.902cm" svg:x2="9.3cm" svg:y2="8.501cm">
          <text:p/>
        </draw:line>
        <draw:line draw:style-name="gr5" draw:text-style-name="P1" draw:layer="layout" svg:x1="9.3cm" svg:y1="8.502cm" svg:x2="10.301cm" svg:y2="5.9cm">
          <text:p/>
        </draw:line>
        <draw:line draw:style-name="gr5" draw:text-style-name="P1" draw:layer="layout" svg:x1="10.301cm" svg:y1="5.9cm" svg:x2="11.298cm" svg:y2="6.703cm">
          <text:p/>
        </draw:line>
        <draw:line draw:style-name="gr5" draw:text-style-name="P1" draw:layer="layout" svg:x1="11.298cm" svg:y1="6.703cm" svg:x2="12.299cm" svg:y2="10.301cm">
          <text:p/>
        </draw:line>
        <draw:line draw:style-name="gr5" draw:text-style-name="P1" draw:layer="layout" svg:x1="12.299cm" svg:y1="10.301cm" svg:x2="13.3cm" svg:y2="10.901cm">
          <text:p/>
        </draw:line>
        <draw:line draw:style-name="gr5" draw:text-style-name="P1" draw:layer="layout" svg:x1="13.3cm" svg:y1="10.901cm" svg:x2="14.102cm" svg:y2="12.903cm">
          <text:p/>
        </draw:line>
        <draw:line draw:style-name="gr5" draw:text-style-name="P1" draw:layer="layout" svg:x1="14.102cm" svg:y1="12.903cm" svg:x2="15.099cm" svg:y2="10.901cm">
          <text:p/>
        </draw:line>
        <draw:line draw:style-name="gr5" draw:text-style-name="P1" draw:layer="layout" svg:x1="15.099cm" svg:y1="10.901cm" svg:x2="16.1cm" svg:y2="7.501cm">
          <text:p/>
        </draw:line>
        <draw:custom-shape draw:style-name="gr3" draw:text-style-name="P3" draw:layer="layout" svg:width="0.832cm" svg:height="1.023cm" svg:x="4.463cm" svg:y="3.484cm">
          <text:list text:style-name="L2">
            <text:list-header>
              <text:p text:style-name="P2"><text:span text:style-name="T2">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96cm" svg:height="1.023cm" svg:x="17.249cm" svg:y="15.76cm">
          <text:list text:style-name="L1">
            <text:list-header>
              <text:p text:style-name="P2"><text:span text:style-name="T3">Номер итерации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ound" draw:dots1="1" draw:dots1-length="0.026cm" draw:distance="0.026cm"/>
    <draw:stroke-dash draw:name="Dash_20_2" draw:display-name="Dash 2" draw:style="rect" draw:dots1="1" draw:dots1-length="0.026cm" draw:distance="0.026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вичайни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Звичайни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вичайний-notes" style:family="presentation">
      <style:graphic-properties draw:stroke="none" draw:fill="none">
        <text:list-style style:name="Звичайни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вичайни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graphic-properties>
        <text:list-style style:name="Звичайний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вичайний-outline3" style:family="presentation" style:parent-style-name="Звичайни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вичайний-outline4" style:family="presentation" style:parent-style-name="Звичайни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5" style:family="presentation" style:parent-style-name="Звичайни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6" style:family="presentation" style:parent-style-name="Звичайни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7" style:family="presentation" style:parent-style-name="Звичайни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8" style:family="presentation" style:parent-style-name="Звичайни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9" style:family="presentation" style:parent-style-name="Звичайни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вичайни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Звичайни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2.86cm" svg:height="3.985cm" svg:x="1.27cm" svg:y="0.358cm" presentation:class="title" presentation:placeholder="true">
        <draw:text-box/>
      </draw:frame>
      <draw:frame presentation:style-name="Звичайний-outline1" draw:layer="backgroundobjects" svg:width="22.86cm" svg:height="16.057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page-thumbnail presentation:style-name="Звичайний-title" draw:layer="backgroundobjects" svg:width="0cm" svg:height="0cm" svg:x="0cm" svg:y="1.93cm" presentation:class="page"/>
        <draw:frame presentation:style-name="Звичайни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12/content.xml><?xml version="1.0" encoding="utf-8"?>
<math xmlns="http://www.w3.org/1998/Math/MathML">
  <semantics>
    <mrow>
      <mstyle mathsize="12pt">
        <mrow>
          <mrow>
            <mrow>
              <msub>
                <mi>a</mi>
                <mrow>
                  <mstyle mathsize="8pt">
                    <mrow>
                      <mrow>
                        <mi>i</mi>
                        <mi>,</mi>
                        <msub>
                          <mi>j</mi>
                          <mrow>
                            <mstyle mathsize="6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</mrow>
                  </mstyle>
                </mrow>
              </msub>
              <mo stretchy="false">≤</mo>
              <munder>
                <mrow>
                  <mtext>max</mtext>
                </mrow>
                <mrow>
                  <mi>i</mi>
                </mrow>
              </munder>
            </mrow>
            <mstyle mathsize="12pt">
              <mrow>
                <mrow>
                  <msub>
                    <mi>a</mi>
                    <mrow>
                      <mi>i</mi>
                      <mi>,</mi>
                      <msub>
                        <mi>j</mi>
                        <mrow>
                          <mstyle mathsize="6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</mrow>
                  </msub>
                </mrow>
              </mrow>
            </mstyle>
            <mstyle mathsize="12pt">
              <mrow>
                <mrow>
                  <mrow>
                    <mrow/>
                    <mo stretchy="false">=</mo>
                    <msub>
                      <mi>a</mi>
                      <mrow>
                        <msub>
                          <mi>i</mi>
                          <mrow>
                            <mstyle mathsize="6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i>,</mi>
                        <msub>
                          <mi>j</mi>
                          <mrow>
                            <mstyle mathsize="6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</msub>
                  </mrow>
                </mrow>
              </mrow>
            </mstyle>
            <mstyle mathsize="12pt">
              <mrow>
                <mrow>
                  <mrow>
                    <mrow/>
                    <mo stretchy="false">=</mo>
                    <munder>
                      <mrow>
                        <mtext>min</mtext>
                      </mrow>
                      <mrow>
                        <mi>j</mi>
                      </mrow>
                    </munder>
                  </mrow>
                </mrow>
              </mrow>
            </mstyle>
            <mstyle mathsize="12pt">
              <mrow>
                <mrow>
                  <msub>
                    <mi>a</mi>
                    <mrow>
                      <msub>
                        <mi>i</mi>
                        <mrow>
                          <mstyle mathsize="6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i>,</mi>
                      <mi>j</mi>
                    </mrow>
                  </msub>
                </mrow>
              </mrow>
            </mstyle>
            <mstyle mathsize="12pt">
              <mrow>
                <mrow>
                  <mrow/>
                  <msub>
                    <mi>a</mi>
                    <mrow>
                      <msub>
                        <mi>i</mi>
                        <mrow>
                          <mstyle mathsize="6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i>,</mi>
                      <mi>j</mi>
                    </mrow>
                  </msub>
                </mrow>
              </mrow>
            </mstyle>
          </mrow>
        </mrow>
      </mstyle>
      <mrow/>
    </mrow>
    <annotation encoding="StarMath 5.0"> size 12{a rSub { size 8{i,j rSub { size 6{0} } } }  &lt;=  {"max"}  cSub {i}  size 12{a rSub {i,j rSub { size 6{0} } } } size 12{ {}=a rSub {i rSub { size 6{0} } ,j rSub { size 6{0} } } } size 12{ {}= {"min"}  cSub {j} } size 12{a rSub {i rSub { size 6{0} } ,j} } size 12{ &lt;= a rSub {i rSub { size 6{0} } ,j} }} {}</annotation>
  </semantics>
</math>
</file>

<file path=Object 13/content.xml><?xml version="1.0" encoding="utf-8"?>
<math xmlns="http://www.w3.org/1998/Math/MathML">
  <semantics>
    <mrow>
      <mstyle mathsize="12pt">
        <mrow>
          <mrow>
            <mrow>
              <mrow>
                <msup>
                  <mi>α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p>
                <mo stretchy="false">≤</mo>
                <msub>
                  <mi>a</mi>
                  <mrow>
                    <mstyle mathsize="8pt">
                      <mrow>
                        <mrow>
                          <msub>
                            <mi>i</mi>
                            <mrow>
                              <mstyle mathsize="6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  <mi>,</mi>
                          <msub>
                            <mi>j</mi>
                            <mrow>
                              <mstyle mathsize="6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</mrow>
                      </mrow>
                    </mstyle>
                  </mrow>
                </msub>
              </mrow>
              <mo stretchy="false">≤</mo>
              <msup>
                <mi>β</mi>
                <mrow>
                  <mn>0</mn>
                </mrow>
              </msup>
            </mrow>
          </mrow>
        </mrow>
      </mstyle>
      <mrow/>
    </mrow>
    <annotation encoding="StarMath 5.0"> size 12{α rSup { size 8{0} }  &lt;= a rSub { size 8{i rSub { size 6{0} } ,j rSub { size 6{0} } } }  &lt;= β rSup {0} } {}</annotation>
  </semantics>
</math>
</file>

<file path=Object 14/content.xml><?xml version="1.0" encoding="utf-8"?>
<math xmlns="http://www.w3.org/1998/Math/MathML">
  <semantics>
    <mrow>
      <mstyle mathsize="12pt">
        <mrow>
          <mrow>
            <munder>
              <mrow>
                <mtext>min</mtext>
              </mrow>
              <mrow>
                <mstyle mathsize="8pt">
                  <mrow>
                    <mrow>
                      <mi>j</mi>
                    </mrow>
                  </mrow>
                </mstyle>
              </mrow>
            </munder>
            <munder>
              <mrow>
                <mtext>max</mtext>
              </mrow>
              <mrow>
                <mstyle mathsize="8pt">
                  <mrow>
                    <mrow>
                      <mi>i</mi>
                    </mrow>
                  </mrow>
                </mstyle>
              </mrow>
            </munder>
            <mrow>
              <msub>
                <mi>a</mi>
                <mrow>
                  <mstyle mathsize="8pt">
                    <mrow>
                      <mrow>
                        <mstyle mathvariant="italic">
                          <mrow>
                            <mtext>ij</mtext>
                          </mrow>
                        </mstyle>
                      </mrow>
                    </mrow>
                  </mstyle>
                </mrow>
              </msub>
              <mo stretchy="false">≤</mo>
              <munder>
                <mrow>
                  <mtext>max</mtext>
                </mrow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under>
            </mrow>
            <mrow>
              <msub>
                <mi>a</mi>
                <mrow>
                  <mstyle mathsize="8pt">
                    <mrow>
                      <mrow>
                        <mi>i</mi>
                        <mi>,</mi>
                        <msub>
                          <mi>j</mi>
                          <mrow>
                            <mstyle mathsize="6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</mrow>
                  </mstyle>
                </mrow>
              </msub>
              <mo stretchy="false">≤</mo>
              <msub>
                <mi>a</mi>
                <mrow>
                  <msub>
                    <mi>i</mi>
                    <mrow>
                      <mstyle mathsize="6pt">
                        <mrow>
                          <mrow>
                            <mn>0</mn>
                          </mrow>
                        </mrow>
                      </mstyle>
                    </mrow>
                  </msub>
                  <mi>,</mi>
                  <msub>
                    <mi>j</mi>
                    <mrow>
                      <mstyle mathsize="6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ub>
            </mrow>
            <mstyle mathsize="12pt">
              <mrow>
                <mrow>
                  <mrow/>
                  <munder>
                    <mrow>
                      <mtext>min</mtext>
                    </mrow>
                    <mrow>
                      <mi>j</mi>
                    </mrow>
                  </munder>
                </mrow>
              </mrow>
            </mstyle>
            <mstyle mathsize="12pt">
              <mrow>
                <mrow>
                  <msub>
                    <mi>a</mi>
                    <mrow>
                      <msub>
                        <mi>i</mi>
                        <mrow>
                          <mstyle mathsize="6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i>,</mi>
                      <mi>j</mi>
                    </mrow>
                  </msub>
                </mrow>
              </mrow>
            </mstyle>
            <mstyle mathsize="12pt">
              <mrow>
                <mrow>
                  <mrow/>
                  <munder>
                    <mrow>
                      <mtext>max</mtext>
                    </mrow>
                    <mrow>
                      <mi>i</mi>
                    </mrow>
                  </munder>
                  <munder>
                    <mrow>
                      <mstyle mathsize="12pt">
                        <mrow>
                          <mrow>
                            <mtext>min</mtext>
                          </mrow>
                        </mrow>
                      </mstyle>
                    </mrow>
                    <mrow>
                      <mi>j</mi>
                    </mrow>
                  </munder>
                </mrow>
              </mrow>
            </mstyle>
            <mstyle mathsize="12pt">
              <mrow>
                <mrow>
                  <msub>
                    <mi>a</mi>
                    <mrow>
                      <mstyle mathvariant="italic">
                        <mrow>
                          <mtext>ij</mtext>
                        </mrow>
                      </mstyle>
                    </mrow>
                  </msub>
                </mrow>
              </mrow>
            </mstyle>
          </mrow>
        </mrow>
      </mstyle>
      <mrow/>
    </mrow>
    <annotation encoding="StarMath 5.0"> size 12{ {"min"}  cSub { size 8{j} }  {"max"}  cSub { size 8{i} } a rSub { size 8{ ital "ij"} }  &lt;=  {"max"}  cSub { size 8{i} } a rSub { size 8{i,j rSub { size 6{0} } } }  &lt;= a rSub {i rSub { size 6{0} } ,j rSub { size 6{0} } }  size 12{ &lt;=  {"min"}  cSub {j} } size 12{a rSub {i rSub { size 6{0} } ,j} } size 12{ &lt;=  {"max"}  cSub {i}  { size 12{"min"} }  cSub {j} } size 12{a rSub { ital "ij"} }} {}</annotation>
  </semantics>
</math>
</file>

<file path=Object 15/content.xml><?xml version="1.0" encoding="utf-8"?>
<math xmlns="http://www.w3.org/1998/Math/MathML">
  <semantics>
    <mrow>
      <mstyle mathsize="12pt">
        <mrow>
          <mrow>
            <munder>
              <mrow>
                <mtext>max</mtext>
              </mrow>
              <mrow>
                <mstyle mathsize="8pt">
                  <mrow>
                    <mrow>
                      <mi>i</mi>
                    </mrow>
                  </mrow>
                </mstyle>
              </mrow>
            </munder>
            <munder>
              <mrow>
                <mtext>min</mtext>
              </mrow>
              <mrow>
                <mstyle mathsize="8pt">
                  <mrow>
                    <mrow>
                      <mi>j</mi>
                    </mrow>
                  </mrow>
                </mstyle>
              </mrow>
            </munder>
            <mrow>
              <msub>
                <mi>a</mi>
                <mrow>
                  <mstyle mathsize="8pt">
                    <mrow>
                      <mrow>
                        <mstyle mathvariant="italic">
                          <mrow>
                            <mtext>ij</mtext>
                          </mrow>
                        </mstyle>
                      </mrow>
                    </mrow>
                  </mstyle>
                </mrow>
              </msub>
              <mo stretchy="false">≤</mo>
              <munder>
                <mrow>
                  <mtext>min</mtext>
                </mrow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under>
            </mrow>
            <munder>
              <mrow>
                <mtext>max</mtext>
              </mrow>
              <mrow>
                <mstyle mathsize="8pt">
                  <mrow>
                    <mrow>
                      <mi>i</mi>
                    </mrow>
                  </mrow>
                </mstyle>
              </mrow>
            </munder>
            <msub>
              <mi>a</mi>
              <mrow>
                <mstyle mathsize="8pt">
                  <mrow>
                    <mrow>
                      <mstyle mathvariant="italic">
                        <mrow>
                          <mtext>ij</mtext>
                        </mrow>
                      </mstyle>
                    </mrow>
                  </mrow>
                </mstyle>
              </mrow>
            </msub>
          </mrow>
        </mrow>
      </mstyle>
      <mrow/>
    </mrow>
    <annotation encoding="StarMath 5.0"> size 12{ {"max"}  cSub { size 8{i} }  {"min"}  cSub { size 8{j} } a rSub { size 8{ ital "ij"} }  &lt;=  {"min"}  cSub { size 8{j} }  {"max"}  cSub { size 8{i} } a rSub { size 8{ ital "ij"} }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sup>
                <mi>α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p>
              <mo stretchy="false">=</mo>
              <munder>
                <mrow>
                  <mtext>max</mtext>
                </mrow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under>
            </mrow>
            <munder>
              <mrow>
                <mtext>min</mtext>
              </mrow>
              <mrow>
                <mstyle mathsize="8pt">
                  <mrow>
                    <mrow>
                      <mi>j</mi>
                    </mrow>
                  </mrow>
                </mstyle>
              </mrow>
            </munder>
            <mrow>
              <msub>
                <mi>a</mi>
                <mrow>
                  <mstyle mathsize="8pt">
                    <mrow>
                      <mrow>
                        <mstyle mathvariant="italic">
                          <mrow>
                            <mtext>ij</mtext>
                          </mrow>
                        </mstyle>
                      </mrow>
                    </mrow>
                  </mstyle>
                </mrow>
              </msub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under>
            </mrow>
            <munder>
              <mrow>
                <mtext>max</mtext>
              </mrow>
              <mrow>
                <mstyle mathsize="8pt">
                  <mrow>
                    <mrow>
                      <mi>i</mi>
                    </mrow>
                  </mrow>
                </mstyle>
              </mrow>
            </munder>
            <mrow>
              <msub>
                <mi>a</mi>
                <mrow>
                  <mstyle mathsize="8pt">
                    <mrow>
                      <mrow>
                        <mstyle mathvariant="italic">
                          <mrow>
                            <mtext>ij</mtext>
                          </mrow>
                        </mstyle>
                      </mrow>
                    </mrow>
                  </mstyle>
                </mrow>
              </msub>
              <mo stretchy="false">=</mo>
              <msup>
                <mi>β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p>
            </mrow>
          </mrow>
        </mrow>
      </mstyle>
      <mrow/>
    </mrow>
    <annotation encoding="StarMath 5.0"> size 12{α rSup { size 8{0} } = {"max"}  cSub { size 8{i} }  {"min"}  cSub { size 8{j} } a rSub { size 8{ ital "ij"} } = {"min"}  cSub { size 8{j} }  {"max"}  cSub { size 8{i} } a rSub { size 8{ ital "ij"} } =β rSup { size 8{0} } } {}</annotation>
  </semantics>
</math>
</file>

<file path=Object 17/content.xml><?xml version="1.0" encoding="utf-8"?>
<math xmlns="http://www.w3.org/1998/Math/MathML">
  <semantics>
    <mrow>
      <mstyle mathsize="12pt">
        <mrow>
          <mrow>
            <mrow>
              <msup>
                <mi>α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p>
              <mo stretchy="false">&lt;</mo>
              <msup>
                <mi>β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p>
            </mrow>
          </mrow>
        </mrow>
      </mstyle>
      <mrow/>
    </mrow>
    <annotation encoding="StarMath 5.0"> size 12{α rSup { size 8{0} } &lt;β rSup { size 8{0} } } {}</annotation>
  </semantics>
</math>
</file>

<file path=Object 18/content.xml><?xml version="1.0" encoding="utf-8"?>
<math xmlns="http://www.w3.org/1998/Math/MathML">
  <semantics>
    <mrow>
      <mstyle mathsize="12pt">
        <mrow>
          <mrow>
            <mrow>
              <mi>p</mi>
              <mo stretchy="false">=</mo>
              <mo stretchy="false">(</mo>
            </mrow>
            <msub>
              <mi>p</mi>
              <mrow>
                <mstyle mathsize="8pt">
                  <mrow>
                    <mrow>
                      <mn>1</mn>
                    </mrow>
                  </mrow>
                </mstyle>
              </mrow>
            </msub>
            <mi>,</mi>
            <mtext>.</mtext>
            <mtext>.</mtext>
            <mtext>.</mtext>
            <mi>,</mi>
            <msub>
              <mi>p</mi>
              <mrow>
                <mstyle mathsize="8pt">
                  <mrow>
                    <mrow>
                      <mi>m</mi>
                    </mrow>
                  </mrow>
                </mstyle>
              </mrow>
            </msub>
            <mrow>
              <mrow>
                <mo stretchy="false">)</mo>
                <mo stretchy="false">∈</mo>
                <msub>
                  <mi>P</mi>
                  <mrow>
                    <mstyle mathsize="8pt">
                      <mrow>
                        <mrow>
                          <mi>m</mi>
                        </mrow>
                      </mrow>
                    </mstyle>
                  </mrow>
                </msub>
              </mrow>
              <mo stretchy="false">=</mo>
              <mfenced open="{" close="}">
                <mrow>
                  <mi>p</mi>
                  <mi mathvariant="normal">:</mi>
                  <mrow>
                    <mrow>
                      <munderover>
                        <mo stretchy="false">∑</mo>
                        <mrow>
                          <mstyle mathsize="8pt">
                            <mrow>
                              <mrow>
                                <mrow>
                                  <mi>i</mi>
                                  <mo stretchy="false">=</mo>
                                  <mn>1</mn>
                                </mrow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m</mi>
                              </mrow>
                            </mrow>
                          </mstyle>
                        </mrow>
                      </munderover>
                      <mrow>
                        <msub>
                          <mi>p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</mrow>
                    </mrow>
                    <mo stretchy="false">=</mo>
                    <mn>1,</mn>
                  </mrow>
                  <mi/>
                  <mrow>
                    <msub>
                      <mi>p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o stretchy="false">≥</mo>
                    <mn>0</mn>
                  </mrow>
                </mrow>
              </mfenced>
            </mrow>
          </mrow>
        </mrow>
      </mstyle>
      <mrow/>
    </mrow>
    <annotation encoding="StarMath 5.0"> size 12{p= \( p rSub { size 8{1} } , "."  "."  "." ,p rSub { size 8{m} }  \)  in P rSub { size 8{m} } = left lbrace p: Sum cSub { size 8{i=1} }  cSup { size 8{m} }  {p rSub { size 8{i} } } =1,`p rSub { size 8{i} }  &gt;= 0 right rbrace } {}</annotation>
  </semantics>
</math>
</file>

<file path=Object 19/content.xml><?xml version="1.0" encoding="utf-8"?>
<math xmlns="http://www.w3.org/1998/Math/MathML">
  <semantics>
    <mrow>
      <mstyle mathsize="12pt">
        <mrow>
          <mrow>
            <mrow>
              <mi>q</mi>
              <mo stretchy="false">=</mo>
              <mo stretchy="false">(</mo>
            </mrow>
            <msub>
              <mi>q</mi>
              <mrow>
                <mstyle mathsize="8pt">
                  <mrow>
                    <mrow>
                      <mn>1</mn>
                    </mrow>
                  </mrow>
                </mstyle>
              </mrow>
            </msub>
            <mi>,</mi>
            <mtext>.</mtext>
            <mtext>.</mtext>
            <mtext>.</mtext>
            <mi>,</mi>
            <msub>
              <mi>q</mi>
              <mrow>
                <mstyle mathsize="8pt">
                  <mrow>
                    <mrow>
                      <mi>n</mi>
                    </mrow>
                  </mrow>
                </mstyle>
              </mrow>
            </msub>
            <mrow>
              <mrow>
                <mo stretchy="false">)</mo>
                <mo stretchy="false">∈</mo>
                <msub>
                  <mi>Q</mi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sub>
              </mrow>
              <mo stretchy="false">=</mo>
              <mfenced open="{" close="}">
                <mrow>
                  <mi>q</mi>
                  <mi mathvariant="normal">:</mi>
                  <mrow>
                    <mrow>
                      <munderover>
                        <mo stretchy="false">∑</mo>
                        <mrow>
                          <mstyle mathsize="8pt">
                            <mrow>
                              <mrow>
                                <mrow>
                                  <mi>j</mi>
                                  <mo stretchy="false">=</mo>
                                  <mn>1</mn>
                                </mrow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underover>
                      <mrow>
                        <msub>
                          <mi>q</mi>
                          <mrow>
                            <mstyle mathsize="8pt">
                              <mrow>
                                <mrow>
                                  <mi>j</mi>
                                </mrow>
                              </mrow>
                            </mstyle>
                          </mrow>
                        </msub>
                      </mrow>
                    </mrow>
                    <mo stretchy="false">=</mo>
                    <mn>1,</mn>
                  </mrow>
                  <mi/>
                  <mrow>
                    <msub>
                      <mi>q</mi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</msub>
                    <mo stretchy="false">≥</mo>
                    <mn>0</mn>
                  </mrow>
                </mrow>
              </mfenced>
            </mrow>
          </mrow>
        </mrow>
      </mstyle>
      <mrow/>
    </mrow>
    <annotation encoding="StarMath 5.0"> size 12{q= \( q rSub { size 8{1} } , "."  "."  "." ,q rSub { size 8{n} }  \)  in Q rSub { size 8{n} } = left lbrace q: Sum cSub { size 8{j=1} }  cSup { size 8{n} }  {q rSub { size 8{j} } } =1,`q rSub { size 8{j} }  &gt;= 0 right rbrace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p>
                <mi>α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p>
              <mo stretchy="false">=</mo>
              <munder>
                <mrow>
                  <mtext>max</mtext>
                </mrow>
                <mrow>
                  <mstyle mathsize="8pt">
                    <mrow>
                      <mrow>
                        <mrow>
                          <mrow>
                            <mn>1</mn>
                            <mo stretchy="false">≤</mo>
                            <mi>i</mi>
                          </mrow>
                          <mo stretchy="false">≤</mo>
                          <mi>m</mi>
                        </mrow>
                      </mrow>
                    </mrow>
                  </mstyle>
                </mrow>
              </munder>
            </mrow>
            <munder>
              <mrow>
                <mtext>min</mtext>
              </mrow>
              <mrow>
                <mstyle mathsize="8pt">
                  <mrow>
                    <mrow>
                      <mrow>
                        <mrow>
                          <mn>1</mn>
                          <mo stretchy="false">≤</mo>
                          <mi>j</mi>
                        </mrow>
                        <mo stretchy="false">≤</mo>
                        <mi>n</mi>
                      </mrow>
                    </mrow>
                  </mrow>
                </mstyle>
              </mrow>
            </munder>
            <mrow>
              <msub>
                <mi>a</mi>
                <mrow>
                  <mstyle mathsize="8pt">
                    <mrow>
                      <mrow>
                        <mstyle mathvariant="italic">
                          <mrow>
                            <mtext>ij</mtext>
                          </mrow>
                        </mstyle>
                      </mrow>
                    </mrow>
                  </mstyle>
                </mrow>
              </msub>
              <mo stretchy="false">=</mo>
              <msubsup>
                <mi>α</mi>
                <mrow>
                  <mstyle mathsize="8pt">
                    <mrow>
                      <mrow>
                        <msub>
                          <mi>i</mi>
                          <mrow>
                            <mstyle mathsize="6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</mrow>
                  </mstyle>
                </mrow>
                <mrow>
                  <mn>0</mn>
                </mrow>
              </msubsup>
            </mrow>
          </mrow>
        </mrow>
      </mstyle>
      <mrow/>
    </mrow>
    <annotation encoding="StarMath 5.0"> size 12{α rSup { size 8{0} } = {"max"}  cSub { size 8{1 &lt;= i &lt;= m} }  {"min"}  cSub { size 8{1 &lt;= j &lt;= n} } a rSub { size 8{ ital "ij"} } =α rSub { size 8{i rSub { size 6{0} } } }  rSup {0} } {}</annotation>
  </semantics>
</math>
</file>

<file path=Object 20/content.xml><?xml version="1.0" encoding="utf-8"?>
<math xmlns="http://www.w3.org/1998/Math/MathML">
  <semantics>
    <mrow>
      <mstyle mathsize="12pt">
        <mrow>
          <mrow>
            <mi>E</mi>
            <mo stretchy="false">(</mo>
            <mi>p</mi>
            <mi>,</mi>
            <mi>q</mi>
            <mrow>
              <mo stretchy="false">)</mo>
              <mo stretchy="false">=</mo>
              <mrow>
                <munderover>
                  <mo stretchy="false">∑</mo>
                  <mrow>
                    <mstyle mathsize="8pt">
                      <mrow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m</mi>
                        </mrow>
                      </mrow>
                    </mstyle>
                  </mrow>
                </munderover>
                <mrow>
                  <mrow>
                    <munderover>
                      <mo stretchy="false">∑</mo>
                      <mrow>
                        <mstyle mathsize="8pt">
                          <mrow>
                            <mrow>
                              <mrow>
                                <mi>j</mi>
                                <mo stretchy="false">=</mo>
                                <mn>1</mn>
                              </mrow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i>n</mi>
                            </mrow>
                          </mrow>
                        </mstyle>
                      </mrow>
                    </munderover>
                    <mrow>
                      <msub>
                        <mi>a</mi>
                        <mrow>
                          <mstyle mathsize="8pt">
                            <mrow>
                              <mrow>
                                <mstyle mathvariant="italic">
                                  <mrow>
                                    <mtext>ij</mtext>
                                  </mrow>
                                </mstyle>
                              </mrow>
                            </mrow>
                          </mstyle>
                        </mrow>
                      </msub>
                      <msub>
                        <mi>p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sub>
                        <mi>q</mi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b>
                    </mrow>
                  </mrow>
                </mrow>
              </mrow>
            </mrow>
          </mrow>
        </mrow>
      </mstyle>
      <mrow/>
    </mrow>
    <annotation encoding="StarMath 5.0"> size 12{E \( p,q \) = Sum cSub { size 8{i=1} }  cSup { size 8{m} }  { Sum cSub { size 8{j=1} }  cSup { size 8{n} }  {a rSub { size 8{ ital "ij"} } p rSub { size 8{i} } q rSub { size 8{j} } } } } {}</annotation>
  </semantics>
</math>
</file>

<file path=Object 21/content.xml><?xml version="1.0" encoding="utf-8"?>
<math xmlns="http://www.w3.org/1998/Math/MathML">
  <semantics>
    <mrow>
      <mstyle mathsize="12pt">
        <mrow>
          <mrow>
            <mi>α</mi>
            <mo stretchy="false">(</mo>
            <mi>p</mi>
            <mrow>
              <mo stretchy="false">)</mo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i>q</mi>
                          <mo stretchy="false">∈</mo>
                          <mi>Q</mi>
                        </mrow>
                      </mrow>
                    </mrow>
                  </mstyle>
                </mrow>
              </munder>
            </mrow>
            <mi>E</mi>
            <mo stretchy="false">(</mo>
            <mi>p</mi>
            <mi>,</mi>
            <mi>q</mi>
            <mo stretchy="false">)</mo>
            <mi>;</mi>
          </mrow>
        </mrow>
      </mstyle>
      <mrow/>
    </mrow>
    <annotation encoding="StarMath 5.0"> size 12{α \( p \) = {"min"}  cSub { size 8{q in Q} } E \( p,q \) ;} {}</annotation>
  </semantics>
</math>
</file>

<file path=Object 22/content.xml><?xml version="1.0" encoding="utf-8"?>
<math xmlns="http://www.w3.org/1998/Math/MathML">
  <semantics>
    <mrow>
      <mstyle mathsize="12pt">
        <mrow>
          <mrow>
            <mrow>
              <mi>α</mi>
              <mo stretchy="false">=</mo>
              <munder>
                <mrow>
                  <mtext>max</mtext>
                </mrow>
                <mrow>
                  <mstyle mathsize="8pt">
                    <mrow>
                      <mrow>
                        <mrow>
                          <mi>p</mi>
                          <mo stretchy="false">∈</mo>
                          <mi>P</mi>
                        </mrow>
                      </mrow>
                    </mrow>
                  </mstyle>
                </mrow>
              </munder>
            </mrow>
            <munder>
              <mrow>
                <mtext>min</mtext>
              </mrow>
              <mrow>
                <mstyle mathsize="8pt">
                  <mrow>
                    <mrow>
                      <mrow>
                        <mi>q</mi>
                        <mo stretchy="false">∈</mo>
                        <mi>Q</mi>
                      </mrow>
                    </mrow>
                  </mrow>
                </mstyle>
              </mrow>
            </munder>
            <mi>E</mi>
            <mo stretchy="false">(</mo>
            <mi>p</mi>
            <mi>,</mi>
            <mi>q</mi>
            <mo stretchy="false">)</mo>
            <mi>;</mi>
          </mrow>
        </mrow>
      </mstyle>
      <mrow/>
    </mrow>
    <annotation encoding="StarMath 5.0"> size 12{α= {"max"}  cSub { size 8{p in P} }  {"min"}  cSub { size 8{q in Q} } E \( p,q \) ;} {}</annotation>
  </semantics>
</math>
</file>

<file path=Object 23/content.xml><?xml version="1.0" encoding="utf-8"?>
<math xmlns="http://www.w3.org/1998/Math/MathML">
  <semantics>
    <mrow>
      <mstyle mathsize="12pt">
        <mrow>
          <mrow>
            <mi>β</mi>
            <mo stretchy="false">(</mo>
            <mi>q</mi>
            <mrow>
              <mo stretchy="false">)</mo>
              <mo stretchy="false">=</mo>
              <munder>
                <mrow>
                  <mtext>max</mtext>
                </mrow>
                <mrow>
                  <mstyle mathsize="8pt">
                    <mrow>
                      <mrow>
                        <mrow>
                          <mi>p</mi>
                          <mo stretchy="false">∈</mo>
                          <mi>P</mi>
                        </mrow>
                      </mrow>
                    </mrow>
                  </mstyle>
                </mrow>
              </munder>
            </mrow>
            <mi>E</mi>
            <mo stretchy="false">(</mo>
            <mi>p</mi>
            <mi>,</mi>
            <mi>q</mi>
            <mo stretchy="false">)</mo>
            <mi>;</mi>
          </mrow>
        </mrow>
      </mstyle>
      <mrow/>
    </mrow>
    <annotation encoding="StarMath 5.0"> size 12{β \( q \) = {"max"}  cSub { size 8{p in P} } E \( p,q \) ;} {}</annotation>
  </semantics>
</math>
</file>

<file path=Object 24/content.xml><?xml version="1.0" encoding="utf-8"?>
<math xmlns="http://www.w3.org/1998/Math/MathML">
  <semantics>
    <mrow>
      <mstyle mathsize="12pt">
        <mrow>
          <mrow>
            <mrow>
              <mi>β</mi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i>q</mi>
                          <mo stretchy="false">∈</mo>
                          <mi>Q</mi>
                        </mrow>
                      </mrow>
                    </mrow>
                  </mstyle>
                </mrow>
              </munder>
            </mrow>
            <munder>
              <mrow>
                <mtext>max</mtext>
              </mrow>
              <mrow>
                <mstyle mathsize="8pt">
                  <mrow>
                    <mrow>
                      <mrow>
                        <mi>p</mi>
                        <mo stretchy="false">∈</mo>
                        <mi>P</mi>
                      </mrow>
                    </mrow>
                  </mrow>
                </mstyle>
              </mrow>
            </munder>
            <mi>E</mi>
            <mo stretchy="false">(</mo>
            <mi>p</mi>
            <mi>,</mi>
            <mi>q</mi>
            <mo stretchy="false">)</mo>
            <mi>,</mi>
          </mrow>
        </mrow>
      </mstyle>
      <mrow/>
    </mrow>
    <annotation encoding="StarMath 5.0"> size 12{β= {"min"}  cSub { size 8{q in Q} }  {"max"}  cSub { size 8{p in P} } E \( p,q \) ,} {}</annotation>
  </semantics>
</math>
</file>

<file path=Object 25/content.xml><?xml version="1.0" encoding="utf-8"?>
<math xmlns="http://www.w3.org/1998/Math/MathML">
  <semantics>
    <mrow>
      <mstyle mathsize="12pt">
        <mrow>
          <mrow>
            <mi>α</mi>
            <mo stretchy="false">(</mo>
            <mi>p</mi>
            <mo stretchy="false">)</mo>
            <mo stretchy="false">→</mo>
            <munder>
              <mrow>
                <mtext>max</mtext>
              </mrow>
              <mrow>
                <mstyle mathsize="8pt">
                  <mrow>
                    <mrow>
                      <mi>p</mi>
                    </mrow>
                  </mrow>
                </mstyle>
              </mrow>
            </munder>
          </mrow>
        </mrow>
      </mstyle>
      <mrow/>
    </mrow>
    <annotation encoding="StarMath 5.0"> size 12{α \( p \)  rightarrow  {"max"}  cSub { size 8{p} } } {}</annotation>
  </semantics>
</math>
</file>

<file path=Object 26/content.xml><?xml version="1.0" encoding="utf-8"?>
<math xmlns="http://www.w3.org/1998/Math/MathML">
  <semantics>
    <mrow>
      <mstyle mathsize="12pt">
        <mrow>
          <mrow>
            <mi>α</mi>
            <mo stretchy="false">(</mo>
            <mi>p</mi>
            <mrow>
              <mo stretchy="false">)</mo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i>q</mi>
                      </mrow>
                    </mrow>
                  </mstyle>
                </mrow>
              </munder>
            </mrow>
            <mi>E</mi>
            <mo stretchy="false">(</mo>
            <mi>p</mi>
            <mi>,</mi>
            <mi>q</mi>
            <mrow>
              <mo stretchy="false">)</mo>
              <mo stretchy="false">≤</mo>
              <mi>E</mi>
            </mrow>
            <mo stretchy="false">(</mo>
            <mi>p</mi>
            <mi>,</mi>
            <msup>
              <mi>q</mi>
              <mrow>
                <mstyle mathsize="8pt">
                  <mrow>
                    <mrow>
                      <mi>j</mi>
                    </mrow>
                  </mrow>
                </mstyle>
              </mrow>
            </msup>
            <mrow>
              <mo stretchy="false">)</mo>
              <mo stretchy="false">=</mo>
              <mrow>
                <munder>
                  <mo stretchy="false">∑</mo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under>
                <mrow>
                  <msub>
                    <mi>a</mi>
                    <mrow>
                      <mstyle mathsize="8pt">
                        <mrow>
                          <mrow>
                            <mstyle mathvariant="italic">
                              <mrow>
                                <mtext>ij</mtext>
                              </mrow>
                            </mstyle>
                          </mrow>
                        </mrow>
                      </mstyle>
                    </mrow>
                  </msub>
                  <msub>
                    <mi>p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</mrow>
              </mrow>
            </mrow>
            <mi>,</mi>
            <mi/>
            <mo stretchy="false">∀</mo>
            <mi>j</mi>
          </mrow>
        </mrow>
      </mstyle>
      <mrow/>
    </mrow>
    <annotation encoding="StarMath 5.0"> size 12{α \( p \) = {"min"}  cSub { size 8{q} } E \( p,q \)  &lt;= E \( p,q rSup { size 8{j} }  \) = Sum cSub { size 8{i} }  {a rSub { size 8{ ital "ij"} } p rSub { size 8{i} } } ,` forall j} {}</annotation>
  </semantics>
</math>
</file>

<file path=Object 27/content.xml><?xml version="1.0" encoding="utf-8"?>
<math xmlns="http://www.w3.org/1998/Math/MathML">
  <semantics>
    <mrow>
      <mstyle mathsize="12pt">
        <mrow>
          <mrow>
            <mrow>
              <msup>
                <mi>q</mi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sup>
              <mo stretchy="false">=</mo>
              <mo stretchy="false">(</mo>
            </mrow>
            <mn>0,</mn>
            <mtext>.</mtext>
            <mtext>.</mtext>
            <mtext>.</mtext>
            <mn>,0</mn>
            <mi>,</mi>
            <munder>
              <mrow>
                <mn>1</mn>
              </mrow>
              <mrow>
                <mstyle mathsize="8pt">
                  <mrow>
                    <mrow>
                      <mi>j</mi>
                    </mrow>
                  </mrow>
                </mstyle>
              </mrow>
            </munder>
            <mn>,0</mn>
            <mi>,</mi>
            <mtext>.</mtext>
            <mtext>.</mtext>
            <mtext>.</mtext>
            <mn>,0</mn>
            <mo stretchy="false">)</mo>
          </mrow>
        </mrow>
      </mstyle>
      <mrow/>
    </mrow>
    <annotation encoding="StarMath 5.0"> size 12{q rSup { size 8{j} } = \( 0, "."  "."  "." ,0, {1}  cSub { size 8{j} } ,0, "."  "."  "." ,0 \) } {}</annotation>
  </semantics>
</math>
</file>

<file path=Object 28/content.xml><?xml version="1.0" encoding="utf-8"?>
<math xmlns="http://www.w3.org/1998/Math/MathML">
  <semantics>
    <mrow>
      <mstyle mathsize="12pt">
        <mrow>
          <mrow>
            <mrow>
              <mrow>
                <msub>
                  <mi>u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  <mo stretchy="false">=</mo>
                <mrow>
                  <mfrac>
                    <mrow>
                      <msub>
                        <mi>p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</mrow>
                    <mrow>
                      <mi>α</mi>
                      <mo stretchy="false">(</mo>
                      <mi>p</mi>
                      <mo stretchy="false">)</mo>
                    </mrow>
                  </mfrac>
                </mrow>
              </mrow>
              <mo stretchy="false">≥</mo>
              <mn>0</mn>
            </mrow>
            <mtext>.</mtext>
          </mrow>
        </mrow>
      </mstyle>
      <mrow/>
    </mrow>
    <annotation encoding="StarMath 5.0"> size 12{u rSub { size 8{i} } = {  {p rSub { size 8{i} } }  over  {α \( p \) } }  &gt;= 0 "." } {}</annotation>
  </semantics>
</math>
</file>

<file path=Object 29/content.xml><?xml version="1.0" encoding="utf-8"?>
<math xmlns="http://www.w3.org/1998/Math/MathML">
  <semantics>
    <mrow>
      <mstyle mathsize="12pt">
        <mrow>
          <mrow>
            <mrow>
              <munder>
                <mo stretchy="false">∑</mo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under>
              <mrow>
                <msub>
                  <mi>a</mi>
                  <mrow>
                    <mstyle mathsize="8pt">
                      <mrow>
                        <mrow>
                          <mstyle mathvariant="italic">
                            <mrow>
                              <mtext>ij</mtext>
                            </mrow>
                          </mstyle>
                        </mrow>
                      </mrow>
                    </mstyle>
                  </mrow>
                </msub>
                <mrow>
                  <msub>
                    <mi>u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  <mo stretchy="false">≥</mo>
                  <mn>1</mn>
                </mrow>
              </mrow>
            </mrow>
          </mrow>
        </mrow>
      </mstyle>
      <mrow/>
    </mrow>
    <annotation encoding="StarMath 5.0"> size 12{ Sum cSub { size 8{i} }  {a rSub { size 8{ ital "ij"} } u rSub { size 8{i} }  &gt;= 1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row>
                <msubsup>
                  <mi>β</mi>
                  <mrow>
                    <mstyle mathsize="8pt">
                      <mrow>
                        <mrow>
                          <mi>j</mi>
                        </mrow>
                      </mrow>
                    </mstyle>
                  </mrow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sup>
                <mo stretchy="false">=</mo>
                <msub>
                  <mi>a</mi>
                  <mrow>
                    <mstyle mathsize="8pt">
                      <mrow>
                        <mrow>
                          <mi>i</mi>
                          <mo stretchy="false">(</mo>
                          <mi>j</mi>
                          <mo stretchy="false">)</mo>
                          <mi>,</mi>
                          <mi>j</mi>
                        </mrow>
                      </mrow>
                    </mstyle>
                  </mrow>
                </msub>
              </mrow>
              <mo stretchy="false">=</mo>
              <munder>
                <mrow>
                  <mtext>max</mtext>
                </mrow>
                <mrow>
                  <mstyle mathsize="8pt">
                    <mrow>
                      <mrow>
                        <mrow>
                          <mrow>
                            <mn>1</mn>
                            <mo stretchy="false">≤</mo>
                            <mi>i</mi>
                          </mrow>
                          <mo stretchy="false">≤</mo>
                          <mi>m</mi>
                        </mrow>
                      </mrow>
                    </mrow>
                  </mstyle>
                </mrow>
              </munder>
            </mrow>
            <msub>
              <mi>a</mi>
              <mrow>
                <mstyle mathsize="8pt">
                  <mrow>
                    <mrow>
                      <mstyle mathvariant="italic">
                        <mrow>
                          <mtext>ij</mtext>
                        </mrow>
                      </mstyle>
                    </mrow>
                  </mrow>
                </mstyle>
              </mrow>
            </msub>
            <mi>,</mi>
            <mi/>
            <mrow>
              <mi>j</mi>
              <mo stretchy="false">=</mo>
              <mn>1,</mn>
            </mrow>
            <mtext>.</mtext>
            <mtext>.</mtext>
            <mtext>.</mtext>
            <mi>,</mi>
            <mi>n</mi>
          </mrow>
        </mrow>
      </mstyle>
      <mrow/>
    </mrow>
    <annotation encoding="StarMath 5.0"> size 12{β rSub { size 8{j} }  rSup { size 8{0} } =a rSub { size 8{i \( j \) ,j} } = {"max"}  cSub { size 8{1 &lt;= i &lt;= m} } a rSub { size 8{ ital "ij"} } ,~j=1, "."  "."  "." ,n} {}</annotation>
  </semantics>
</math>
</file>

<file path=Object 30/content.xml><?xml version="1.0" encoding="utf-8"?>
<math xmlns="http://www.w3.org/1998/Math/MathML">
  <semantics>
    <mrow>
      <mstyle mathsize="12pt">
        <mrow>
          <mrow>
            <mi>f</mi>
            <mo stretchy="false">(</mo>
            <mi>u</mi>
            <mrow>
              <mrow>
                <mo stretchy="false">)</mo>
                <mo stretchy="false">=</mo>
                <mrow>
                  <munder>
                    <mo stretchy="false">∑</mo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under>
                  <mrow>
                    <msub>
                      <mi>u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</mrow>
                </mrow>
              </mrow>
              <mo stretchy="false">=</mo>
              <mrow>
                <mfrac>
                  <mrow>
                    <mn>1</mn>
                  </mrow>
                  <mrow>
                    <mi>α</mi>
                    <mo stretchy="false">(</mo>
                    <mi>p</mi>
                    <mo stretchy="false">)</mo>
                  </mrow>
                </mfrac>
              </mrow>
            </mrow>
            <mo stretchy="false">→</mo>
            <munder>
              <mrow>
                <mtext>min</mtext>
              </mrow>
              <mrow>
                <mstyle mathsize="8pt">
                  <mrow>
                    <mrow>
                      <mrow>
                        <mo stretchy="false">{</mo>
                        <mrow>
                          <mrow>
                            <msub>
                              <mi>u</mi>
                              <mrow>
                                <mstyle mathsize="6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o stretchy="false">≥</mo>
                            <mn>0</mn>
                          </mrow>
                        </mrow>
                        <mo stretchy="false">}</mo>
                      </mrow>
                    </mrow>
                  </mrow>
                </mstyle>
              </mrow>
            </munder>
          </mrow>
        </mrow>
      </mstyle>
      <mrow/>
    </mrow>
    <annotation encoding="StarMath 5.0"> size 12{f \( u \) = Sum cSub { size 8{i} }  {u rSub { size 8{i} } } = {  {1}  over  {α \( p \) } }  rightarrow  {"min"}  cSub { size 8{ lbrace u rSub { size 6{i} }  &gt;= 0 rbrace } } } {}</annotation>
  </semantics>
</math>
</file>

<file path=Object 31/content.xml><?xml version="1.0" encoding="utf-8"?>
<math xmlns="http://www.w3.org/1998/Math/MathML">
  <semantics>
    <mrow>
      <mstyle mathsize="12pt">
        <mrow>
          <mrow>
            <mrow>
              <munder>
                <mo stretchy="false">∑</mo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under>
              <mrow>
                <msub>
                  <mi>a</mi>
                  <mrow>
                    <mstyle mathsize="8pt">
                      <mrow>
                        <mrow>
                          <mstyle mathvariant="italic">
                            <mrow>
                              <mtext>ij</mtext>
                            </mrow>
                          </mstyle>
                        </mrow>
                      </mrow>
                    </mstyle>
                  </mrow>
                </msub>
                <mrow>
                  <msub>
                    <mi>u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  <mo stretchy="false">≥</mo>
                  <mn>1</mn>
                </mrow>
              </mrow>
            </mrow>
            <mi>,</mi>
            <mi/>
            <mo stretchy="false">∀</mo>
            <mi>j</mi>
          </mrow>
        </mrow>
      </mstyle>
      <mrow/>
    </mrow>
    <annotation encoding="StarMath 5.0"> size 12{ Sum cSub { size 8{i} }  {a rSub { size 8{ ital "ij"} } u rSub { size 8{i} }  &gt;= 1} ,` forall j} {}</annotation>
  </semantics>
</math>
</file>

<file path=Object 32/content.xml><?xml version="1.0" encoding="utf-8"?>
<math xmlns="http://www.w3.org/1998/Math/MathML">
  <semantics>
    <mrow>
      <mstyle mathsize="12pt">
        <mrow>
          <mrow>
            <mi>β</mi>
            <mo stretchy="false">(</mo>
            <mi>q</mi>
            <mo stretchy="false">)</mo>
            <mo stretchy="false">→</mo>
            <munder>
              <mrow>
                <mtext>min</mtext>
              </mrow>
              <mrow>
                <mstyle mathsize="8pt">
                  <mrow>
                    <mrow>
                      <mi>q</mi>
                    </mrow>
                  </mrow>
                </mstyle>
              </mrow>
            </munder>
          </mrow>
        </mrow>
      </mstyle>
      <mrow/>
    </mrow>
    <annotation encoding="StarMath 5.0"> size 12{β \( q \)  rightarrow  {"min"}  cSub { size 8{q} } } {}</annotation>
  </semantics>
</math>
</file>

<file path=Object 33/content.xml><?xml version="1.0" encoding="utf-8"?>
<math xmlns="http://www.w3.org/1998/Math/MathML">
  <semantics>
    <mrow>
      <mstyle mathsize="12pt">
        <mrow>
          <mrow>
            <mrow>
              <mrow>
                <msub>
                  <mi>v</mi>
                  <mrow>
                    <mstyle mathsize="8pt">
                      <mrow>
                        <mrow>
                          <mi>j</mi>
                        </mrow>
                      </mrow>
                    </mstyle>
                  </mrow>
                </msub>
                <mo stretchy="false">=</mo>
                <mrow>
                  <mfrac>
                    <mrow>
                      <msub>
                        <mi>q</mi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b>
                    </mrow>
                    <mrow>
                      <mi>β</mi>
                      <mo stretchy="false">(</mo>
                      <mi>q</mi>
                      <mo stretchy="false">)</mo>
                    </mrow>
                  </mfrac>
                </mrow>
              </mrow>
              <mo stretchy="false">≥</mo>
              <mn>0</mn>
            </mrow>
          </mrow>
        </mrow>
      </mstyle>
      <mrow/>
    </mrow>
    <annotation encoding="StarMath 5.0"> size 12{v rSub { size 8{j} } = {  {q rSub { size 8{j} } }  over  {β \( q \) } }  &gt;= 0} {}</annotation>
  </semantics>
</math>
</file>

<file path=Object 34/content.xml><?xml version="1.0" encoding="utf-8"?>
<math xmlns="http://www.w3.org/1998/Math/MathML">
  <semantics>
    <mrow>
      <mstyle mathsize="12pt">
        <mrow>
          <mrow>
            <mi>ϕ</mi>
            <mo stretchy="false">(</mo>
            <mi>v</mi>
            <mrow>
              <mrow>
                <mo stretchy="false">)</mo>
                <mo stretchy="false">=</mo>
                <mrow>
                  <munder>
                    <mo stretchy="false">∑</mo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under>
                  <mrow>
                    <msub>
                      <mi>v</mi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</msub>
                  </mrow>
                </mrow>
              </mrow>
              <mo stretchy="false">=</mo>
              <mrow>
                <mfrac>
                  <mrow>
                    <mn>1</mn>
                  </mrow>
                  <mrow>
                    <mi>α</mi>
                    <mo stretchy="false">(</mo>
                    <mi>p</mi>
                    <mo stretchy="false">)</mo>
                  </mrow>
                </mfrac>
              </mrow>
            </mrow>
            <mo stretchy="false">→</mo>
            <munder>
              <mrow>
                <mtext>max</mtext>
              </mrow>
              <mrow>
                <mstyle mathsize="8pt">
                  <mrow>
                    <mrow>
                      <mrow>
                        <mo stretchy="false">{</mo>
                        <mrow>
                          <mrow>
                            <msub>
                              <mi>v</mi>
                              <mrow>
                                <mstyle mathsize="6pt">
                                  <mrow>
                                    <mrow>
                                      <mi>j</mi>
                                    </mrow>
                                  </mrow>
                                </mstyle>
                              </mrow>
                            </msub>
                            <mo stretchy="false">≥</mo>
                            <mn>0</mn>
                          </mrow>
                        </mrow>
                        <mo stretchy="false">}</mo>
                      </mrow>
                    </mrow>
                  </mrow>
                </mstyle>
              </mrow>
            </munder>
          </mrow>
        </mrow>
      </mstyle>
      <mrow/>
    </mrow>
    <annotation encoding="StarMath 5.0"> size 12{ϕ \( v \) = Sum cSub { size 8{j} }  {v rSub { size 8{j} } } = {  {1}  over  {α \( p \) } }  rightarrow  {"max"}  cSub { size 8{ lbrace v rSub { size 6{j} }  &gt;= 0 rbrace } } } {}</annotation>
  </semantics>
</math>
</file>

<file path=Object 35/content.xml><?xml version="1.0" encoding="utf-8"?>
<math xmlns="http://www.w3.org/1998/Math/MathML">
  <semantics>
    <mrow>
      <mstyle mathsize="12pt">
        <mrow>
          <mrow>
            <mrow>
              <munder>
                <mo stretchy="false">∑</mo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under>
              <mrow>
                <msub>
                  <mi>a</mi>
                  <mrow>
                    <mstyle mathsize="8pt">
                      <mrow>
                        <mrow>
                          <mstyle mathvariant="italic">
                            <mrow>
                              <mtext>ij</mtext>
                            </mrow>
                          </mstyle>
                        </mrow>
                      </mrow>
                    </mstyle>
                  </mrow>
                </msub>
                <mrow>
                  <msub>
                    <mi>v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b>
                  <mo stretchy="false">≤</mo>
                  <mn>1</mn>
                </mrow>
              </mrow>
            </mrow>
            <mi>,</mi>
            <mi/>
            <mo stretchy="false">∀</mo>
            <mi>i</mi>
          </mrow>
        </mrow>
      </mstyle>
      <mrow/>
    </mrow>
    <annotation encoding="StarMath 5.0"> size 12{ Sum cSub { size 8{j} }  {a rSub { size 8{ ital "ij"} } v rSub { size 8{j} }  &lt;= 1} ,` forall i} {}</annotation>
  </semantics>
</math>
</file>

<file path=Object 36/content.xml><?xml version="1.0" encoding="utf-8"?>
<math xmlns="http://www.w3.org/1998/Math/MathML">
  <semantics>
    <mrow>
      <mstyle mathsize="12pt">
        <mrow>
          <mrow>
            <mrow>
              <msubsup>
                <mi>p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bsup>
              <mo stretchy="false">=</mo>
              <mrow>
                <mfrac>
                  <mrow>
                    <msubsup>
                      <mi>u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bsup>
                  </mrow>
                  <mrow>
                    <mi>f</mi>
                    <mo stretchy="false">(</mo>
                    <msup>
                      <mi>u</mi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p>
                    <mo stretchy="false">)</mo>
                  </mrow>
                </mfrac>
              </mrow>
            </mrow>
          </mrow>
        </mrow>
      </mstyle>
      <mrow/>
    </mrow>
    <annotation encoding="StarMath 5.0"> size 12{p rSub { size 8{i} }  rSup { size 8{*} } = {  {u rSub { size 8{i} }  rSup { size 8{*} } }  over  {f \( u rSup { size 8{*} }  \) } } } {}</annotation>
  </semantics>
</math>
</file>

<file path=Object 37/content.xml><?xml version="1.0" encoding="utf-8"?>
<math xmlns="http://www.w3.org/1998/Math/MathML">
  <semantics>
    <mrow>
      <mstyle mathsize="12pt">
        <mrow>
          <mrow>
            <mrow>
              <msubsup>
                <mi>q</mi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bsup>
              <mo stretchy="false">=</mo>
              <mrow>
                <mfrac>
                  <mrow>
                    <msubsup>
                      <mi>v</mi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bsup>
                  </mrow>
                  <mrow>
                    <mi>ϕ</mi>
                    <mo stretchy="false">(</mo>
                    <msup>
                      <mi>v</mi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p>
                    <mo stretchy="false">)</mo>
                  </mrow>
                </mfrac>
              </mrow>
            </mrow>
          </mrow>
        </mrow>
      </mstyle>
      <mrow/>
    </mrow>
    <annotation encoding="StarMath 5.0"> size 12{q rSub { size 8{j} }  rSup { size 8{*} } = {  {v rSub { size 8{j} }  rSup { size 8{*} } }  over  {ϕ \( v rSup { size 8{*} }  \) } } } {}</annotation>
  </semantics>
</math>
</file>

<file path=Object 38/content.xml><?xml version="1.0" encoding="utf-8"?>
<math xmlns="http://www.w3.org/1998/Math/MathML">
  <semantics>
    <mrow>
      <mstyle mathsize="12pt">
        <mrow>
          <mrow>
            <msubsup>
              <mi>v</mi>
              <mrow>
                <mstyle mathsize="8pt">
                  <mrow>
                    <mrow>
                      <mi>j</mi>
                    </mrow>
                  </mrow>
                </mstyle>
              </mrow>
              <mrow>
                <mstyle mathsize="8pt">
                  <mrow>
                    <mrow>
                      <mrow/>
                    </mrow>
                  </mrow>
                </mstyle>
              </mrow>
            </msubsup>
            <mrow>
              <mfenced open="(" close=")">
                <mrow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under>
                    <mrow>
                      <msub>
                        <mi>a</mi>
                        <mrow>
                          <mstyle mathsize="8pt">
                            <mrow>
                              <mrow>
                                <mstyle mathvariant="italic">
                                  <mrow>
                                    <mtext>ij</mtext>
                                  </mrow>
                                </mstyle>
                              </mrow>
                            </mrow>
                          </mstyle>
                        </mrow>
                      </msub>
                      <mrow>
                        <msubsup>
                          <mi>u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/>
                                </mrow>
                              </mrow>
                            </mstyle>
                          </mrow>
                        </msubsup>
                        <mo stretchy="false">−</mo>
                        <mn>1</mn>
                      </mrow>
                    </mrow>
                  </mrow>
                </mrow>
              </mfenced>
              <mo stretchy="false">=</mo>
              <mn>0,</mn>
            </mrow>
            <mi/>
            <mo stretchy="false">∀</mo>
            <mi>j</mi>
            <mi>;</mi>
          </mrow>
        </mrow>
      </mstyle>
      <mrow/>
    </mrow>
    <annotation encoding="StarMath 5.0"> size 12{v rSub { size 8{j} }  rSup { size 8{*} }  left ( Sum cSub { size 8{i} }  {a rSub { size 8{ ital "ij"} } u rSub { size 8{i} }  rSup { size 8{*} }  - 1}  right )=0,` forall j;} {}</annotation>
  </semantics>
</math>
</file>

<file path=Object 39/content.xml><?xml version="1.0" encoding="utf-8"?>
<math xmlns="http://www.w3.org/1998/Math/MathML">
  <semantics>
    <mrow>
      <mstyle mathsize="12pt">
        <mrow>
          <mrow>
            <msubsup>
              <mi>u</mi>
              <mrow>
                <mstyle mathsize="8pt">
                  <mrow>
                    <mrow>
                      <mi>i</mi>
                    </mrow>
                  </mrow>
                </mstyle>
              </mrow>
              <mrow>
                <mstyle mathsize="8pt">
                  <mrow>
                    <mrow>
                      <mrow/>
                    </mrow>
                  </mrow>
                </mstyle>
              </mrow>
            </msubsup>
            <mrow>
              <mfenced open="(" close=")">
                <mrow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</munder>
                    <mrow>
                      <msub>
                        <mi>a</mi>
                        <mrow>
                          <mstyle mathsize="8pt">
                            <mrow>
                              <mrow>
                                <mstyle mathvariant="italic">
                                  <mrow>
                                    <mtext>ij</mtext>
                                  </mrow>
                                </mstyle>
                              </mrow>
                            </mrow>
                          </mstyle>
                        </mrow>
                      </msub>
                      <mrow>
                        <msubsup>
                          <mi>v</mi>
                          <mrow>
                            <mstyle mathsize="8pt">
                              <mrow>
                                <mrow>
                                  <mi>j</mi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/>
                                </mrow>
                              </mrow>
                            </mstyle>
                          </mrow>
                        </msubsup>
                        <mo stretchy="false">−</mo>
                        <mn>1</mn>
                      </mrow>
                    </mrow>
                  </mrow>
                </mrow>
              </mfenced>
              <mo stretchy="false">=</mo>
              <mn>0,</mn>
            </mrow>
            <mi/>
            <mo stretchy="false">∀</mo>
            <mi>i</mi>
            <mtext>.</mtext>
          </mrow>
        </mrow>
      </mstyle>
      <mrow/>
    </mrow>
    <annotation encoding="StarMath 5.0"> size 12{u rSub { size 8{i} }  rSup { size 8{*} }  left ( Sum cSub { size 8{j} }  {a rSub { size 8{ ital "ij"} } v rSub { size 8{j} }  rSup { size 8{*} }  - 1}  right )=0,` forall i "." } {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j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i mathvariant="normal">:</mi>
            <mi/>
            <mrow>
              <msup>
                <mi>β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p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row>
                            <mn>1</mn>
                            <mo stretchy="false">≤</mo>
                            <mi>j</mi>
                          </mrow>
                          <mo stretchy="false">≤</mo>
                          <mi>n</mi>
                        </mrow>
                      </mrow>
                    </mrow>
                  </mstyle>
                </mrow>
              </munder>
            </mrow>
            <munder>
              <mrow>
                <mtext>max</mtext>
              </mrow>
              <mrow>
                <mstyle mathsize="8pt">
                  <mrow>
                    <mrow>
                      <mrow>
                        <mrow>
                          <mn>1</mn>
                          <mo stretchy="false">≤</mo>
                          <mi>i</mi>
                        </mrow>
                        <mo stretchy="false">≤</mo>
                        <mi>m</mi>
                      </mrow>
                    </mrow>
                  </mrow>
                </mstyle>
              </mrow>
            </munder>
            <mrow>
              <msub>
                <mi>a</mi>
                <mrow>
                  <mstyle mathsize="8pt">
                    <mrow>
                      <mrow>
                        <mstyle mathvariant="italic">
                          <mrow>
                            <mtext>ij</mtext>
                          </mrow>
                        </mstyle>
                      </mrow>
                    </mrow>
                  </mstyle>
                </mrow>
              </msub>
              <mo stretchy="false">=</mo>
              <msubsup>
                <mi>β</mi>
                <mrow>
                  <mstyle mathsize="8pt">
                    <mrow>
                      <mrow>
                        <msub>
                          <mi>j</mi>
                          <mrow>
                            <mstyle mathsize="6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</mrow>
                  </mstyle>
                </mrow>
                <mrow>
                  <mn>0</mn>
                </mrow>
              </msubsup>
            </mrow>
          </mrow>
        </mrow>
      </mstyle>
      <mrow/>
    </mrow>
    <annotation encoding="StarMath 5.0"> size 12{j rSub { size 8{0} } :~β rSup { size 8{0} } = {"min"}  cSub { size 8{1 &lt;= j &lt;= n} }  {"max"}  cSub { size 8{1 &lt;= i &lt;= m} } a rSub { size 8{ ital "ij"} } =β rSub { size 8{j rSub { size 6{0} } } }  rSup {0} } {}</annotation>
  </semantics>
</math>
</file>

<file path=Object 40/content.xml><?xml version="1.0" encoding="utf-8"?>
<math xmlns="http://www.w3.org/1998/Math/MathML">
  <semantics>
    <mrow>
      <mstyle mathsize="12pt">
        <mrow>
          <mrow>
            <mi>E</mi>
            <mo stretchy="false">(</mo>
            <msup>
              <mi>p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sup>
              <mi>q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row>
              <mrow>
                <mo stretchy="false">)</mo>
                <mo stretchy="false">=</mo>
                <mrow>
                  <mfrac>
                    <mrow>
                      <mn>1</mn>
                    </mrow>
                    <mrow>
                      <mi>f</mi>
                      <mo stretchy="false">(</mo>
                      <msup>
                        <mi>u</mi>
                        <mrow>
                          <mstyle mathsize="8pt">
                            <mrow>
                              <mrow>
                                <mrow/>
                              </mrow>
                            </mrow>
                          </mstyle>
                        </mrow>
                      </msup>
                      <mo stretchy="false">)</mo>
                    </mrow>
                  </mfrac>
                </mrow>
              </mrow>
              <mo stretchy="false">=</mo>
              <mrow>
                <mfrac>
                  <mrow>
                    <mn>1</mn>
                  </mrow>
                  <mrow>
                    <mi>ϕ</mi>
                    <mo stretchy="false">(</mo>
                    <msup>
                      <mi>v</mi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p>
                    <mo stretchy="false">)</mo>
                  </mrow>
                </mfrac>
              </mrow>
            </mrow>
          </mrow>
        </mrow>
      </mstyle>
      <mrow/>
    </mrow>
    <annotation encoding="StarMath 5.0"> size 12{E \( p rSup { size 8{*} } ,q rSup { size 8{*} }  \) = {  {1}  over  {f \( u rSup { size 8{*} }  \) } } = {  {1}  over  {ϕ \( v rSup { size 8{*} }  \) } } } {}</annotation>
  </semantics>
</math>
</file>

<file path=Object 41/content.xml><?xml version="1.0" encoding="utf-8"?>
<math xmlns="http://www.w3.org/1998/Math/MathML">
  <semantics>
    <mrow>
      <mstyle mathsize="12pt">
        <mrow>
          <mrow>
            <mrow>
              <munder>
                <mo stretchy="false">∑</mo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under>
              <mrow>
                <msub>
                  <mi>a</mi>
                  <mrow>
                    <mstyle mathsize="8pt">
                      <mrow>
                        <mrow>
                          <mstyle mathvariant="italic">
                            <mrow>
                              <mtext>ij</mtext>
                            </mrow>
                          </mstyle>
                        </mrow>
                      </mrow>
                    </mstyle>
                  </mrow>
                </msub>
                <mrow>
                  <msub>
                    <mi>u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  <mo stretchy="false">≥</mo>
                  <mn>1</mn>
                </mrow>
              </mrow>
            </mrow>
            <mi>,</mi>
            <mi/>
            <mo stretchy="false">∀</mo>
            <mi>j</mi>
          </mrow>
        </mrow>
      </mstyle>
      <mrow/>
    </mrow>
    <annotation encoding="StarMath 5.0"> size 12{ Sum cSub { size 8{i} }  {a rSub { size 8{ ital "ij"} } u rSub { size 8{i} }  &gt;= 1} ,` forall j} {}</annotation>
  </semantics>
</math>
</file>

<file path=Object 42/content.xml><?xml version="1.0" encoding="utf-8"?>
<math xmlns="http://www.w3.org/1998/Math/MathML">
  <semantics>
    <mrow>
      <mstyle mathsize="12pt">
        <mrow>
          <mrow>
            <mrow>
              <munder>
                <mo stretchy="false">∑</mo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under>
              <mrow>
                <msub>
                  <mi>a</mi>
                  <mrow>
                    <mstyle mathsize="8pt">
                      <mrow>
                        <mrow>
                          <mstyle mathvariant="italic">
                            <mrow>
                              <mtext>ij</mtext>
                            </mrow>
                          </mstyle>
                        </mrow>
                      </mrow>
                    </mstyle>
                  </mrow>
                </msub>
                <mrow>
                  <msub>
                    <mi>v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b>
                  <mo stretchy="false">≤</mo>
                  <mn>1</mn>
                </mrow>
              </mrow>
            </mrow>
            <mi>,</mi>
            <mi/>
            <mo stretchy="false">∀</mo>
            <mi>i</mi>
          </mrow>
        </mrow>
      </mstyle>
      <mrow/>
    </mrow>
    <annotation encoding="StarMath 5.0"> size 12{ Sum cSub { size 8{j} }  {a rSub { size 8{ ital "ij"} } v rSub { size 8{j} }  &lt;= 1} ,` forall i} {}</annotation>
  </semantics>
</math>
</file>

<file path=Object 43/content.xml><?xml version="1.0" encoding="utf-8"?>
<math xmlns="http://www.w3.org/1998/Math/MathML">
  <semantics>
    <mrow>
      <mstyle mathsize="12pt">
        <mrow>
          <mrow>
            <mi>E</mi>
            <mo stretchy="false">(</mo>
            <mi>p</mi>
            <mi>,</mi>
            <msup>
              <mi>q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row>
              <mrow>
                <mrow>
                  <mo stretchy="false">)</mo>
                  <mo stretchy="false">=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under>
                    <mrow>
                      <msub>
                        <mi>p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j</mi>
                                </mrow>
                              </mrow>
                            </mstyle>
                          </mrow>
                        </munder>
                        <mrow>
                          <msub>
                            <mi>a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ij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subsup>
                            <mi>q</mi>
                            <mrow>
                              <mstyle mathsize="8pt">
                                <mrow>
                                  <mrow>
                                    <mi>j</mi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row/>
                                  </mrow>
                                </mrow>
                              </mstyle>
                            </mrow>
                          </msubsup>
                        </mrow>
                      </mrow>
                    </mrow>
                  </mrow>
                </mrow>
                <mo stretchy="false">=</mo>
                <mrow>
                  <munder>
                    <mo stretchy="false">∑</mo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under>
                  <mrow>
                    <msub>
                      <mi>p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under>
                      <mrow>
                        <msub>
                          <mi>a</mi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ij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  <mrow>
                          <mfrac>
                            <mrow>
                              <msubsup>
                                <mi>v</mi>
                                <mrow>
                                  <mstyle mathsize="8pt">
                                    <mrow>
                                      <mrow>
                                        <mi>j</mi>
                                      </mrow>
                                    </mrow>
                                  </mstyle>
                                </mrow>
                                <mrow>
                                  <mstyle mathsize="8pt">
                                    <mrow>
                                      <mrow>
                                        <mrow/>
                                      </mrow>
                                    </mrow>
                                  </mstyle>
                                </mrow>
                              </msubsup>
                            </mrow>
                            <mrow>
                              <mi>ϕ</mi>
                              <mo stretchy="false">(</mo>
                              <msup>
                                <mi>v</mi>
                                <mrow>
                                  <mstyle mathsize="8pt">
                                    <mrow>
                                      <mrow>
                                        <mrow/>
                                      </mrow>
                                    </mrow>
                                  </mstyle>
                                </mrow>
                              </msup>
                              <mo stretchy="false">)</mo>
                            </mrow>
                          </mfrac>
                        </mrow>
                      </mrow>
                    </mrow>
                  </mrow>
                </mrow>
              </mrow>
              <mo stretchy="false">≤</mo>
              <mrow>
                <mfrac>
                  <mrow>
                    <mn>1</mn>
                  </mrow>
                  <mrow>
                    <mi>ϕ</mi>
                    <mo stretchy="false">(</mo>
                    <msup>
                      <mi>v</mi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p>
                    <mo stretchy="false">)</mo>
                  </mrow>
                </mfrac>
              </mrow>
            </mrow>
            <mrow>
              <mrow>
                <munder>
                  <mo stretchy="false">∑</mo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under>
                <mrow>
                  <msub>
                    <mi>p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</mrow>
              </mrow>
              <mo stretchy="false">=</mo>
              <mrow>
                <mfrac>
                  <mrow>
                    <mn>1</mn>
                  </mrow>
                  <mrow>
                    <mi>ϕ</mi>
                    <mo stretchy="false">(</mo>
                    <msup>
                      <mi>v</mi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p>
                    <mo stretchy="false">)</mo>
                  </mrow>
                </mfrac>
              </mrow>
            </mrow>
          </mrow>
        </mrow>
      </mstyle>
      <mrow/>
    </mrow>
    <annotation encoding="StarMath 5.0"> size 12{E \( p,q rSup { size 8{*} }  \) = Sum cSub { size 8{i} }  {p rSub { size 8{i} }  Sum cSub { size 8{j} }  {a rSub { size 8{ ital "ij"} } q rSub { size 8{j} }  rSup { size 8{*} } } } = Sum cSub { size 8{i} }  {p rSub { size 8{i} }  Sum cSub { size 8{j} }  {a rSub { size 8{ ital "ij"} }  {  {v rSub { size 8{j} }  rSup { size 8{*} } }  over  {ϕ \( v rSup { size 8{*} }  \) } } } }  &lt;=  {  {1}  over  {ϕ \( v rSup { size 8{*} }  \) } }  Sum cSub { size 8{i} }  {p rSub { size 8{i} } } = {  {1}  over  {ϕ \( v rSup { size 8{*} }  \) } } } {}</annotation>
  </semantics>
</math>
</file>

<file path=Object 44/content.xml><?xml version="1.0" encoding="utf-8"?>
<math xmlns="http://www.w3.org/1998/Math/MathML">
  <semantics>
    <mrow>
      <mstyle mathsize="12pt">
        <mrow>
          <mrow>
            <mi>E</mi>
            <mo stretchy="false">(</mo>
            <msup>
              <mi>p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i>q</mi>
            <mrow>
              <mrow>
                <mrow>
                  <mo stretchy="false">)</mo>
                  <mo stretchy="false">=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</munder>
                    <mrow>
                      <msub>
                        <mi>q</mi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b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under>
                        <mrow>
                          <msub>
                            <mi>a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ij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subsup>
                            <mi>p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row/>
                                  </mrow>
                                </mrow>
                              </mstyle>
                            </mrow>
                          </msubsup>
                        </mrow>
                      </mrow>
                    </mrow>
                  </mrow>
                </mrow>
                <mo stretchy="false">=</mo>
                <mrow>
                  <munder>
                    <mo stretchy="false">∑</mo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under>
                  <mrow>
                    <msub>
                      <mi>q</mi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</msub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under>
                      <mrow>
                        <msub>
                          <mi>a</mi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ij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  <mrow>
                          <mfrac>
                            <mrow>
                              <msubsup>
                                <mi>u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  <mrow>
                                  <mstyle mathsize="8pt">
                                    <mrow>
                                      <mrow>
                                        <mrow/>
                                      </mrow>
                                    </mrow>
                                  </mstyle>
                                </mrow>
                              </msubsup>
                            </mrow>
                            <mrow>
                              <mi>f</mi>
                              <mo stretchy="false">(</mo>
                              <msup>
                                <mi>u</mi>
                                <mrow>
                                  <mstyle mathsize="8pt">
                                    <mrow>
                                      <mrow>
                                        <mrow/>
                                      </mrow>
                                    </mrow>
                                  </mstyle>
                                </mrow>
                              </msup>
                              <mo stretchy="false">)</mo>
                            </mrow>
                          </mfrac>
                        </mrow>
                      </mrow>
                    </mrow>
                  </mrow>
                </mrow>
              </mrow>
              <mo stretchy="false">≥</mo>
              <mrow>
                <mfrac>
                  <mrow>
                    <mn>1</mn>
                  </mrow>
                  <mrow>
                    <mi>f</mi>
                    <mo stretchy="false">(</mo>
                    <msup>
                      <mi>u</mi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p>
                    <mo stretchy="false">)</mo>
                  </mrow>
                </mfrac>
              </mrow>
            </mrow>
            <mrow>
              <mrow>
                <munder>
                  <mo stretchy="false">∑</mo>
                  <mrow>
                    <mstyle mathsize="8pt">
                      <mrow>
                        <mrow>
                          <mi>j</mi>
                        </mrow>
                      </mrow>
                    </mstyle>
                  </mrow>
                </munder>
                <mrow>
                  <msub>
                    <mi>q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b>
                </mrow>
              </mrow>
              <mo stretchy="false">=</mo>
              <mrow>
                <mfrac>
                  <mrow>
                    <mn>1</mn>
                  </mrow>
                  <mrow>
                    <mi>f</mi>
                    <mo stretchy="false">(</mo>
                    <msup>
                      <mi>u</mi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p>
                    <mo stretchy="false">)</mo>
                  </mrow>
                </mfrac>
              </mrow>
            </mrow>
          </mrow>
        </mrow>
      </mstyle>
      <mrow/>
    </mrow>
    <annotation encoding="StarMath 5.0"> size 12{E \( p rSup { size 8{*} } ,q \) = Sum cSub { size 8{j} }  {q rSub { size 8{j} }  Sum cSub { size 8{i} }  {a rSub { size 8{ ital "ij"} } p rSub { size 8{i} }  rSup { size 8{*} } } } = Sum cSub { size 8{j} }  {q rSub { size 8{j} }  Sum cSub { size 8{j} }  {a rSub { size 8{ ital "ij"} }  {  {u rSub { size 8{i} }  rSup { size 8{*} } }  over  {f \( u rSup { size 8{*} }  \) } } } }  &gt;=  {  {1}  over  {f \( u rSup { size 8{*} }  \) } }  Sum cSub { size 8{j} }  {q rSub { size 8{j} } } = {  {1}  over  {f \( u rSup { size 8{*} }  \) } } } {}</annotation>
  </semantics>
</math>
</file>

<file path=Object 45/content.xml><?xml version="1.0" encoding="utf-8"?>
<math xmlns="http://www.w3.org/1998/Math/MathML">
  <semantics>
    <mrow>
      <mstyle mathsize="12pt">
        <mrow>
          <mrow>
            <munder>
              <mrow>
                <mtext>max</mtext>
              </mrow>
              <mrow>
                <mstyle mathsize="8pt">
                  <mrow>
                    <mrow>
                      <mi>p</mi>
                    </mrow>
                  </mrow>
                </mstyle>
              </mrow>
            </munder>
            <mi>E</mi>
            <mo stretchy="false">(</mo>
            <mi>p</mi>
            <mi>,</mi>
            <msup>
              <mi>q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row>
              <mo stretchy="false">)</mo>
              <mo stretchy="false">≤</mo>
              <mi>E</mi>
            </mrow>
            <mo stretchy="false">(</mo>
            <msup>
              <mi>p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sup>
              <mi>q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row>
              <mo stretchy="false">)</mo>
              <mo stretchy="false">≤</mo>
              <munder>
                <mrow>
                  <mtext>min</mtext>
                </mrow>
                <mrow>
                  <mstyle mathsize="8pt">
                    <mrow>
                      <mrow>
                        <mi>q</mi>
                      </mrow>
                    </mrow>
                  </mstyle>
                </mrow>
              </munder>
            </mrow>
            <mi>E</mi>
            <mo stretchy="false">(</mo>
            <msup>
              <mi>p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i>q</mi>
            <mo stretchy="false">)</mo>
            <mi/>
            <mo stretchy="false">⇒</mo>
          </mrow>
        </mrow>
      </mstyle>
      <mrow/>
    </mrow>
    <annotation encoding="StarMath 5.0"> size 12{ {"max"}  cSub { size 8{p} } E \( p,q rSup { size 8{*} }  \)  &lt;= E \( p rSup { size 8{*} } ,q rSup { size 8{*} }  \)  &lt;=  {"min"}  cSub { size 8{q} } E \( p rSup { size 8{*} } ,q \) ~ drarrow } {}</annotation>
  </semantics>
</math>
</file>

<file path=Object 46/content.xml><?xml version="1.0" encoding="utf-8"?>
<math xmlns="http://www.w3.org/1998/Math/MathML">
  <semantics>
    <mrow>
      <mstyle mathsize="12pt">
        <mrow>
          <mrow>
            <mrow>
              <mi>β</mi>
              <mo stretchy="false">≤</mo>
              <mi>β</mi>
            </mrow>
            <mo stretchy="false">(</mo>
            <msup>
              <mi>q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row>
              <mo stretchy="false">)</mo>
              <mo stretchy="false">≤</mo>
              <mi>E</mi>
            </mrow>
            <mo stretchy="false">(</mo>
            <msup>
              <mi>p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sup>
              <mi>q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row>
              <mo stretchy="false">)</mo>
              <mo stretchy="false">≤</mo>
              <mi>α</mi>
            </mrow>
            <mo stretchy="false">(</mo>
            <msup>
              <mi>p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row>
              <mo stretchy="false">)</mo>
              <mo stretchy="false">≤</mo>
              <mi>α</mi>
            </mrow>
            <mi/>
            <mo stretchy="false">⇒</mo>
            <mrow>
              <mi>β</mi>
              <mo stretchy="false">≤</mo>
              <mi>α</mi>
            </mrow>
          </mrow>
        </mrow>
      </mstyle>
      <mrow/>
    </mrow>
    <annotation encoding="StarMath 5.0"> size 12{β &lt;= β \( q rSup { size 8{*} }  \)  &lt;= E \( p rSup { size 8{*} } ,q rSup { size 8{*} }  \)  &lt;= α \( p rSup { size 8{*} }  \)  &lt;= α~ drarrow β &lt;= α} {}</annotation>
  </semantics>
</math>
</file>

<file path=Object 47/content.xml><?xml version="1.0" encoding="utf-8"?>
<math xmlns="http://www.w3.org/1998/Math/MathML">
  <semantics>
    <mrow>
      <mstyle mathsize="12pt">
        <mrow>
          <mrow>
            <mrow>
              <mi>ν</mi>
              <mo stretchy="false">=</mo>
              <mi>E</mi>
            </mrow>
            <mo stretchy="false">(</mo>
            <msup>
              <mi>p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sup>
              <mi>q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row>
              <mrow>
                <mrow>
                  <mo stretchy="false">)</mo>
                  <mo stretchy="false">=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under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j</mi>
                                </mrow>
                              </mrow>
                            </mstyle>
                          </mrow>
                        </munder>
                        <mrow>
                          <msub>
                            <mi>a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ij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subsup>
                            <mi>p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row/>
                                  </mrow>
                                </mrow>
                              </mstyle>
                            </mrow>
                          </msubsup>
                          <msubsup>
                            <mi>q</mi>
                            <mrow>
                              <mstyle mathsize="8pt">
                                <mrow>
                                  <mrow>
                                    <mi>j</mi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row/>
                                  </mrow>
                                </mrow>
                              </mstyle>
                            </mrow>
                          </msubsup>
                        </mrow>
                      </mrow>
                    </mrow>
                  </mrow>
                </mrow>
                <mo stretchy="false">=</mo>
                <mrow>
                  <munder>
                    <mo stretchy="false">∑</mo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under>
                  <mrow>
                    <msubsup>
                      <mi>q</mi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bsup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under>
                      <mrow>
                        <msub>
                          <mi>a</mi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ij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  <msubsup>
                          <mi>p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/>
                                </mrow>
                              </mrow>
                            </mstyle>
                          </mrow>
                        </msubsup>
                      </mrow>
                    </mrow>
                  </mrow>
                </mrow>
              </mrow>
              <mo stretchy="false">=</mo>
              <mrow/>
            </mrow>
          </mrow>
        </mrow>
      </mstyle>
      <mrow/>
    </mrow>
    <annotation encoding="StarMath 5.0"> size 12{ν=E \( p rSup { size 8{*} } ,q rSup { size 8{*} }  \) = Sum cSub { size 8{i} }  { Sum cSub { size 8{j} }  {a rSub { size 8{ ital "ij"} } p rSub { size 8{i} }  rSup { size 8{*} } q rSub { size 8{j} }  rSup { size 8{*} } } } = Sum cSub { size 8{j} }  {q rSub { size 8{j} }  rSup { size 8{*} }  Sum cSub { size 8{i} }  {a rSub { size 8{ ital "ij"} } p rSub { size 8{i} }  rSup { size 8{*} } } } ={}} {}</annotation>
  </semantics>
</math>
</file>

<file path=Object 48/content.xml><?xml version="1.0" encoding="utf-8"?>
<math xmlns="http://www.w3.org/1998/Math/MathML">
  <semantics>
    <mrow>
      <mstyle mathsize="12pt">
        <mrow>
          <mrow>
            <mrow>
              <mrow>
                <munder>
                  <mo stretchy="false">∑</mo>
                  <mrow>
                    <mstyle mathsize="8pt">
                      <mrow>
                        <mrow>
                          <mi>j</mi>
                        </mrow>
                      </mrow>
                    </mstyle>
                  </mrow>
                </munder>
                <mrow>
                  <msubsup>
                    <mi>q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row/>
                          </mrow>
                        </mrow>
                      </mstyle>
                    </mrow>
                  </msubsup>
                  <msub>
                    <mi>ν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b>
                </mrow>
              </mrow>
              <mo stretchy="false">=</mo>
              <mrow>
                <mrow>
                  <munder>
                    <mo stretchy="false">∑</mo>
                    <mrow>
                      <mstyle mathsize="8pt">
                        <mrow>
                          <mrow>
                            <mrow>
                              <mi>j</mi>
                              <mo stretchy="false">≠</mo>
                              <mi>k</mi>
                            </mrow>
                          </mrow>
                        </mrow>
                      </mstyle>
                    </mrow>
                  </munder>
                  <mrow>
                    <msubsup>
                      <mi>q</mi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row/>
                            </mrow>
                          </mrow>
                        </mstyle>
                      </mrow>
                    </msubsup>
                    <msub>
                      <mi>ν</mi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</msub>
                  </mrow>
                </mrow>
                <mo stretchy="false">+</mo>
                <msubsup>
                  <mi>q</mi>
                  <mrow>
                    <mstyle mathsize="8pt">
                      <mrow>
                        <mrow>
                          <mi>k</mi>
                        </mrow>
                      </mrow>
                    </mstyle>
                  </mrow>
                  <mrow>
                    <mstyle mathsize="8pt">
                      <mrow>
                        <mrow>
                          <mrow/>
                        </mrow>
                      </mrow>
                    </mstyle>
                  </mrow>
                </msubsup>
              </mrow>
            </mrow>
            <mrow>
              <msub>
                <mi>ν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≥</mo>
              <mi>ν</mi>
            </mrow>
            <mrow>
              <mrow>
                <munder>
                  <mo stretchy="false">∑</mo>
                  <mrow>
                    <mstyle mathsize="8pt">
                      <mrow>
                        <mrow>
                          <mrow>
                            <mi>j</mi>
                            <mo stretchy="false">≠</mo>
                            <mi>k</mi>
                          </mrow>
                        </mrow>
                      </mrow>
                    </mstyle>
                  </mrow>
                </munder>
                <mrow>
                  <msubsup>
                    <mi>q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row/>
                          </mrow>
                        </mrow>
                      </mstyle>
                    </mrow>
                  </msubsup>
                </mrow>
              </mrow>
              <mo stretchy="false">+</mo>
              <msubsup>
                <mi>q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bsup>
            </mrow>
            <mrow>
              <msub>
                <mi>ν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=</mo>
              <mrow/>
            </mrow>
          </mrow>
        </mrow>
      </mstyle>
      <mrow/>
    </mrow>
    <annotation encoding="StarMath 5.0"> size 12{ Sum cSub { size 8{j} }  {q rSub { size 8{j} }  rSup { size 8{*} } ν rSub { size 8{j} } } = Sum cSub { size 8{j &lt;&gt; k} }  {q rSub { size 8{j} }  rSup { size 8{*} } ν rSub { size 8{j} } } +q rSub { size 8{k} }  rSup { size 8{*} } ν rSub { size 8{k} }  &gt;= ν Sum cSub { size 8{j &lt;&gt; k} }  {q rSub { size 8{j} }  rSup { size 8{*} } } +q rSub { size 8{k} }  rSup { size 8{*} } ν rSub { size 8{k} } ={}} {}</annotation>
  </semantics>
</math>
</file>

<file path=Object 49/content.xml><?xml version="1.0" encoding="utf-8"?>
<math xmlns="http://www.w3.org/1998/Math/MathML">
  <semantics>
    <mrow>
      <mstyle mathsize="12pt">
        <mrow>
          <mrow>
            <mi>ν</mi>
            <mrow>
              <mrow>
                <munder>
                  <mo stretchy="false">∑</mo>
                  <mrow>
                    <mstyle mathsize="8pt">
                      <mrow>
                        <mrow>
                          <mi>j</mi>
                        </mrow>
                      </mrow>
                    </mstyle>
                  </mrow>
                </munder>
                <mrow>
                  <msubsup>
                    <mi>q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row/>
                          </mrow>
                        </mrow>
                      </mstyle>
                    </mrow>
                  </msubsup>
                </mrow>
              </mrow>
              <mo stretchy="false">+</mo>
              <msubsup>
                <mi>q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bsup>
            </mrow>
            <mo stretchy="false">(</mo>
            <mrow>
              <msub>
                <mi>ν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−</mo>
              <mi>ν</mi>
            </mrow>
            <mrow>
              <mo stretchy="false">)</mo>
              <mo stretchy="false">=</mo>
              <mrow>
                <mi>ν</mi>
                <mo stretchy="false">+</mo>
                <msubsup>
                  <mi>q</mi>
                  <mrow>
                    <mstyle mathsize="8pt">
                      <mrow>
                        <mrow>
                          <mi>k</mi>
                        </mrow>
                      </mrow>
                    </mstyle>
                  </mrow>
                  <mrow>
                    <mstyle mathsize="8pt">
                      <mrow>
                        <mrow>
                          <mrow/>
                        </mrow>
                      </mrow>
                    </mstyle>
                  </mrow>
                </msubsup>
              </mrow>
            </mrow>
            <mo stretchy="false">(</mo>
            <mrow>
              <msub>
                <mi>ν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−</mo>
              <mi>ν</mi>
            </mrow>
            <mrow>
              <mo stretchy="false">)</mo>
              <mo stretchy="false">≥</mo>
              <mi>ν</mi>
            </mrow>
          </mrow>
        </mrow>
      </mstyle>
      <mrow/>
    </mrow>
    <annotation encoding="StarMath 5.0"> size 12{ν Sum cSub { size 8{j} }  {q rSub { size 8{j} }  rSup { size 8{*} } } +q rSub { size 8{k} }  rSup { size 8{*} }  \( ν rSub { size 8{k} }  - ν \) =ν+q rSub { size 8{k} }  rSup { size 8{*} }  \( ν rSub { size 8{k} }  - ν \)  &gt;= ν} {}</annotation>
  </semantics>
</math>
</file>

<file path=Object 5/content.xml><?xml version="1.0" encoding="utf-8"?>
<math xmlns="http://www.w3.org/1998/Math/MathML">
  <semantics>
    <mrow>
      <mstyle mathsize="12pt">
        <mrow>
          <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X</mi>
                      </mrow>
                    </mrow>
                  </mrow>
                </mstyle>
              </mrow>
            </munder>
            <munder>
              <mrow>
                <mtext>min</mtext>
              </mrow>
              <mrow>
                <mstyle mathsize="8pt">
                  <mrow>
                    <mrow>
                      <mrow>
                        <mi>y</mi>
                        <mo stretchy="false">∈</mo>
                        <mi>Y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row>
              <mo stretchy="false">)</mo>
              <mo stretchy="false">≤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i>y</mi>
                          <mo stretchy="false">∈</mo>
                          <mi>Y</mi>
                        </mrow>
                      </mrow>
                    </mrow>
                  </mstyle>
                </mrow>
              </munder>
            </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X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o stretchy="false">)</mo>
          </mrow>
        </mrow>
      </mstyle>
      <mrow/>
    </mrow>
    <annotation encoding="StarMath 5.0"> size 12{ {"max"}  cSub { size 8{x in X} }  {"min"}  cSub { size 8{y in Y} } f \( x,y \)  &lt;=  {"min"}  cSub { size 8{y in Y} }  {"max"}  cSub { size 8{x in X} } f \( x,y \) } {}</annotation>
  </semantics>
</math>
</file>

<file path=Object 50/content.xml><?xml version="1.0" encoding="utf-8"?>
<math xmlns="http://www.w3.org/1998/Math/MathML">
  <semantics>
    <mrow>
      <mstyle mathsize="12pt">
        <mrow>
          <mrow>
            <msubsup>
              <mi>q</mi>
              <mrow>
                <mstyle mathsize="8pt">
                  <mrow>
                    <mrow>
                      <mi>k</mi>
                    </mrow>
                  </mrow>
                </mstyle>
              </mrow>
              <mrow>
                <mstyle mathsize="8pt">
                  <mrow>
                    <mrow>
                      <mrow/>
                    </mrow>
                  </mrow>
                </mstyle>
              </mrow>
            </msubsup>
            <mo stretchy="false">(</mo>
            <mrow>
              <msub>
                <mi>ν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−</mo>
              <mi>ν</mi>
            </mrow>
            <mrow>
              <mo stretchy="false">)</mo>
              <mo stretchy="false">=</mo>
              <mn>0</mn>
            </mrow>
          </mrow>
        </mrow>
      </mstyle>
      <mrow/>
    </mrow>
    <annotation encoding="StarMath 5.0"> size 12{q rSub { size 8{k} }  rSup { size 8{*} }  \( ν rSub { size 8{k} }  - ν \) =0} {}</annotation>
  </semantics>
</math>
</file>

<file path=Object 51/content.xml><?xml version="1.0" encoding="utf-8"?>
<math xmlns="http://www.w3.org/1998/Math/MathML">
  <semantics>
    <mrow>
      <mstyle mathsize="12pt">
        <mrow>
          <mrow>
            <mi>E</mi>
            <mo stretchy="false">(</mo>
            <msup>
              <mi>p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i>q</mi>
            <mrow>
              <mrow>
                <mrow>
                  <mo stretchy="false">)</mo>
                  <mo stretchy="false">=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under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row>
                                    <mi>j</mi>
                                    <mo stretchy="false">∈</mo>
                                    <msup>
                                      <mrow>
                                        <mrow>
                                          <mi>J</mi>
                                        </mrow>
                                      </mrow>
                                      <mrow>
                                        <mi>'</mi>
                                      </mrow>
                                    </msup>
                                  </mrow>
                                </mrow>
                              </mrow>
                            </mstyle>
                          </mrow>
                        </munder>
                        <mrow>
                          <msub>
                            <mi>a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ij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subsup>
                            <mi>p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row/>
                                  </mrow>
                                </mrow>
                              </mstyle>
                            </mrow>
                          </msubsup>
                          <msub>
                            <mi>q</mi>
                            <mrow>
                              <mstyle mathsize="8pt">
                                <mrow>
                                  <mrow>
                                    <mi>j</mi>
                                  </mrow>
                                </mrow>
                              </mstyle>
                            </mrow>
                          </msub>
                        </mrow>
                      </mrow>
                    </mrow>
                  </mrow>
                </mrow>
                <mo stretchy="false">=</mo>
                <mrow>
                  <munder>
                    <mo stretchy="false">∑</mo>
                    <mrow>
                      <mstyle mathsize="8pt">
                        <mrow>
                          <mrow>
                            <mrow>
                              <mi>j</mi>
                              <mo stretchy="false">∈</mo>
                              <msup>
                                <mrow>
                                  <mrow>
                                    <mi>J</mi>
                                  </mrow>
                                </mrow>
                                <mrow>
                                  <mi>'</mi>
                                </mrow>
                              </msup>
                            </mrow>
                          </mrow>
                        </mrow>
                      </mstyle>
                    </mrow>
                  </munder>
                  <mrow>
                    <msub>
                      <mi>q</mi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</msub>
                    <msub>
                      <mi>ν</mi>
                      <mrow>
                        <mstyle mathsize="8pt">
                          <mrow>
                            <mrow>
                              <mi>j</mi>
                            </mrow>
                          </mrow>
                        </mstyle>
                      </mrow>
                    </msub>
                  </mrow>
                </mrow>
              </mrow>
              <mo stretchy="false">=</mo>
              <mi>ν</mi>
            </mrow>
            <mrow>
              <mrow>
                <munder>
                  <mo stretchy="false">∑</mo>
                  <mrow>
                    <mstyle mathsize="8pt">
                      <mrow>
                        <mrow>
                          <mrow>
                            <mi>j</mi>
                            <mo stretchy="false">∈</mo>
                            <msup>
                              <mrow>
                                <mrow>
                                  <mi>J</mi>
                                </mrow>
                              </mrow>
                              <mrow>
                                <mi>'</mi>
                              </mrow>
                            </msup>
                          </mrow>
                        </mrow>
                      </mrow>
                    </mstyle>
                  </mrow>
                </munder>
                <mrow>
                  <msub>
                    <mi>q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b>
                </mrow>
              </mrow>
              <mo stretchy="false">=</mo>
              <mi>ν</mi>
            </mrow>
          </mrow>
        </mrow>
      </mstyle>
      <mrow/>
    </mrow>
    <annotation encoding="StarMath 5.0"> size 12{E \( p rSup { size 8{*} } ,q \) = Sum cSub { size 8{i} }  { Sum cSub { size 8{j in  { {J}} sup { ' }} }  {a rSub { size 8{ ital "ij"} } p rSub { size 8{i} }  rSup { size 8{*} } q rSub { size 8{j} } } } = Sum cSub { size 8{j in  { {J}} sup { ' }} }  {q rSub { size 8{j} } ν rSub { size 8{j} } } =ν Sum cSub { size 8{j in  { {J}} sup { ' }} }  {q rSub { size 8{j} } } =ν} {}</annotation>
  </semantics>
</math>
</file>

<file path=Object 52/content.xml><?xml version="1.0" encoding="utf-8"?>
<math xmlns="http://www.w3.org/1998/Math/MathML">
  <semantics>
    <mrow>
      <mstyle mathsize="12pt">
        <mrow>
          <mrow>
            <mrow>
              <mrow>
                <munder>
                  <mo stretchy="false">∑</mo>
                  <mrow>
                    <mstyle mathsize="8pt">
                      <mrow>
                        <mrow>
                          <mrow>
                            <mi>j</mi>
                            <mo stretchy="false">∈</mo>
                            <msup>
                              <mrow>
                                <mrow>
                                  <mi>J</mi>
                                </mrow>
                              </mrow>
                              <mrow>
                                <mi>'</mi>
                              </mrow>
                            </msup>
                          </mrow>
                        </mrow>
                      </mrow>
                    </mstyle>
                  </mrow>
                </munder>
                <mrow>
                  <msub>
                    <mi>q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b>
                </mrow>
              </mrow>
              <mo stretchy="false">=</mo>
              <mn>1</mn>
            </mrow>
          </mrow>
        </mrow>
      </mstyle>
      <mrow/>
    </mrow>
    <annotation encoding="StarMath 5.0"> size 12{ Sum cSub { size 8{j in  { {J}} sup { ' }} }  {q rSub { size 8{j} } } =1} {}</annotation>
  </semantics>
</math>
</file>

<file path=Object 54/content.xml><?xml version="1.0" encoding="utf-8"?>
<math xmlns="http://www.w3.org/1998/Math/MathML">
  <semantics>
    <mrow>
      <mstyle mathsize="12pt">
        <mrow>
          <mrow>
            <mrow>
              <msup>
                <mi>p</mi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p>
              <mo stretchy="false">=</mo>
              <mo stretchy="false">(</mo>
            </mrow>
            <msubsup>
              <mi>p</mi>
              <mrow>
                <mstyle mathsize="8pt">
                  <mrow>
                    <mrow>
                      <mn>1</mn>
                    </mrow>
                  </mrow>
                </mstyle>
              </mrow>
              <mrow>
                <mstyle mathsize="8pt">
                  <mrow>
                    <mrow>
                      <mrow/>
                    </mrow>
                  </mrow>
                </mstyle>
              </mrow>
            </msubsup>
            <mi>,</mi>
            <msubsup>
              <mi>p</mi>
              <mrow>
                <mstyle mathsize="8pt">
                  <mrow>
                    <mrow>
                      <mn>2</mn>
                    </mrow>
                  </mrow>
                </mstyle>
              </mrow>
              <mrow>
                <mstyle mathsize="8pt">
                  <mrow>
                    <mrow>
                      <mrow/>
                    </mrow>
                  </mrow>
                </mstyle>
              </mrow>
            </msubsup>
            <mo stretchy="false">)</mo>
          </mrow>
        </mrow>
      </mstyle>
      <mrow/>
    </mrow>
    <annotation encoding="StarMath 5.0"> size 12{p rSup { size 8{*} } = \( p rSub { size 8{1} }  rSup { size 8{*} } ,p rSub { size 8{2} }  rSup { size 8{*} }  \) } {}</annotation>
  </semantics>
</math>
</file>

<file path=Object 55/content.xml><?xml version="1.0" encoding="utf-8"?>
<math xmlns="http://www.w3.org/1998/Math/MathML">
  <semantics>
    <mrow>
      <mstyle mathsize="12pt">
        <mrow>
          <mrow>
            <mrow>
              <msup>
                <mi>q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</msup>
              <mo stretchy="false">=</mo>
              <mo stretchy="false">(</mo>
            </mrow>
            <mn>1,0</mn>
            <mo stretchy="false">)</mo>
            <mi/>
            <mi>и</mi>
            <mi/>
            <mrow>
              <msup>
                <mi>q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p>
              <mo stretchy="false">=</mo>
              <mo stretchy="false">(</mo>
            </mrow>
            <mn>0,1</mn>
            <mo stretchy="false">)</mo>
          </mrow>
        </mrow>
      </mstyle>
      <mrow/>
    </mrow>
    <annotation encoding="StarMath 5.0"> size 12{q rSup { size 8{1} } = \( 1,0 \) ~и~q rSup { size 8{2} } = \( 0,1 \) } {}</annotation>
  </semantics>
</math>
</file>

<file path=Object 59/content.xml><?xml version="1.0" encoding="utf-8"?>
<math xmlns="http://www.w3.org/1998/Math/MathML">
  <semantics>
    <mrow>
      <mstyle mathsize="12pt">
        <mrow>
          <mrow>
            <mrow>
              <msup>
                <mi>p</mi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p>
              <mo stretchy="false">=</mo>
              <mo stretchy="false">(</mo>
            </mrow>
            <msubsup>
              <mi>p</mi>
              <mrow>
                <mstyle mathsize="8pt">
                  <mrow>
                    <mrow>
                      <mn>1</mn>
                    </mrow>
                  </mrow>
                </mstyle>
              </mrow>
              <mrow>
                <mstyle mathsize="8pt">
                  <mrow>
                    <mrow>
                      <mrow/>
                    </mrow>
                  </mrow>
                </mstyle>
              </mrow>
            </msubsup>
            <mi>,</mi>
            <msubsup>
              <mi>p</mi>
              <mrow>
                <mstyle mathsize="8pt">
                  <mrow>
                    <mrow>
                      <mn>2</mn>
                    </mrow>
                  </mrow>
                </mstyle>
              </mrow>
              <mrow>
                <mstyle mathsize="8pt">
                  <mrow>
                    <mrow>
                      <mrow/>
                    </mrow>
                  </mrow>
                </mstyle>
              </mrow>
            </msubsup>
            <mo stretchy="false">)</mo>
          </mrow>
        </mrow>
      </mstyle>
      <mrow/>
    </mrow>
    <annotation encoding="StarMath 5.0"> size 12{p rSup { size 8{*} } = \( p rSub { size 8{1} }  rSup { size 8{*} } ,p rSub { size 8{2} }  rSup { size 8{*} }  \) } {}</annotation>
  </semantics>
</math>
</file>

<file path=Object 6/content.xml><?xml version="1.0" encoding="utf-8"?>
<math xmlns="http://www.w3.org/1998/Math/MathML">
  <semantics>
    <mrow>
      <mstyle mathsize="12pt">
        <mrow>
          <mrow>
            <munder>
              <mrow>
                <mtext>min</mtext>
              </mrow>
              <mrow>
                <mstyle mathsize="8pt">
                  <mrow>
                    <mrow>
                      <mrow>
                        <mi>y</mi>
                        <mo stretchy="false">∈</mo>
                        <mi>Y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row>
              <mo stretchy="false">)</mo>
              <mo stretchy="false">=</mo>
              <mi>f</mi>
            </mrow>
            <mo stretchy="false">(</mo>
            <mi>x</mi>
            <mi>,</mi>
            <mi>y</mi>
            <mo stretchy="false">(</mo>
            <mi>x</mi>
            <mo stretchy="false">)</mo>
            <mo stretchy="false">)</mo>
          </mrow>
        </mrow>
      </mstyle>
      <mrow/>
    </mrow>
    <annotation encoding="StarMath 5.0"> size 12{ {"min"}  cSub { size 8{y in Y} } f \( x,y \) =f \( x,y \( x \)  \) } {}</annotation>
  </semantics>
</math>
</file>

<file path=Object 60/content.xml><?xml version="1.0" encoding="utf-8"?>
<math xmlns="http://www.w3.org/1998/Math/MathML">
  <semantics>
    <mrow>
      <mstyle mathsize="12pt">
        <mrow>
          <mrow>
            <mi>α</mi>
            <mo stretchy="false">(</mo>
            <mi>p</mi>
            <mrow>
              <mo stretchy="false">)</mo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i>q</mi>
                      </mrow>
                    </mrow>
                  </mstyle>
                </mrow>
              </munder>
            </mrow>
            <mi>E</mi>
            <mo stretchy="false">(</mo>
            <mi>p</mi>
            <mi>,</mi>
            <mi>q</mi>
            <mo stretchy="false">)</mo>
            <mo stretchy="false">→</mo>
            <munder>
              <mrow>
                <mtext>max</mtext>
              </mrow>
              <mrow>
                <mstyle mathsize="8pt">
                  <mrow>
                    <mrow>
                      <mi>p</mi>
                    </mrow>
                  </mrow>
                </mstyle>
              </mrow>
            </munder>
          </mrow>
        </mrow>
      </mstyle>
      <mrow/>
    </mrow>
    <annotation encoding="StarMath 5.0"> size 12{α \( p \) = {"min"}  cSub { size 8{q} } E \( p,q \)  rightarrow  {"max"}  cSub { size 8{p} } } {}</annotation>
  </semantics>
</math>
</file>

<file path=Object 61/content.xml><?xml version="1.0" encoding="utf-8"?>
<math xmlns="http://www.w3.org/1998/Math/MathML">
  <semantics>
    <mrow>
      <mstyle mathsize="12pt">
        <mrow>
          <mrow>
            <mrow>
              <mi>x</mi>
              <mo stretchy="false">=</mo>
              <msub>
                <mi>p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>
            </mrow>
            <mi>,</mi>
            <mi/>
            <mrow>
              <msub>
                <mi>p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</msub>
              <mo stretchy="false">=</mo>
              <mrow>
                <mn>1</mn>
                <mo stretchy="false">−</mo>
                <mi>x</mi>
              </mrow>
            </mrow>
            <mi>,</mi>
            <mi/>
            <mrow>
              <mrow>
                <mn>0</mn>
                <mo stretchy="false">&lt;</mo>
                <mi>x</mi>
              </mrow>
              <mo stretchy="false">&lt;</mo>
              <mn>1</mn>
            </mrow>
          </mrow>
        </mrow>
      </mstyle>
      <mrow/>
    </mrow>
    <annotation encoding="StarMath 5.0"> size 12{x=p rSub { size 8{2} } ,~p rSub { size 8{1} } =1 - x,~0&lt;x&lt;1} {}</annotation>
  </semantics>
</math>
</file>

<file path=Object 62/content.xml><?xml version="1.0" encoding="utf-8"?>
<math xmlns="http://www.w3.org/1998/Math/MathML">
  <semantics>
    <mrow>
      <mstyle mathsize="12pt">
        <mrow>
          <mrow>
            <mi>f</mi>
            <mo stretchy="false">(</mo>
            <mi>x</mi>
            <mrow>
              <mo stretchy="false">)</mo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i>q</mi>
                      </mrow>
                    </mrow>
                  </mstyle>
                </mrow>
              </munder>
            </mrow>
            <mrow>
              <munder>
                <mo stretchy="false">∑</mo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under>
              <mrow>
                <mo stretchy="false">[</mo>
                <mrow>
                  <msub>
                    <mi>a</mi>
                    <mrow>
                      <mstyle mathsize="8pt">
                        <mrow>
                          <mrow>
                            <mn>1j</mn>
                          </mrow>
                        </mrow>
                      </mstyle>
                    </mrow>
                  </msub>
                  <mo stretchy="false">+</mo>
                  <mo stretchy="false">(</mo>
                </mrow>
                <mrow>
                  <msub>
                    <mi>a</mi>
                    <mrow>
                      <mstyle mathsize="8pt">
                        <mrow>
                          <mrow>
                            <mn>2j</mn>
                          </mrow>
                        </mrow>
                      </mstyle>
                    </mrow>
                  </msub>
                  <mo stretchy="false">−</mo>
                  <msub>
                    <mi>a</mi>
                    <mrow>
                      <mstyle mathsize="8pt">
                        <mrow>
                          <mrow>
                            <mn>1j</mn>
                          </mrow>
                        </mrow>
                      </mstyle>
                    </mrow>
                  </msub>
                </mrow>
                <mo stretchy="false">)</mo>
                <mi>x</mi>
                <mo stretchy="false">]</mo>
                <mrow>
                  <msub>
                    <mi>q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b>
                  <mo stretchy="false">=</mo>
                  <munder>
                    <mrow>
                      <mtext>min</mtext>
                    </mrow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under>
                </mrow>
              </mrow>
            </mrow>
            <msub>
              <mi>ν</mi>
              <mrow>
                <mstyle mathsize="8pt">
                  <mrow>
                    <mrow>
                      <mi>j</mi>
                    </mrow>
                  </mrow>
                </mstyle>
              </mrow>
            </msub>
            <mo stretchy="false">(</mo>
            <mi>x</mi>
            <mo stretchy="false">)</mo>
          </mrow>
        </mrow>
      </mstyle>
      <mrow/>
    </mrow>
    <annotation encoding="StarMath 5.0"> size 12{f \( x \) = {"min"}  cSub { size 8{q} }  Sum cSub { size 8{j} }  { \[ a rSub { size 8{1j} } + \( a rSub { size 8{2j} }  - a rSub { size 8{1j} }  \) x \] q rSub { size 8{j} } = {"min"}  cSub { size 8{j} } } ν rSub { size 8{j} }  \( x \) } {}</annotation>
  </semantics>
</math>
</file>

<file path=Object 63/content.xml><?xml version="1.0" encoding="utf-8"?>
<math xmlns="http://www.w3.org/1998/Math/MathML">
  <semantics>
    <mrow>
      <mstyle mathsize="12pt">
        <mrow>
          <mrow>
            <msub>
              <mi>ν</mi>
              <mrow>
                <mstyle mathsize="8pt">
                  <mrow>
                    <mrow>
                      <mi>j</mi>
                    </mrow>
                  </mrow>
                </mstyle>
              </mrow>
            </msub>
            <mo stretchy="false">(</mo>
            <mi>x</mi>
            <mo stretchy="false">)</mo>
          </mrow>
        </mrow>
      </mstyle>
      <mrow/>
    </mrow>
    <annotation encoding="StarMath 5.0"> size 12{ν rSub { size 8{j} }  \( x \) } {}</annotation>
  </semantics>
</math>
</file>

<file path=Object 64/content.xml><?xml version="1.0" encoding="utf-8"?>
<math xmlns="http://www.w3.org/1998/Math/MathML">
  <semantics>
    <mrow>
      <mstyle mathsize="12pt">
        <mrow>
          <mrow>
            <munder>
              <mrow>
                <mtext>min</mtext>
              </mrow>
              <mrow>
                <mstyle mathsize="8pt">
                  <mrow>
                    <mrow>
                      <mi>j</mi>
                    </mrow>
                  </mrow>
                </mstyle>
              </mrow>
            </munder>
            <msub>
              <mi>ν</mi>
              <mrow>
                <mstyle mathsize="8pt">
                  <mrow>
                    <mrow>
                      <mi>j</mi>
                    </mrow>
                  </mrow>
                </mstyle>
              </mrow>
            </msub>
            <mo stretchy="false">(</mo>
            <mi>x</mi>
            <mo stretchy="false">)</mo>
            <mo stretchy="false">→</mo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o stretchy="false">(</mo>
                      </mrow>
                      <mn>0,1</mn>
                      <mo stretchy="false">)</mo>
                    </mrow>
                  </mrow>
                </mstyle>
              </mrow>
            </munder>
          </mrow>
        </mrow>
      </mstyle>
      <mrow/>
    </mrow>
    <annotation encoding="StarMath 5.0"> size 12{ {"min"}  cSub { size 8{j} } ν rSub { size 8{j} }  \( x \)  rightarrow  {"max"}  cSub { size 8{x in  \( 0,1 \) } } } {}</annotation>
  </semantics>
</math>
</file>

<file path=Object 65/content.xml><?xml version="1.0" encoding="utf-8"?>
<math xmlns="http://www.w3.org/1998/Math/MathML">
  <semantics>
    <mrow>
      <mstyle mathsize="12pt">
        <mrow>
          <mrow>
            <mrow>
              <msubsup>
                <mi>p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bsup>
              <mo stretchy="false">&gt;</mo>
              <mn>0,</mn>
            </mrow>
            <mrow>
              <msubsup>
                <mi>p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bsup>
              <mo stretchy="false">&gt;</mo>
              <mn>0</mn>
            </mrow>
          </mrow>
        </mrow>
      </mstyle>
      <mrow/>
    </mrow>
    <annotation encoding="StarMath 5.0"> size 12{p rSub { size 8{1} }  rSup { size 8{*} } &gt;0,p rSub { size 8{2} }  rSup { size 8{*} } &gt;0} {}</annotation>
  </semantics>
</math>
</file>

<file path=Object 69/Object 1/content.xml><?xml version="1.0" encoding="utf-8"?>
<math xmlns="http://www.w3.org/1998/Math/MathML">
  <semantics>
    <mrow>
      <mstyle mathsize="12pt">
        <mrow>
          <mrow>
            <msubsup>
              <mi>p</mi>
              <mrow>
                <mstyle mathsize="8pt">
                  <mrow>
                    <mrow>
                      <mn>2</mn>
                    </mrow>
                  </mrow>
                </mstyle>
              </mrow>
              <mrow>
                <mstyle mathsize="8pt">
                  <mrow>
                    <mrow>
                      <mrow/>
                    </mrow>
                  </mrow>
                </mstyle>
              </mrow>
            </msubsup>
          </mrow>
        </mrow>
      </mstyle>
      <mrow/>
    </mrow>
    <annotation encoding="StarMath 5.0"> size 12{p rSub { size 8{2} }  rSup { size 8{*} } } {}</annotation>
  </semantics>
</math>
</file>

<file path=Object 69/Object 2/content.xml><?xml version="1.0" encoding="utf-8"?>
<math xmlns="http://www.w3.org/1998/Math/MathML">
  <semantics>
    <mrow>
      <mstyle mathsize="12pt">
        <mrow>
          <mrow>
            <msub>
              <mi>ν</mi>
              <mrow>
                <mstyle mathsize="8pt">
                  <mrow>
                    <mrow>
                      <msub>
                        <mi>j</mi>
                        <mrow>
                          <mstyle mathsize="6pt">
                            <mrow>
                              <mrow>
                                <mrow>
                                  <mi>k</mi>
                                  <mo stretchy="false">−</mo>
                                  <mn>1</mn>
                                </mrow>
                              </mrow>
                            </mrow>
                          </mstyle>
                        </mrow>
                      </msub>
                    </mrow>
                  </mrow>
                </mstyle>
              </mrow>
            </msub>
            <mo stretchy="false">(</mo>
            <mi>x</mi>
            <mo stretchy="false">)</mo>
          </mrow>
        </mrow>
      </mstyle>
      <mrow/>
    </mrow>
    <annotation encoding="StarMath 5.0"> size 12{ν rSub { size 8{j rSub { size 6{k - 1} } } }  \( x \) } {}</annotation>
  </semantics>
</math>
</file>

<file path=Object 69/Object 3/content.xml><?xml version="1.0" encoding="utf-8"?>
<math xmlns="http://www.w3.org/1998/Math/MathML">
  <semantics>
    <mrow>
      <mstyle mathsize="12pt">
        <mrow>
          <mrow>
            <msub>
              <mi>ν</mi>
              <mrow>
                <mstyle mathsize="8pt">
                  <mrow>
                    <mrow>
                      <msub>
                        <mi>j</mi>
                        <mrow>
                          <mstyle mathsize="6pt">
                            <mrow>
                              <mrow>
                                <mi>k</mi>
                              </mrow>
                            </mrow>
                          </mstyle>
                        </mrow>
                      </msub>
                    </mrow>
                  </mrow>
                </mstyle>
              </mrow>
            </msub>
            <mo stretchy="false">(</mo>
            <mi>x</mi>
            <mo stretchy="false">)</mo>
          </mrow>
        </mrow>
      </mstyle>
      <mrow/>
    </mrow>
    <annotation encoding="StarMath 5.0"> size 12{ν rSub { size 8{j rSub { size 6{k} } } }  \( x \) } {}</annotation>
  </semantics>
</math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dash" draw:stroke-dash="Dash_20_1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ole-draw-aspect="1" style:protect="size"/>
    </style:style>
    <style:style style:name="gr7" style:family="graphic">
      <style:graphic-properties style:protect="size"/>
    </style:style>
    <style:style style:name="pr1" style:family="presentation" style:parent-style-name="Звичайний-notes">
      <style:graphic-properties draw:fill-color="#ffffff" fo:min-height="11.4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Звичайний">
        <draw:line draw:style-name="gr1" draw:text-style-name="P1" draw:layer="layout" svg:x1="3.92cm" svg:y1="15.205cm" svg:x2="3.92cm" svg:y2="0.811cm">
          <text:p/>
        </draw:line>
        <draw:line draw:style-name="gr1" draw:text-style-name="P1" draw:layer="layout" svg:x1="3.92cm" svg:y1="15.205cm" svg:x2="20.854cm" svg:y2="15.205cm">
          <text:p/>
        </draw:line>
        <draw:line draw:style-name="gr2" draw:text-style-name="P1" draw:layer="layout" svg:x1="16.832cm" svg:y1="15.204cm" svg:x2="16.832cm" svg:y2="2.927cm">
          <text:p/>
        </draw:line>
        <draw:custom-shape draw:style-name="gr3" draw:text-style-name="P3" draw:layer="layout" svg:width="0.925cm" svg:height="1.277cm" svg:x="3.458cm" svg:y="15.319cm">
          <text:list text:style-name="L1">
            <text:list-header>
              <text:p text:style-name="P2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925cm" svg:height="1.277cm" svg:x="16.369cm" svg:y="15.205cm">
          <text:list text:style-name="L1">
            <text:list-header>
              <text:p text:style-name="P2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79cm" svg:height="1.277cm" svg:x="19.142cm" svg:y="13.935cm">
          <text:list text:style-name="L1">
            <text:list-header>
              <text:p text:style-name="P2"><text:span text:style-name="T1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684cm" svg:height="1.277cm" svg:x="4.299cm" svg:y="0.926cm">
          <text:list text:style-name="L1">
            <text:list-header>
              <text:p text:style-name="P4"><text:span text:style-name="T1">f</text:span>(<text:span text:style-name="T1">x</text:span>)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1" draw:layer="layout" svg:x1="3.92cm" svg:y1="14.145cm" svg:x2="16.832cm" svg:y2="3.774cm">
          <text:p/>
        </draw:line>
        <draw:line draw:style-name="gr2" draw:text-style-name="P1" draw:layer="layout" svg:x1="3.92cm" svg:y1="12.241cm" svg:x2="16.832cm" svg:y2="5.891cm">
          <text:p/>
        </draw:line>
        <draw:line draw:style-name="gr4" draw:text-style-name="P1" draw:layer="layout" svg:x1="3.92cm" svg:y1="9.7cm" svg:x2="16.832cm" svg:y2="8.007cm">
          <text:p/>
        </draw:line>
        <draw:line draw:style-name="gr4" draw:text-style-name="P1" draw:layer="layout" svg:x1="3.92cm" svg:y1="6.103cm" svg:x2="16.832cm" svg:y2="10.125cm">
          <text:p/>
        </draw:line>
        <draw:line draw:style-name="gr2" draw:text-style-name="P1" draw:layer="layout" svg:x1="3.92cm" svg:y1="3.14cm" svg:x2="16.832cm" svg:y2="11.395cm">
          <text:p/>
        </draw:line>
        <draw:line draw:style-name="gr5" draw:text-style-name="P1" draw:layer="layout" svg:x1="11.964cm" svg:y1="8.643cm" svg:x2="11.964cm" svg:y2="15.205cm">
          <text:p/>
        </draw:line>
        <draw:frame draw:style-name="gr6" draw:layer="layout" svg:width="1.322cm" svg:height="1.587cm" svg:x="11.329cm" svg:y="15.3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2.981cm" svg:height="1.521cm" svg:x="0.745cm" svg:y="9.0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2.659cm" svg:height="1.522cm" svg:x="0.904cm" svg:y="5.25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7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2="1" draw:dots2-length="0.211cm" draw:distance="0.15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вичайни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Звичайни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вичайний-notes" style:family="presentation">
      <style:graphic-properties draw:stroke="none" draw:fill="none">
        <text:list-style style:name="Звичайни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вичайний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graphic-properties>
        <text:list-style style:name="Звичайний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вичайний-outline3" style:family="presentation" style:parent-style-name="Звичайни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вичайний-outline4" style:family="presentation" style:parent-style-name="Звичайни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5" style:family="presentation" style:parent-style-name="Звичайни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6" style:family="presentation" style:parent-style-name="Звичайни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7" style:family="presentation" style:parent-style-name="Звичайни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8" style:family="presentation" style:parent-style-name="Звичайни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9" style:family="presentation" style:parent-style-name="Звичайни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вичайни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Звичайни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1.59cm" svg:height="3.985cm" svg:x="1.905cm" svg:y="1.288cm" presentation:class="title" presentation:placeholder="true">
        <draw:text-box/>
      </draw:frame>
      <draw:frame presentation:style-name="Звичайний-outline1" draw:layer="backgroundobjects" svg:width="21.59cm" svg:height="16.057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page-thumbnail presentation:style-name="Звичайний-title" draw:layer="backgroundobjects" svg:width="0cm" svg:height="0cm" svg:x="0cm" svg:y="1.93cm" presentation:class="page"/>
        <draw:frame presentation:style-name="Звичайни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7/content.xml><?xml version="1.0" encoding="utf-8"?>
<math xmlns="http://www.w3.org/1998/Math/MathML">
  <semantics>
    <mrow>
      <mstyle mathsize="12pt">
        <mrow>
          <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X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o stretchy="false">(</mo>
            <mi>x</mi>
            <mo stretchy="false">)</mo>
            <mrow>
              <mo stretchy="false">)</mo>
              <mo stretchy="false">=</mo>
              <mi>f</mi>
            </mrow>
            <mo stretchy="false">(</mo>
            <msup>
              <mi>x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i>y</mi>
            <mo stretchy="false">(</mo>
            <msup>
              <mi>x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o stretchy="false">)</mo>
            <mo stretchy="false">)</mo>
          </mrow>
        </mrow>
      </mstyle>
      <mrow/>
    </mrow>
    <annotation encoding="StarMath 5.0"> size 12{ {"max"}  cSub { size 8{x in X} } f \( x,y \( x \)  \) =f \( x rSup { size 8{*} } ,y \( x rSup { size 8{*} }  \)  \) } {}</annotation>
  </semantics>
</math>
</file>

<file path=Object 75/Object 1/content.xml><?xml version="1.0" encoding="utf-8"?>
<math xmlns="http://www.w3.org/1998/Math/MathML">
  <semantics>
    <mrow>
      <mstyle mathsize="12pt">
        <mrow>
          <mrow>
            <mstyle mathsize="18pt">
              <mrow>
                <mrow>
                  <mrow>
                    <mrow>
                      <mi>x</mi>
                      <mo stretchy="false">=</mo>
                      <msub>
                        <mi>p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</mrow>
                    <mo stretchy="false">=</mo>
                    <mrow>
                      <mfrac>
                        <mrow>
                          <mstyle mathsize="8pt">
                            <mrow>
                              <mrow>
                                <mn>5</mn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text>11</mtext>
                              </mrow>
                            </mrow>
                          </mstyle>
                        </mrow>
                      </mfrac>
                    </mrow>
                  </mrow>
                </mrow>
              </mrow>
            </mstyle>
          </mrow>
        </mrow>
      </mstyle>
      <mrow/>
    </mrow>
    <annotation encoding="StarMath 5.0"> size 12{ size 18{x=p rSub { size 8{2} } = {  { size 8{5} }  over  { size 8{"11"} } } }} {}</annotation>
  </semantics>
</math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>
      <style:graphic-properties draw:stroke="none" draw:fill="none" draw:fill-color="#00cc99" draw:textarea-horizontal-align="justify" draw:textarea-vertical-align="top" draw:auto-grow-height="true" fo:padding-top="0.101cm" fo:padding-bottom="0.101cm" fo:padding-left="0.203cm" fo:padding-right="0.203cm" fo:wrap-option="wrap" draw:shadow-color="#808080"/>
    </style:style>
    <style:style style:name="gr3" style:family="graphic">
      <style:graphic-properties draw:stroke="none" draw:fill="none" draw:fill-color="#00cc99" draw:textarea-horizontal-align="justify" draw:textarea-vertical-align="top" draw:auto-grow-height="true" fo:padding-top="0.101cm" fo:padding-bottom="0.101cm" fo:padding-left="0.203cm" fo:padding-right="0.203cm" fo:wrap-option="no-wrap" draw:shadow-color="#808080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>
      <style:graphic-properties draw:stroke="dash" draw:stroke-dash="Dash_20_1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ole-draw-aspect="1" style:protect="size"/>
    </style:style>
    <style:style style:name="gr9" style:family="graphic">
      <style:graphic-properties style:protect="size"/>
    </style:style>
    <style:style style:name="pr1" style:family="presentation" style:parent-style-name="Звичайний-notes">
      <style:graphic-properties draw:fill-color="#ffffff" fo:min-height="11.4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418cm" fo:margin-bottom="0cm" fo:text-indent="0cm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9pt" fo:font-style="italic" style:font-size-asian="19pt" style:font-style-asian="italic" style:font-size-complex="19pt" style:font-style-complex="italic"/>
    </style:style>
    <style:style style:name="T3" style:family="text">
      <style:text-properties fo:font-size="19pt" fo:language="en" fo:country="US" style:font-size-asian="19pt" style:font-size-complex="19pt"/>
    </style:style>
    <style:style style:name="T4" style:family="text">
      <style:text-properties fo:font-size="19pt" fo:language="en" fo:country="US" style:font-family-asian="'Times New Roman'" style:font-family-generic-asian="roman" style:font-pitch-asian="variable" style:font-size-asian="19pt" style:font-family-complex="'Times New Roman'" style:font-family-generic-complex="roman" style:font-pitch-complex="variable" style:font-size-complex="19pt"/>
    </style:style>
    <style:style style:name="T5" style:family="text">
      <style:text-properties fo:font-size="19pt" style:font-family-asian="'Times New Roman'" style:font-family-generic-asian="roman" style:font-pitch-asian="variable" style:font-size-asian="19pt" style:font-family-complex="'Times New Roman'" style:font-family-generic-complex="roman" style:font-pitch-complex="variable" style:font-size-complex="19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Звичайний">
        <draw:line draw:style-name="gr1" draw:text-style-name="P1" draw:layer="layout" svg:x1="1.438cm" svg:y1="12.915cm" svg:x2="1.438cm" svg:y2="1.542cm">
          <text:p/>
        </draw:line>
        <draw:line draw:style-name="gr1" draw:text-style-name="P1" draw:layer="layout" svg:x1="1.433cm" svg:y1="7.554cm" svg:x2="12.365cm" svg:y2="7.554cm">
          <text:p/>
        </draw:line>
        <draw:custom-shape draw:style-name="gr2" draw:text-style-name="P3" draw:layer="layout" svg:width="0.609cm" svg:height="1.007cm" svg:x="0.657cm" svg:y="7.078cm">
          <text:list text:style-name="L1">
            <text:list-header>
              <text:p text:style-name="P2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42cm" svg:height="1.007cm" svg:x="8.727cm" svg:y="7.554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574cm" svg:height="1.007cm" svg:x="11.628cm" svg:y="7.545cm">
          <text:list text:style-name="L1">
            <text:list-header>
              <text:p text:style-name="P2"><text:span text:style-name="T2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1.433cm" svg:y1="6.606cm" svg:x2="1.561cm" svg:y2="6.606cm">
          <text:p/>
        </draw:line>
        <draw:line draw:style-name="gr4" draw:text-style-name="P1" draw:layer="layout" svg:x1="1.433cm" svg:y1="5.658cm" svg:x2="1.561cm" svg:y2="5.658cm">
          <text:p/>
        </draw:line>
        <draw:line draw:style-name="gr4" draw:text-style-name="P1" draw:layer="layout" svg:x1="1.433cm" svg:y1="4.71cm" svg:x2="1.561cm" svg:y2="4.71cm">
          <text:p/>
        </draw:line>
        <draw:line draw:style-name="gr4" draw:text-style-name="P1" draw:layer="layout" svg:x1="1.433cm" svg:y1="3.757cm" svg:x2="1.561cm" svg:y2="3.757cm">
          <text:p/>
        </draw:line>
        <draw:line draw:style-name="gr4" draw:text-style-name="P1" draw:layer="layout" svg:x1="1.433cm" svg:y1="8.502cm" svg:x2="1.561cm" svg:y2="8.502cm">
          <text:p/>
        </draw:line>
        <draw:line draw:style-name="gr4" draw:text-style-name="P1" draw:layer="layout" svg:x1="1.433cm" svg:y1="9.454cm" svg:x2="1.561cm" svg:y2="9.454cm">
          <text:p/>
        </draw:line>
        <draw:line draw:style-name="gr4" draw:text-style-name="P1" draw:layer="layout" svg:x1="1.433cm" svg:y1="10.407cm" svg:x2="1.561cm" svg:y2="10.407cm">
          <text:p/>
        </draw:line>
        <draw:line draw:style-name="gr4" draw:text-style-name="P1" draw:layer="layout" svg:x1="1.433cm" svg:y1="11.346cm" svg:x2="1.561cm" svg:y2="11.346cm">
          <text:p/>
        </draw:line>
        <draw:line draw:style-name="gr4" draw:text-style-name="P1" draw:layer="layout" svg:x1="9.697cm" svg:y1="7.554cm" svg:x2="9.825cm" svg:y2="7.554cm">
          <text:p/>
        </draw:line>
        <draw:line draw:style-name="gr5" draw:text-style-name="P1" draw:layer="layout" svg:x1="9.441cm" svg:y1="12.924cm" svg:x2="9.441cm" svg:y2="1.551cm">
          <text:p/>
        </draw:line>
        <draw:line draw:style-name="gr4" draw:text-style-name="P1" draw:layer="layout" svg:x1="9.437cm" svg:y1="6.615cm" svg:x2="9.565cm" svg:y2="6.615cm">
          <text:p/>
        </draw:line>
        <draw:line draw:style-name="gr4" draw:text-style-name="P1" draw:layer="layout" svg:x1="9.437cm" svg:y1="5.666cm" svg:x2="9.565cm" svg:y2="5.666cm">
          <text:p/>
        </draw:line>
        <draw:line draw:style-name="gr4" draw:text-style-name="P1" draw:layer="layout" svg:x1="9.437cm" svg:y1="4.718cm" svg:x2="9.565cm" svg:y2="4.718cm">
          <text:p/>
        </draw:line>
        <draw:line draw:style-name="gr4" draw:text-style-name="P1" draw:layer="layout" svg:x1="9.437cm" svg:y1="3.775cm" svg:x2="9.565cm" svg:y2="3.775cm">
          <text:p/>
        </draw:line>
        <draw:line draw:style-name="gr4" draw:text-style-name="P1" draw:layer="layout" svg:x1="9.437cm" svg:y1="8.506cm" svg:x2="9.565cm" svg:y2="8.506cm">
          <text:p/>
        </draw:line>
        <draw:line draw:style-name="gr4" draw:text-style-name="P1" draw:layer="layout" svg:x1="9.437cm" svg:y1="9.459cm" svg:x2="9.565cm" svg:y2="9.459cm">
          <text:p/>
        </draw:line>
        <draw:line draw:style-name="gr4" draw:text-style-name="P1" draw:layer="layout" svg:x1="9.437cm" svg:y1="10.407cm" svg:x2="9.565cm" svg:y2="10.407cm">
          <text:p/>
        </draw:line>
        <draw:line draw:style-name="gr4" draw:text-style-name="P1" draw:layer="layout" svg:x1="9.437cm" svg:y1="11.355cm" svg:x2="9.565cm" svg:y2="11.355cm">
          <text:p/>
        </draw:line>
        <draw:custom-shape draw:style-name="gr2" draw:text-style-name="P3" draw:layer="layout" svg:width="0.648cm" svg:height="1.007cm" svg:x="0.657cm" svg:y="3.29cm">
          <text:list text:style-name="L1">
            <text:list-header>
              <text:p text:style-name="P4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648cm" svg:height="1.007cm" svg:x="0.657cm" svg:y="4.238cm">
          <text:list text:style-name="L1">
            <text:list-header>
              <text:p text:style-name="P4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776cm" svg:height="1.007cm" svg:x="0.657cm" svg:y="5.186cm">
          <text:list text:style-name="L1">
            <text:list-header>
              <text:p text:style-name="P4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644cm" svg:height="1.007cm" svg:x="0.657cm" svg:y="6.134cm">
          <text:list text:style-name="L1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648cm" svg:height="1.007cm" svg:x="9.697cm" svg:y="3.29cm">
          <text:list text:style-name="L1">
            <text:list-header>
              <text:p text:style-name="P4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648cm" svg:height="1.007cm" svg:x="9.697cm" svg:y="4.238cm">
          <text:list text:style-name="L1">
            <text:list-header>
              <text:p text:style-name="P4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776cm" svg:height="1.007cm" svg:x="9.697cm" svg:y="5.186cm">
          <text:list text:style-name="L1">
            <text:list-header>
              <text:p text:style-name="P4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644cm" svg:height="1.007cm" svg:x="9.697cm" svg:y="6.134cm">
          <text:list text:style-name="L1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23cm" svg:height="1.007cm" svg:x="0.397cm" svg:y="8.026cm">
          <text:list text:style-name="L1">
            <text:list-header>
              <text:p text:style-name="P4"><text:span text:style-name="T4">–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429cm" svg:height="1.007cm" svg:x="0.397cm" svg:y="8.978cm">
          <text:list text:style-name="L1">
            <text:list-header>
              <text:p text:style-name="P4"><text:span text:style-name="T4">–</text:span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429cm" svg:height="1.007cm" svg:x="0.397cm" svg:y="10.874cm">
          <text:list text:style-name="L1">
            <text:list-header>
              <text:p text:style-name="P4"><text:span text:style-name="T4">–</text:span><text:span text:style-name="T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429cm" svg:height="1.007cm" svg:x="0.397cm" svg:y="9.926cm">
          <text:list text:style-name="L1">
            <text:list-header>
              <text:p text:style-name="P4"><text:span text:style-name="T4">–</text:span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133cm" svg:height="1.007cm" svg:x="9.697cm" svg:y="7.867cm">
          <text:list text:style-name="L1">
            <text:list-header>
              <text:p text:style-name="P4"><text:span text:style-name="T4">–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133cm" svg:height="1.007cm" svg:x="9.697cm" svg:y="8.819cm">
          <text:list text:style-name="L1">
            <text:list-header>
              <text:p text:style-name="P4"><text:span text:style-name="T4">–</text:span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133cm" svg:height="1.007cm" svg:x="9.697cm" svg:y="10.716cm">
          <text:list text:style-name="L1">
            <text:list-header>
              <text:p text:style-name="P4"><text:span text:style-name="T4">–</text:span><text:span text:style-name="T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133cm" svg:height="1.007cm" svg:x="9.697cm" svg:y="9.768cm">
          <text:list text:style-name="L1">
            <text:list-header>
              <text:p text:style-name="P4"><text:span text:style-name="T4">–</text:span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1.433cm" svg:y1="3.757cm" svg:x2="9.441cm" svg:y2="11.346cm">
          <text:p/>
        </draw:line>
        <draw:line draw:style-name="gr4" draw:text-style-name="P1" draw:layer="layout" svg:x1="1.433cm" svg:y1="4.71cm" svg:x2="9.441cm" svg:y2="9.454cm">
          <text:p/>
        </draw:line>
        <draw:line draw:style-name="gr4" draw:text-style-name="P1" draw:layer="layout" svg:x1="1.433cm" svg:y1="5.658cm" svg:x2="9.441cm" svg:y2="7.554cm">
          <text:p/>
        </draw:line>
        <draw:line draw:style-name="gr4" draw:text-style-name="P1" draw:layer="layout" svg:x1="1.433cm" svg:y1="8.506cm" svg:x2="9.441cm" svg:y2="5.658cm">
          <text:p/>
        </draw:line>
        <draw:line draw:style-name="gr6" draw:text-style-name="P1" draw:layer="layout" svg:x1="1.433cm" svg:y1="8.505cm" svg:x2="5.049cm" svg:y2="7.24cm">
          <text:p/>
        </draw:line>
        <draw:line draw:style-name="gr6" draw:text-style-name="P1" draw:layer="layout" svg:x1="5.049cm" svg:y1="7.241cm" svg:x2="9.441cm" svg:y2="11.346cm">
          <text:p/>
        </draw:line>
        <draw:line draw:style-name="gr7" draw:text-style-name="P1" draw:layer="layout" svg:x1="5.049cm" svg:y1="7.241cm" svg:x2="5.049cm" svg:y2="7.554cm">
          <text:p/>
        </draw:line>
        <draw:custom-shape draw:style-name="gr2" draw:text-style-name="P3" draw:layer="layout" svg:width="0.516cm" svg:height="1.007cm" svg:x="4.789cm" svg:y="7.078cm">
          <text:list text:style-name="L1">
            <text:list-header>
              <text:p text:style-name="P4"><text:span text:style-name="T5">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1cm" svg:height="1.006cm" svg:x="3.629cm" svg:y="8.978cm">
          <text:list text:style-name="L1">
            <text:list-header>
              <text:p text:style-name="P4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.081cm" svg:height="0.887cm" svg:x="3.466cm" svg:y="7.7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9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52cm" draw:distance="0.0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вичайний-backgroundobjects" style:family="presentation">
      <style:graphic-properties draw:textarea-horizontal-align="justify" draw:textarea-vertical-align="top" fo:padding-top="0.101cm" fo:padding-bottom="0.101cm" fo:padding-left="0.203cm" fo:padding-right="0.203cm" draw:shadow="hidden" draw:shadow-offset-x="0.2cm" draw:shadow-offset-y="0.2cm" draw:shadow-color="#808080">
        <text:list-style style:name="Звичайни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вичайний-notes" style:family="presentation">
      <style:graphic-properties draw:stroke="none" draw:fill="none">
        <text:list-style style:name="Звичайни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textarea-horizontal-align="justify" draw:textarea-vertical-align="top" draw:auto-grow-height="false" draw:fit-to-size="shrink-to-fit" fo:padding-top="0.101cm" fo:padding-bottom="0.101cm" fo:padding-left="0.203cm" fo:padding-right="0.203cm">
        <text:list-style style:name="Звичайний-outline1">
          <text:list-level-style-bullet text:level="1" text:bullet-char="•">
            <style:list-level-properties text:min-label-width="0.75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14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024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038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5cm"/>
          <style:tab-stop style:position="3.289cm"/>
          <style:tab-stop style:position="5.313cm"/>
          <style:tab-stop style:position="7.337cm"/>
          <style:tab-stop style:position="9.361cm"/>
          <style:tab-stop style:position="11.385cm"/>
          <style:tab-stop style:position="13.409cm"/>
          <style:tab-stop style:position="15.434cm"/>
          <style:tab-stop style:position="17.458cm"/>
          <style:tab-stop style:position="19.482cm"/>
          <style:tab-stop style:position="21.506cm"/>
          <style:tab-stop style:position="23.53cm"/>
          <style:tab-stop style:position="25.554cm"/>
          <style:tab-stop style:position="27.578cm"/>
          <style:tab-stop style:position="29.60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pt" fo:font-style="normal" fo:text-shadow="none" style:text-underline-style="none" fo:font-weight="normal" style:font-family-asian="'WenQuanYi Zen Hei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graphic-properties>
        <text:list-style style:name="Звичайний-outline2">
          <text:list-level-style-bullet text:level="1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14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024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038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052cm" text:min-label-width="0.50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9cm"/>
          <style:tab-stop style:position="2.403cm"/>
          <style:tab-stop style:position="4.427cm"/>
          <style:tab-stop style:position="6.451cm"/>
          <style:tab-stop style:position="8.475cm"/>
          <style:tab-stop style:position="10.499cm"/>
          <style:tab-stop style:position="12.523cm"/>
          <style:tab-stop style:position="14.547cm"/>
          <style:tab-stop style:position="16.571cm"/>
          <style:tab-stop style:position="18.595cm"/>
          <style:tab-stop style:position="20.619cm"/>
          <style:tab-stop style:position="22.643cm"/>
          <style:tab-stop style:position="24.667cm"/>
          <style:tab-stop style:position="26.692cm"/>
          <style:tab-stop style:position="28.71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вичайний-outline3" style:family="presentation" style:parent-style-name="Звичайний-outline2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16cm"/>
          <style:tab-stop style:position="3.541cm"/>
          <style:tab-stop style:position="5.565cm"/>
          <style:tab-stop style:position="7.589cm"/>
          <style:tab-stop style:position="9.613cm"/>
          <style:tab-stop style:position="11.637cm"/>
          <style:tab-stop style:position="13.661cm"/>
          <style:tab-stop style:position="15.685cm"/>
          <style:tab-stop style:position="17.709cm"/>
          <style:tab-stop style:position="19.733cm"/>
          <style:tab-stop style:position="21.757cm"/>
          <style:tab-stop style:position="23.781cm"/>
          <style:tab-stop style:position="25.805cm"/>
          <style:tab-stop style:position="27.82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Звичайний-outline4" style:family="presentation" style:parent-style-name="Звичайний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02cm"/>
          <style:tab-stop style:position="2.526cm"/>
          <style:tab-stop style:position="4.55cm"/>
          <style:tab-stop style:position="6.574cm"/>
          <style:tab-stop style:position="8.598cm"/>
          <style:tab-stop style:position="10.623cm"/>
          <style:tab-stop style:position="12.647cm"/>
          <style:tab-stop style:position="14.671cm"/>
          <style:tab-stop style:position="16.695cm"/>
          <style:tab-stop style:position="18.719cm"/>
          <style:tab-stop style:position="20.743cm"/>
          <style:tab-stop style:position="22.767cm"/>
          <style:tab-stop style:position="24.791cm"/>
          <style:tab-stop style:position="26.81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вичайний-outline5" style:family="presentation" style:parent-style-name="Звичайний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12cm"/>
          <style:tab-stop style:position="3.536cm"/>
          <style:tab-stop style:position="5.56cm"/>
          <style:tab-stop style:position="7.584cm"/>
          <style:tab-stop style:position="9.608cm"/>
          <style:tab-stop style:position="11.632cm"/>
          <style:tab-stop style:position="13.656cm"/>
          <style:tab-stop style:position="15.68cm"/>
          <style:tab-stop style:position="17.705cm"/>
          <style:tab-stop style:position="19.729cm"/>
          <style:tab-stop style:position="21.753cm"/>
          <style:tab-stop style:position="23.777cm"/>
          <style:tab-stop style:position="25.80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вичайний-outline6" style:family="presentation" style:parent-style-name="Звичайний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12cm"/>
          <style:tab-stop style:position="3.536cm"/>
          <style:tab-stop style:position="5.56cm"/>
          <style:tab-stop style:position="7.584cm"/>
          <style:tab-stop style:position="9.608cm"/>
          <style:tab-stop style:position="11.632cm"/>
          <style:tab-stop style:position="13.656cm"/>
          <style:tab-stop style:position="15.68cm"/>
          <style:tab-stop style:position="17.705cm"/>
          <style:tab-stop style:position="19.729cm"/>
          <style:tab-stop style:position="21.753cm"/>
          <style:tab-stop style:position="23.777cm"/>
          <style:tab-stop style:position="25.80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вичайний-outline7" style:family="presentation" style:parent-style-name="Звичайний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12cm"/>
          <style:tab-stop style:position="3.536cm"/>
          <style:tab-stop style:position="5.56cm"/>
          <style:tab-stop style:position="7.584cm"/>
          <style:tab-stop style:position="9.608cm"/>
          <style:tab-stop style:position="11.632cm"/>
          <style:tab-stop style:position="13.656cm"/>
          <style:tab-stop style:position="15.68cm"/>
          <style:tab-stop style:position="17.705cm"/>
          <style:tab-stop style:position="19.729cm"/>
          <style:tab-stop style:position="21.753cm"/>
          <style:tab-stop style:position="23.777cm"/>
          <style:tab-stop style:position="25.80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вичайний-outline8" style:family="presentation" style:parent-style-name="Звичайний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12cm"/>
          <style:tab-stop style:position="3.536cm"/>
          <style:tab-stop style:position="5.56cm"/>
          <style:tab-stop style:position="7.584cm"/>
          <style:tab-stop style:position="9.608cm"/>
          <style:tab-stop style:position="11.632cm"/>
          <style:tab-stop style:position="13.656cm"/>
          <style:tab-stop style:position="15.68cm"/>
          <style:tab-stop style:position="17.705cm"/>
          <style:tab-stop style:position="19.729cm"/>
          <style:tab-stop style:position="21.753cm"/>
          <style:tab-stop style:position="23.777cm"/>
          <style:tab-stop style:position="25.80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вичайний-outline9" style:family="presentation" style:parent-style-name="Звичайний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12cm"/>
          <style:tab-stop style:position="3.536cm"/>
          <style:tab-stop style:position="5.56cm"/>
          <style:tab-stop style:position="7.584cm"/>
          <style:tab-stop style:position="9.608cm"/>
          <style:tab-stop style:position="11.632cm"/>
          <style:tab-stop style:position="13.656cm"/>
          <style:tab-stop style:position="15.68cm"/>
          <style:tab-stop style:position="17.705cm"/>
          <style:tab-stop style:position="19.729cm"/>
          <style:tab-stop style:position="21.753cm"/>
          <style:tab-stop style:position="23.777cm"/>
          <style:tab-stop style:position="25.80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02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038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05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05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05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05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052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052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24cm"/>
          <style:tab-stop style:position="4.048cm"/>
          <style:tab-stop style:position="6.072cm"/>
          <style:tab-stop style:position="8.096cm"/>
          <style:tab-stop style:position="10.12cm"/>
          <style:tab-stop style:position="12.144cm"/>
          <style:tab-stop style:position="14.168cm"/>
          <style:tab-stop style:position="16.192cm"/>
          <style:tab-stop style:position="18.216cm"/>
          <style:tab-stop style:position="20.24cm"/>
          <style:tab-stop style:position="22.264cm"/>
          <style:tab-stop style:position="24.288cm"/>
          <style:tab-stop style:position="26.312cm"/>
          <style:tab-stop style:position="28.336cm"/>
          <style:tab-stop style:position="30.3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pt" fo:font-style="normal" fo:text-shadow="none" style:text-underline-style="none" fo:font-weight="normal" style:font-family-asian="'WenQuanYi Zen Hei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horizontal-align="justify" draw:textarea-vertical-align="middle" fo:padding-top="0.101cm" fo:padding-bottom="0.101cm" fo:padding-left="0.203cm" fo:padding-right="0.203cm">
        <text:list-style style:name="Звичайни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24cm"/>
          <style:tab-stop style:position="4.048cm"/>
          <style:tab-stop style:position="6.072cm"/>
          <style:tab-stop style:position="8.096cm"/>
          <style:tab-stop style:position="10.12cm"/>
          <style:tab-stop style:position="12.144cm"/>
          <style:tab-stop style:position="14.168cm"/>
          <style:tab-stop style:position="16.192cm"/>
          <style:tab-stop style:position="18.216cm"/>
          <style:tab-stop style:position="20.24cm"/>
          <style:tab-stop style:position="22.264cm"/>
          <style:tab-stop style:position="24.288cm"/>
          <style:tab-stop style:position="26.312cm"/>
          <style:tab-stop style:position="28.336cm"/>
          <style:tab-stop style:position="30.3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5pt" fo:font-style="normal" fo:text-shadow="none" style:text-underline-style="none" fo:font-weight="normal" style:font-family-asian="'WenQuanYi Zen Hei'" style:font-family-generic-asian="system" style:font-pitch-asian="variable" style:font-size-asian="35pt" style:font-style-asian="normal" style:font-weight-asian="normal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6.4cm" fo:page-height="15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Звичайний-backgroundobjects">
      <style:graphic-properties draw:stroke="none" draw:fill="none" draw:fill-color="#00cc99" draw:auto-grow-height="false" draw:auto-grow-width="false" fo:min-height="1.2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6.848cm" svg:height="6.285cm" svg:x="1.588cm" svg:y="2.27cm"/>
      <draw:page-thumbnail draw:layer="backgroundobjects" svg:width="6.848cm" svg:height="6.285cm" svg:x="1.588cm" svg:y="9.556cm"/>
      <draw:page-thumbnail draw:layer="backgroundobjects" svg:width="6.848cm" svg:height="6.285cm" svg:x="1.588cm" svg:y="16.842cm"/>
      <draw:page-thumbnail draw:layer="backgroundobjects" svg:width="6.848cm" svg:height="6.285cm" svg:x="10.613cm" svg:y="2.27cm"/>
      <draw:page-thumbnail draw:layer="backgroundobjects" svg:width="6.848cm" svg:height="6.285cm" svg:x="10.613cm" svg:y="9.556cm"/>
      <draw:page-thumbnail draw:layer="backgroundobjects" svg:width="6.848cm" svg:height="6.285cm" svg:x="10.613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13.939cm" svg:height="4.649cm" svg:x="1.229cm" svg:y="0.266cm" presentation:class="title" presentation:placeholder="true">
        <draw:text-box/>
      </draw:frame>
      <draw:frame presentation:style-name="Звичайний-outline1" draw:layer="backgroundobjects" svg:width="13.939cm" svg:height="19.635cm" svg:x="1.229cm" svg:y="4.347cm" presentation:class="outline" presentation:placeholder="true">
        <draw:text-box/>
      </draw:frame>
      <draw:frame presentation:style-name="Mpr1" draw:layer="backgroundobjects" svg:width="3.418cm" svg:height="1.219cm" svg:x="1.23cm" svg:y="13.71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5.19cm" svg:height="1.219cm" svg:x="5.605cm" svg:y="13.71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3.417cm" svg:height="1.219cm" svg:x="11.751cm" svg:y="13.713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page-thumbnail presentation:style-name="Звичайний-title" draw:layer="backgroundobjects" svg:width="0cm" svg:height="0cm" svg:x="0cm" svg:y="1.93cm" presentation:class="page"/>
        <draw:frame presentation:style-name="Звичайни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77/content.xml><?xml version="1.0" encoding="utf-8"?>
<math xmlns="http://www.w3.org/1998/Math/MathML">
  <semantics>
    <mrow>
      <mstyle mathsize="12pt">
        <mrow>
          <mrow>
            <mfenced open="(" close=")">
              <mrow>
                <mtable>
                  <mtr>
                    <mtd>
                      <mrow>
                        <mrow>
                          <mo stretchy="false">−</mo>
                          <mn>2</mn>
                        </mrow>
                        <mrow/>
                      </mrow>
                    </mtd>
                    <mtd>
                      <mrow>
                        <mn>3</mn>
                        <mrow/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row/>
                      </mrow>
                    </mtd>
                  </mtr>
                  <mtr>
                    <mtd>
                      <mrow>
                        <mn>3</mn>
                        <mrow/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row/>
                      </mrow>
                    </mtd>
                    <mtd>
                      <mrow>
                        <mn>5</mn>
                        <mrow/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row/>
                      </mrow>
                    </mtd>
                    <mtd>
                      <mrow>
                        <mn>5</mn>
                        <mrow/>
                      </mrow>
                    </mtd>
                    <mtd>
                      <mrow>
                        <mrow>
                          <mo stretchy="false">−</mo>
                          <mn>6</mn>
                        </mrow>
                        <mrow/>
                      </mrow>
                    </mtd>
                  </mtr>
                </mtable>
              </mrow>
            </mfenced>
            <mtext>.</mtext>
          </mrow>
        </mrow>
      </mstyle>
      <mrow/>
    </mrow>
    <annotation encoding="StarMath 5.0"> size 12{ left ( matrix {
 - 2 {} # 3 {} #  - 4 {} ##
3 {} #  - 4 {} # 5 {} ##
 - 4 {} # 5 {} #  - 6{}
}  right ) "." } {}</annotation>
  </semantics>
</math>
</file>

<file path=Object 78/content.xml><?xml version="1.0" encoding="utf-8"?>
<math xmlns="http://www.w3.org/1998/Math/MathML">
  <semantics>
    <mrow>
      <mstyle mathsize="12pt">
        <mrow>
          <mrow>
            <mi>α</mi>
            <mo stretchy="false">(</mo>
            <mi>p</mi>
            <mrow>
              <mo stretchy="false">)</mo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i>q</mi>
                          <mo stretchy="false">∈</mo>
                          <msub>
                            <mi>Q</mi>
                            <mrow>
                              <mstyle mathsize="6pt">
                                <mrow>
                                  <mrow>
                                    <mn>3</mn>
                                  </mrow>
                                </mrow>
                              </mstyle>
                            </mrow>
                          </msub>
                        </mrow>
                      </mrow>
                    </mrow>
                  </mstyle>
                </mrow>
              </munder>
            </mrow>
            <mi>E</mi>
            <mo stretchy="false">(</mo>
            <mi>p</mi>
            <mi>,</mi>
            <mi>q</mi>
            <mrow>
              <mo stretchy="false">)</mo>
              <mo stretchy="false">=</mo>
              <mtext>min</mtext>
            </mrow>
            <mfenced open="{" close="}">
              <mrow>
                <mtable>
                  <mtr>
                    <mtd>
                      <mrow>
                        <mrow>
                          <mo stretchy="false">−</mo>
                          <msub>
                            <mn>2p</mn>
                            <mrow>
                              <mn>1</mn>
                            </mrow>
                          </msub>
                        </mrow>
                        <mstyle mathsize="12pt">
                          <mrow>
                            <mrow>
                              <mrow>
                                <mo stretchy="false">+</mo>
                                <msub>
                                  <mn>3p</mn>
                                  <mrow>
                                    <mn>2</mn>
                                  </mrow>
                                </msub>
                              </mrow>
                            </mrow>
                          </mrow>
                        </mstyle>
                        <mstyle mathsize="12pt">
                          <mrow>
                            <mrow>
                              <mrow>
                                <mo stretchy="false">−</mo>
                                <msub>
                                  <mn>4p</mn>
                                  <mrow>
                                    <mn>3</mn>
                                  </mrow>
                                </msub>
                              </mrow>
                            </mrow>
                          </mrow>
                        </mstyle>
                        <mrow/>
                      </mrow>
                    </mtd>
                  </mtr>
                  <mtr>
                    <mtd>
                      <mrow>
                        <mstyle mathsize="12pt">
                          <mrow>
                            <mrow>
                              <msub>
                                <mn>3p</mn>
                                <mrow>
                                  <mn>1</mn>
                                </mrow>
                              </msub>
                              <mstyle mathsize="12pt">
                                <mrow>
                                  <mrow>
                                    <mrow>
                                      <mo stretchy="false">−</mo>
                                      <msub>
                                        <mn>4p</mn>
                                        <mrow>
                                          <mn>2</mn>
                                        </mrow>
                                      </msub>
                                    </mrow>
                                  </mrow>
                                </mrow>
                              </mstyle>
                              <mstyle mathsize="12pt">
                                <mrow>
                                  <mrow>
                                    <mrow>
                                      <mo stretchy="false">+</mo>
                                      <msub>
                                        <mn>5p</mn>
                                        <mrow>
                                          <mn>3</mn>
                                        </mrow>
                                      </msub>
                                    </mrow>
                                  </mrow>
                                </mrow>
                              </mstyle>
                            </mrow>
                          </mrow>
                        </mstyle>
                        <mrow/>
                      </mrow>
                    </mtd>
                  </mtr>
                  <mtr>
                    <mtd>
                      <mrow>
                        <mstyle mathsize="12pt">
                          <mrow>
                            <mrow>
                              <mrow>
                                <mo stretchy="false">−</mo>
                                <msub>
                                  <mn>4p</mn>
                                  <mrow>
                                    <mn>1</mn>
                                  </mrow>
                                </msub>
                              </mrow>
                              <mstyle mathsize="12pt">
                                <mrow>
                                  <mrow>
                                    <mrow>
                                      <mo stretchy="false">+</mo>
                                      <msub>
                                        <mn>5p</mn>
                                        <mrow>
                                          <mn>2</mn>
                                        </mrow>
                                      </msub>
                                    </mrow>
                                  </mrow>
                                </mrow>
                              </mstyle>
                              <mstyle mathsize="12pt">
                                <mrow>
                                  <mrow>
                                    <mrow>
                                      <mo stretchy="false">−</mo>
                                      <msub>
                                        <mn>6p</mn>
                                        <mrow>
                                          <mn>3</mn>
                                        </mrow>
                                      </msub>
                                    </mrow>
                                  </mrow>
                                </mrow>
                              </mstyle>
                            </mrow>
                          </mrow>
                        </mstyle>
                      </mrow>
                    </mtd>
                  </mtr>
                </mtable>
              </mrow>
            </mfenced>
            <mstyle mathsize="12pt">
              <mrow>
                <mrow>
                  <mtext>.</mtext>
                </mrow>
              </mrow>
            </mstyle>
          </mrow>
        </mrow>
      </mstyle>
      <mrow/>
    </mrow>
    <annotation encoding="StarMath 5.0"> size 12{α \( p \) = {"min"}  cSub { size 8{q in Q rSub { size 6{3} } } } E \( p,q \) ="min" left lbrace  matrix {
 - 2p rSub {1}  size 12{+3p rSub {2} } size 12{ - 4p rSub {3} } {} ##
 size 12{3p rSub {1}  size 12{ - 4p rSub {2} } size 12{+5p rSub {3} }}  {} ##
 size 12{ - 4p rSub {1}  size 12{+5p rSub {2} } size 12{ - 6p rSub {3} }} 
}  right rbrace  size 12{ "." }} {}</annotation>
  </semantics>
</math>
</file>

<file path=Object 79/content.xml><?xml version="1.0" encoding="utf-8"?>
<math xmlns="http://www.w3.org/1998/Math/MathML">
  <semantics>
    <mtable>
      <mtr>
        <mtd>
          <mrow>
            <mtext>min</mtext>
            <mfenced open="{" close="}">
              <mrow>
                <mtable>
                  <mtr>
                    <mtd>
                      <mrow>
                        <mrow>
                          <mrow>
                            <mrow>
                              <mrow>
                                <mo stretchy="false">−</mo>
                                <mn>4</mn>
                              </mrow>
                              <mo stretchy="false">+</mo>
                              <msub>
                                <mn>2p</mn>
                                <mrow>
                                  <mstyle mathsize="8pt">
                                    <mrow>
                                      <mrow>
                                        <mn>1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o stretchy="false">+</mo>
                            <msub>
                              <mn>7p</mn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=</mo>
                          <msub>
                            <mi>f</mi>
                            <mrow>
                              <mstyle mathsize="8pt">
                                <mrow>
                                  <mrow>
                                    <mn>1</mn>
                                  </mrow>
                                </mrow>
                              </mstyle>
                            </mrow>
                          </msub>
                        </mrow>
                        <mrow/>
                      </mrow>
                    </mtd>
                  </mtr>
                  <mtr>
                    <mtd>
                      <mrow>
                        <mrow>
                          <mrow>
                            <mrow>
                              <mn>5</mn>
                              <mo stretchy="false">−</mo>
                              <msub>
                                <mn>2p</mn>
                                <mrow>
                                  <mstyle mathsize="8pt">
                                    <mrow>
                                      <mrow>
                                        <mn>1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o stretchy="false">−</mo>
                            <msub>
                              <mn>9p</mn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=</mo>
                          <msub>
                            <mi>f</mi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b>
                        </mrow>
                        <mrow/>
                      </mrow>
                    </mtd>
                  </mtr>
                  <mtr>
                    <mtd>
                      <mrow>
                        <mrow>
                          <mrow>
                            <mrow>
                              <mo stretchy="false">−</mo>
                              <mn>6</mn>
                            </mrow>
                            <mo stretchy="false">+</mo>
                            <msub>
                              <mn>2p</mn>
                              <mrow>
                                <mstyle mathsize="8pt">
                                  <mrow>
                                    <mrow>
                                      <mn>1</mn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+</mo>
                          <mtext>11</mtext>
                        </mrow>
                        <mrow>
                          <msub>
                            <mi>p</mi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b>
                          <mo stretchy="false">=</mo>
                          <msub>
                            <mi>f</mi>
                            <mrow>
                              <mstyle mathsize="8pt">
                                <mrow>
                                  <mrow>
                                    <mn>3</mn>
                                  </mrow>
                                </mrow>
                              </mstyle>
                            </mrow>
                          </msub>
                        </mrow>
                      </mrow>
                    </mtd>
                  </mtr>
                </mtable>
              </mrow>
            </mfenced>
            <mo stretchy="false">→</mo>
            <mrow>
              <mtext>max</mtext>
            </mrow>
          </mrow>
        </mtd>
      </mtr>
      <mtr>
        <mtd>
          <mrow>
            <mstyle mathsize="8pt">
              <mrow>
                <mrow>
                  <msub>
                    <mi>p</mi>
                    <mrow>
                      <mstyle mathsize="6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i>,</mi>
                  <mrow>
                    <msub>
                      <mi>p</mi>
                      <mrow>
                        <mstyle mathsize="6pt">
                          <mrow>
                            <mrow>
                              <mn>2</mn>
                            </mrow>
                          </mrow>
                        </mstyle>
                      </mrow>
                    </msub>
                    <mo stretchy="false">≥</mo>
                    <mn>0</mn>
                  </mrow>
                  <mi>;</mi>
                </mrow>
              </mrow>
            </mstyle>
            <mrow/>
          </mrow>
        </mtd>
      </mtr>
      <mtr>
        <mtd>
          <mrow>
            <mrow>
              <mrow>
                <mn>0</mn>
                <mo stretchy="false">≤</mo>
                <mrow>
                  <msub>
                    <mi>p</mi>
                    <mrow>
                      <mstyle mathsize="6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o stretchy="false">+</mo>
                  <msub>
                    <mi>p</mi>
                    <mrow>
                      <mstyle mathsize="6pt">
                        <mrow>
                          <mrow>
                            <mn>2</mn>
                          </mrow>
                        </mrow>
                      </mstyle>
                    </mrow>
                  </msub>
                </mrow>
              </mrow>
              <mo stretchy="false">≤</mo>
              <mn>1</mn>
            </mrow>
            <mrow/>
          </mrow>
        </mtd>
      </mtr>
      <mtr>
        <mtd>
          <mrow>
            <mrow>
              <mstyle mathsize="12pt">
                <mrow>
                  <mrow/>
                </mrow>
              </mstyle>
              <mrow>
                <munder>
                  <mtable>
                    <mtr>
                      <mtd>
                        <mrow>
                          <mrow/>
                        </mrow>
                      </mtd>
                    </mtr>
                  </mtable>
                  <mrow/>
                </munder>
              </mrow>
            </mrow>
            <mrow>
              <mrow/>
              <mstyle mathsize="12pt">
                <mrow>
                  <mrow>
                    <mtext>.</mtext>
                  </mrow>
                </mrow>
              </mstyle>
            </mrow>
            <mrow>
              <mrow/>
              <mrow/>
            </mrow>
          </mrow>
        </mtd>
      </mtr>
    </mtable>
    <annotation encoding="StarMath 5.0"> size 12{"min" left lbrace  matrix {
 - 4+2p rSub { size 8{1} } +7p rSub { size 8{2} } =f rSub { size 8{1} }  {} ##
5 - 2p rSub { size 8{1} }  - 9p rSub { size 8{2} } =f rSub { size 8{2} }  {} ##
 - 6+2p rSub { size 8{1} } +"11"p rSub { size 8{2} } =f rSub { size 8{3} } 
}  right rbrace  rightarrow  {"max"} alignl { stack {
 { size 8{p rSub { size 6{1} } ,p rSub { size 6{2} }  &gt;= 0;}  {} # 
}  cSub {0 &lt;= p rSub { size 6{1} } +p rSub { size 6{2} }  &lt;= 1 {} #  } }  size 12{ "." }} {}</annotation>
  </semantics>
</math>
</file>

<file path=Object 8/content.xml><?xml version="1.0" encoding="utf-8"?>
<math xmlns="http://www.w3.org/1998/Math/MathML">
  <semantics>
    <mrow>
      <mstyle mathsize="12pt">
        <mrow>
          <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X</mi>
                      </mrow>
                    </mrow>
                  </mrow>
                </mstyle>
              </mrow>
            </munder>
            <munder>
              <mrow>
                <mtext>min</mtext>
              </mrow>
              <mrow>
                <mstyle mathsize="8pt">
                  <mrow>
                    <mrow>
                      <mrow>
                        <mi>y</mi>
                        <mo stretchy="false">∈</mo>
                        <mi>Y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row>
              <mo stretchy="false">)</mo>
              <mo stretchy="false">=</mo>
              <mi>f</mi>
            </mrow>
            <mo stretchy="false">(</mo>
            <msup>
              <mi>x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i>y</mi>
            <mo stretchy="false">(</mo>
            <msup>
              <mi>x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o stretchy="false">)</mo>
            <mrow>
              <mo stretchy="false">)</mo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i>y</mi>
                          <mo stretchy="false">∈</mo>
                          <mi>Y</mi>
                        </mrow>
                      </mrow>
                    </mrow>
                  </mstyle>
                </mrow>
              </munder>
            </mrow>
            <mi>f</mi>
            <mo stretchy="false">(</mo>
            <msup>
              <mi>x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i>,</mi>
            <mi>y</mi>
            <mrow>
              <mo stretchy="false">)</mo>
              <mo stretchy="false">≤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i>y</mi>
                          <mo stretchy="false">∈</mo>
                          <mi>Y</mi>
                        </mrow>
                      </mrow>
                    </mrow>
                  </mstyle>
                </mrow>
              </munder>
            </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X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o stretchy="false">)</mo>
          </mrow>
        </mrow>
      </mstyle>
      <mrow/>
    </mrow>
    <annotation encoding="StarMath 5.0"> size 12{ {"max"}  cSub { size 8{x in X} }  {"min"}  cSub { size 8{y in Y} } f \( x,y \) =f \( x rSup { size 8{*} } ,y \( x rSup { size 8{*} }  \)  \) = {"min"}  cSub { size 8{y in Y} } f \( x rSup { size 8{*} } ,y \)  &lt;=  {"min"}  cSub { size 8{y in Y} }  {"max"}  cSub { size 8{x in X} } f \( x,y \) } {}</annotation>
  </semantics>
</math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pr1" style:family="presentation" style:parent-style-name="Звичайний-notes">
      <style:graphic-properties draw:fill-color="#ffffff" fo:min-height="11.4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style:writing-mode="lr-tb" style:font-independent-line-spacing="true"/>
    </style:style>
    <style:style style:name="T1" style:family="text">
      <style:text-properties fo:font-family="'Times New Roman'" style:font-family-generic="roman" style:font-pitch="variable" fo:language="en" fo:country="US"/>
    </style:style>
    <style:style style:name="T2" style:family="text">
      <style:text-properties fo:font-family="'Times New Roman'" style:font-family-generic="roman" style:font-pitch="variable" fo:language="en" fo:country="US" fo:font-style="italic" style:font-style-asian="italic" style:font-style-complex="italic"/>
    </style:style>
    <style:style style:name="T3" style:family="text">
      <style:text-properties style:text-position="-25% 58%" fo:font-family="'Times New Roman'" style:font-family-generic="roman" style:font-pitch="variable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line draw:style-name="gr1" draw:text-style-name="P1" draw:layer="layout" svg:x1="2.699cm" svg:y1="13.454cm" svg:x2="2.699cm" svg:y2="4.648cm">
          <text:p/>
        </draw:line>
        <draw:line draw:style-name="gr1" draw:text-style-name="P1" draw:layer="layout" svg:x1="2.699cm" svg:y1="13.454cm" svg:x2="11.298cm" svg:y2="13.45cm">
          <text:p/>
        </draw:line>
        <draw:line draw:style-name="gr2" draw:text-style-name="P1" draw:layer="layout" svg:x1="2.699cm" svg:y1="5.45cm" svg:x2="10.698cm" svg:y2="13.45cm">
          <text:p/>
        </draw:line>
        <draw:line draw:style-name="gr3" draw:text-style-name="P1" draw:layer="layout" svg:x1="2.699cm" svg:y1="9.45cm" svg:x2="6.698cm" svg:y2="9.45cm">
          <text:p/>
        </draw:line>
        <draw:custom-shape draw:style-name="gr4" draw:text-style-name="P3" draw:layer="layout" svg:width="0.82cm" svg:height="1.023cm" svg:x="1.9cm" svg:y="5.036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0.82cm" svg:height="1.023cm" svg:x="1.9cm" svg:y="13.048cm">
          <text:list text:style-name="L1">
            <text:list-header>
              <text:p text:style-name="P2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0.82cm" svg:height="1.023cm" svg:x="10.274cm" svg:y="13.45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032cm" svg:height="1.023cm" svg:x="6.244cm" svg:y="15.707cm">
          <text:list text:style-name="L1">
            <text:list-header>
              <text:p text:style-name="P2"><text:span text:style-name="T2">a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315cm" svg:height="1.023cm" svg:x="1.3cm" svg:y="8.85cm">
          <text:list text:style-name="L1">
            <text:list-header>
              <text:p text:style-name="P2"><text:span text:style-name="T1">1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145cm" svg:height="1.127cm" svg:x="3.533cm" svg:y="7.651cm">
          <text:list text:style-name="L1">
            <text:list-header>
              <text:p text:style-name="P2"><text:span text:style-name="T2">D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145cm" svg:height="1.127cm" svg:x="5.314cm" svg:y="10.848cm">
          <text:list text:style-name="L1">
            <text:list-header>
              <text:p text:style-name="P2"><text:span text:style-name="T2">D</text:span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4.301cm" svg:y1="13.454cm" svg:x2="14.301cm" svg:y2="4.648cm">
          <text:p/>
        </draw:line>
        <draw:line draw:style-name="gr1" draw:text-style-name="P1" draw:layer="layout" svg:x1="14.301cm" svg:y1="13.454cm" svg:x2="22.9cm" svg:y2="13.45cm">
          <text:p/>
        </draw:line>
        <draw:line draw:style-name="gr2" draw:text-style-name="P1" draw:layer="layout" svg:x1="14.301cm" svg:y1="5.45cm" svg:x2="22.3cm" svg:y2="13.45cm">
          <text:p/>
        </draw:line>
        <draw:custom-shape draw:style-name="gr4" draw:text-style-name="P3" draw:layer="layout" svg:width="0.82cm" svg:height="1.023cm" svg:x="13.502cm" svg:y="5.036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0.82cm" svg:height="1.023cm" svg:x="13.502cm" svg:y="13.048cm">
          <text:list text:style-name="L1">
            <text:list-header>
              <text:p text:style-name="P2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0.82cm" svg:height="1.023cm" svg:x="21.876cm" svg:y="13.45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032cm" svg:height="1.023cm" svg:x="17.846cm" svg:y="15.707cm">
          <text:list text:style-name="L1">
            <text:list-header>
              <text:p text:style-name="P2"><text:span text:style-name="T2">b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077cm" svg:height="1.127cm" svg:x="15.808cm" svg:y="7.849cm">
          <text:list text:style-name="L1">
            <text:list-header>
              <text:p text:style-name="P2"><text:span text:style-name="T2">R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077cm" svg:height="1.127cm" svg:x="17.008cm" svg:y="11.033cm">
          <text:list text:style-name="L1">
            <text:list-header>
              <text:p text:style-name="P2"><text:span text:style-name="T2">R</text:span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14.301cm" svg:y1="8.85cm" svg:x2="18.9cm" svg:y2="10.05cm">
          <text:p/>
        </draw:line>
        <draw:custom-shape draw:style-name="gr4" draw:text-style-name="P3" draw:layer="layout" svg:width="1.632cm" svg:height="1.023cm" svg:x="12.704cm" svg:y="8.229cm">
          <text:list text:style-name="L1">
            <text:list-header>
              <text:p text:style-name="P2"><text:span text:style-name="T1">9/1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9cm" svg:y1="10.05cm" svg:x2="18.9cm" svg:y2="13.45cm">
          <text:p/>
        </draw:line>
        <draw:custom-shape draw:style-name="gr4" draw:text-style-name="P3" draw:layer="layout" svg:width="1.632cm" svg:height="1.023cm" svg:x="18.106cm" svg:y="13.45cm">
          <text:list text:style-name="L1">
            <text:list-header>
              <text:p text:style-name="P2"><text:span text:style-name="T1">7/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2="1" draw:dots2-length="0.105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вичайни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Звичайни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вичайний-notes" style:family="presentation">
      <style:graphic-properties draw:stroke="none" draw:fill="none">
        <text:list-style style:name="Звичайни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вичайни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graphic-properties>
        <text:list-style style:name="Звичайний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вичайний-outline3" style:family="presentation" style:parent-style-name="Звичайни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вичайний-outline4" style:family="presentation" style:parent-style-name="Звичайни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5" style:family="presentation" style:parent-style-name="Звичайни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6" style:family="presentation" style:parent-style-name="Звичайни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7" style:family="presentation" style:parent-style-name="Звичайни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8" style:family="presentation" style:parent-style-name="Звичайни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9" style:family="presentation" style:parent-style-name="Звичайни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вичайни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Звичайни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ru" fo:country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2.86cm" svg:height="3.985cm" svg:x="1.27cm" svg:y="0.358cm" presentation:class="title" presentation:placeholder="true">
        <draw:text-box/>
      </draw:frame>
      <draw:frame presentation:style-name="Звичайний-outline1" draw:layer="backgroundobjects" svg:width="22.86cm" svg:height="16.057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page-thumbnail presentation:style-name="Звичайний-title" draw:layer="backgroundobjects" svg:width="0cm" svg:height="0cm" svg:x="0cm" svg:y="1.93cm" presentation:class="page"/>
        <draw:frame presentation:style-name="Звичайни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pr1" style:family="presentation" style:parent-style-name="Звичайний-notes">
      <style:graphic-properties draw:fill-color="#ffffff" fo:min-height="11.4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style:writing-mode="lr-tb" style:font-independent-line-spacing="true"/>
    </style:style>
    <style:style style:name="T1" style:family="text">
      <style:text-properties fo:font-family="'Times New Roman'" style:font-family-generic="roman" style:font-pitch="variable" fo:language="en" fo:country="US"/>
    </style:style>
    <style:style style:name="T2" style:family="text">
      <style:text-properties fo:font-family="'Times New Roman'" style:font-family-generic="roman" style:font-pitch="variable" fo:language="en" fo:country="US" fo:font-style="italic" style:font-style-asian="italic" style:font-style-complex="italic"/>
    </style:style>
    <style:style style:name="T3" style:family="text">
      <style:text-properties style:text-position="-25% 58%" fo:font-family="'Times New Roman'" style:font-family-generic="roman" style:font-pitch="variable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line draw:style-name="gr1" draw:text-style-name="P1" draw:layer="layout" svg:x1="2.699cm" svg:y1="13.454cm" svg:x2="2.699cm" svg:y2="4.648cm">
          <text:p/>
        </draw:line>
        <draw:line draw:style-name="gr1" draw:text-style-name="P1" draw:layer="layout" svg:x1="2.699cm" svg:y1="13.454cm" svg:x2="11.298cm" svg:y2="13.45cm">
          <text:p/>
        </draw:line>
        <draw:line draw:style-name="gr2" draw:text-style-name="P1" draw:layer="layout" svg:x1="2.699cm" svg:y1="5.45cm" svg:x2="10.698cm" svg:y2="13.45cm">
          <text:p/>
        </draw:line>
        <draw:custom-shape draw:style-name="gr3" draw:text-style-name="P3" draw:layer="layout" svg:width="0.82cm" svg:height="1.023cm" svg:x="1.9cm" svg:y="5.036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1.9cm" svg:y="13.048cm">
          <text:list text:style-name="L1">
            <text:list-header>
              <text:p text:style-name="P2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10.274cm" svg:y="13.45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032cm" svg:height="1.023cm" svg:x="6.244cm" svg:y="15.707cm">
          <text:list text:style-name="L1">
            <text:list-header>
              <text:p text:style-name="P2"><text:span text:style-name="T2">a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95cm" svg:height="1.023cm" svg:x="0.701cm" svg:y="8.524cm">
          <text:list text:style-name="L1">
            <text:list-header>
              <text:p text:style-name="P2"><text:span text:style-name="T1">11/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006cm" svg:height="1.127cm" svg:x="3.532cm" svg:y="7.651cm">
          <text:list text:style-name="L1">
            <text:list-header>
              <text:p text:style-name="P2"><text:span text:style-name="T2">S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006cm" svg:height="1.127cm" svg:x="5.313cm" svg:y="10.848cm">
          <text:list text:style-name="L1">
            <text:list-header>
              <text:p text:style-name="P2"><text:span text:style-name="T2">S</text:span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4.301cm" svg:y1="13.454cm" svg:x2="14.301cm" svg:y2="4.648cm">
          <text:p/>
        </draw:line>
        <draw:line draw:style-name="gr1" draw:text-style-name="P1" draw:layer="layout" svg:x1="14.301cm" svg:y1="13.454cm" svg:x2="22.9cm" svg:y2="13.45cm">
          <text:p/>
        </draw:line>
        <draw:line draw:style-name="gr2" draw:text-style-name="P1" draw:layer="layout" svg:x1="14.301cm" svg:y1="5.45cm" svg:x2="22.3cm" svg:y2="13.45cm">
          <text:p/>
        </draw:line>
        <draw:custom-shape draw:style-name="gr3" draw:text-style-name="P3" draw:layer="layout" svg:width="0.82cm" svg:height="1.023cm" svg:x="13.502cm" svg:y="5.036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13.502cm" svg:y="13.048cm">
          <text:list text:style-name="L1">
            <text:list-header>
              <text:p text:style-name="P2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2cm" svg:height="1.023cm" svg:x="21.876cm" svg:y="13.45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032cm" svg:height="1.023cm" svg:x="17.846cm" svg:y="15.707cm">
          <text:list text:style-name="L1">
            <text:list-header>
              <text:p text:style-name="P2"><text:span text:style-name="T2">b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111cm" svg:height="1.127cm" svg:x="15.518cm" svg:y="7.907cm">
          <text:list text:style-name="L1">
            <text:list-header>
              <text:p text:style-name="P2"><text:span text:style-name="T2">K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315cm" svg:height="1.023cm" svg:x="12.982cm" svg:y="9.305cm">
          <text:list text:style-name="L1">
            <text:list-header>
              <text:p text:style-name="P2"><text:span text:style-name="T1">1/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7.1cm" svg:y1="10.05cm" svg:x2="7.1cm" svg:y2="13.45cm">
          <text:p/>
        </draw:line>
        <draw:line draw:style-name="gr5" draw:text-style-name="P1" draw:layer="layout" svg:x1="2.699cm" svg:y1="9.124cm" svg:x2="7.1cm" svg:y2="9.926cm">
          <text:p/>
        </draw:line>
        <draw:custom-shape draw:style-name="gr3" draw:text-style-name="P3" draw:layer="layout" svg:width="1.632cm" svg:height="1.023cm" svg:x="6.261cm" svg:y="13.507cm">
          <text:list text:style-name="L1">
            <text:list-header>
              <text:p text:style-name="P2"><text:span text:style-name="T1">9/1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4.301cm" svg:y1="9.525cm" svg:x2="18.3cm" svg:y2="9.525cm">
          <text:p/>
        </draw:line>
        <draw:custom-shape draw:style-name="gr7" draw:text-style-name="P3" draw:layer="layout" svg:width="0.402cm" svg:height="0.396cm" svg:x="16.298cm" svg:y="9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15cm" svg:height="1.023cm" svg:x="15.782cm" svg:y="13.507cm">
          <text:list text:style-name="L1">
            <text:list-header>
              <text:p text:style-name="P2"><text:span text:style-name="T1">1/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16.501cm" svg:y1="9.723cm" svg:x2="16.501cm" svg:y2="13.326cm">
          <text:p/>
        </draw:line>
        <draw:line draw:style-name="gr6" draw:text-style-name="P1" draw:layer="layout" svg:x1="14.301cm" svg:y1="8.727cm" svg:x2="19.301cm" svg:y2="10.526cm">
          <text:p/>
        </draw:line>
        <draw:line draw:style-name="gr4" draw:text-style-name="P1" draw:layer="layout" svg:x1="19.301cm" svg:y1="10.526cm" svg:x2="19.301cm" svg:y2="13.326cm">
          <text:p/>
        </draw:line>
        <draw:line draw:style-name="gr6" draw:text-style-name="P1" draw:layer="layout" svg:x1="14.301cm" svg:y1="9.124cm" svg:x2="18.702cm" svg:y2="9.926cm">
          <text:p/>
        </draw:line>
        <draw:custom-shape draw:style-name="gr3" draw:text-style-name="P3" draw:layer="layout" svg:width="1.632cm" svg:height="1.023cm" svg:x="19.063cm" svg:y="13.45cm">
          <text:list text:style-name="L1">
            <text:list-header>
              <text:p text:style-name="P2"><text:span text:style-name="T1">7/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632cm" svg:height="1.023cm" svg:x="17.506cm" svg:y="13.507cm">
          <text:list text:style-name="L1">
            <text:list-header>
              <text:p text:style-name="P2"><text:span text:style-name="T1">9/1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18.702cm" svg:y1="9.926cm" svg:x2="18.702cm" svg:y2="13.326cm">
          <text:p/>
        </draw:line>
        <draw:custom-shape draw:style-name="gr3" draw:text-style-name="P3" draw:layer="layout" svg:width="1.95cm" svg:height="1.023cm" svg:x="12.303cm" svg:y="8.524cm">
          <text:list text:style-name="L1">
            <text:list-header>
              <text:p text:style-name="P2"><text:span text:style-name="T1">11/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632cm" svg:height="1.023cm" svg:x="12.704cm" svg:y="7.726cm">
          <text:list text:style-name="L1">
            <text:list-header>
              <text:p text:style-name="P2"><text:span text:style-name="T1">9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111cm" svg:height="1.127cm" svg:x="16.717cm" svg:y="10.927cm">
          <text:list text:style-name="L1">
            <text:list-header>
              <text:p text:style-name="P2"><text:span text:style-name="T2">K</text:span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111cm" svg:height="1.127cm" svg:x="20.17cm" svg:y="9.525cm">
          <text:list text:style-name="L1">
            <text:list-header>
              <text:p text:style-name="P2"><text:span text:style-name="T2">K</text:span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20.301cm" svg:y1="10.125cm" svg:x2="18.696cm" svg:y2="10.125cm">
          <text:p/>
        </draw:line>
        <draw:custom-shape draw:style-name="gr3" draw:text-style-name="P3" draw:layer="layout" svg:width="1.111cm" svg:height="1.127cm" svg:x="19.173cm" svg:y="9.106cm">
          <text:list text:style-name="L1">
            <text:list-header>
              <text:p text:style-name="P2"><text:span text:style-name="T2">K</text:span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9.3cm" svg:y1="9.723cm" svg:x2="18.299cm" svg:y2="9.723cm">
          <text:p/>
        </draw:line>
        <draw:custom-shape draw:style-name="gr3" draw:text-style-name="P3" draw:layer="layout" svg:width="1.111cm" svg:height="1.127cm" svg:x="14.318cm" svg:y="7.523cm">
          <text:list text:style-name="L1">
            <text:list-header>
              <text:p text:style-name="P2"><text:span text:style-name="T2">K</text:span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4.702cm" svg:y1="8.326cm" svg:x2="14.702cm" svg:y2="9.124cm">
          <text:p/>
        </draw:line>
        <draw:custom-shape draw:style-name="gr3" draw:text-style-name="P3" draw:layer="layout" svg:width="1.111cm" svg:height="1.127cm" svg:x="14.318cm" svg:y="10.107cm">
          <text:list text:style-name="L1">
            <text:list-header>
              <text:p text:style-name="P2"><text:span text:style-name="T2">K</text:span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4.702cm" svg:y1="10.323cm" svg:x2="14.702cm" svg:y2="9.327cm">
          <text:p/>
        </draw:line>
        <draw:custom-shape draw:style-name="gr7" draw:text-style-name="P3" draw:layer="layout" svg:width="0.397cm" svg:height="0.401cm" svg:x="16.303cm" svg:y="9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2="1" draw:dots2-length="0.105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вичайни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Звичайни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вичайний-notes" style:family="presentation">
      <style:graphic-properties draw:stroke="none" draw:fill="none">
        <text:list-style style:name="Звичайни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вичайни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graphic-properties>
        <text:list-style style:name="Звичайний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вичайний-outline3" style:family="presentation" style:parent-style-name="Звичайни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вичайний-outline4" style:family="presentation" style:parent-style-name="Звичайни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5" style:family="presentation" style:parent-style-name="Звичайни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6" style:family="presentation" style:parent-style-name="Звичайни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7" style:family="presentation" style:parent-style-name="Звичайни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8" style:family="presentation" style:parent-style-name="Звичайни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9" style:family="presentation" style:parent-style-name="Звичайни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вичайни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Звичайни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ru" fo:country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2.86cm" svg:height="3.985cm" svg:x="1.27cm" svg:y="0.358cm" presentation:class="title" presentation:placeholder="true">
        <draw:text-box/>
      </draw:frame>
      <draw:frame presentation:style-name="Звичайний-outline1" draw:layer="backgroundobjects" svg:width="22.86cm" svg:height="16.057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page-thumbnail presentation:style-name="Звичайний-title" draw:layer="backgroundobjects" svg:width="0cm" svg:height="0cm" svg:x="0cm" svg:y="1.93cm" presentation:class="page"/>
        <draw:frame presentation:style-name="Звичайни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82/content.xml><?xml version="1.0" encoding="utf-8"?>
<math xmlns="http://www.w3.org/1998/Math/MathML">
  <semantics>
    <mtable>
      <mtr>
        <mtd>
          <mrow>
            <mo stretchy="false">)</mo>
          </mrow>
        </mtd>
      </mtr>
      <mtr>
        <mtd>
          <mrow>
            <munder>
              <mrow>
                <mtext>max</mtext>
              </mrow>
              <mrow>
                <mstyle mathsize="8pt">
                  <mrow>
                    <mrow>
                      <mo stretchy="false">(</mo>
                      <msub>
                        <mi>p</mi>
                        <mrow>
                          <mstyle mathsize="6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i>,</mi>
                      <msub>
                        <mi>p</mi>
                        <mrow>
                          <mstyle mathsize="6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  <mrow>
                        <mo stretchy="false">)</mo>
                        <mo stretchy="false">∈</mo>
                        <mrow>
                          <msub>
                            <mi>K</mi>
                            <mrow>
                              <mstyle mathsize="6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b>
                          <mo stretchy="false">∪</mo>
                          <msub>
                            <mi>K</mi>
                            <mrow>
                              <mstyle mathsize="6pt">
                                <mrow>
                                  <mrow>
                                    <mn>3</mn>
                                  </mrow>
                                </mrow>
                              </mstyle>
                            </mrow>
                          </msub>
                        </mrow>
                      </mrow>
                    </mrow>
                  </mrow>
                </mstyle>
              </mrow>
            </munder>
            <msub>
              <mi>f</mi>
              <mrow>
                <mn>1</mn>
              </mrow>
            </msub>
            <mstyle mathsize="12pt">
              <mrow>
                <mrow>
                  <mo stretchy="false">(</mo>
                  <msub>
                    <mi>p</mi>
                    <mrow>
                      <mn>1</mn>
                    </mrow>
                  </msub>
                </mrow>
              </mrow>
            </mstyle>
            <mstyle mathsize="12pt">
              <mrow>
                <mrow>
                  <mi>,</mi>
                  <msub>
                    <mi>p</mi>
                    <mrow>
                      <mn>2</mn>
                    </mrow>
                  </msub>
                </mrow>
              </mrow>
            </mstyle>
            <mstyle mathsize="12pt">
              <mrow>
                <mrow>
                  <mo stretchy="false">)</mo>
                  <mi>,</mi>
                  <mi/>
                  <munder>
                    <mrow>
                      <mtext>max</mtext>
                    </mrow>
                    <mrow>
                      <mo stretchy="false">(</mo>
                      <msub>
                        <mi>p</mi>
                        <mrow>
                          <mstyle mathsize="6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i>,</mi>
                      <msub>
                        <mi>p</mi>
                        <mrow>
                          <mstyle mathsize="6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  <mrow>
                        <mo stretchy="false">)</mo>
                        <mo stretchy="false">∈</mo>
                        <mrow>
                          <msub>
                            <mi>K</mi>
                            <mrow>
                              <mstyle mathsize="6pt">
                                <mrow>
                                  <mrow>
                                    <mn>1</mn>
                                  </mrow>
                                </mrow>
                              </mstyle>
                            </mrow>
                          </msub>
                          <mo stretchy="false">∪</mo>
                          <msub>
                            <mi>K</mi>
                            <mrow>
                              <mstyle mathsize="6pt">
                                <mrow>
                                  <mrow>
                                    <mn>4</mn>
                                  </mrow>
                                </mrow>
                              </mstyle>
                            </mrow>
                          </msub>
                        </mrow>
                      </mrow>
                    </mrow>
                  </munder>
                </mrow>
              </mrow>
            </mstyle>
            <mstyle mathsize="12pt">
              <mrow>
                <mrow>
                  <msub>
                    <mi>f</mi>
                    <mrow>
                      <mn>2</mn>
                    </mrow>
                  </msub>
                </mrow>
              </mrow>
            </mstyle>
            <mstyle mathsize="12pt">
              <mrow>
                <mrow>
                  <mo stretchy="false">(</mo>
                  <msub>
                    <mi>p</mi>
                    <mrow>
                      <mn>1</mn>
                    </mrow>
                  </msub>
                </mrow>
              </mrow>
            </mstyle>
            <mstyle mathsize="12pt">
              <mrow>
                <mrow>
                  <mi>,</mi>
                  <msub>
                    <mi>p</mi>
                    <mrow>
                      <mn>2</mn>
                    </mrow>
                  </msub>
                </mrow>
              </mrow>
            </mstyle>
            <mstyle mathsize="12pt">
              <mrow>
                <mrow>
                  <mo stretchy="false">)</mo>
                  <mi>,</mi>
                  <mi/>
                  <munder>
                    <mrow>
                      <mtext>max</mtext>
                    </mrow>
                    <mrow>
                      <mo stretchy="false">(</mo>
                      <msub>
                        <mi>p</mi>
                        <mrow>
                          <mstyle mathsize="6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i>,</mi>
                      <msub>
                        <mi>p</mi>
                        <mrow>
                          <mstyle mathsize="6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  <mrow>
                        <mo stretchy="false">)</mo>
                        <mo stretchy="false">∈</mo>
                        <mrow>
                          <msub>
                            <mi>K</mi>
                            <mrow>
                              <mstyle mathsize="6pt">
                                <mrow>
                                  <mrow>
                                    <mn>5</mn>
                                  </mrow>
                                </mrow>
                              </mstyle>
                            </mrow>
                          </msub>
                          <mo stretchy="false">∪</mo>
                          <msub>
                            <mi>K</mi>
                            <mrow>
                              <mstyle mathsize="6pt">
                                <mrow>
                                  <mrow>
                                    <mn>6</mn>
                                  </mrow>
                                </mrow>
                              </mstyle>
                            </mrow>
                          </msub>
                        </mrow>
                      </mrow>
                    </mrow>
                  </munder>
                </mrow>
              </mrow>
            </mstyle>
            <mstyle mathsize="12pt">
              <mrow>
                <mrow>
                  <msub>
                    <mi>f</mi>
                    <mrow>
                      <mn>3</mn>
                    </mrow>
                  </msub>
                </mrow>
              </mrow>
            </mstyle>
            <mstyle mathsize="12pt">
              <mrow>
                <mrow>
                  <mo stretchy="false">(</mo>
                  <msub>
                    <mi>p</mi>
                    <mrow>
                      <mn>1</mn>
                    </mrow>
                  </msub>
                </mrow>
              </mrow>
            </mstyle>
            <mstyle mathsize="12pt">
              <mrow>
                <mrow>
                  <mi>,</mi>
                  <msub>
                    <mi>p</mi>
                    <mrow>
                      <mn>2</mn>
                    </mrow>
                  </msub>
                </mrow>
              </mrow>
            </mstyle>
            <mstyle mathsize="12pt">
              <mrow>
                <mrow/>
              </mrow>
            </mstyle>
            <mtext>.</mtext>
          </mrow>
        </mtd>
      </mtr>
      <mtr>
        <mtd>
          <mrow/>
        </mtd>
      </mtr>
      <mtr>
        <mtd>
          <mrow>
            <mrow>
              <msup>
                <mi>α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p>
              <mo stretchy="false">=</mo>
              <mtext>max</mtext>
            </mrow>
            <mrow/>
          </mrow>
        </mtd>
      </mtr>
      <mtr>
        <mtd>
          <mrow>
            <mstyle mathsize="12pt">
              <mrow>
                <mrow/>
              </mrow>
            </mstyle>
          </mrow>
        </mtd>
      </mtr>
    </mtable>
    <annotation encoding="StarMath 5.0"> size 12{α rSup { size 8{0} } ="max" lbrace  {"max"}  cSub { size 8{ \( p rSub { size 6{1} } ,p rSub { size 6{2} }  \)  in K rSub { size 6{2} }  union K rSub { size 6{3} } } } f rSub {1}  size 12{ \( p rSub {1} } size 12{,p rSub {2} } size 12{ \) ,` {"max"}  cSub { \( p rSub { size 6{1} } ,p rSub { size 6{2} }  \)  in K rSub { size 6{1} }  union K rSub { size 6{4} } } } size 12{f rSub {2} } size 12{ \( p rSub {1} } size 12{,p rSub {2} } size 12{ \) ,` {"max"}  cSub { \( p rSub { size 6{1} } ,p rSub { size 6{2} }  \)  in K rSub { size 6{5} }  union K rSub { size 6{6} } } } size 12{f rSub {3} } size 12{ \( p rSub {1} } size 12{,p rSub {2} } size 12{ \)  rbrace  "." }} {}</annotation>
  </semantics>
</math>
</file>

<file path=Object 83/content.xml><?xml version="1.0" encoding="utf-8"?>
<math xmlns="http://www.w3.org/1998/Math/MathML">
  <semantics>
    <mtable>
      <mtr>
        <mtd>
          <mrow>
            <mo stretchy="false">(</mo>
            <mrow>
              <mfrac>
                <mrow>
                  <mn>1</mn>
                </mrow>
                <mrow>
                  <mn>4</mn>
                </mrow>
              </mfrac>
            </mrow>
            <mi>,</mi>
            <mi/>
            <mrow>
              <mfrac>
                <mrow>
                  <mn>1</mn>
                </mrow>
                <mrow>
                  <mn>2</mn>
                </mrow>
              </mfrac>
            </mrow>
            <mo stretchy="false">)</mo>
          </mrow>
        </mtd>
      </mtr>
      <mtr>
        <mtd>
          <mrow>
            <msub>
              <mi>f</mi>
              <mrow>
                <mn>1</mn>
              </mrow>
            </msub>
            <mstyle mathsize="12pt">
              <mrow>
                <mrow>
                  <mo stretchy="false">(</mo>
                  <mn>0,</mn>
                  <mi/>
                  <mrow>
                    <mfrac>
                      <mrow>
                        <mn>9</mn>
                      </mrow>
                      <mrow>
                        <mtext>16</mtext>
                      </mrow>
                    </mfrac>
                  </mrow>
                  <mo stretchy="false">)</mo>
                  <mi>,</mi>
                  <mi/>
                  <msub>
                    <mi>f</mi>
                    <mrow>
                      <mn>1</mn>
                    </mrow>
                  </msub>
                </mrow>
              </mrow>
            </mstyle>
            <mstyle mathsize="12pt">
              <mrow>
                <mrow>
                  <mo stretchy="false">(</mo>
                  <mn>0,</mn>
                  <mi/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  <mo stretchy="false">)</mo>
                  <mi>,</mi>
                  <mi/>
                  <msub>
                    <mi>f</mi>
                    <mrow>
                      <mn>1</mn>
                    </mrow>
                  </msub>
                </mrow>
              </mrow>
            </mstyle>
            <mrow>
              <mstyle mathsize="12pt">
                <mrow>
                  <mrow/>
                </mrow>
              </mstyle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row/>
          </mrow>
        </mtd>
      </mtr>
      <mtr>
        <mtd>
          <mrow/>
        </mtd>
      </mtr>
      <mtr>
        <mtd>
          <mrow>
            <mrow>
              <munder>
                <mrow>
                  <mtext>max</mtext>
                  <msub>
                    <mi>f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o stretchy="false">(</mo>
                  <msub>
                    <mi>p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i>,</mi>
                  <msub>
                    <mi>p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>
                  <mo stretchy="false">)</mo>
                </mrow>
                <mrow>
                  <mstyle mathsize="8pt">
                    <mrow>
                      <mrow>
                        <mo stretchy="false">(</mo>
                        <msub>
                          <mi>p</mi>
                          <mrow>
                            <mstyle mathsize="6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  <mi>,</mi>
                        <msub>
                          <mi>p</mi>
                          <mrow>
                            <mstyle mathsize="6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>
                        <mrow>
                          <mo stretchy="false">)</mo>
                          <mo stretchy="false">∈</mo>
                          <mrow>
                            <msub>
                              <mi>K</mi>
                              <mrow>
                                <mstyle mathsize="6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>
                            <mo stretchy="false">∪</mo>
                            <msub>
                              <mi>K</mi>
                              <mrow>
                                <mstyle mathsize="6pt">
                                  <mrow>
                                    <mrow>
                                      <mn>3</mn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</mrow>
                    </mrow>
                  </mstyle>
                </mrow>
              </munder>
              <mo stretchy="false">=</mo>
              <mtext>max</mtext>
            </mrow>
            <mrow/>
          </mrow>
        </mtd>
      </mtr>
      <mtr>
        <mtd>
          <mrow/>
        </mtd>
      </mtr>
      <mtr>
        <mtd>
          <mrow>
            <mtable>
              <mtr>
                <mtd>
                  <mrow>
                    <mstyle mathsize="12pt">
                      <mrow>
                        <mrow/>
                      </mrow>
                    </mstyle>
                  </mrow>
                </mtd>
              </mtr>
            </mtable>
          </mrow>
        </mtd>
      </mtr>
      <mtr>
        <mtd>
          <mrow>
            <mrow/>
          </mrow>
        </mtd>
      </mtr>
    </mtable>
    <annotation encoding="StarMath 5.0">alignl { stack {
 size 12{ {"max"f rSub { size 8{1} }  \( p rSub { size 8{1} } ,p rSub { size 8{2} }  \) }  cSub { size 8{ \( p rSub { size 6{1} } ,p rSub { size 6{2} }  \)  in K rSub { size 6{2} }  union K rSub { size 6{3} } } } ="max" lbrace f rSub {1}  size 12{ \( 0,` {  {9}  over  {"16"} }  \) ,`f rSub {1} } size 12{ \( 0,` {  {1}  over  {2} }  \) ,`f rSub {1} } size 12{ \(  {  {1}  over  {4} } ,` {  {1}  over  {2} }  \)  rbrace ={}}}  {} # 
 size 12{"max" lbrace  -  {  {1}  over  {"16"} } ,` -  {  {1}  over  {2} } ,`0 rbrace =0;}  {} 
} } {}</annotation>
  </semantics>
</math>
</file>

<file path=Object 84/content.xml><?xml version="1.0" encoding="utf-8"?>
<math xmlns="http://www.w3.org/1998/Math/MathML">
  <semantics>
    <mtable>
      <mtr>
        <mtd>
          <mrow>
            <mo stretchy="false">(</mo>
            <mn>0,</mn>
            <mi/>
            <mn>1</mn>
            <mo stretchy="false">)</mo>
          </mrow>
        </mtd>
      </mtr>
      <mtr>
        <mtd>
          <mrow>
            <msub>
              <mi>f</mi>
              <mrow>
                <mn>2</mn>
              </mrow>
            </msub>
            <mstyle mathsize="12pt">
              <mrow>
                <mrow>
                  <mo stretchy="false">(</mo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  <mi>,</mi>
                  <mi/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  <mo stretchy="false">)</mo>
                  <mi>,</mi>
                  <mi/>
                  <msub>
                    <mi>f</mi>
                    <mrow>
                      <mn>2</mn>
                    </mrow>
                  </msub>
                </mrow>
              </mrow>
            </mstyle>
            <mstyle mathsize="12pt">
              <mrow>
                <mrow>
                  <mo stretchy="false">(</mo>
                  <mn>0,</mn>
                  <mi/>
                  <mrow>
                    <mfrac>
                      <mrow>
                        <mn>9</mn>
                      </mrow>
                      <mrow>
                        <mtext>16</mtext>
                      </mrow>
                    </mfrac>
                  </mrow>
                  <mo stretchy="false">)</mo>
                  <mi>,</mi>
                  <mi/>
                  <msub>
                    <mi>f</mi>
                    <mrow>
                      <mn>2</mn>
                    </mrow>
                  </msub>
                </mrow>
              </mrow>
            </mstyle>
            <mstyle mathsize="12pt">
              <mrow>
                <mrow>
                  <mo stretchy="false">(</mo>
                  <mrow>
                    <mfrac>
                      <mrow>
                        <mn>9</mn>
                      </mrow>
                      <mrow>
                        <mtext>16</mtext>
                      </mrow>
                    </mfrac>
                  </mrow>
                  <mi>,</mi>
                  <mi/>
                  <mrow>
                    <mfrac>
                      <mrow>
                        <mn>7</mn>
                      </mrow>
                      <mrow>
                        <mtext>16</mtext>
                      </mrow>
                    </mfrac>
                  </mrow>
                  <mo stretchy="false">)</mo>
                  <mi>,</mi>
                  <mi/>
                  <msub>
                    <mi>f</mi>
                    <mrow>
                      <mn>2</mn>
                    </mrow>
                  </msub>
                </mrow>
              </mrow>
            </mstyle>
            <mrow>
              <mstyle mathsize="12pt">
                <mrow>
                  <mrow/>
                </mrow>
              </mstyle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row/>
          </mrow>
        </mtd>
      </mtr>
      <mtr>
        <mtd>
          <mrow/>
        </mtd>
      </mtr>
      <mtr>
        <mtd>
          <mrow>
            <mrow>
              <munder>
                <mrow>
                  <mtext>max</mtext>
                  <msub>
                    <mi>f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>
                  <mo stretchy="false">(</mo>
                  <msub>
                    <mi>p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i>,</mi>
                  <msub>
                    <mi>p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>
                  <mo stretchy="false">)</mo>
                </mrow>
                <mrow>
                  <mstyle mathsize="8pt">
                    <mrow>
                      <mrow>
                        <mo stretchy="false">(</mo>
                        <msub>
                          <mi>p</mi>
                          <mrow>
                            <mstyle mathsize="6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  <mi>,</mi>
                        <msub>
                          <mi>p</mi>
                          <mrow>
                            <mstyle mathsize="6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>
                        <mrow>
                          <mo stretchy="false">)</mo>
                          <mo stretchy="false">∈</mo>
                          <mrow>
                            <msub>
                              <mi>K</mi>
                              <mrow>
                                <mstyle mathsize="6pt">
                                  <mrow>
                                    <mrow>
                                      <mn>1</mn>
                                    </mrow>
                                  </mrow>
                                </mstyle>
                              </mrow>
                            </msub>
                            <mo stretchy="false">∪</mo>
                            <msub>
                              <mi>K</mi>
                              <mrow>
                                <mstyle mathsize="6pt">
                                  <mrow>
                                    <mrow>
                                      <mn>4</mn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</mrow>
                    </mrow>
                  </mstyle>
                </mrow>
              </munder>
              <mo stretchy="false">=</mo>
              <mtext>max</mtext>
            </mrow>
            <mrow/>
          </mrow>
        </mtd>
      </mtr>
      <mtr>
        <mtd>
          <mrow/>
        </mtd>
      </mtr>
      <mtr>
        <mtd>
          <mrow>
            <mtable>
              <mtr>
                <mtd>
                  <mrow>
                    <mstyle mathsize="12pt">
                      <mrow>
                        <mrow/>
                      </mrow>
                    </mstyle>
                  </mrow>
                </mtd>
              </mtr>
            </mtable>
          </mrow>
        </mtd>
      </mtr>
      <mtr>
        <mtd>
          <mrow>
            <mrow/>
          </mrow>
        </mtd>
      </mtr>
    </mtable>
    <annotation encoding="StarMath 5.0">alignl { stack {
 size 12{ {"max"f rSub { size 8{2} }  \( p rSub { size 8{1} } ,p rSub { size 8{2} }  \) }  cSub { size 8{ \( p rSub { size 6{1} } ,p rSub { size 6{2} }  \)  in K rSub { size 6{1} }  union K rSub { size 6{4} } } } ="max" lbrace f rSub {2}  size 12{ \(  {  {1}  over  {4} } ,` {  {1}  over  {2} }  \) ,`f rSub {2} } size 12{ \( 0,` {  {9}  over  {"16"} }  \) ,`f rSub {2} } size 12{ \(  {  {9}  over  {"16"} } ,` {  {7}  over  {"16"} }  \) ,`f rSub {2} } size 12{ \( 0,`1 \)  rbrace ={}}}  {} # 
 size 12{"max" lbrace 0,` -  {  {1}  over  {"16"} } ,` -  {  {1}  over  {"16"} } ,` - 4 rbrace =0;}  {} 
} } {}</annotation>
  </semantics>
</math>
</file>

<file path=Object 85/content.xml><?xml version="1.0" encoding="utf-8"?>
<math xmlns="http://www.w3.org/1998/Math/MathML">
  <semantics>
    <mtable>
      <mtr>
        <mtd>
          <mrow>
            <mo stretchy="false">(</mo>
            <mn>0,</mn>
            <mi/>
            <mn>1</mn>
            <mo stretchy="false">)</mo>
          </mrow>
        </mtd>
      </mtr>
      <mtr>
        <mtd>
          <mrow>
            <msub>
              <mi>f</mi>
              <mrow>
                <mn>3</mn>
              </mrow>
            </msub>
            <mstyle mathsize="12pt">
              <mrow>
                <mrow>
                  <mo stretchy="false">(</mo>
                  <mn>0,</mn>
                  <mi/>
                  <mn>0</mn>
                  <mo stretchy="false">)</mo>
                  <mi>,</mi>
                  <mi/>
                  <msub>
                    <mi>f</mi>
                    <mrow>
                      <mn>3</mn>
                    </mrow>
                  </msub>
                </mrow>
              </mrow>
            </mstyle>
            <mstyle mathsize="12pt">
              <mrow>
                <mrow>
                  <mo stretchy="false">(</mo>
                  <mn>0,</mn>
                  <mi/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  <mo stretchy="false">)</mo>
                  <mi>,</mi>
                  <mi/>
                  <msub>
                    <mi>f</mi>
                    <mrow>
                      <mn>3</mn>
                    </mrow>
                  </msub>
                </mrow>
              </mrow>
            </mstyle>
            <mstyle mathsize="12pt">
              <mrow>
                <mrow>
                  <mo stretchy="false">(</mo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  <mi>,</mi>
                  <mi/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  <mo stretchy="false">)</mo>
                  <mi>,</mi>
                  <mi/>
                  <msub>
                    <mi>f</mi>
                    <mrow>
                      <mn>3</mn>
                    </mrow>
                  </msub>
                </mrow>
              </mrow>
            </mstyle>
            <mstyle mathsize="12pt">
              <mrow>
                <mrow>
                  <mo stretchy="false">(</mo>
                  <mrow>
                    <mfrac>
                      <mrow>
                        <mn>9</mn>
                      </mrow>
                      <mrow>
                        <mtext>16</mtext>
                      </mrow>
                    </mfrac>
                  </mrow>
                  <mi>,</mi>
                  <mi/>
                  <mrow>
                    <mfrac>
                      <mrow>
                        <mn>7</mn>
                      </mrow>
                      <mrow>
                        <mtext>16</mtext>
                      </mrow>
                    </mfrac>
                  </mrow>
                  <mo stretchy="false">)</mo>
                  <mi>,</mi>
                  <mi/>
                  <msub>
                    <mi>f</mi>
                    <mrow>
                      <mn>3</mn>
                    </mrow>
                  </msub>
                </mrow>
              </mrow>
            </mstyle>
            <mrow>
              <mstyle mathsize="12pt">
                <mrow>
                  <mrow/>
                </mrow>
              </mstyle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row/>
          </mrow>
        </mtd>
      </mtr>
      <mtr>
        <mtd>
          <mrow/>
        </mtd>
      </mtr>
      <mtr>
        <mtd>
          <mrow>
            <mrow>
              <munder>
                <mrow>
                  <mtext>max</mtext>
                  <msub>
                    <mi>f</mi>
                    <mrow>
                      <mstyle mathsize="8pt">
                        <mrow>
                          <mrow>
                            <mn>3</mn>
                          </mrow>
                        </mrow>
                      </mstyle>
                    </mrow>
                  </msub>
                  <mo stretchy="false">(</mo>
                  <msub>
                    <mi>p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i>,</mi>
                  <msub>
                    <mi>p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>
                  <mo stretchy="false">)</mo>
                </mrow>
                <mrow>
                  <mstyle mathsize="8pt">
                    <mrow>
                      <mrow>
                        <mo stretchy="false">(</mo>
                        <msub>
                          <mi>p</mi>
                          <mrow>
                            <mstyle mathsize="6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  <mi>,</mi>
                        <msub>
                          <mi>p</mi>
                          <mrow>
                            <mstyle mathsize="6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>
                        <mrow>
                          <mo stretchy="false">)</mo>
                          <mo stretchy="false">∈</mo>
                          <mrow>
                            <msub>
                              <mi>K</mi>
                              <mrow>
                                <mstyle mathsize="6pt">
                                  <mrow>
                                    <mrow>
                                      <mn>5</mn>
                                    </mrow>
                                  </mrow>
                                </mstyle>
                              </mrow>
                            </msub>
                            <mo stretchy="false">∪</mo>
                            <msub>
                              <mi>K</mi>
                              <mrow>
                                <mstyle mathsize="6pt">
                                  <mrow>
                                    <mrow>
                                      <mn>6</mn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</mrow>
                    </mrow>
                  </mstyle>
                </mrow>
              </munder>
              <mo stretchy="false">=</mo>
              <mtext>max</mtext>
            </mrow>
            <mrow/>
          </mrow>
        </mtd>
      </mtr>
      <mtr>
        <mtd>
          <mrow/>
        </mtd>
      </mtr>
      <mtr>
        <mtd>
          <mrow>
            <mtable>
              <mtr>
                <mtd>
                  <mrow>
                    <mstyle mathsize="12pt">
                      <mrow>
                        <mrow/>
                      </mrow>
                    </mstyle>
                  </mrow>
                </mtd>
              </mtr>
            </mtable>
          </mrow>
        </mtd>
      </mtr>
      <mtr>
        <mtd>
          <mrow>
            <mrow/>
          </mrow>
        </mtd>
      </mtr>
    </mtable>
    <annotation encoding="StarMath 5.0">alignl { stack {
 size 12{ {"max"f rSub { size 8{3} }  \( p rSub { size 8{1} } ,p rSub { size 8{2} }  \) }  cSub { size 8{ \( p rSub { size 6{1} } ,p rSub { size 6{2} }  \)  in K rSub { size 6{5} }  union K rSub { size 6{6} } } } ="max" lbrace f rSub {3}  size 12{ \( 0,`0 \) ,`f rSub {3} } size 12{ \( 0,` {  {1}  over  {2} }  \) ,`f rSub {3} } size 12{ \(  {  {1}  over  {4} } ,` {  {1}  over  {2} }  \) ,`f rSub {3} } size 12{ \(  {  {9}  over  {"16"} } ,` {  {7}  over  {"16"} }  \) ,`f rSub {3} } size 12{ \( 0,`1 \)  rbrace ={}}}  {} # 
 size 12{"max" lbrace  - 6,` -  {  {1}  over  {2} } ,`0,` -  {  {1}  over  {"16"} } ,` - 4 rbrace =0 "." }  {} 
} } {}</annotation>
  </semantics>
</math>
</file>

<file path=Object 86/content.xml><?xml version="1.0" encoding="utf-8"?>
<math xmlns="http://www.w3.org/1998/Math/MathML">
  <semantics>
    <mrow>
      <mstyle mathsize="12pt">
        <mrow>
          <mrow>
            <mrow>
              <mrow>
                <msup>
                  <mi>α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p>
                <mo stretchy="false">=</mo>
                <mi>ν</mi>
              </mrow>
              <mo stretchy="false">=</mo>
              <msub>
                <mi>f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</msub>
            </mrow>
            <mrow>
              <mfenced open="(" close=")">
                <mrow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  <mi>,</mi>
                  <mi/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fenced>
              <mo stretchy="false">=</mo>
              <msub>
                <mi>f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>
            </mrow>
            <mrow>
              <mfenced open="(" close=")">
                <mrow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  <mi>,</mi>
                  <mi/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fenced>
              <mo stretchy="false">=</mo>
              <msub>
                <mi>f</mi>
                <mrow>
                  <mstyle mathsize="8pt">
                    <mrow>
                      <mrow>
                        <mn>3</mn>
                      </mrow>
                    </mrow>
                  </mstyle>
                </mrow>
              </msub>
            </mrow>
            <mrow>
              <mfenced open="(" close=")">
                <mrow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  <mi>,</mi>
                  <mi/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fenced>
              <mo stretchy="false">=</mo>
              <mn>0,</mn>
            </mrow>
          </mrow>
        </mrow>
      </mstyle>
      <mrow/>
    </mrow>
    <annotation encoding="StarMath 5.0"> size 12{α rSup { size 8{0} } =ν=f rSub { size 8{1} }  left ( {  {1}  over  {4} } ,` {  {1}  over  {2} }  right )=f rSub { size 8{2} }  left ( {  {1}  over  {4} } ,` {  {1}  over  {2} }  right )=f rSub { size 8{3} }  left ( {  {1}  over  {4} } ,` {  {1}  over  {2} }  right )=0,} {}</annotation>
  </semantics>
</math>
</file>

<file path=Object 87/content.xml><?xml version="1.0" encoding="utf-8"?>
<math xmlns="http://www.w3.org/1998/Math/MathML">
  <semantics>
    <mrow>
      <mstyle mathsize="12pt">
        <mrow>
          <mrow>
            <mrow>
              <msup>
                <mi>p</mi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p>
              <mo stretchy="false">=</mo>
              <mfenced open="(" close=")">
                <mrow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  <mi>,</mi>
                  <mi/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  <mi>,</mi>
                  <mi/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</mrow>
              </mfenced>
            </mrow>
          </mrow>
        </mrow>
      </mstyle>
      <mrow/>
    </mrow>
    <annotation encoding="StarMath 5.0"> size 12{p rSup { size 8{*} } = left ( {  {1}  over  {4} } ,` {  {1}  over  {2} } ,` {  {1}  over  {4} }  right )} {}</annotation>
  </semantics>
</math>
</file>

<file path=Object 88/content.xml><?xml version="1.0" encoding="utf-8"?>
<math xmlns="http://www.w3.org/1998/Math/MathML">
  <semantics>
    <mrow>
      <mstyle mathsize="12pt">
        <mrow>
          <mrow>
            <mrow>
              <msup>
                <mi>q</mi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p>
              <mo stretchy="false">=</mo>
              <mfenced open="(" close=")">
                <mrow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  <mi>,</mi>
                  <mi/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  <mi>,</mi>
                  <mi/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</mrow>
              </mfenced>
            </mrow>
          </mrow>
        </mrow>
      </mstyle>
      <mrow/>
    </mrow>
    <annotation encoding="StarMath 5.0"> size 12{q rSup { size 8{*} } = left ( {  {1}  over  {4} } ,` {  {1}  over  {2} } ,` {  {1}  over  {4} }  right )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sub>
                <mi>α</mi>
                <mrow>
                  <mstyle mathsize="8pt">
                    <mrow>
                      <mrow>
                        <mi>i</mi>
                        <mi>,</mi>
                        <msub>
                          <mi>j</mi>
                          <mrow>
                            <mstyle mathsize="6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</mrow>
                  </mstyle>
                </mrow>
              </msub>
              <mo stretchy="false">≤</mo>
              <msub>
                <mi>α</mi>
                <mrow>
                  <msub>
                    <mi>i</mi>
                    <mrow>
                      <mstyle mathsize="6pt">
                        <mrow>
                          <mrow>
                            <mn>0</mn>
                          </mrow>
                        </mrow>
                      </mstyle>
                    </mrow>
                  </msub>
                  <mi>,</mi>
                  <msub>
                    <mi>j</mi>
                    <mrow>
                      <mstyle mathsize="6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ub>
            </mrow>
            <mstyle mathsize="12pt">
              <mrow>
                <mrow>
                  <mrow/>
                  <msub>
                    <mi>α</mi>
                    <mrow>
                      <msub>
                        <mi>i</mi>
                        <mrow>
                          <mstyle mathsize="6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i>,</mi>
                      <mi>j</mi>
                    </mrow>
                  </msub>
                </mrow>
              </mrow>
            </mstyle>
            <mstyle mathsize="12pt">
              <mrow>
                <mrow>
                  <mi>,</mi>
                  <mi/>
                  <mo stretchy="false">∀</mo>
                  <mi>i</mi>
                  <mi>,</mi>
                  <mi>j</mi>
                </mrow>
              </mrow>
            </mstyle>
          </mrow>
        </mrow>
      </mstyle>
      <mrow/>
    </mrow>
    <annotation encoding="StarMath 5.0"> size 12{α rSub { size 8{i,j rSub { size 6{0} } } }  &lt;= α rSub {i rSub { size 6{0} } ,j rSub { size 6{0} } }  size 12{ &lt;= α rSub {i rSub { size 6{0} } ,j} } size 12{,~ forall i,j}} {}</annotation>
  </semantics>
</math>
</file>